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3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19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6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7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9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0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1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2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number-columns-repeated="16384" table:default-cell-style-name="ce1"/>
        <table:table-row table:style-name="ro1">
          <table:table-cell table:style-name="ce2">
            <draw:custom-shape svg:x="0in" svg:y="0in" svg:width="0.33333in" svg:height="0.33333in" draw:z-index="1" draw:id="id0" draw:style-name="a0" draw:name="AutoShape 1">
              <svg:title/>
              <svg:desc>/admin/images/excel1.gif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>
            <draw:custom-shape svg:x="0in" svg:y="0in" svg:width="0.33333in" svg:height="0.33333in" draw:z-index="2" draw:id="id1" draw:style-name="a1" draw:name="AutoShape 2">
              <svg:title/>
              <svg:desc>/admin/images/b_print.png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8-15T00:00:00" table:style-name="ce4">
            <text:p>2017/8/15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2月至2017年2月(Data for 2017/2～2017/2)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166926" table:style-name="ce5">
            <text:p>166,926</text:p>
          </table:table-cell>
          <table:table-cell office:value-type="percentage" office:value="0.67069999999999996" table:style-name="ce6">
            <text:p>67.07%</text:p>
          </table:table-cell>
          <table:table-cell office:value-type="float" office:value="4416" table:style-name="ce5">
            <text:p>4,416</text:p>
          </table:table-cell>
          <table:table-cell office:value-type="float" office:value="737192536" table:style-name="ce5">
            <text:p>737,192,536</text:p>
          </table:table-cell>
          <table:table-cell office:value-type="float" office:value="908199030" table:style-name="ce5">
            <text:p>908,199,030</text:p>
          </table:table-cell>
          <table:table-cell office:value-type="float" office:value="1884782330" table:style-name="ce5">
            <text:p>1,884,782,330</text:p>
          </table:table-cell>
          <table:table-cell office:value-type="float" office:value="3090" table:style-name="ce5">
            <text:p>3,090</text:p>
          </table:table-cell>
          <table:table-cell office:value-type="float" office:value="5379" table:style-name="ce5">
            <text:p>5,379</text:p>
          </table:table-cell>
          <table:table-cell office:value-type="float" office:value="1772" table:style-name="ce5">
            <text:p>1,772</text:p>
          </table:table-cell>
          <table:table-cell office:value-type="float" office:value="888" table:style-name="ce2">
            <text:p>888</text:p>
          </table:table-cell>
          <table:table-cell office:value-type="float" office:value="11129" table:style-name="ce5">
            <text:p>11,1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48425" table:style-name="ce5">
            <text:p>48,425</text:p>
          </table:table-cell>
          <table:table-cell office:value-type="percentage" office:value="0.72609999999999997" table:style-name="ce6">
            <text:p>72.61%</text:p>
          </table:table-cell>
          <table:table-cell office:value-type="float" office:value="3704" table:style-name="ce5">
            <text:p>3,704</text:p>
          </table:table-cell>
          <table:table-cell office:value-type="float" office:value="179378831" table:style-name="ce5">
            <text:p>179,378,831</text:p>
          </table:table-cell>
          <table:table-cell office:value-type="float" office:value="181426891" table:style-name="ce5">
            <text:p>181,426,891</text:p>
          </table:table-cell>
          <table:table-cell office:value-type="float" office:value="418706555" table:style-name="ce5">
            <text:p>418,706,555</text:p>
          </table:table-cell>
          <table:table-cell office:value-type="float" office:value="751" table:style-name="ce2">
            <text:p>751</text:p>
          </table:table-cell>
          <table:table-cell office:value-type="float" office:value="928" table:style-name="ce2">
            <text:p>928</text:p>
          </table:table-cell>
          <table:table-cell office:value-type="float" office:value="371" table:style-name="ce2">
            <text:p>371</text:p>
          </table:table-cell>
          <table:table-cell office:value-type="float" office:value="299" table:style-name="ce2">
            <text:p>299</text:p>
          </table:table-cell>
          <table:table-cell office:value-type="float" office:value="2349" table:style-name="ce5">
            <text:p>2,3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15351" table:style-name="ce5">
            <text:p>215,351</text:p>
          </table:table-cell>
          <table:table-cell office:value-type="percentage" office:value="0.68240000000000001" table:style-name="ce6">
            <text:p>68.24%</text:p>
          </table:table-cell>
          <table:table-cell office:value-type="float" office:value="4256" table:style-name="ce5">
            <text:p>4,256</text:p>
          </table:table-cell>
          <table:table-cell office:value-type="float" office:value="916571367" table:style-name="ce5">
            <text:p>916,571,367</text:p>
          </table:table-cell>
          <table:table-cell office:value-type="float" office:value="1089625921" table:style-name="ce5">
            <text:p>1,089,625,921</text:p>
          </table:table-cell>
          <table:table-cell office:value-type="float" office:value="2303488885" table:style-name="ce5">
            <text:p>2,303,488,885</text:p>
          </table:table-cell>
          <table:table-cell office:value-type="float" office:value="3841" table:style-name="ce5">
            <text:p>3,841</text:p>
          </table:table-cell>
          <table:table-cell office:value-type="float" office:value="6307" table:style-name="ce5">
            <text:p>6,307</text:p>
          </table:table-cell>
          <table:table-cell office:value-type="float" office:value="2143" table:style-name="ce5">
            <text:p>2,143</text:p>
          </table:table-cell>
          <table:table-cell office:value-type="float" office:value="1187" table:style-name="ce5">
            <text:p>1,187</text:p>
          </table:table-cell>
          <table:table-cell office:value-type="float" office:value="13478" table:style-name="ce5">
            <text:p>13,4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51394" table:style-name="ce5">
            <text:p>51,394</text:p>
          </table:table-cell>
          <table:table-cell office:value-type="percentage" office:value="0.63529999999999998" table:style-name="ce6">
            <text:p>63.53%</text:p>
          </table:table-cell>
          <table:table-cell office:value-type="float" office:value="2608" table:style-name="ce5">
            <text:p>2,608</text:p>
          </table:table-cell>
          <table:table-cell office:value-type="float" office:value="134035543" table:style-name="ce5">
            <text:p>134,035,543</text:p>
          </table:table-cell>
          <table:table-cell office:value-type="float" office:value="182215780" table:style-name="ce5">
            <text:p>182,215,780</text:p>
          </table:table-cell>
          <table:table-cell office:value-type="float" office:value="351025430" table:style-name="ce5">
            <text:p>351,025,430</text:p>
          </table:table-cell>
          <table:table-cell office:value-type="float" office:value="844" table:style-name="ce2">
            <text:p>844</text:p>
          </table:table-cell>
          <table:table-cell office:value-type="float" office:value="1338" table:style-name="ce5">
            <text:p>1,338</text:p>
          </table:table-cell>
          <table:table-cell office:value-type="float" office:value="306" table:style-name="ce2">
            <text:p>306</text:p>
          </table:table-cell>
          <table:table-cell office:value-type="float" office:value="278" table:style-name="ce2">
            <text:p>278</text:p>
          </table:table-cell>
          <table:table-cell office:value-type="float" office:value="2766" table:style-name="ce5">
            <text:p>2,76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3092" table:style-name="ce5">
            <text:p>3,092</text:p>
          </table:table-cell>
          <table:table-cell office:value-type="percentage" office:value="0.44169999999999998" table:style-name="ce6">
            <text:p>44.17%</text:p>
          </table:table-cell>
          <table:table-cell office:value-type="float" office:value="2363" table:style-name="ce5">
            <text:p>2,363</text:p>
          </table:table-cell>
          <table:table-cell office:value-type="float" office:value="7305873" table:style-name="ce5">
            <text:p>7,305,873</text:p>
          </table:table-cell>
          <table:table-cell office:value-type="float" office:value="2876542" table:style-name="ce5">
            <text:p>2,876,542</text:p>
          </table:table-cell>
          <table:table-cell office:value-type="float" office:value="10286765" table:style-name="ce5">
            <text:p>10,286,765</text:p>
          </table:table-cell>
          <table:table-cell office:value-type="float" office:value="46" table:style-name="ce2">
            <text:p>46</text:p>
          </table:table-cell>
          <table:table-cell office:value-type="float" office:value="35" table:style-name="ce2">
            <text:p>35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99" table:style-name="ce2">
            <text:p>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54486" table:style-name="ce5">
            <text:p>54,486</text:p>
          </table:table-cell>
          <table:table-cell office:value-type="percentage" office:value="0.61990000000000001" table:style-name="ce6">
            <text:p>61.99%</text:p>
          </table:table-cell>
          <table:table-cell office:value-type="float" office:value="2594" table:style-name="ce5">
            <text:p>2,594</text:p>
          </table:table-cell>
          <table:table-cell office:value-type="float" office:value="141341416" table:style-name="ce5">
            <text:p>141,341,416</text:p>
          </table:table-cell>
          <table:table-cell office:value-type="float" office:value="185092322" table:style-name="ce5">
            <text:p>185,092,322</text:p>
          </table:table-cell>
          <table:table-cell office:value-type="float" office:value="361312195" table:style-name="ce5">
            <text:p>361,312,195</text:p>
          </table:table-cell>
          <table:table-cell office:value-type="float" office:value="890" table:style-name="ce2">
            <text:p>890</text:p>
          </table:table-cell>
          <table:table-cell office:value-type="float" office:value="1373" table:style-name="ce5">
            <text:p>1,373</text:p>
          </table:table-cell>
          <table:table-cell office:value-type="float" office:value="314" table:style-name="ce2">
            <text:p>314</text:p>
          </table:table-cell>
          <table:table-cell office:value-type="float" office:value="288" table:style-name="ce2">
            <text:p>288</text:p>
          </table:table-cell>
          <table:table-cell office:value-type="float" office:value="2865" table:style-name="ce5">
            <text:p>2,86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21322" table:style-name="ce5">
            <text:p>21,322</text:p>
          </table:table-cell>
          <table:table-cell office:value-type="percentage" office:value="0.66969999999999996" table:style-name="ce6">
            <text:p>66.97%</text:p>
          </table:table-cell>
          <table:table-cell office:value-type="float" office:value="2475" table:style-name="ce5">
            <text:p>2,475</text:p>
          </table:table-cell>
          <table:table-cell office:value-type="float" office:value="52779442" table:style-name="ce5">
            <text:p>52,779,442</text:p>
          </table:table-cell>
          <table:table-cell office:value-type="float" office:value="70487685" table:style-name="ce5">
            <text:p>70,487,685</text:p>
          </table:table-cell>
          <table:table-cell office:value-type="float" office:value="149415338" table:style-name="ce5">
            <text:p>149,415,338</text:p>
          </table:table-cell>
          <table:table-cell office:value-type="float" office:value="400" table:style-name="ce2">
            <text:p>400</text:p>
          </table:table-cell>
          <table:table-cell office:value-type="float" office:value="594" table:style-name="ce2">
            <text:p>594</text:p>
          </table:table-cell>
          <table:table-cell office:value-type="float" office:value="189" table:style-name="ce2">
            <text:p>189</text:p>
          </table:table-cell>
          <table:table-cell office:value-type="float" office:value="137" table:style-name="ce2">
            <text:p>137</text:p>
          </table:table-cell>
          <table:table-cell office:value-type="float" office:value="1320" table:style-name="ce5">
            <text:p>1,3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6840" table:style-name="ce5">
            <text:p>6,840</text:p>
          </table:table-cell>
          <table:table-cell office:value-type="percentage" office:value="0.7" table:style-name="ce6">
            <text:p>70.00%</text:p>
          </table:table-cell>
          <table:table-cell office:value-type="float" office:value="2383" table:style-name="ce5">
            <text:p>2,383</text:p>
          </table:table-cell>
          <table:table-cell office:value-type="float" office:value="16300673" table:style-name="ce5">
            <text:p>16,300,673</text:p>
          </table:table-cell>
          <table:table-cell office:value-type="float" office:value="27003771" table:style-name="ce5">
            <text:p>27,003,771</text:p>
          </table:table-cell>
          <table:table-cell office:value-type="float" office:value="48008767" table:style-name="ce5">
            <text:p>48,008,767</text:p>
          </table:table-cell>
          <table:table-cell office:value-type="float" office:value="108" table:style-name="ce2">
            <text:p>108</text:p>
          </table:table-cell>
          <table:table-cell office:value-type="float" office:value="207" table:style-name="ce2">
            <text:p>207</text:p>
          </table:table-cell>
          <table:table-cell office:value-type="float" office:value="39" table:style-name="ce2">
            <text:p>39</text:p>
          </table:table-cell>
          <table:table-cell office:value-type="float" office:value="42" table:style-name="ce2">
            <text:p>42</text:p>
          </table:table-cell>
          <table:table-cell office:value-type="float" office:value="396" table:style-name="ce2">
            <text:p>39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28162" table:style-name="ce5">
            <text:p>28,162</text:p>
          </table:table-cell>
          <table:table-cell office:value-type="percentage" office:value="0.67679999999999996" table:style-name="ce6">
            <text:p>67.68%</text:p>
          </table:table-cell>
          <table:table-cell office:value-type="float" office:value="2453" table:style-name="ce5">
            <text:p>2,453</text:p>
          </table:table-cell>
          <table:table-cell office:value-type="float" office:value="69080115" table:style-name="ce5">
            <text:p>69,080,115</text:p>
          </table:table-cell>
          <table:table-cell office:value-type="float" office:value="97491456" table:style-name="ce5">
            <text:p>97,491,456</text:p>
          </table:table-cell>
          <table:table-cell office:value-type="float" office:value="197424105" table:style-name="ce5">
            <text:p>197,424,105</text:p>
          </table:table-cell>
          <table:table-cell office:value-type="float" office:value="508" table:style-name="ce2">
            <text:p>508</text:p>
          </table:table-cell>
          <table:table-cell office:value-type="float" office:value="801" table:style-name="ce2">
            <text:p>801</text:p>
          </table:table-cell>
          <table:table-cell office:value-type="float" office:value="228" table:style-name="ce2">
            <text:p>228</text:p>
          </table:table-cell>
          <table:table-cell office:value-type="float" office:value="179" table:style-name="ce2">
            <text:p>179</text:p>
          </table:table-cell>
          <table:table-cell office:value-type="float" office:value="1716" table:style-name="ce5">
            <text:p>1,7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18887" table:style-name="ce5">
            <text:p>18,887</text:p>
          </table:table-cell>
          <table:table-cell office:value-type="percentage" office:value="0.49669999999999997" table:style-name="ce6">
            <text:p>49.67%</text:p>
          </table:table-cell>
          <table:table-cell office:value-type="float" office:value="2520" table:style-name="ce5">
            <text:p>2,520</text:p>
          </table:table-cell>
          <table:table-cell office:value-type="float" office:value="47601929" table:style-name="ce5">
            <text:p>47,601,929</text:p>
          </table:table-cell>
          <table:table-cell office:value-type="float" office:value="35875844" table:style-name="ce5">
            <text:p>35,875,844</text:p>
          </table:table-cell>
          <table:table-cell office:value-type="float" office:value="89895793" table:style-name="ce5">
            <text:p>89,895,793</text:p>
          </table:table-cell>
          <table:table-cell office:value-type="float" office:value="224" table:style-name="ce2">
            <text:p>224</text:p>
          </table:table-cell>
          <table:table-cell office:value-type="float" office:value="347" table:style-name="ce2">
            <text:p>347</text:p>
          </table:table-cell>
          <table:table-cell office:value-type="float" office:value="117" table:style-name="ce2">
            <text:p>117</text:p>
          </table:table-cell>
          <table:table-cell office:value-type="float" office:value="233" table:style-name="ce2">
            <text:p>233</text:p>
          </table:table-cell>
          <table:table-cell office:value-type="float" office:value="921" table:style-name="ce2">
            <text:p>9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18887" table:style-name="ce5">
            <text:p>18,887</text:p>
          </table:table-cell>
          <table:table-cell office:value-type="percentage" office:value="0.49669999999999997" table:style-name="ce6">
            <text:p>49.67%</text:p>
          </table:table-cell>
          <table:table-cell office:value-type="float" office:value="2520" table:style-name="ce5">
            <text:p>2,520</text:p>
          </table:table-cell>
          <table:table-cell office:value-type="float" office:value="47601929" table:style-name="ce5">
            <text:p>47,601,929</text:p>
          </table:table-cell>
          <table:table-cell office:value-type="float" office:value="35875844" table:style-name="ce5">
            <text:p>35,875,844</text:p>
          </table:table-cell>
          <table:table-cell office:value-type="float" office:value="89895793" table:style-name="ce5">
            <text:p>89,895,793</text:p>
          </table:table-cell>
          <table:table-cell office:value-type="float" office:value="224" table:style-name="ce2">
            <text:p>224</text:p>
          </table:table-cell>
          <table:table-cell office:value-type="float" office:value="347" table:style-name="ce2">
            <text:p>347</text:p>
          </table:table-cell>
          <table:table-cell office:value-type="float" office:value="117" table:style-name="ce2">
            <text:p>117</text:p>
          </table:table-cell>
          <table:table-cell office:value-type="float" office:value="233" table:style-name="ce2">
            <text:p>233</text:p>
          </table:table-cell>
          <table:table-cell office:value-type="float" office:value="921" table:style-name="ce2">
            <text:p>9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40259" table:style-name="ce5">
            <text:p>40,259</text:p>
          </table:table-cell>
          <table:table-cell office:value-type="percentage" office:value="0.67279999999999995" table:style-name="ce6">
            <text:p>67.28%</text:p>
          </table:table-cell>
          <table:table-cell office:value-type="float" office:value="5301" table:style-name="ce5">
            <text:p>5,301</text:p>
          </table:table-cell>
          <table:table-cell office:value-type="float" office:value="213397912" table:style-name="ce5">
            <text:p>213,397,912</text:p>
          </table:table-cell>
          <table:table-cell office:value-type="float" office:value="107246123" table:style-name="ce5">
            <text:p>107,246,123</text:p>
          </table:table-cell>
          <table:table-cell office:value-type="float" office:value="351811334" table:style-name="ce5">
            <text:p>351,811,334</text:p>
          </table:table-cell>
          <table:table-cell office:value-type="float" office:value="705" table:style-name="ce2">
            <text:p>705</text:p>
          </table:table-cell>
          <table:table-cell office:value-type="float" office:value="779" table:style-name="ce2">
            <text:p>779</text:p>
          </table:table-cell>
          <table:table-cell office:value-type="float" office:value="288" table:style-name="ce2">
            <text:p>288</text:p>
          </table:table-cell>
          <table:table-cell office:value-type="float" office:value="603" table:style-name="ce2">
            <text:p>603</text:p>
          </table:table-cell>
          <table:table-cell office:value-type="float" office:value="2375" table:style-name="ce5">
            <text:p>2,3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5158" table:style-name="ce5">
            <text:p>5,158</text:p>
          </table:table-cell>
          <table:table-cell office:value-type="percentage" office:value="0.3075" table:style-name="ce6">
            <text:p>30.75%</text:p>
          </table:table-cell>
          <table:table-cell office:value-type="float" office:value="3858" table:style-name="ce5">
            <text:p>3,858</text:p>
          </table:table-cell>
          <table:table-cell office:value-type="float" office:value="19899309" table:style-name="ce5">
            <text:p>19,899,309</text:p>
          </table:table-cell>
          <table:table-cell office:value-type="float" office:value="10401739" table:style-name="ce5">
            <text:p>10,401,739</text:p>
          </table:table-cell>
          <table:table-cell office:value-type="float" office:value="32326804" table:style-name="ce5">
            <text:p>32,326,804</text:p>
          </table:table-cell>
          <table:table-cell office:value-type="float" office:value="135" table:style-name="ce2">
            <text:p>135</text:p>
          </table:table-cell>
          <table:table-cell office:value-type="float" office:value="131" table:style-name="ce2">
            <text:p>131</text:p>
          </table:table-cell>
          <table:table-cell office:value-type="float" office:value="68" table:style-name="ce2">
            <text:p>68</text:p>
          </table:table-cell>
          <table:table-cell office:value-type="float" office:value="35" table:style-name="ce2">
            <text:p>35</text:p>
          </table:table-cell>
          <table:table-cell office:value-type="float" office:value="369" table:style-name="ce2">
            <text:p>36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45417" table:style-name="ce5">
            <text:p>45,417</text:p>
          </table:table-cell>
          <table:table-cell office:value-type="percentage" office:value="0.59279999999999999" table:style-name="ce6">
            <text:p>59.28%</text:p>
          </table:table-cell>
          <table:table-cell office:value-type="float" office:value="5137" table:style-name="ce5">
            <text:p>5,137</text:p>
          </table:table-cell>
          <table:table-cell office:value-type="float" office:value="233297221" table:style-name="ce5">
            <text:p>233,297,221</text:p>
          </table:table-cell>
          <table:table-cell office:value-type="float" office:value="117647862" table:style-name="ce5">
            <text:p>117,647,862</text:p>
          </table:table-cell>
          <table:table-cell office:value-type="float" office:value="384138138" table:style-name="ce5">
            <text:p>384,138,138</text:p>
          </table:table-cell>
          <table:table-cell office:value-type="float" office:value="840" table:style-name="ce2">
            <text:p>840</text:p>
          </table:table-cell>
          <table:table-cell office:value-type="float" office:value="910" table:style-name="ce2">
            <text:p>910</text:p>
          </table:table-cell>
          <table:table-cell office:value-type="float" office:value="356" table:style-name="ce2">
            <text:p>356</text:p>
          </table:table-cell>
          <table:table-cell office:value-type="float" office:value="638" table:style-name="ce2">
            <text:p>638</text:p>
          </table:table-cell>
          <table:table-cell office:value-type="float" office:value="2744" table:style-name="ce5">
            <text:p>2,74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41716" table:style-name="ce5">
            <text:p>41,716</text:p>
          </table:table-cell>
          <table:table-cell office:value-type="percentage" office:value="0.77" table:style-name="ce6">
            <text:p>77.00%</text:p>
          </table:table-cell>
          <table:table-cell office:value-type="float" office:value="2926" table:style-name="ce5">
            <text:p>2,926</text:p>
          </table:table-cell>
          <table:table-cell office:value-type="float" office:value="122049982" table:style-name="ce5">
            <text:p>122,049,982</text:p>
          </table:table-cell>
          <table:table-cell office:value-type="float" office:value="110791520" table:style-name="ce5">
            <text:p>110,791,520</text:p>
          </table:table-cell>
          <table:table-cell office:value-type="float" office:value="263568704" table:style-name="ce5">
            <text:p>263,568,704</text:p>
          </table:table-cell>
          <table:table-cell office:value-type="float" office:value="477" table:style-name="ce2">
            <text:p>477</text:p>
          </table:table-cell>
          <table:table-cell office:value-type="float" office:value="883" table:style-name="ce2">
            <text:p>883</text:p>
          </table:table-cell>
          <table:table-cell office:value-type="float" office:value="244" table:style-name="ce2">
            <text:p>244</text:p>
          </table:table-cell>
          <table:table-cell office:value-type="float" office:value="202" table:style-name="ce2">
            <text:p>202</text:p>
          </table:table-cell>
          <table:table-cell office:value-type="float" office:value="1806" table:style-name="ce5">
            <text:p>1,8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1387" table:style-name="ce5">
            <text:p>21,387</text:p>
          </table:table-cell>
          <table:table-cell office:value-type="percentage" office:value="0.54869999999999997" table:style-name="ce6">
            <text:p>54.87%</text:p>
          </table:table-cell>
          <table:table-cell office:value-type="float" office:value="2521" table:style-name="ce5">
            <text:p>2,521</text:p>
          </table:table-cell>
          <table:table-cell office:value-type="float" office:value="53926603" table:style-name="ce5">
            <text:p>53,926,603</text:p>
          </table:table-cell>
          <table:table-cell office:value-type="float" office:value="35806745" table:style-name="ce5">
            <text:p>35,806,745</text:p>
          </table:table-cell>
          <table:table-cell office:value-type="float" office:value="95125719" table:style-name="ce5">
            <text:p>95,125,719</text:p>
          </table:table-cell>
          <table:table-cell office:value-type="float" office:value="260" table:style-name="ce2">
            <text:p>260</text:p>
          </table:table-cell>
          <table:table-cell office:value-type="float" office:value="353" table:style-name="ce2">
            <text:p>353</text:p>
          </table:table-cell>
          <table:table-cell office:value-type="float" office:value="88" table:style-name="ce2">
            <text:p>88</text:p>
          </table:table-cell>
          <table:table-cell office:value-type="float" office:value="73" table:style-name="ce2">
            <text:p>73</text:p>
          </table:table-cell>
          <table:table-cell office:value-type="float" office:value="774" table:style-name="ce2">
            <text:p>77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63103" table:style-name="ce5">
            <text:p>63,103</text:p>
          </table:table-cell>
          <table:table-cell office:value-type="percentage" office:value="0.6774" table:style-name="ce6">
            <text:p>67.74%</text:p>
          </table:table-cell>
          <table:table-cell office:value-type="float" office:value="2789" table:style-name="ce5">
            <text:p>2,789</text:p>
          </table:table-cell>
          <table:table-cell office:value-type="float" office:value="175976585" table:style-name="ce5">
            <text:p>175,976,585</text:p>
          </table:table-cell>
          <table:table-cell office:value-type="float" office:value="146598265" table:style-name="ce5">
            <text:p>146,598,265</text:p>
          </table:table-cell>
          <table:table-cell office:value-type="float" office:value="358694423" table:style-name="ce5">
            <text:p>358,694,423</text:p>
          </table:table-cell>
          <table:table-cell office:value-type="float" office:value="737" table:style-name="ce2">
            <text:p>737</text:p>
          </table:table-cell>
          <table:table-cell office:value-type="float" office:value="1236" table:style-name="ce5">
            <text:p>1,236</text:p>
          </table:table-cell>
          <table:table-cell office:value-type="float" office:value="332" table:style-name="ce2">
            <text:p>332</text:p>
          </table:table-cell>
          <table:table-cell office:value-type="float" office:value="275" table:style-name="ce2">
            <text:p>275</text:p>
          </table:table-cell>
          <table:table-cell office:value-type="float" office:value="2580" table:style-name="ce5">
            <text:p>2,5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50006" table:style-name="ce5">
            <text:p>50,006</text:p>
          </table:table-cell>
          <table:table-cell office:value-type="percentage" office:value="0.53810000000000002" table:style-name="ce6">
            <text:p>53.81%</text:p>
          </table:table-cell>
          <table:table-cell office:value-type="float" office:value="4073" table:style-name="ce5">
            <text:p>4,073</text:p>
          </table:table-cell>
          <table:table-cell office:value-type="float" office:value="203689882" table:style-name="ce5">
            <text:p>203,689,882</text:p>
          </table:table-cell>
          <table:table-cell office:value-type="float" office:value="182799759" table:style-name="ce5">
            <text:p>182,799,759</text:p>
          </table:table-cell>
          <table:table-cell office:value-type="float" office:value="447235789" table:style-name="ce5">
            <text:p>447,235,789</text:p>
          </table:table-cell>
          <table:table-cell office:value-type="float" office:value="899" table:style-name="ce2">
            <text:p>899</text:p>
          </table:table-cell>
          <table:table-cell office:value-type="float" office:value="1374" table:style-name="ce5">
            <text:p>1,374</text:p>
          </table:table-cell>
          <table:table-cell office:value-type="float" office:value="601" table:style-name="ce2">
            <text:p>601</text:p>
          </table:table-cell>
          <table:table-cell office:value-type="float" office:value="404" table:style-name="ce2">
            <text:p>404</text:p>
          </table:table-cell>
          <table:table-cell office:value-type="float" office:value="3278" table:style-name="ce5">
            <text:p>3,2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15759" table:style-name="ce5">
            <text:p>15,759</text:p>
          </table:table-cell>
          <table:table-cell office:value-type="percentage" office:value="0.42959999999999998" table:style-name="ce6">
            <text:p>42.96%</text:p>
          </table:table-cell>
          <table:table-cell office:value-type="float" office:value="2641" table:style-name="ce5">
            <text:p>2,641</text:p>
          </table:table-cell>
          <table:table-cell office:value-type="float" office:value="41618445" table:style-name="ce5">
            <text:p>41,618,445</text:p>
          </table:table-cell>
          <table:table-cell office:value-type="float" office:value="23968908" table:style-name="ce5">
            <text:p>23,968,908</text:p>
          </table:table-cell>
          <table:table-cell office:value-type="float" office:value="71542499" table:style-name="ce5">
            <text:p>71,542,499</text:p>
          </table:table-cell>
          <table:table-cell office:value-type="float" office:value="280" table:style-name="ce2">
            <text:p>280</text:p>
          </table:table-cell>
          <table:table-cell office:value-type="float" office:value="278" table:style-name="ce2">
            <text:p>278</text:p>
          </table:table-cell>
          <table:table-cell office:value-type="float" office:value="129" table:style-name="ce2">
            <text:p>129</text:p>
          </table:table-cell>
          <table:table-cell office:value-type="float" office:value="69" table:style-name="ce2">
            <text:p>69</text:p>
          </table:table-cell>
          <table:table-cell office:value-type="float" office:value="756" table:style-name="ce2">
            <text:p>7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65765" table:style-name="ce5">
            <text:p>65,765</text:p>
          </table:table-cell>
          <table:table-cell office:value-type="percentage" office:value="0.50739999999999996" table:style-name="ce6">
            <text:p>50.74%</text:p>
          </table:table-cell>
          <table:table-cell office:value-type="float" office:value="3730" table:style-name="ce5">
            <text:p>3,730</text:p>
          </table:table-cell>
          <table:table-cell office:value-type="float" office:value="245308327" table:style-name="ce5">
            <text:p>245,308,327</text:p>
          </table:table-cell>
          <table:table-cell office:value-type="float" office:value="206768667" table:style-name="ce5">
            <text:p>206,768,667</text:p>
          </table:table-cell>
          <table:table-cell office:value-type="float" office:value="518778288" table:style-name="ce5">
            <text:p>518,778,288</text:p>
          </table:table-cell>
          <table:table-cell office:value-type="float" office:value="1179" table:style-name="ce5">
            <text:p>1,179</text:p>
          </table:table-cell>
          <table:table-cell office:value-type="float" office:value="1652" table:style-name="ce5">
            <text:p>1,652</text:p>
          </table:table-cell>
          <table:table-cell office:value-type="float" office:value="730" table:style-name="ce2">
            <text:p>730</text:p>
          </table:table-cell>
          <table:table-cell office:value-type="float" office:value="473" table:style-name="ce2">
            <text:p>473</text:p>
          </table:table-cell>
          <table:table-cell office:value-type="float" office:value="4034" table:style-name="ce5">
            <text:p>4,034</text:p>
          </table:table-cell>
          <table:table-cell table:number-columns-repeated="16371"/>
        </table:table-row>
        <table:table-row table:style-name="ro1">
          <table:table-cell table:style-name="ce3"/>
          <table:table-cell office:value-type="string" table:style-name="ce3">
            <text:p>總計 Total</text:p>
          </table:table-cell>
          <table:table-cell office:value-type="float" office:value="491171" table:style-name="ce5">
            <text:p>491,171</text:p>
          </table:table-cell>
          <table:table-cell office:value-type="percentage" office:value="0.62770000000000004" table:style-name="ce6">
            <text:p>62.77%</text:p>
          </table:table-cell>
          <table:table-cell office:value-type="float" office:value="3724" table:style-name="ce2">
            <text:p>3724</text:p>
          </table:table-cell>
          <table:table-cell office:value-type="float" office:value="1829176960" table:style-name="ce5">
            <text:p>1,829,176,960</text:p>
          </table:table-cell>
          <table:table-cell office:value-type="float" office:value="1879100337" table:style-name="ce5">
            <text:p>1,879,100,337</text:p>
          </table:table-cell>
          <table:table-cell office:value-type="float" office:value="4213731827" table:style-name="ce5">
            <text:p>4,213,731,827</text:p>
          </table:table-cell>
          <table:table-cell office:value-type="float" office:value="8219" table:style-name="ce5">
            <text:p>8,219</text:p>
          </table:table-cell>
          <table:table-cell office:value-type="float" office:value="12626" table:style-name="ce5">
            <text:p>12,626</text:p>
          </table:table-cell>
          <table:table-cell office:value-type="float" office:value="4220" table:style-name="ce5">
            <text:p>4,220</text:p>
          </table:table-cell>
          <table:table-cell office:value-type="float" office:value="3273" table:style-name="ce5">
            <text:p>3,273</text:p>
          </table:table-cell>
          <table:table-cell office:value-type="float" office:value="28338" table:style-name="ce5">
            <text:p>28,338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21664" table:style-name="ce5">
            <text:p>21,664</text:p>
          </table:table-cell>
          <table:table-cell office:value-type="float" office:value="390510" table:style-name="ce5">
            <text:p>390,510</text:p>
          </table:table-cell>
          <table:table-cell office:value-type="percentage" office:value="0.64380000000000004" table:style-name="ce6">
            <text:p>64.38%</text:p>
          </table:table-cell>
          <table:table-cell office:value-type="float" office:value="3869" table:style-name="ce2">
            <text:p>3869</text:p>
          </table:table-cell>
          <table:table-cell office:value-type="float" office:value="1510747226" table:style-name="ce5">
            <text:p>1,510,747,226</text:p>
          </table:table-cell>
          <table:table-cell office:value-type="float" office:value="1597615741" table:style-name="ce5">
            <text:p>1,597,615,741</text:p>
          </table:table-cell>
          <table:table-cell office:value-type="float" office:value="3537734718" table:style-name="ce5">
            <text:p>3,537,734,718</text:p>
          </table:table-cell>
          <table:table-cell office:value-type="float" office:value="6639" table:style-name="ce5">
            <text:p>6,639</text:p>
          </table:table-cell>
          <table:table-cell office:value-type="float" office:value="10694" table:style-name="ce5">
            <text:p>10,694</text:p>
          </table:table-cell>
          <table:table-cell office:value-type="float" office:value="3517" table:style-name="ce5">
            <text:p>3,517</text:p>
          </table:table-cell>
          <table:table-cell office:value-type="float" office:value="2745" table:style-name="ce5">
            <text:p>2,745</text:p>
          </table:table-cell>
          <table:table-cell office:value-type="float" office:value="23595" table:style-name="ce5">
            <text:p>23,5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6282" table:style-name="ce5">
            <text:p>6,282</text:p>
          </table:table-cell>
          <table:table-cell office:value-type="float" office:value="100661" table:style-name="ce5">
            <text:p>100,661</text:p>
          </table:table-cell>
          <table:table-cell office:value-type="percentage" office:value="0.57230000000000003" table:style-name="ce6">
            <text:p>57.23%</text:p>
          </table:table-cell>
          <table:table-cell office:value-type="float" office:value="3163" table:style-name="ce2">
            <text:p>3163</text:p>
          </table:table-cell>
          <table:table-cell office:value-type="float" office:value="318429734" table:style-name="ce5">
            <text:p>318,429,734</text:p>
          </table:table-cell>
          <table:table-cell office:value-type="float" office:value="281484596" table:style-name="ce5">
            <text:p>281,484,596</text:p>
          </table:table-cell>
          <table:table-cell office:value-type="float" office:value="675997109" table:style-name="ce5">
            <text:p>675,997,109</text:p>
          </table:table-cell>
          <table:table-cell office:value-type="float" office:value="1580" table:style-name="ce5">
            <text:p>1,580</text:p>
          </table:table-cell>
          <table:table-cell office:value-type="float" office:value="1932" table:style-name="ce5">
            <text:p>1,932</text:p>
          </table:table-cell>
          <table:table-cell office:value-type="float" office:value="703" table:style-name="ce2">
            <text:p>703</text:p>
          </table:table-cell>
          <table:table-cell office:value-type="float" office:value="528" table:style-name="ce2">
            <text:p>528</text:p>
          </table:table-cell>
          <table:table-cell office:value-type="float" office:value="4743" table:style-name="ce5">
            <text:p>4,7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27946" table:style-name="ce5">
            <text:p>27,946</text:p>
          </table:table-cell>
          <table:table-cell office:value-type="float" office:value="491171" table:style-name="ce5">
            <text:p>491,171</text:p>
          </table:table-cell>
          <table:table-cell office:value-type="percentage" office:value="0.62770000000000004" table:style-name="ce6">
            <text:p>62.77%</text:p>
          </table:table-cell>
          <table:table-cell office:value-type="float" office:value="3724" table:style-name="ce2">
            <text:p>3724</text:p>
          </table:table-cell>
          <table:table-cell office:value-type="float" office:value="1829176960" table:style-name="ce5">
            <text:p>1,829,176,960</text:p>
          </table:table-cell>
          <table:table-cell office:value-type="float" office:value="1879100337" table:style-name="ce5">
            <text:p>1,879,100,337</text:p>
          </table:table-cell>
          <table:table-cell office:value-type="float" office:value="4213731827" table:style-name="ce5">
            <text:p>4,213,731,827</text:p>
          </table:table-cell>
          <table:table-cell office:value-type="float" office:value="8219" table:style-name="ce5">
            <text:p>8,219</text:p>
          </table:table-cell>
          <table:table-cell office:value-type="float" office:value="12626" table:style-name="ce5">
            <text:p>12,626</text:p>
          </table:table-cell>
          <table:table-cell office:value-type="float" office:value="4220" table:style-name="ce5">
            <text:p>4,220</text:p>
          </table:table-cell>
          <table:table-cell office:value-type="float" office:value="3273" table:style-name="ce5">
            <text:p>3,273</text:p>
          </table:table-cell>
          <table:table-cell office:value-type="float" office:value="28338" table:style-name="ce5">
            <text:p>28,338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8-15T00:00:00" table:style-name="ce4">
            <text:p>2017/8/15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2月至2017年2月(Data for 2017/2～2017/2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office:value-type="float" office:value="9062" table:number-columns-spanned="1" table:number-rows-spanned="2" table:style-name="ce9">
            <text:p>9,062</text:p>
          </table:table-cell>
          <table:table-cell office:value-type="percentage" office:value="0.64729999999999999" table:number-columns-spanned="1" table:number-rows-spanned="2" table:style-name="ce10">
            <text:p>64.73%</text:p>
          </table:table-cell>
          <table:table-cell office:value-type="float" office:value="3967" table:number-columns-spanned="1" table:number-rows-spanned="2" table:style-name="ce9">
            <text:p>3,967</text:p>
          </table:table-cell>
          <table:table-cell office:value-type="float" office:value="35944707" table:number-columns-spanned="1" table:number-rows-spanned="2" table:style-name="ce9">
            <text:p>35,944,707</text:p>
          </table:table-cell>
          <table:table-cell office:value-type="float" office:value="45726227" table:number-columns-spanned="1" table:number-rows-spanned="2" table:style-name="ce9">
            <text:p>45,726,227</text:p>
          </table:table-cell>
          <table:table-cell office:value-type="float" office:value="94297960" table:number-columns-spanned="1" table:number-rows-spanned="2" table:style-name="ce9">
            <text:p>94,297,960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573" table:number-columns-spanned="1" table:number-rows-spanned="2" table:style-name="ce8">
            <text:p>5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422" table:number-columns-spanned="1" table:number-rows-spanned="2" table:style-name="ce8">
            <text:p>422</text:p>
          </table:table-cell>
          <table:table-cell office:value-type="float" office:value="9271" table:number-columns-spanned="1" table:number-rows-spanned="2" table:style-name="ce9">
            <text:p>9,271</text:p>
          </table:table-cell>
          <table:table-cell office:value-type="percentage" office:value="0.78459999999999996" table:number-columns-spanned="1" table:number-rows-spanned="2" table:style-name="ce10">
            <text:p>78.46%</text:p>
          </table:table-cell>
          <table:table-cell office:value-type="float" office:value="3696" table:number-columns-spanned="1" table:number-rows-spanned="2" table:style-name="ce9">
            <text:p>3,696</text:p>
          </table:table-cell>
          <table:table-cell office:value-type="float" office:value="34265634" table:number-columns-spanned="1" table:number-rows-spanned="2" table:style-name="ce9">
            <text:p>34,265,634</text:p>
          </table:table-cell>
          <table:table-cell office:value-type="float" office:value="83513654" table:number-columns-spanned="1" table:number-rows-spanned="2" table:style-name="ce9">
            <text:p>83,513,654</text:p>
          </table:table-cell>
          <table:table-cell office:value-type="float" office:value="125817827" table:number-columns-spanned="1" table:number-rows-spanned="2" table:style-name="ce9">
            <text:p>125,817,827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561" table:number-columns-spanned="1" table:number-rows-spanned="2" table:style-name="ce8">
            <text:p>56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7825" table:number-columns-spanned="1" table:number-rows-spanned="2" table:style-name="ce9">
            <text:p>7,825</text:p>
          </table:table-cell>
          <table:table-cell office:value-type="percentage" office:value="0.85729999999999995" table:number-columns-spanned="1" table:number-rows-spanned="2" table:style-name="ce10">
            <text:p>85.73%</text:p>
          </table:table-cell>
          <table:table-cell office:value-type="float" office:value="2911" table:number-columns-spanned="1" table:number-rows-spanned="2" table:style-name="ce9">
            <text:p>2,911</text:p>
          </table:table-cell>
          <table:table-cell office:value-type="float" office:value="22779337" table:number-columns-spanned="1" table:number-rows-spanned="2" table:style-name="ce9">
            <text:p>22,779,337</text:p>
          </table:table-cell>
          <table:table-cell office:value-type="float" office:value="8502524" table:number-columns-spanned="1" table:number-rows-spanned="2" table:style-name="ce9">
            <text:p>8,502,524</text:p>
          </table:table-cell>
          <table:table-cell office:value-type="float" office:value="34011084" table:number-columns-spanned="1" table:number-rows-spanned="2" table:style-name="ce9">
            <text:p>34,011,084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13" table:number-columns-spanned="1" table:number-rows-spanned="2" table:style-name="ce8">
            <text:p>213</text:p>
          </table:table-cell>
          <table:table-cell office:value-type="float" office:value="4509" table:number-columns-spanned="1" table:number-rows-spanned="2" table:style-name="ce9">
            <text:p>4,509</text:p>
          </table:table-cell>
          <table:table-cell office:value-type="percentage" office:value="0.75600000000000001" table:number-columns-spanned="1" table:number-rows-spanned="2" table:style-name="ce10">
            <text:p>75.60%</text:p>
          </table:table-cell>
          <table:table-cell office:value-type="float" office:value="2910" table:number-columns-spanned="1" table:number-rows-spanned="2" table:style-name="ce9">
            <text:p>2,910</text:p>
          </table:table-cell>
          <table:table-cell office:value-type="float" office:value="13120322" table:number-columns-spanned="1" table:number-rows-spanned="2" table:style-name="ce9">
            <text:p>13,120,322</text:p>
          </table:table-cell>
          <table:table-cell office:value-type="float" office:value="11306676" table:number-columns-spanned="1" table:number-rows-spanned="2" table:style-name="ce9">
            <text:p>11,306,676</text:p>
          </table:table-cell>
          <table:table-cell office:value-type="float" office:value="26708534" table:number-columns-spanned="1" table:number-rows-spanned="2" table:style-name="ce9">
            <text:p>26,708,534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78" table:number-columns-spanned="1" table:number-rows-spanned="2" table:style-name="ce8">
            <text:p>2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loria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821" table:number-columns-spanned="1" table:number-rows-spanned="2" table:style-name="ce9">
            <text:p>1,821</text:p>
          </table:table-cell>
          <table:table-cell office:value-type="percentage" office:value="0.66359999999999997" table:number-columns-spanned="1" table:number-rows-spanned="2" table:style-name="ce10">
            <text:p>66.36%</text:p>
          </table:table-cell>
          <table:table-cell office:value-type="float" office:value="1669" table:number-columns-spanned="1" table:number-rows-spanned="2" table:style-name="ce9">
            <text:p>1,669</text:p>
          </table:table-cell>
          <table:table-cell office:value-type="float" office:value="3039681" table:number-columns-spanned="1" table:number-rows-spanned="2" table:style-name="ce9">
            <text:p>3,039,681</text:p>
          </table:table-cell>
          <table:table-cell office:value-type="float" office:value="749561" table:number-columns-spanned="1" table:number-rows-spanned="2" table:style-name="ce9">
            <text:p>749,561</text:p>
          </table:table-cell>
          <table:table-cell office:value-type="float" office:value="3884605" table:number-columns-spanned="1" table:number-rows-spanned="2" table:style-name="ce9">
            <text:p>3,884,605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4785" table:number-columns-spanned="1" table:number-rows-spanned="2" table:style-name="ce9">
            <text:p>4,785</text:p>
          </table:table-cell>
          <table:table-cell office:value-type="percentage" office:value="0.81379999999999997" table:number-columns-spanned="1" table:number-rows-spanned="2" table:style-name="ce10">
            <text:p>81.38%</text:p>
          </table:table-cell>
          <table:table-cell office:value-type="float" office:value="2063" table:number-columns-spanned="1" table:number-rows-spanned="2" table:style-name="ce9">
            <text:p>2,063</text:p>
          </table:table-cell>
          <table:table-cell office:value-type="float" office:value="9871952" table:number-columns-spanned="1" table:number-rows-spanned="2" table:style-name="ce9">
            <text:p>9,871,952</text:p>
          </table:table-cell>
          <table:table-cell office:value-type="float" office:value="1402707" table:number-columns-spanned="1" table:number-rows-spanned="2" table:style-name="ce9">
            <text:p>1,402,707</text:p>
          </table:table-cell>
          <table:table-cell office:value-type="float" office:value="11545729" table:number-columns-spanned="1" table:number-rows-spanned="2" table:style-name="ce9">
            <text:p>11,545,729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float" office:value="11123" table:number-columns-spanned="1" table:number-rows-spanned="2" table:style-name="ce9">
            <text:p>11,123</text:p>
          </table:table-cell>
          <table:table-cell office:value-type="percentage" office:value="0.83109999999999995" table:number-columns-spanned="1" table:number-rows-spanned="2" table:style-name="ce10">
            <text:p>83.11%</text:p>
          </table:table-cell>
          <table:table-cell office:value-type="float" office:value="3528" table:number-columns-spanned="1" table:number-rows-spanned="2" table:style-name="ce9">
            <text:p>3,528</text:p>
          </table:table-cell>
          <table:table-cell office:value-type="float" office:value="39241812" table:number-columns-spanned="1" table:number-rows-spanned="2" table:style-name="ce9">
            <text:p>39,241,812</text:p>
          </table:table-cell>
          <table:table-cell office:value-type="float" office:value="20558374" table:number-columns-spanned="1" table:number-rows-spanned="2" table:style-name="ce9">
            <text:p>20,558,374</text:p>
          </table:table-cell>
          <table:table-cell office:value-type="float" office:value="64826706" table:number-columns-spanned="1" table:number-rows-spanned="2" table:style-name="ce9">
            <text:p>64,826,706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301" table:number-columns-spanned="1" table:number-rows-spanned="2" table:style-name="ce8">
            <text:p>30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3152" table:number-columns-spanned="1" table:number-rows-spanned="2" table:style-name="ce9">
            <text:p>3,152</text:p>
          </table:table-cell>
          <table:table-cell office:value-type="percentage" office:value="0.52359999999999995" table:number-columns-spanned="1" table:number-rows-spanned="2" table:style-name="ce10">
            <text:p>52.36%</text:p>
          </table:table-cell>
          <table:table-cell office:value-type="float" office:value="2927" table:number-columns-spanned="1" table:number-rows-spanned="2" table:style-name="ce9">
            <text:p>2,927</text:p>
          </table:table-cell>
          <table:table-cell office:value-type="float" office:value="9227301" table:number-columns-spanned="1" table:number-rows-spanned="2" table:style-name="ce9">
            <text:p>9,227,301</text:p>
          </table:table-cell>
          <table:table-cell office:value-type="float" office:value="11420972" table:number-columns-spanned="1" table:number-rows-spanned="2" table:style-name="ce9">
            <text:p>11,420,972</text:p>
          </table:table-cell>
          <table:table-cell office:value-type="float" office:value="21541700" table:number-columns-spanned="1" table:number-rows-spanned="2" table:style-name="ce9">
            <text:p>21,541,700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6909" table:number-columns-spanned="1" table:number-rows-spanned="2" table:style-name="ce9">
            <text:p>6,909</text:p>
          </table:table-cell>
          <table:table-cell office:value-type="percentage" office:value="0.92069999999999996" table:number-columns-spanned="1" table:number-rows-spanned="2" table:style-name="ce10">
            <text:p>92.07%</text:p>
          </table:table-cell>
          <table:table-cell office:value-type="float" office:value="2683" table:number-columns-spanned="1" table:number-rows-spanned="2" table:style-name="ce9">
            <text:p>2,683</text:p>
          </table:table-cell>
          <table:table-cell office:value-type="float" office:value="18535463" table:number-columns-spanned="1" table:number-rows-spanned="2" table:style-name="ce9">
            <text:p>18,535,463</text:p>
          </table:table-cell>
          <table:table-cell office:value-type="float" office:value="32264030" table:number-columns-spanned="1" table:number-rows-spanned="2" table:style-name="ce9">
            <text:p>32,264,030</text:p>
          </table:table-cell>
          <table:table-cell office:value-type="float" office:value="54827086" table:number-columns-spanned="1" table:number-rows-spanned="2" table:style-name="ce9">
            <text:p>54,827,086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5" table:number-columns-spanned="1" table:number-rows-spanned="2" table:style-name="ce8">
            <text:p>3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3693" table:number-columns-spanned="1" table:number-rows-spanned="2" table:style-name="ce9">
            <text:p>3,693</text:p>
          </table:table-cell>
          <table:table-cell office:value-type="percentage" office:value="0.52759999999999996" table:number-columns-spanned="1" table:number-rows-spanned="2" table:style-name="ce10">
            <text:p>52.76%</text:p>
          </table:table-cell>
          <table:table-cell office:value-type="float" office:value="3408" table:number-columns-spanned="1" table:number-rows-spanned="2" table:style-name="ce9">
            <text:p>3,408</text:p>
          </table:table-cell>
          <table:table-cell office:value-type="float" office:value="12586199" table:number-columns-spanned="1" table:number-rows-spanned="2" table:style-name="ce9">
            <text:p>12,586,199</text:p>
          </table:table-cell>
          <table:table-cell office:value-type="float" office:value="37468177" table:number-columns-spanned="1" table:number-rows-spanned="2" table:style-name="ce9">
            <text:p>37,468,177</text:p>
          </table:table-cell>
          <table:table-cell office:value-type="float" office:value="54011383" table:number-columns-spanned="1" table:number-rows-spanned="2" table:style-name="ce9">
            <text:p>54,011,383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90" table:number-columns-spanned="1" table:number-rows-spanned="2" table:style-name="ce8">
            <text:p>4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287" table:number-columns-spanned="1" table:number-rows-spanned="2" table:style-name="ce8">
            <text:p>287</text:p>
          </table:table-cell>
          <table:table-cell office:value-type="float" office:value="6184" table:number-columns-spanned="1" table:number-rows-spanned="2" table:style-name="ce9">
            <text:p>6,184</text:p>
          </table:table-cell>
          <table:table-cell office:value-type="percentage" office:value="0.76949999999999996" table:number-columns-spanned="1" table:number-rows-spanned="2" table:style-name="ce10">
            <text:p>76.95%</text:p>
          </table:table-cell>
          <table:table-cell office:value-type="float" office:value="2094" table:number-columns-spanned="1" table:number-rows-spanned="2" table:style-name="ce9">
            <text:p>2,094</text:p>
          </table:table-cell>
          <table:table-cell office:value-type="float" office:value="12948834" table:number-columns-spanned="1" table:number-rows-spanned="2" table:style-name="ce9">
            <text:p>12,948,834</text:p>
          </table:table-cell>
          <table:table-cell office:value-type="float" office:value="9739343" table:number-columns-spanned="1" table:number-rows-spanned="2" table:style-name="ce9">
            <text:p>9,739,343</text:p>
          </table:table-cell>
          <table:table-cell office:value-type="float" office:value="24102579" table:number-columns-spanned="1" table:number-rows-spanned="2" table:style-name="ce9">
            <text:p>24,102,579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4174" table:number-columns-spanned="1" table:number-rows-spanned="2" table:style-name="ce9">
            <text:p>4,174</text:p>
          </table:table-cell>
          <table:table-cell office:value-type="percentage" office:value="0.71330000000000005" table:number-columns-spanned="1" table:number-rows-spanned="2" table:style-name="ce10">
            <text:p>71.33%</text:p>
          </table:table-cell>
          <table:table-cell office:value-type="float" office:value="4251" table:number-columns-spanned="1" table:number-rows-spanned="2" table:style-name="ce9">
            <text:p>4,251</text:p>
          </table:table-cell>
          <table:table-cell office:value-type="float" office:value="17742676" table:number-columns-spanned="1" table:number-rows-spanned="2" table:style-name="ce9">
            <text:p>17,742,676</text:p>
          </table:table-cell>
          <table:table-cell office:value-type="float" office:value="10451925" table:number-columns-spanned="1" table:number-rows-spanned="2" table:style-name="ce9">
            <text:p>10,451,925</text:p>
          </table:table-cell>
          <table:table-cell office:value-type="float" office:value="32416767" table:number-columns-spanned="1" table:number-rows-spanned="2" table:style-name="ce9">
            <text:p>32,416,767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4514" table:number-columns-spanned="1" table:number-rows-spanned="2" table:style-name="ce9">
            <text:p>4,514</text:p>
          </table:table-cell>
          <table:table-cell office:value-type="percentage" office:value="0.66339999999999999" table:number-columns-spanned="1" table:number-rows-spanned="2" table:style-name="ce10">
            <text:p>66.34%</text:p>
          </table:table-cell>
          <table:table-cell office:value-type="float" office:value="2232" table:number-columns-spanned="1" table:number-rows-spanned="2" table:style-name="ce9">
            <text:p>2,232</text:p>
          </table:table-cell>
          <table:table-cell office:value-type="float" office:value="10075012" table:number-columns-spanned="1" table:number-rows-spanned="2" table:style-name="ce9">
            <text:p>10,075,012</text:p>
          </table:table-cell>
          <table:table-cell office:value-type="float" office:value="1467243" table:number-columns-spanned="1" table:number-rows-spanned="2" table:style-name="ce9">
            <text:p>1,467,243</text:p>
          </table:table-cell>
          <table:table-cell office:value-type="float" office:value="12828794" table:number-columns-spanned="1" table:number-rows-spanned="2" table:style-name="ce9">
            <text:p>12,828,794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688" table:number-columns-spanned="1" table:number-rows-spanned="2" table:style-name="ce8">
            <text:p>688</text:p>
          </table:table-cell>
          <table:table-cell office:value-type="float" office:value="13195" table:number-columns-spanned="1" table:number-rows-spanned="2" table:style-name="ce9">
            <text:p>13,195</text:p>
          </table:table-cell>
          <table:table-cell office:value-type="percentage" office:value="0.68500000000000005" table:number-columns-spanned="1" table:number-rows-spanned="2" table:style-name="ce10">
            <text:p>68.50%</text:p>
          </table:table-cell>
          <table:table-cell office:value-type="float" office:value="5435" table:number-columns-spanned="1" table:number-rows-spanned="2" table:style-name="ce9">
            <text:p>5,435</text:p>
          </table:table-cell>
          <table:table-cell office:value-type="float" office:value="71712894" table:number-columns-spanned="1" table:number-rows-spanned="2" table:style-name="ce9">
            <text:p>71,712,894</text:p>
          </table:table-cell>
          <table:table-cell office:value-type="float" office:value="92777542" table:number-columns-spanned="1" table:number-rows-spanned="2" table:style-name="ce9">
            <text:p>92,777,542</text:p>
          </table:table-cell>
          <table:table-cell office:value-type="float" office:value="183255735" table:number-columns-spanned="1" table:number-rows-spanned="2" table:style-name="ce9">
            <text:p>183,255,735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430" table:number-columns-spanned="1" table:number-rows-spanned="2" table:style-name="ce8">
            <text:p>430</text:p>
          </table:table-cell>
          <table:table-cell office:value-type="float" office:value="258" table:number-columns-spanned="1" table:number-rows-spanned="2" table:style-name="ce8">
            <text:p>258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936" table:number-columns-spanned="1" table:number-rows-spanned="2" table:style-name="ce8">
            <text:p>93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2532" table:number-columns-spanned="1" table:number-rows-spanned="2" table:style-name="ce9">
            <text:p>2,532</text:p>
          </table:table-cell>
          <table:table-cell office:value-type="percentage" office:value="0.44769999999999999" table:number-columns-spanned="1" table:number-rows-spanned="2" table:style-name="ce10">
            <text:p>44.77%</text:p>
          </table:table-cell>
          <table:table-cell office:value-type="float" office:value="4864" table:number-columns-spanned="1" table:number-rows-spanned="2" table:style-name="ce9">
            <text:p>4,864</text:p>
          </table:table-cell>
          <table:table-cell office:value-type="float" office:value="12316290" table:number-columns-spanned="1" table:number-rows-spanned="2" table:style-name="ce9">
            <text:p>12,316,290</text:p>
          </table:table-cell>
          <table:table-cell office:value-type="float" office:value="21109613" table:number-columns-spanned="1" table:number-rows-spanned="2" table:style-name="ce9">
            <text:p>21,109,613</text:p>
          </table:table-cell>
          <table:table-cell office:value-type="float" office:value="38714154" table:number-columns-spanned="1" table:number-rows-spanned="2" table:style-name="ce9">
            <text:p>38,714,154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296" table:number-columns-spanned="1" table:number-rows-spanned="2" table:style-name="ce8">
            <text:p>29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606" table:number-columns-spanned="1" table:number-rows-spanned="2" table:style-name="ce8">
            <text:p>606</text:p>
          </table:table-cell>
          <table:table-cell office:value-type="float" office:value="8896" table:number-columns-spanned="1" table:number-rows-spanned="2" table:style-name="ce9">
            <text:p>8,896</text:p>
          </table:table-cell>
          <table:table-cell office:value-type="percentage" office:value="0.52429999999999999" table:number-columns-spanned="1" table:number-rows-spanned="2" table:style-name="ce10">
            <text:p>52.43%</text:p>
          </table:table-cell>
          <table:table-cell office:value-type="float" office:value="3961" table:number-columns-spanned="1" table:number-rows-spanned="2" table:style-name="ce9">
            <text:p>3,961</text:p>
          </table:table-cell>
          <table:table-cell office:value-type="float" office:value="35239000" table:number-columns-spanned="1" table:number-rows-spanned="2" table:style-name="ce9">
            <text:p>35,239,000</text:p>
          </table:table-cell>
          <table:table-cell office:value-type="float" office:value="36533000" table:number-columns-spanned="1" table:number-rows-spanned="2" table:style-name="ce9">
            <text:p>36,533,000</text:p>
          </table:table-cell>
          <table:table-cell office:value-type="float" office:value="88201000" table:number-columns-spanned="1" table:number-rows-spanned="2" table:style-name="ce9">
            <text:p>88,201,000</text:p>
          </table:table-cell>
          <table:table-cell office:value-type="float" office:value="227" table:number-columns-spanned="1" table:number-rows-spanned="2" table:style-name="ce8">
            <text:p>227</text:p>
          </table:table-cell>
          <table:table-cell office:value-type="float" office:value="336" table:number-columns-spanned="1" table:number-rows-spanned="2" table:style-name="ce8">
            <text:p>336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711" table:number-columns-spanned="1" table:number-rows-spanned="2" table:style-name="ce8">
            <text:p>7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853" table:number-columns-spanned="1" table:number-rows-spanned="2" table:style-name="ce8">
            <text:p>853</text:p>
          </table:table-cell>
          <table:table-cell office:value-type="float" office:value="14788" table:number-columns-spanned="1" table:number-rows-spanned="2" table:style-name="ce9">
            <text:p>14,788</text:p>
          </table:table-cell>
          <table:table-cell office:value-type="percentage" office:value="0.61919999999999997" table:number-columns-spanned="1" table:number-rows-spanned="2" table:style-name="ce10">
            <text:p>61.92%</text:p>
          </table:table-cell>
          <table:table-cell office:value-type="float" office:value="5548" table:number-columns-spanned="1" table:number-rows-spanned="2" table:style-name="ce9">
            <text:p>5,548</text:p>
          </table:table-cell>
          <table:table-cell office:value-type="float" office:value="82037922" table:number-columns-spanned="1" table:number-rows-spanned="2" table:style-name="ce9">
            <text:p>82,037,922</text:p>
          </table:table-cell>
          <table:table-cell office:value-type="float" office:value="79201896" table:number-columns-spanned="1" table:number-rows-spanned="2" table:style-name="ce9">
            <text:p>79,201,896</text:p>
          </table:table-cell>
          <table:table-cell office:value-type="float" office:value="182194368" table:number-columns-spanned="1" table:number-rows-spanned="2" table:style-name="ce9">
            <text:p>182,194,368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347" table:number-columns-spanned="1" table:number-rows-spanned="2" table:style-name="ce8">
            <text:p>347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733" table:number-columns-spanned="1" table:number-rows-spanned="2" table:style-name="ce8">
            <text:p>73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538" table:number-columns-spanned="1" table:number-rows-spanned="2" table:style-name="ce8">
            <text:p>538</text:p>
          </table:table-cell>
          <table:table-cell office:value-type="float" office:value="9889" table:number-columns-spanned="1" table:number-rows-spanned="2" table:style-name="ce9">
            <text:p>9,889</text:p>
          </table:table-cell>
          <table:table-cell office:value-type="percentage" office:value="0.65649999999999997" table:number-columns-spanned="1" table:number-rows-spanned="2" table:style-name="ce10">
            <text:p>65.65%</text:p>
          </table:table-cell>
          <table:table-cell office:value-type="float" office:value="5196" table:number-columns-spanned="1" table:number-rows-spanned="2" table:style-name="ce9">
            <text:p>5,196</text:p>
          </table:table-cell>
          <table:table-cell office:value-type="float" office:value="51386195" table:number-columns-spanned="1" table:number-rows-spanned="2" table:style-name="ce9">
            <text:p>51,386,195</text:p>
          </table:table-cell>
          <table:table-cell office:value-type="float" office:value="106084926" table:number-columns-spanned="1" table:number-rows-spanned="2" table:style-name="ce9">
            <text:p>106,084,926</text:p>
          </table:table-cell>
          <table:table-cell office:value-type="float" office:value="211254126" table:number-columns-spanned="1" table:number-rows-spanned="2" table:style-name="ce9">
            <text:p>211,254,126</text:p>
          </table:table-cell>
          <table:table-cell office:value-type="float" office:value="287" table:number-columns-spanned="1" table:number-rows-spanned="2" table:style-name="ce8">
            <text:p>287</text:p>
          </table:table-cell>
          <table:table-cell office:value-type="float" office:value="609" table:number-columns-spanned="1" table:number-rows-spanned="2" table:style-name="ce8">
            <text:p>609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093" table:number-columns-spanned="1" table:number-rows-spanned="2" table:style-name="ce9">
            <text:p>1,09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6065" table:number-columns-spanned="1" table:number-rows-spanned="2" table:style-name="ce9">
            <text:p>6,065</text:p>
          </table:table-cell>
          <table:table-cell office:value-type="percentage" office:value="0.63149999999999995" table:number-columns-spanned="1" table:number-rows-spanned="2" table:style-name="ce10">
            <text:p>63.15%</text:p>
          </table:table-cell>
          <table:table-cell office:value-type="float" office:value="4621" table:number-columns-spanned="1" table:number-rows-spanned="2" table:style-name="ce9">
            <text:p>4,621</text:p>
          </table:table-cell>
          <table:table-cell office:value-type="float" office:value="28028509" table:number-columns-spanned="1" table:number-rows-spanned="2" table:style-name="ce9">
            <text:p>28,028,509</text:p>
          </table:table-cell>
          <table:table-cell office:value-type="float" office:value="19755531" table:number-columns-spanned="1" table:number-rows-spanned="2" table:style-name="ce9">
            <text:p>19,755,531</text:p>
          </table:table-cell>
          <table:table-cell office:value-type="float" office:value="52912136" table:number-columns-spanned="1" table:number-rows-spanned="2" table:style-name="ce9">
            <text:p>52,912,136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224" table:number-columns-spanned="1" table:number-rows-spanned="2" table:style-name="ce8">
            <text:p>224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502" table:number-columns-spanned="1" table:number-rows-spanned="2" table:style-name="ce8">
            <text:p>50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office:value-type="float" office:value="4554" table:number-columns-spanned="1" table:number-rows-spanned="2" table:style-name="ce9">
            <text:p>4,554</text:p>
          </table:table-cell>
          <table:table-cell office:value-type="percentage" office:value="0.51149999999999995" table:number-columns-spanned="1" table:number-rows-spanned="2" table:style-name="ce10">
            <text:p>51.15%</text:p>
          </table:table-cell>
          <table:table-cell office:value-type="float" office:value="5900" table:number-columns-spanned="1" table:number-rows-spanned="2" table:style-name="ce9">
            <text:p>5,900</text:p>
          </table:table-cell>
          <table:table-cell office:value-type="float" office:value="26868990" table:number-columns-spanned="1" table:number-rows-spanned="2" table:style-name="ce9">
            <text:p>26,868,990</text:p>
          </table:table-cell>
          <table:table-cell office:value-type="float" office:value="44422335" table:number-columns-spanned="1" table:number-rows-spanned="2" table:style-name="ce9">
            <text:p>44,422,335</text:p>
          </table:table-cell>
          <table:table-cell office:value-type="float" office:value="86703561" table:number-columns-spanned="1" table:number-rows-spanned="2" table:style-name="ce9">
            <text:p>86,703,561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278" table:number-columns-spanned="1" table:number-rows-spanned="2" table:style-name="ce8">
            <text:p>278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28" table:number-columns-spanned="1" table:number-rows-spanned="2" table:style-name="ce8">
            <text:p>52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1879" table:number-columns-spanned="1" table:number-rows-spanned="2" table:style-name="ce9">
            <text:p>1,879</text:p>
          </table:table-cell>
          <table:table-cell office:value-type="percentage" office:value="0.45960000000000001" table:number-columns-spanned="1" table:number-rows-spanned="2" table:style-name="ce10">
            <text:p>45.96%</text:p>
          </table:table-cell>
          <table:table-cell office:value-type="float" office:value="6426" table:number-columns-spanned="1" table:number-rows-spanned="2" table:style-name="ce9">
            <text:p>6,426</text:p>
          </table:table-cell>
          <table:table-cell office:value-type="float" office:value="12073675" table:number-columns-spanned="1" table:number-rows-spanned="2" table:style-name="ce9">
            <text:p>12,073,675</text:p>
          </table:table-cell>
          <table:table-cell office:value-type="float" office:value="31670411" table:number-columns-spanned="1" table:number-rows-spanned="2" table:style-name="ce9">
            <text:p>31,670,411</text:p>
          </table:table-cell>
          <table:table-cell office:value-type="float" office:value="48330480" table:number-columns-spanned="1" table:number-rows-spanned="2" table:style-name="ce9">
            <text:p>48,330,480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249" table:number-columns-spanned="1" table:number-rows-spanned="2" table:style-name="ce8">
            <text:p>249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420" table:number-columns-spanned="1" table:number-rows-spanned="2" table:style-name="ce8">
            <text:p>420</text:p>
          </table:table-cell>
          <table:table-cell office:value-type="float" office:value="6720" table:number-columns-spanned="1" table:number-rows-spanned="2" table:style-name="ce9">
            <text:p>6,720</text:p>
          </table:table-cell>
          <table:table-cell office:value-type="percentage" office:value="0.57140000000000002" table:number-columns-spanned="1" table:number-rows-spanned="2" table:style-name="ce10">
            <text:p>57.14%</text:p>
          </table:table-cell>
          <table:table-cell office:value-type="float" office:value="6610" table:number-columns-spanned="1" table:number-rows-spanned="2" table:style-name="ce9">
            <text:p>6,610</text:p>
          </table:table-cell>
          <table:table-cell office:value-type="float" office:value="44417910" table:number-columns-spanned="1" table:number-rows-spanned="2" table:style-name="ce9">
            <text:p>44,417,910</text:p>
          </table:table-cell>
          <table:table-cell office:value-type="float" office:value="49124498" table:number-columns-spanned="1" table:number-rows-spanned="2" table:style-name="ce9">
            <text:p>49,124,498</text:p>
          </table:table-cell>
          <table:table-cell office:value-type="float" office:value="108958310" table:number-columns-spanned="1" table:number-rows-spanned="2" table:style-name="ce9">
            <text:p>108,958,310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229" table:number-columns-spanned="1" table:number-rows-spanned="2" table:style-name="ce8">
            <text:p>229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529" table:number-columns-spanned="1" table:number-rows-spanned="2" table:style-name="ce8">
            <text:p>5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office:value-type="float" office:value="5264" table:number-columns-spanned="1" table:number-rows-spanned="2" table:style-name="ce9">
            <text:p>5,264</text:p>
          </table:table-cell>
          <table:table-cell office:value-type="percentage" office:value="0.65280000000000005" table:number-columns-spanned="1" table:number-rows-spanned="2" table:style-name="ce10">
            <text:p>65.28%</text:p>
          </table:table-cell>
          <table:table-cell office:value-type="float" office:value="5805" table:number-columns-spanned="1" table:number-rows-spanned="2" table:style-name="ce9">
            <text:p>5,805</text:p>
          </table:table-cell>
          <table:table-cell office:value-type="float" office:value="30555880" table:number-columns-spanned="1" table:number-rows-spanned="2" table:style-name="ce9">
            <text:p>30,555,880</text:p>
          </table:table-cell>
          <table:table-cell office:value-type="float" office:value="51706020" table:number-columns-spanned="1" table:number-rows-spanned="2" table:style-name="ce9">
            <text:p>51,706,020</text:p>
          </table:table-cell>
          <table:table-cell office:value-type="float" office:value="91269450" table:number-columns-spanned="1" table:number-rows-spanned="2" table:style-name="ce9">
            <text:p>91,269,450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7" table:number-columns-spanned="1" table:number-rows-spanned="2" table:style-name="ce8">
            <text:p>6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4642" table:number-columns-spanned="1" table:number-rows-spanned="2" table:style-name="ce9">
            <text:p>4,642</text:p>
          </table:table-cell>
          <table:table-cell office:value-type="percentage" office:value="0.81669999999999998" table:number-columns-spanned="1" table:number-rows-spanned="2" table:style-name="ce10">
            <text:p>81.67%</text:p>
          </table:table-cell>
          <table:table-cell office:value-type="float" office:value="2231" table:number-columns-spanned="1" table:number-rows-spanned="2" table:style-name="ce9">
            <text:p>2,231</text:p>
          </table:table-cell>
          <table:table-cell office:value-type="float" office:value="10354561" table:number-columns-spanned="1" table:number-rows-spanned="2" table:style-name="ce9">
            <text:p>10,354,561</text:p>
          </table:table-cell>
          <table:table-cell office:value-type="float" office:value="4342887" table:number-columns-spanned="1" table:number-rows-spanned="2" table:style-name="ce9">
            <text:p>4,342,887</text:p>
          </table:table-cell>
          <table:table-cell office:value-type="float" office:value="19632911" table:number-columns-spanned="1" table:number-rows-spanned="2" table:style-name="ce9">
            <text:p>19,632,911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3455" table:number-columns-spanned="1" table:number-rows-spanned="2" table:style-name="ce9">
            <text:p>3,455</text:p>
          </table:table-cell>
          <table:table-cell office:value-type="percentage" office:value="0.7712" table:number-columns-spanned="1" table:number-rows-spanned="2" table:style-name="ce10">
            <text:p>77.12%</text:p>
          </table:table-cell>
          <table:table-cell office:value-type="float" office:value="8283" table:number-columns-spanned="1" table:number-rows-spanned="2" table:style-name="ce9">
            <text:p>8,283</text:p>
          </table:table-cell>
          <table:table-cell office:value-type="float" office:value="28616518" table:number-columns-spanned="1" table:number-rows-spanned="2" table:style-name="ce9">
            <text:p>28,616,518</text:p>
          </table:table-cell>
          <table:table-cell office:value-type="float" office:value="55203495" table:number-columns-spanned="1" table:number-rows-spanned="2" table:style-name="ce9">
            <text:p>55,203,495</text:p>
          </table:table-cell>
          <table:table-cell office:value-type="float" office:value="92893722" table:number-columns-spanned="1" table:number-rows-spanned="2" table:style-name="ce9">
            <text:p>92,893,722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8025" table:number-columns-spanned="1" table:number-rows-spanned="2" table:style-name="ce9">
            <text:p>8,025</text:p>
          </table:table-cell>
          <table:table-cell office:value-type="percentage" office:value="0.7077" table:number-columns-spanned="1" table:number-rows-spanned="2" table:style-name="ce10">
            <text:p>70.77%</text:p>
          </table:table-cell>
          <table:table-cell office:value-type="float" office:value="8001" table:number-columns-spanned="1" table:number-rows-spanned="2" table:style-name="ce9">
            <text:p>8,001</text:p>
          </table:table-cell>
          <table:table-cell office:value-type="float" office:value="64205262" table:number-columns-spanned="1" table:number-rows-spanned="2" table:style-name="ce9">
            <text:p>64,205,262</text:p>
          </table:table-cell>
          <table:table-cell office:value-type="float" office:value="41695463" table:number-columns-spanned="1" table:number-rows-spanned="2" table:style-name="ce9">
            <text:p>41,695,463</text:p>
          </table:table-cell>
          <table:table-cell office:value-type="float" office:value="119641623" table:number-columns-spanned="1" table:number-rows-spanned="2" table:style-name="ce9">
            <text:p>119,641,623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03" table:number-columns-spanned="1" table:number-rows-spanned="2" table:style-name="ce8">
            <text:p>50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76" table:number-columns-spanned="1" table:number-rows-spanned="2" table:style-name="ce8">
            <text:p>376</text:p>
          </table:table-cell>
          <table:table-cell office:value-type="percentage" office:value="0.3357" table:number-columns-spanned="1" table:number-rows-spanned="2" table:style-name="ce10">
            <text:p>33.57%</text:p>
          </table:table-cell>
          <table:table-cell office:value-type="float" office:value="2785" table:number-columns-spanned="1" table:number-rows-spanned="2" table:style-name="ce9">
            <text:p>2,785</text:p>
          </table:table-cell>
          <table:table-cell office:value-type="float" office:value="1047213" table:number-columns-spanned="1" table:number-rows-spanned="2" table:style-name="ce9">
            <text:p>1,047,2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47213" table:number-columns-spanned="1" table:number-rows-spanned="2" table:style-name="ce9">
            <text:p>1,047,213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3374" table:number-columns-spanned="1" table:number-rows-spanned="2" table:style-name="ce9">
            <text:p>3,374</text:p>
          </table:table-cell>
          <table:table-cell office:value-type="percentage" office:value="0.68469999999999998" table:number-columns-spanned="1" table:number-rows-spanned="2" table:style-name="ce10">
            <text:p>68.47%</text:p>
          </table:table-cell>
          <table:table-cell office:value-type="float" office:value="1719" table:number-columns-spanned="1" table:number-rows-spanned="2" table:style-name="ce9">
            <text:p>1,719</text:p>
          </table:table-cell>
          <table:table-cell office:value-type="float" office:value="5801250" table:number-columns-spanned="1" table:number-rows-spanned="2" table:style-name="ce9">
            <text:p>5,801,250</text:p>
          </table:table-cell>
          <table:table-cell office:value-type="float" office:value="3572106" table:number-columns-spanned="1" table:number-rows-spanned="2" table:style-name="ce9">
            <text:p>3,572,106</text:p>
          </table:table-cell>
          <table:table-cell office:value-type="float" office:value="26557694" table:number-columns-spanned="1" table:number-rows-spanned="2" table:style-name="ce9">
            <text:p>26,557,694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4398" table:number-columns-spanned="1" table:number-rows-spanned="2" table:style-name="ce9">
            <text:p>4,398</text:p>
          </table:table-cell>
          <table:table-cell office:value-type="percentage" office:value="0.69499999999999995" table:number-columns-spanned="1" table:number-rows-spanned="2" table:style-name="ce10">
            <text:p>69.50%</text:p>
          </table:table-cell>
          <table:table-cell office:value-type="float" office:value="1692" table:number-columns-spanned="1" table:number-rows-spanned="2" table:style-name="ce9">
            <text:p>1,692</text:p>
          </table:table-cell>
          <table:table-cell office:value-type="float" office:value="7442643" table:number-columns-spanned="1" table:number-rows-spanned="2" table:style-name="ce9">
            <text:p>7,442,643</text:p>
          </table:table-cell>
          <table:table-cell office:value-type="float" office:value="8808199" table:number-columns-spanned="1" table:number-rows-spanned="2" table:style-name="ce9">
            <text:p>8,808,199</text:p>
          </table:table-cell>
          <table:table-cell office:value-type="float" office:value="16989965" table:number-columns-spanned="1" table:number-rows-spanned="2" table:style-name="ce9">
            <text:p>16,989,965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帝后大飯店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845" table:number-columns-spanned="1" table:number-rows-spanned="2" table:style-name="ce8">
            <text:p>845</text:p>
          </table:table-cell>
          <table:table-cell office:value-type="percentage" office:value="0.44379999999999997" table:number-columns-spanned="1" table:number-rows-spanned="2" table:style-name="ce10">
            <text:p>44.38%</text:p>
          </table:table-cell>
          <table:table-cell office:value-type="float" office:value="1346" table:number-columns-spanned="1" table:number-rows-spanned="2" table:style-name="ce9">
            <text:p>1,346</text:p>
          </table:table-cell>
          <table:table-cell office:value-type="float" office:value="1137511" table:number-columns-spanned="1" table:number-rows-spanned="2" table:style-name="ce9">
            <text:p>1,137,511</text:p>
          </table:table-cell>
          <table:table-cell office:value-type="float" office:value="36590" table:number-columns-spanned="1" table:number-rows-spanned="2" table:style-name="ce9">
            <text:p>36,590</text:p>
          </table:table-cell>
          <table:table-cell office:value-type="float" office:value="1174101" table:number-columns-spanned="1" table:number-rows-spanned="2" table:style-name="ce9">
            <text:p>1,174,101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mpres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2615" table:number-columns-spanned="1" table:number-rows-spanned="2" table:style-name="ce9">
            <text:p>2,615</text:p>
          </table:table-cell>
          <table:table-cell office:value-type="percentage" office:value="0.83389999999999997" table:number-columns-spanned="1" table:number-rows-spanned="2" table:style-name="ce10">
            <text:p>83.39%</text:p>
          </table:table-cell>
          <table:table-cell office:value-type="float" office:value="1761" table:number-columns-spanned="1" table:number-rows-spanned="2" table:style-name="ce9">
            <text:p>1,761</text:p>
          </table:table-cell>
          <table:table-cell office:value-type="float" office:value="4603990" table:number-columns-spanned="1" table:number-rows-spanned="2" table:style-name="ce9">
            <text:p>4,603,99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03990" table:number-columns-spanned="1" table:number-rows-spanned="2" table:style-name="ce9">
            <text:p>4,603,99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721" table:number-columns-spanned="1" table:number-rows-spanned="2" table:style-name="ce8">
            <text:p>721</text:p>
          </table:table-cell>
          <table:table-cell office:value-type="percentage" office:value="0.51500000000000001" table:number-columns-spanned="1" table:number-rows-spanned="2" table:style-name="ce10">
            <text:p>51.50%</text:p>
          </table:table-cell>
          <table:table-cell office:value-type="float" office:value="6874" table:number-columns-spanned="1" table:number-rows-spanned="2" table:style-name="ce9">
            <text:p>6,874</text:p>
          </table:table-cell>
          <table:table-cell office:value-type="float" office:value="4956449" table:number-columns-spanned="1" table:number-rows-spanned="2" table:style-name="ce9">
            <text:p>4,956,449</text:p>
          </table:table-cell>
          <table:table-cell office:value-type="float" office:value="2517618" table:number-columns-spanned="1" table:number-rows-spanned="2" table:style-name="ce9">
            <text:p>2,517,618</text:p>
          </table:table-cell>
          <table:table-cell office:value-type="float" office:value="8642733" table:number-columns-spanned="1" table:number-rows-spanned="2" table:style-name="ce9">
            <text:p>8,642,733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208" table:number-columns-spanned="1" table:number-rows-spanned="2" table:style-name="ce9">
            <text:p>1,208</text:p>
          </table:table-cell>
          <table:table-cell office:value-type="percentage" office:value="0.77039999999999997" table:number-columns-spanned="1" table:number-rows-spanned="2" table:style-name="ce10">
            <text:p>77.04%</text:p>
          </table:table-cell>
          <table:table-cell office:value-type="float" office:value="2429" table:number-columns-spanned="1" table:number-rows-spanned="2" table:style-name="ce9">
            <text:p>2,429</text:p>
          </table:table-cell>
          <table:table-cell office:value-type="float" office:value="2933802" table:number-columns-spanned="1" table:number-rows-spanned="2" table:style-name="ce9">
            <text:p>2,933,802</text:p>
          </table:table-cell>
          <table:table-cell office:value-type="float" office:value="664452" table:number-columns-spanned="1" table:number-rows-spanned="2" table:style-name="ce9">
            <text:p>664,452</text:p>
          </table:table-cell>
          <table:table-cell office:value-type="float" office:value="3725243" table:number-columns-spanned="1" table:number-rows-spanned="2" table:style-name="ce9">
            <text:p>3,725,24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605" table:number-columns-spanned="1" table:number-rows-spanned="2" table:style-name="ce9">
            <text:p>1,605</text:p>
          </table:table-cell>
          <table:table-cell office:value-type="percentage" office:value="0.51180000000000003" table:number-columns-spanned="1" table:number-rows-spanned="2" table:style-name="ce10">
            <text:p>51.18%</text:p>
          </table:table-cell>
          <table:table-cell office:value-type="float" office:value="3099" table:number-columns-spanned="1" table:number-rows-spanned="2" table:style-name="ce9">
            <text:p>3,099</text:p>
          </table:table-cell>
          <table:table-cell office:value-type="float" office:value="4974622" table:number-columns-spanned="1" table:number-rows-spanned="2" table:style-name="ce9">
            <text:p>4,974,622</text:p>
          </table:table-cell>
          <table:table-cell office:value-type="float" office:value="5417273" table:number-columns-spanned="1" table:number-rows-spanned="2" table:style-name="ce9">
            <text:p>5,417,273</text:p>
          </table:table-cell>
          <table:table-cell office:value-type="float" office:value="11580088" table:number-columns-spanned="1" table:number-rows-spanned="2" table:style-name="ce9">
            <text:p>11,580,088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2260" table:number-columns-spanned="1" table:number-rows-spanned="2" table:style-name="ce9">
            <text:p>2,260</text:p>
          </table:table-cell>
          <table:table-cell office:value-type="percentage" office:value="0.53810000000000002" table:number-columns-spanned="1" table:number-rows-spanned="2" table:style-name="ce10">
            <text:p>53.81%</text:p>
          </table:table-cell>
          <table:table-cell office:value-type="float" office:value="2923" table:number-columns-spanned="1" table:number-rows-spanned="2" table:style-name="ce9">
            <text:p>2,923</text:p>
          </table:table-cell>
          <table:table-cell office:value-type="float" office:value="6606887" table:number-columns-spanned="1" table:number-rows-spanned="2" table:style-name="ce9">
            <text:p>6,606,887</text:p>
          </table:table-cell>
          <table:table-cell office:value-type="float" office:value="4086539" table:number-columns-spanned="1" table:number-rows-spanned="2" table:style-name="ce9">
            <text:p>4,086,539</text:p>
          </table:table-cell>
          <table:table-cell office:value-type="float" office:value="11225174" table:number-columns-spanned="1" table:number-rows-spanned="2" table:style-name="ce9">
            <text:p>11,225,174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5768" table:number-columns-spanned="1" table:number-rows-spanned="2" table:style-name="ce9">
            <text:p>5,768</text:p>
          </table:table-cell>
          <table:table-cell office:value-type="percentage" office:value="0.91559999999999997" table:number-columns-spanned="1" table:number-rows-spanned="2" table:style-name="ce10">
            <text:p>91.56%</text:p>
          </table:table-cell>
          <table:table-cell office:value-type="float" office:value="3327" table:number-columns-spanned="1" table:number-rows-spanned="2" table:style-name="ce9">
            <text:p>3,327</text:p>
          </table:table-cell>
          <table:table-cell office:value-type="float" office:value="19188063" table:number-columns-spanned="1" table:number-rows-spanned="2" table:style-name="ce9">
            <text:p>19,188,063</text:p>
          </table:table-cell>
          <table:table-cell office:value-type="float" office:value="31858322" table:number-columns-spanned="1" table:number-rows-spanned="2" table:style-name="ce9">
            <text:p>31,858,322</text:p>
          </table:table-cell>
          <table:table-cell office:value-type="float" office:value="54885490" table:number-columns-spanned="1" table:number-rows-spanned="2" table:style-name="ce9">
            <text:p>54,885,490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1469" table:number-columns-spanned="1" table:number-rows-spanned="2" table:style-name="ce9">
            <text:p>1,469</text:p>
          </table:table-cell>
          <table:table-cell office:value-type="percentage" office:value="0.43719999999999998" table:number-columns-spanned="1" table:number-rows-spanned="2" table:style-name="ce10">
            <text:p>43.72%</text:p>
          </table:table-cell>
          <table:table-cell office:value-type="float" office:value="3446" table:number-columns-spanned="1" table:number-rows-spanned="2" table:style-name="ce9">
            <text:p>3,446</text:p>
          </table:table-cell>
          <table:table-cell office:value-type="float" office:value="5062609" table:number-columns-spanned="1" table:number-rows-spanned="2" table:style-name="ce9">
            <text:p>5,062,609</text:p>
          </table:table-cell>
          <table:table-cell office:value-type="float" office:value="8323070" table:number-columns-spanned="1" table:number-rows-spanned="2" table:style-name="ce9">
            <text:p>8,323,070</text:p>
          </table:table-cell>
          <table:table-cell office:value-type="float" office:value="14405527" table:number-columns-spanned="1" table:number-rows-spanned="2" table:style-name="ce9">
            <text:p>14,405,527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2599" table:number-columns-spanned="1" table:number-rows-spanned="2" table:style-name="ce9">
            <text:p>2,599</text:p>
          </table:table-cell>
          <table:table-cell office:value-type="percentage" office:value="0.71950000000000003" table:number-columns-spanned="1" table:number-rows-spanned="2" table:style-name="ce10">
            <text:p>71.95%</text:p>
          </table:table-cell>
          <table:table-cell office:value-type="float" office:value="3038" table:number-columns-spanned="1" table:number-rows-spanned="2" table:style-name="ce9">
            <text:p>3,038</text:p>
          </table:table-cell>
          <table:table-cell office:value-type="float" office:value="7895257" table:number-columns-spanned="1" table:number-rows-spanned="2" table:style-name="ce9">
            <text:p>7,895,257</text:p>
          </table:table-cell>
          <table:table-cell office:value-type="float" office:value="5689557" table:number-columns-spanned="1" table:number-rows-spanned="2" table:style-name="ce9">
            <text:p>5,689,557</text:p>
          </table:table-cell>
          <table:table-cell office:value-type="float" office:value="16349583" table:number-columns-spanned="1" table:number-rows-spanned="2" table:style-name="ce9">
            <text:p>16,349,583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6632" table:number-columns-spanned="1" table:number-rows-spanned="2" table:style-name="ce9">
            <text:p>6,632</text:p>
          </table:table-cell>
          <table:table-cell office:value-type="percentage" office:value="0.82820000000000005" table:number-columns-spanned="1" table:number-rows-spanned="2" table:style-name="ce10">
            <text:p>82.82%</text:p>
          </table:table-cell>
          <table:table-cell office:value-type="float" office:value="4470" table:number-columns-spanned="1" table:number-rows-spanned="2" table:style-name="ce9">
            <text:p>4,470</text:p>
          </table:table-cell>
          <table:table-cell office:value-type="float" office:value="29648058" table:number-columns-spanned="1" table:number-rows-spanned="2" table:style-name="ce9">
            <text:p>29,648,058</text:p>
          </table:table-cell>
          <table:table-cell office:value-type="float" office:value="45940511" table:number-columns-spanned="1" table:number-rows-spanned="2" table:style-name="ce9">
            <text:p>45,940,511</text:p>
          </table:table-cell>
          <table:table-cell office:value-type="float" office:value="79333395" table:number-columns-spanned="1" table:number-rows-spanned="2" table:style-name="ce9">
            <text:p>79,333,395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8" table:number-columns-spanned="1" table:number-rows-spanned="2" table:style-name="ce8">
            <text:p>36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6062" table:number-columns-spanned="1" table:number-rows-spanned="2" table:style-name="ce9">
            <text:p>6,062</text:p>
          </table:table-cell>
          <table:table-cell office:value-type="percentage" office:value="0.89829999999999999" table:number-columns-spanned="1" table:number-rows-spanned="2" table:style-name="ce10">
            <text:p>89.83%</text:p>
          </table:table-cell>
          <table:table-cell office:value-type="float" office:value="2064" table:number-columns-spanned="1" table:number-rows-spanned="2" table:style-name="ce9">
            <text:p>2,064</text:p>
          </table:table-cell>
          <table:table-cell office:value-type="float" office:value="12514096" table:number-columns-spanned="1" table:number-rows-spanned="2" table:style-name="ce9">
            <text:p>12,514,096</text:p>
          </table:table-cell>
          <table:table-cell office:value-type="float" office:value="21823262" table:number-columns-spanned="1" table:number-rows-spanned="2" table:style-name="ce9">
            <text:p>21,823,262</text:p>
          </table:table-cell>
          <table:table-cell office:value-type="float" office:value="39714418" table:number-columns-spanned="1" table:number-rows-spanned="2" table:style-name="ce9">
            <text:p>39,714,418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40" table:number-columns-spanned="1" table:number-rows-spanned="2" table:style-name="ce8">
            <text:p>24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588" table:number-columns-spanned="1" table:number-rows-spanned="2" table:style-name="ce9">
            <text:p>1,588</text:p>
          </table:table-cell>
          <table:table-cell office:value-type="percentage" office:value="0.63019999999999998" table:number-columns-spanned="1" table:number-rows-spanned="2" table:style-name="ce10">
            <text:p>63.02%</text:p>
          </table:table-cell>
          <table:table-cell office:value-type="float" office:value="9192" table:number-columns-spanned="1" table:number-rows-spanned="2" table:style-name="ce9">
            <text:p>9,192</text:p>
          </table:table-cell>
          <table:table-cell office:value-type="float" office:value="14596311" table:number-columns-spanned="1" table:number-rows-spanned="2" table:style-name="ce9">
            <text:p>14,596,311</text:p>
          </table:table-cell>
          <table:table-cell office:value-type="float" office:value="11013113" table:number-columns-spanned="1" table:number-rows-spanned="2" table:style-name="ce9">
            <text:p>11,013,113</text:p>
          </table:table-cell>
          <table:table-cell office:value-type="float" office:value="33192129" table:number-columns-spanned="1" table:number-rows-spanned="2" table:style-name="ce9">
            <text:p>33,192,129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400" table:number-columns-spanned="1" table:number-rows-spanned="2" table:style-name="ce9">
            <text:p>1,400</text:p>
          </table:table-cell>
          <table:table-cell office:value-type="percentage" office:value="0.75760000000000005" table:number-columns-spanned="1" table:number-rows-spanned="2" table:style-name="ce10">
            <text:p>75.76%</text:p>
          </table:table-cell>
          <table:table-cell office:value-type="float" office:value="14423" table:number-columns-spanned="1" table:number-rows-spanned="2" table:style-name="ce9">
            <text:p>14,423</text:p>
          </table:table-cell>
          <table:table-cell office:value-type="float" office:value="20191784" table:number-columns-spanned="1" table:number-rows-spanned="2" table:style-name="ce9">
            <text:p>20,191,784</text:p>
          </table:table-cell>
          <table:table-cell office:value-type="float" office:value="10082399" table:number-columns-spanned="1" table:number-rows-spanned="2" table:style-name="ce9">
            <text:p>10,082,399</text:p>
          </table:table-cell>
          <table:table-cell office:value-type="float" office:value="37500517" table:number-columns-spanned="1" table:number-rows-spanned="2" table:style-name="ce9">
            <text:p>37,500,517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View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5505" table:number-columns-spanned="1" table:number-rows-spanned="2" table:style-name="ce9">
            <text:p>5,505</text:p>
          </table:table-cell>
          <table:table-cell office:value-type="percentage" office:value="0.83660000000000001" table:number-columns-spanned="1" table:number-rows-spanned="2" table:style-name="ce10">
            <text:p>83.66%</text:p>
          </table:table-cell>
          <table:table-cell office:value-type="float" office:value="5591" table:number-columns-spanned="1" table:number-rows-spanned="2" table:style-name="ce9">
            <text:p>5,591</text:p>
          </table:table-cell>
          <table:table-cell office:value-type="float" office:value="30778286" table:number-columns-spanned="1" table:number-rows-spanned="2" table:style-name="ce9">
            <text:p>30,778,286</text:p>
          </table:table-cell>
          <table:table-cell office:value-type="float" office:value="21593880" table:number-columns-spanned="1" table:number-rows-spanned="2" table:style-name="ce9">
            <text:p>21,593,880</text:p>
          </table:table-cell>
          <table:table-cell office:value-type="float" office:value="57779295" table:number-columns-spanned="1" table:number-rows-spanned="2" table:style-name="ce9">
            <text:p>57,779,295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7" table:number-columns-spanned="1" table:number-rows-spanned="2" table:style-name="ce8">
            <text:p>23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1271" table:number-columns-spanned="1" table:number-rows-spanned="2" table:style-name="ce9">
            <text:p>11,271</text:p>
          </table:table-cell>
          <table:table-cell office:value-type="float" office:value="215351" table:number-columns-spanned="1" table:number-rows-spanned="2" table:style-name="ce9">
            <text:p>215,351</text:p>
          </table:table-cell>
          <table:table-cell office:value-type="percentage" office:value="0.68240000000000001" table:number-columns-spanned="1" table:number-rows-spanned="2" table:style-name="ce10">
            <text:p>68.24%</text:p>
          </table:table-cell>
          <table:table-cell office:value-type="float" office:value="4256" table:number-columns-spanned="1" table:number-rows-spanned="2" table:style-name="ce9">
            <text:p>4,256</text:p>
          </table:table-cell>
          <table:table-cell office:value-type="float" office:value="916571367" table:number-columns-spanned="1" table:number-rows-spanned="2" table:style-name="ce9">
            <text:p>916,571,367</text:p>
          </table:table-cell>
          <table:table-cell office:value-type="float" office:value="1089625921" table:number-columns-spanned="1" table:number-rows-spanned="2" table:style-name="ce9">
            <text:p>1,089,625,921</text:p>
          </table:table-cell>
          <table:table-cell office:value-type="float" office:value="2303488885" table:number-columns-spanned="1" table:number-rows-spanned="2" table:style-name="ce9">
            <text:p>2,303,488,885</text:p>
          </table:table-cell>
          <table:table-cell office:value-type="float" office:value="3841" table:number-columns-spanned="1" table:number-rows-spanned="2" table:style-name="ce9">
            <text:p>3,841</text:p>
          </table:table-cell>
          <table:table-cell office:value-type="float" office:value="6307" table:number-columns-spanned="1" table:number-rows-spanned="2" table:style-name="ce9">
            <text:p>6,307</text:p>
          </table:table-cell>
          <table:table-cell office:value-type="float" office:value="2143" table:number-columns-spanned="1" table:number-rows-spanned="2" table:style-name="ce9">
            <text:p>2,143</text:p>
          </table:table-cell>
          <table:table-cell office:value-type="float" office:value="1187" table:number-columns-spanned="1" table:number-rows-spanned="2" table:style-name="ce9">
            <text:p>1,187</text:p>
          </table:table-cell>
          <table:table-cell office:value-type="float" office:value="13478" table:number-columns-spanned="1" table:number-rows-spanned="2" table:style-name="ce9">
            <text:p>13,478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8-15T00:00:00" table:style-name="ce4">
            <text:p>2017/8/15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2月至2017年2月(Data for 2017/2～2017/2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3601" table:number-columns-spanned="1" table:number-rows-spanned="2" table:style-name="ce9">
            <text:p>3,601</text:p>
          </table:table-cell>
          <table:table-cell office:value-type="percentage" office:value="0.433" table:number-columns-spanned="1" table:number-rows-spanned="2" table:style-name="ce10">
            <text:p>43.30%</text:p>
          </table:table-cell>
          <table:table-cell office:value-type="float" office:value="1670" table:number-columns-spanned="1" table:number-rows-spanned="2" table:style-name="ce9">
            <text:p>1,670</text:p>
          </table:table-cell>
          <table:table-cell office:value-type="float" office:value="6013793" table:number-columns-spanned="1" table:number-rows-spanned="2" table:style-name="ce9">
            <text:p>6,013,793</text:p>
          </table:table-cell>
          <table:table-cell office:value-type="float" office:value="2921844" table:number-columns-spanned="1" table:number-rows-spanned="2" table:style-name="ce9">
            <text:p>2,921,844</text:p>
          </table:table-cell>
          <table:table-cell office:value-type="float" office:value="9017016" table:number-columns-spanned="1" table:number-rows-spanned="2" table:style-name="ce9">
            <text:p>9,017,016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3833" table:number-columns-spanned="1" table:number-rows-spanned="2" table:style-name="ce9">
            <text:p>3,833</text:p>
          </table:table-cell>
          <table:table-cell office:value-type="percentage" office:value="0.50890000000000002" table:number-columns-spanned="1" table:number-rows-spanned="2" table:style-name="ce10">
            <text:p>50.89%</text:p>
          </table:table-cell>
          <table:table-cell office:value-type="float" office:value="1930" table:number-columns-spanned="1" table:number-rows-spanned="2" table:style-name="ce9">
            <text:p>1,930</text:p>
          </table:table-cell>
          <table:table-cell office:value-type="float" office:value="7398054" table:number-columns-spanned="1" table:number-rows-spanned="2" table:style-name="ce9">
            <text:p>7,398,054</text:p>
          </table:table-cell>
          <table:table-cell office:value-type="float" office:value="2720113" table:number-columns-spanned="1" table:number-rows-spanned="2" table:style-name="ce9">
            <text:p>2,720,113</text:p>
          </table:table-cell>
          <table:table-cell office:value-type="float" office:value="10473688" table:number-columns-spanned="1" table:number-rows-spanned="2" table:style-name="ce9">
            <text:p>10,473,688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453" table:number-columns-spanned="1" table:number-rows-spanned="2" table:style-name="ce8">
            <text:p>453</text:p>
          </table:table-cell>
          <table:table-cell office:value-type="float" office:value="9016" table:number-columns-spanned="1" table:number-rows-spanned="2" table:style-name="ce9">
            <text:p>9,016</text:p>
          </table:table-cell>
          <table:table-cell office:value-type="percentage" office:value="0.71079999999999999" table:number-columns-spanned="1" table:number-rows-spanned="2" table:style-name="ce10">
            <text:p>71.08%</text:p>
          </table:table-cell>
          <table:table-cell office:value-type="float" office:value="2190" table:number-columns-spanned="1" table:number-rows-spanned="2" table:style-name="ce9">
            <text:p>2,190</text:p>
          </table:table-cell>
          <table:table-cell office:value-type="float" office:value="19747001" table:number-columns-spanned="1" table:number-rows-spanned="2" table:style-name="ce9">
            <text:p>19,747,001</text:p>
          </table:table-cell>
          <table:table-cell office:value-type="float" office:value="38724992" table:number-columns-spanned="1" table:number-rows-spanned="2" table:style-name="ce9">
            <text:p>38,724,992</text:p>
          </table:table-cell>
          <table:table-cell office:value-type="float" office:value="60733158" table:number-columns-spanned="1" table:number-rows-spanned="2" table:style-name="ce9">
            <text:p>60,733,158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389" table:number-columns-spanned="1" table:number-rows-spanned="2" table:style-name="ce8">
            <text:p>38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436" table:number-columns-spanned="1" table:number-rows-spanned="2" table:style-name="ce8">
            <text:p>436</text:p>
          </table:table-cell>
          <table:table-cell office:value-type="float" office:value="9320" table:number-columns-spanned="1" table:number-rows-spanned="2" table:style-name="ce9">
            <text:p>9,320</text:p>
          </table:table-cell>
          <table:table-cell office:value-type="percentage" office:value="0.76339999999999997" table:number-columns-spanned="1" table:number-rows-spanned="2" table:style-name="ce10">
            <text:p>76.34%</text:p>
          </table:table-cell>
          <table:table-cell office:value-type="float" office:value="4433" table:number-columns-spanned="1" table:number-rows-spanned="2" table:style-name="ce9">
            <text:p>4,433</text:p>
          </table:table-cell>
          <table:table-cell office:value-type="float" office:value="41316651" table:number-columns-spanned="1" table:number-rows-spanned="2" table:style-name="ce9">
            <text:p>41,316,651</text:p>
          </table:table-cell>
          <table:table-cell office:value-type="float" office:value="61302004" table:number-columns-spanned="1" table:number-rows-spanned="2" table:style-name="ce9">
            <text:p>61,302,004</text:p>
          </table:table-cell>
          <table:table-cell office:value-type="float" office:value="116715414" table:number-columns-spanned="1" table:number-rows-spanned="2" table:style-name="ce9">
            <text:p>116,715,414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office:value-type="float" office:value="543" table:number-columns-spanned="1" table:number-rows-spanned="2" table:style-name="ce8">
            <text:p>54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856" table:number-columns-spanned="1" table:number-rows-spanned="2" table:style-name="ce8">
            <text:p>8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5865" table:number-columns-spanned="1" table:number-rows-spanned="2" table:style-name="ce9">
            <text:p>5,865</text:p>
          </table:table-cell>
          <table:table-cell office:value-type="percentage" office:value="0.77290000000000003" table:number-columns-spanned="1" table:number-rows-spanned="2" table:style-name="ce10">
            <text:p>77.29%</text:p>
          </table:table-cell>
          <table:table-cell office:value-type="float" office:value="2335" table:number-columns-spanned="1" table:number-rows-spanned="2" table:style-name="ce9">
            <text:p>2,335</text:p>
          </table:table-cell>
          <table:table-cell office:value-type="float" office:value="13694000" table:number-columns-spanned="1" table:number-rows-spanned="2" table:style-name="ce9">
            <text:p>13,694,000</text:p>
          </table:table-cell>
          <table:table-cell office:value-type="float" office:value="14092000" table:number-columns-spanned="1" table:number-rows-spanned="2" table:style-name="ce9">
            <text:p>14,092,000</text:p>
          </table:table-cell>
          <table:table-cell office:value-type="float" office:value="30727000" table:number-columns-spanned="1" table:number-rows-spanned="2" table:style-name="ce9">
            <text:p>30,727,000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72" table:number-columns-spanned="1" table:number-rows-spanned="2" table:style-name="ce8">
            <text:p>2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585" table:number-columns-spanned="1" table:number-rows-spanned="2" table:style-name="ce8">
            <text:p>585</text:p>
          </table:table-cell>
          <table:table-cell office:value-type="float" office:value="8810" table:number-columns-spanned="1" table:number-rows-spanned="2" table:style-name="ce9">
            <text:p>8,810</text:p>
          </table:table-cell>
          <table:table-cell office:value-type="percentage" office:value="0.53790000000000004" table:number-columns-spanned="1" table:number-rows-spanned="2" table:style-name="ce10">
            <text:p>53.79%</text:p>
          </table:table-cell>
          <table:table-cell office:value-type="float" office:value="2561" table:number-columns-spanned="1" table:number-rows-spanned="2" table:style-name="ce9">
            <text:p>2,561</text:p>
          </table:table-cell>
          <table:table-cell office:value-type="float" office:value="22560844" table:number-columns-spanned="1" table:number-rows-spanned="2" table:style-name="ce9">
            <text:p>22,560,844</text:p>
          </table:table-cell>
          <table:table-cell office:value-type="float" office:value="23801867" table:number-columns-spanned="1" table:number-rows-spanned="2" table:style-name="ce9">
            <text:p>23,801,867</text:p>
          </table:table-cell>
          <table:table-cell office:value-type="float" office:value="58330505" table:number-columns-spanned="1" table:number-rows-spanned="2" table:style-name="ce9">
            <text:p>58,330,505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509" table:number-columns-spanned="1" table:number-rows-spanned="2" table:style-name="ce8">
            <text:p>50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6858" table:number-columns-spanned="1" table:number-rows-spanned="2" table:style-name="ce9">
            <text:p>6,858</text:p>
          </table:table-cell>
          <table:table-cell office:value-type="percentage" office:value="0.64449999999999996" table:number-columns-spanned="1" table:number-rows-spanned="2" table:style-name="ce10">
            <text:p>64.45%</text:p>
          </table:table-cell>
          <table:table-cell office:value-type="float" office:value="2068" table:number-columns-spanned="1" table:number-rows-spanned="2" table:style-name="ce9">
            <text:p>2,068</text:p>
          </table:table-cell>
          <table:table-cell office:value-type="float" office:value="14181217" table:number-columns-spanned="1" table:number-rows-spanned="2" table:style-name="ce9">
            <text:p>14,181,217</text:p>
          </table:table-cell>
          <table:table-cell office:value-type="float" office:value="18305244" table:number-columns-spanned="1" table:number-rows-spanned="2" table:style-name="ce9">
            <text:p>18,305,244</text:p>
          </table:table-cell>
          <table:table-cell office:value-type="float" office:value="33662145" table:number-columns-spanned="1" table:number-rows-spanned="2" table:style-name="ce9">
            <text:p>33,662,145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316" table:number-columns-spanned="1" table:number-rows-spanned="2" table:style-name="ce8">
            <text:p>3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4091" table:number-columns-spanned="1" table:number-rows-spanned="2" table:style-name="ce9">
            <text:p>4,091</text:p>
          </table:table-cell>
          <table:table-cell office:value-type="percentage" office:value="0.7379" table:number-columns-spanned="1" table:number-rows-spanned="2" table:style-name="ce10">
            <text:p>73.79%</text:p>
          </table:table-cell>
          <table:table-cell office:value-type="float" office:value="2230" table:number-columns-spanned="1" table:number-rows-spanned="2" table:style-name="ce9">
            <text:p>2,230</text:p>
          </table:table-cell>
          <table:table-cell office:value-type="float" office:value="9123983" table:number-columns-spanned="1" table:number-rows-spanned="2" table:style-name="ce9">
            <text:p>9,123,983</text:p>
          </table:table-cell>
          <table:table-cell office:value-type="float" office:value="20347716" table:number-columns-spanned="1" table:number-rows-spanned="2" table:style-name="ce9">
            <text:p>20,347,716</text:p>
          </table:table-cell>
          <table:table-cell office:value-type="float" office:value="31366504" table:number-columns-spanned="1" table:number-rows-spanned="2" table:style-name="ce9">
            <text:p>31,366,504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3092" table:number-columns-spanned="1" table:number-rows-spanned="2" table:style-name="ce9">
            <text:p>3,092</text:p>
          </table:table-cell>
          <table:table-cell office:value-type="percentage" office:value="0.44169999999999998" table:number-columns-spanned="1" table:number-rows-spanned="2" table:style-name="ce10">
            <text:p>44.17%</text:p>
          </table:table-cell>
          <table:table-cell office:value-type="float" office:value="2363" table:number-columns-spanned="1" table:number-rows-spanned="2" table:style-name="ce9">
            <text:p>2,363</text:p>
          </table:table-cell>
          <table:table-cell office:value-type="float" office:value="7305873" table:number-columns-spanned="1" table:number-rows-spanned="2" table:style-name="ce9">
            <text:p>7,305,873</text:p>
          </table:table-cell>
          <table:table-cell office:value-type="float" office:value="2876542" table:number-columns-spanned="1" table:number-rows-spanned="2" table:style-name="ce9">
            <text:p>2,876,542</text:p>
          </table:table-cell>
          <table:table-cell office:value-type="float" office:value="10286765" table:number-columns-spanned="1" table:number-rows-spanned="2" table:style-name="ce9">
            <text:p>10,286,765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139" table:number-columns-spanned="1" table:number-rows-spanned="2" table:style-name="ce9">
            <text:p>3,139</text:p>
          </table:table-cell>
          <table:table-cell office:value-type="float" office:value="54486" table:number-columns-spanned="1" table:number-rows-spanned="2" table:style-name="ce9">
            <text:p>54,486</text:p>
          </table:table-cell>
          <table:table-cell office:value-type="percentage" office:value="0.61990000000000001" table:number-columns-spanned="1" table:number-rows-spanned="2" table:style-name="ce10">
            <text:p>61.99%</text:p>
          </table:table-cell>
          <table:table-cell office:value-type="float" office:value="2594" table:number-columns-spanned="1" table:number-rows-spanned="2" table:style-name="ce9">
            <text:p>2,594</text:p>
          </table:table-cell>
          <table:table-cell office:value-type="float" office:value="141341416" table:number-columns-spanned="1" table:number-rows-spanned="2" table:style-name="ce9">
            <text:p>141,341,416</text:p>
          </table:table-cell>
          <table:table-cell office:value-type="float" office:value="185092322" table:number-columns-spanned="1" table:number-rows-spanned="2" table:style-name="ce9">
            <text:p>185,092,322</text:p>
          </table:table-cell>
          <table:table-cell office:value-type="float" office:value="361312195" table:number-columns-spanned="1" table:number-rows-spanned="2" table:style-name="ce9">
            <text:p>361,312,195</text:p>
          </table:table-cell>
          <table:table-cell office:value-type="float" office:value="890" table:number-columns-spanned="1" table:number-rows-spanned="2" table:style-name="ce8">
            <text:p>890</text:p>
          </table:table-cell>
          <table:table-cell office:value-type="float" office:value="1373" table:number-columns-spanned="1" table:number-rows-spanned="2" table:style-name="ce9">
            <text:p>1,373</text:p>
          </table:table-cell>
          <table:table-cell office:value-type="float" office:value="314" table:number-columns-spanned="1" table:number-rows-spanned="2" table:style-name="ce8">
            <text:p>314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office:value-type="float" office:value="2865" table:number-columns-spanned="1" table:number-rows-spanned="2" table:style-name="ce9">
            <text:p>2,865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8-15T00:00:00" table:style-name="ce4">
            <text:p>2017/8/15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2月至2017年2月(Data for 2017/2～2017/2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4124" table:number-columns-spanned="1" table:number-rows-spanned="2" table:style-name="ce9">
            <text:p>4,124</text:p>
          </table:table-cell>
          <table:table-cell office:value-type="percentage" office:value="0.82740000000000002" table:number-columns-spanned="1" table:number-rows-spanned="2" table:style-name="ce10">
            <text:p>82.74%</text:p>
          </table:table-cell>
          <table:table-cell office:value-type="float" office:value="2089" table:number-columns-spanned="1" table:number-rows-spanned="2" table:style-name="ce9">
            <text:p>2,089</text:p>
          </table:table-cell>
          <table:table-cell office:value-type="float" office:value="8615750" table:number-columns-spanned="1" table:number-rows-spanned="2" table:style-name="ce9">
            <text:p>8,615,750</text:p>
          </table:table-cell>
          <table:table-cell office:value-type="float" office:value="14821606" table:number-columns-spanned="1" table:number-rows-spanned="2" table:style-name="ce9">
            <text:p>14,821,606</text:p>
          </table:table-cell>
          <table:table-cell office:value-type="float" office:value="25597297" table:number-columns-spanned="1" table:number-rows-spanned="2" table:style-name="ce9">
            <text:p>25,597,297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2124" table:number-columns-spanned="1" table:number-rows-spanned="2" table:style-name="ce9">
            <text:p>2,124</text:p>
          </table:table-cell>
          <table:table-cell office:value-type="percentage" office:value="0.3327" table:number-columns-spanned="1" table:number-rows-spanned="2" table:style-name="ce10">
            <text:p>33.27%</text:p>
          </table:table-cell>
          <table:table-cell office:value-type="float" office:value="1815" table:number-columns-spanned="1" table:number-rows-spanned="2" table:style-name="ce9">
            <text:p>1,815</text:p>
          </table:table-cell>
          <table:table-cell office:value-type="float" office:value="3854621" table:number-columns-spanned="1" table:number-rows-spanned="2" table:style-name="ce9">
            <text:p>3,854,621</text:p>
          </table:table-cell>
          <table:table-cell office:value-type="float" office:value="5389697" table:number-columns-spanned="1" table:number-rows-spanned="2" table:style-name="ce9">
            <text:p>5,389,697</text:p>
          </table:table-cell>
          <table:table-cell office:value-type="float" office:value="9968841" table:number-columns-spanned="1" table:number-rows-spanned="2" table:style-name="ce9">
            <text:p>9,968,841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354" table:number-columns-spanned="1" table:number-rows-spanned="2" table:style-name="ce8">
            <text:p>354</text:p>
          </table:table-cell>
          <table:table-cell office:value-type="float" office:value="7189" table:number-columns-spanned="1" table:number-rows-spanned="2" table:style-name="ce9">
            <text:p>7,189</text:p>
          </table:table-cell>
          <table:table-cell office:value-type="percentage" office:value="0.72529999999999994" table:number-columns-spanned="1" table:number-rows-spanned="2" table:style-name="ce10">
            <text:p>72.53%</text:p>
          </table:table-cell>
          <table:table-cell office:value-type="float" office:value="2485" table:number-columns-spanned="1" table:number-rows-spanned="2" table:style-name="ce9">
            <text:p>2,485</text:p>
          </table:table-cell>
          <table:table-cell office:value-type="float" office:value="17864663" table:number-columns-spanned="1" table:number-rows-spanned="2" table:style-name="ce9">
            <text:p>17,864,663</text:p>
          </table:table-cell>
          <table:table-cell office:value-type="float" office:value="22198122" table:number-columns-spanned="1" table:number-rows-spanned="2" table:style-name="ce9">
            <text:p>22,198,122</text:p>
          </table:table-cell>
          <table:table-cell office:value-type="float" office:value="44995092" table:number-columns-spanned="1" table:number-rows-spanned="2" table:style-name="ce9">
            <text:p>44,995,092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3" table:number-columns-spanned="1" table:number-rows-spanned="2" table:style-name="ce8">
            <text:p>26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2879" table:number-columns-spanned="1" table:number-rows-spanned="2" table:style-name="ce9">
            <text:p>2,879</text:p>
          </table:table-cell>
          <table:table-cell office:value-type="percentage" office:value="0.66339999999999999" table:number-columns-spanned="1" table:number-rows-spanned="2" table:style-name="ce10">
            <text:p>66.34%</text:p>
          </table:table-cell>
          <table:table-cell office:value-type="float" office:value="2726" table:number-columns-spanned="1" table:number-rows-spanned="2" table:style-name="ce9">
            <text:p>2,726</text:p>
          </table:table-cell>
          <table:table-cell office:value-type="float" office:value="7849447" table:number-columns-spanned="1" table:number-rows-spanned="2" table:style-name="ce9">
            <text:p>7,849,447</text:p>
          </table:table-cell>
          <table:table-cell office:value-type="float" office:value="11590189" table:number-columns-spanned="1" table:number-rows-spanned="2" table:style-name="ce9">
            <text:p>11,590,189</text:p>
          </table:table-cell>
          <table:table-cell office:value-type="float" office:value="22332765" table:number-columns-spanned="1" table:number-rows-spanned="2" table:style-name="ce9">
            <text:p>22,332,765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17" table:number-columns-spanned="1" table:number-rows-spanned="2" table:style-name="ce8">
            <text:p>2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5006" table:number-columns-spanned="1" table:number-rows-spanned="2" table:style-name="ce9">
            <text:p>5,006</text:p>
          </table:table-cell>
          <table:table-cell office:value-type="percentage" office:value="0.80530000000000002" table:number-columns-spanned="1" table:number-rows-spanned="2" table:style-name="ce10">
            <text:p>80.53%</text:p>
          </table:table-cell>
          <table:table-cell office:value-type="float" office:value="2915" table:number-columns-spanned="1" table:number-rows-spanned="2" table:style-name="ce9">
            <text:p>2,915</text:p>
          </table:table-cell>
          <table:table-cell office:value-type="float" office:value="14594961" table:number-columns-spanned="1" table:number-rows-spanned="2" table:style-name="ce9">
            <text:p>14,594,961</text:p>
          </table:table-cell>
          <table:table-cell office:value-type="float" office:value="16488071" table:number-columns-spanned="1" table:number-rows-spanned="2" table:style-name="ce9">
            <text:p>16,488,071</text:p>
          </table:table-cell>
          <table:table-cell office:value-type="float" office:value="46521343" table:number-columns-spanned="1" table:number-rows-spanned="2" table:style-name="ce9">
            <text:p>46,521,343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445" table:number-columns-spanned="1" table:number-rows-spanned="2" table:style-name="ce8">
            <text:p>44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3067" table:number-columns-spanned="1" table:number-rows-spanned="2" table:style-name="ce9">
            <text:p>3,067</text:p>
          </table:table-cell>
          <table:table-cell office:value-type="percentage" office:value="0.73509999999999998" table:number-columns-spanned="1" table:number-rows-spanned="2" table:style-name="ce10">
            <text:p>73.51%</text:p>
          </table:table-cell>
          <table:table-cell office:value-type="float" office:value="3341" table:number-columns-spanned="1" table:number-rows-spanned="2" table:style-name="ce9">
            <text:p>3,341</text:p>
          </table:table-cell>
          <table:table-cell office:value-type="float" office:value="10246070" table:number-columns-spanned="1" table:number-rows-spanned="2" table:style-name="ce9">
            <text:p>10,246,070</text:p>
          </table:table-cell>
          <table:table-cell office:value-type="float" office:value="22698740" table:number-columns-spanned="1" table:number-rows-spanned="2" table:style-name="ce9">
            <text:p>22,698,740</text:p>
          </table:table-cell>
          <table:table-cell office:value-type="float" office:value="37039857" table:number-columns-spanned="1" table:number-rows-spanned="2" table:style-name="ce9">
            <text:p>37,039,857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66" table:number-columns-spanned="1" table:number-rows-spanned="2" table:style-name="ce8">
            <text:p>26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3773" table:number-columns-spanned="1" table:number-rows-spanned="2" table:style-name="ce9">
            <text:p>3,773</text:p>
          </table:table-cell>
          <table:table-cell office:value-type="percentage" office:value="0.67379999999999995" table:number-columns-spanned="1" table:number-rows-spanned="2" table:style-name="ce10">
            <text:p>67.38%</text:p>
          </table:table-cell>
          <table:table-cell office:value-type="float" office:value="1605" table:number-columns-spanned="1" table:number-rows-spanned="2" table:style-name="ce9">
            <text:p>1,605</text:p>
          </table:table-cell>
          <table:table-cell office:value-type="float" office:value="6054603" table:number-columns-spanned="1" table:number-rows-spanned="2" table:style-name="ce9">
            <text:p>6,054,603</text:p>
          </table:table-cell>
          <table:table-cell office:value-type="float" office:value="4305031" table:number-columns-spanned="1" table:number-rows-spanned="2" table:style-name="ce9">
            <text:p>4,305,031</text:p>
          </table:table-cell>
          <table:table-cell office:value-type="float" office:value="10968910" table:number-columns-spanned="1" table:number-rows-spanned="2" table:style-name="ce9">
            <text:p>10,968,910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486" table:number-columns-spanned="1" table:number-rows-spanned="2" table:style-name="ce9">
            <text:p>1,486</text:p>
          </table:table-cell>
          <table:table-cell office:value-type="float" office:value="28162" table:number-columns-spanned="1" table:number-rows-spanned="2" table:style-name="ce9">
            <text:p>28,162</text:p>
          </table:table-cell>
          <table:table-cell office:value-type="percentage" office:value="0.67679999999999996" table:number-columns-spanned="1" table:number-rows-spanned="2" table:style-name="ce10">
            <text:p>67.68%</text:p>
          </table:table-cell>
          <table:table-cell office:value-type="float" office:value="2453" table:number-columns-spanned="1" table:number-rows-spanned="2" table:style-name="ce9">
            <text:p>2,453</text:p>
          </table:table-cell>
          <table:table-cell office:value-type="float" office:value="69080115" table:number-columns-spanned="1" table:number-rows-spanned="2" table:style-name="ce9">
            <text:p>69,080,115</text:p>
          </table:table-cell>
          <table:table-cell office:value-type="float" office:value="97491456" table:number-columns-spanned="1" table:number-rows-spanned="2" table:style-name="ce9">
            <text:p>97,491,456</text:p>
          </table:table-cell>
          <table:table-cell office:value-type="float" office:value="197424105" table:number-columns-spanned="1" table:number-rows-spanned="2" table:style-name="ce9">
            <text:p>197,424,105</text:p>
          </table:table-cell>
          <table:table-cell office:value-type="float" office:value="508" table:number-columns-spanned="1" table:number-rows-spanned="2" table:style-name="ce8">
            <text:p>508</text:p>
          </table:table-cell>
          <table:table-cell office:value-type="float" office:value="801" table:number-columns-spanned="1" table:number-rows-spanned="2" table:style-name="ce8">
            <text:p>801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office:value-type="float" office:value="1716" table:number-columns-spanned="1" table:number-rows-spanned="2" table:style-name="ce9">
            <text:p>1,716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8-15T00:00:00" table:style-name="ce4">
            <text:p>2017/8/15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2月至2017年2月(Data for 2017/2～2017/2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642" table:number-columns-spanned="1" table:number-rows-spanned="2" table:style-name="ce9">
            <text:p>1,642</text:p>
          </table:table-cell>
          <table:table-cell office:value-type="percentage" office:value="0.35120000000000001" table:number-columns-spanned="1" table:number-rows-spanned="2" table:style-name="ce10">
            <text:p>35.12%</text:p>
          </table:table-cell>
          <table:table-cell office:value-type="float" office:value="1358" table:number-columns-spanned="1" table:number-rows-spanned="2" table:style-name="ce9">
            <text:p>1,358</text:p>
          </table:table-cell>
          <table:table-cell office:value-type="float" office:value="2230000" table:number-columns-spanned="1" table:number-rows-spanned="2" table:style-name="ce9">
            <text:p>2,230,000</text:p>
          </table:table-cell>
          <table:table-cell office:value-type="float" office:value="520000" table:number-columns-spanned="1" table:number-rows-spanned="2" table:style-name="ce9">
            <text:p>520,000</text:p>
          </table:table-cell>
          <table:table-cell office:value-type="float" office:value="2788473" table:number-columns-spanned="1" table:number-rows-spanned="2" table:style-name="ce9">
            <text:p>2,788,473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統帥大飯店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2752" table:number-columns-spanned="1" table:number-rows-spanned="2" table:style-name="ce9">
            <text:p>2,752</text:p>
          </table:table-cell>
          <table:table-cell office:value-type="percentage" office:value="0.36399999999999999" table:number-columns-spanned="1" table:number-rows-spanned="2" table:style-name="ce10">
            <text:p>36.40%</text:p>
          </table:table-cell>
          <table:table-cell office:value-type="float" office:value="1577" table:number-columns-spanned="1" table:number-rows-spanned="2" table:style-name="ce9">
            <text:p>1,577</text:p>
          </table:table-cell>
          <table:table-cell office:value-type="float" office:value="4340956" table:number-columns-spanned="1" table:number-rows-spanned="2" table:style-name="ce9">
            <text:p>4,340,956</text:p>
          </table:table-cell>
          <table:table-cell office:value-type="float" office:value="3649520" table:number-columns-spanned="1" table:number-rows-spanned="2" table:style-name="ce9">
            <text:p>3,649,520</text:p>
          </table:table-cell>
          <table:table-cell office:value-type="float" office:value="8439914" table:number-columns-spanned="1" table:number-rows-spanned="2" table:style-name="ce9">
            <text:p>8,439,914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rsh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3432" table:number-columns-spanned="1" table:number-rows-spanned="2" table:style-name="ce9">
            <text:p>3,432</text:p>
          </table:table-cell>
          <table:table-cell office:value-type="percentage" office:value="0.62219999999999998" table:number-columns-spanned="1" table:number-rows-spanned="2" table:style-name="ce10">
            <text:p>62.22%</text:p>
          </table:table-cell>
          <table:table-cell office:value-type="float" office:value="2294" table:number-columns-spanned="1" table:number-rows-spanned="2" table:style-name="ce9">
            <text:p>2,294</text:p>
          </table:table-cell>
          <table:table-cell office:value-type="float" office:value="7874035" table:number-columns-spanned="1" table:number-rows-spanned="2" table:style-name="ce9">
            <text:p>7,874,035</text:p>
          </table:table-cell>
          <table:table-cell office:value-type="float" office:value="8037643" table:number-columns-spanned="1" table:number-rows-spanned="2" table:style-name="ce9">
            <text:p>8,037,643</text:p>
          </table:table-cell>
          <table:table-cell office:value-type="float" office:value="16614834" table:number-columns-spanned="1" table:number-rows-spanned="2" table:style-name="ce9">
            <text:p>16,614,834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5651" table:number-columns-spanned="1" table:number-rows-spanned="2" table:style-name="ce9">
            <text:p>5,651</text:p>
          </table:table-cell>
          <table:table-cell office:value-type="percentage" office:value="0.58840000000000003" table:number-columns-spanned="1" table:number-rows-spanned="2" table:style-name="ce10">
            <text:p>58.84%</text:p>
          </table:table-cell>
          <table:table-cell office:value-type="float" office:value="2245" table:number-columns-spanned="1" table:number-rows-spanned="2" table:style-name="ce9">
            <text:p>2,245</text:p>
          </table:table-cell>
          <table:table-cell office:value-type="float" office:value="12688606" table:number-columns-spanned="1" table:number-rows-spanned="2" table:style-name="ce9">
            <text:p>12,688,606</text:p>
          </table:table-cell>
          <table:table-cell office:value-type="float" office:value="11743827" table:number-columns-spanned="1" table:number-rows-spanned="2" table:style-name="ce9">
            <text:p>11,743,827</text:p>
          </table:table-cell>
          <table:table-cell office:value-type="float" office:value="25369853" table:number-columns-spanned="1" table:number-rows-spanned="2" table:style-name="ce9">
            <text:p>25,369,853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5410" table:number-columns-spanned="1" table:number-rows-spanned="2" table:style-name="ce9">
            <text:p>5,410</text:p>
          </table:table-cell>
          <table:table-cell office:value-type="percentage" office:value="0.5071" table:number-columns-spanned="1" table:number-rows-spanned="2" table:style-name="ce10">
            <text:p>50.71%</text:p>
          </table:table-cell>
          <table:table-cell office:value-type="float" office:value="3783" table:number-columns-spanned="1" table:number-rows-spanned="2" table:style-name="ce9">
            <text:p>3,783</text:p>
          </table:table-cell>
          <table:table-cell office:value-type="float" office:value="20468332" table:number-columns-spanned="1" table:number-rows-spanned="2" table:style-name="ce9">
            <text:p>20,468,332</text:p>
          </table:table-cell>
          <table:table-cell office:value-type="float" office:value="11924854" table:number-columns-spanned="1" table:number-rows-spanned="2" table:style-name="ce9">
            <text:p>11,924,854</text:p>
          </table:table-cell>
          <table:table-cell office:value-type="float" office:value="36682719" table:number-columns-spanned="1" table:number-rows-spanned="2" table:style-name="ce9">
            <text:p>36,682,719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351" table:number-columns-spanned="1" table:number-rows-spanned="2" table:style-name="ce8">
            <text:p>35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358" table:number-columns-spanned="1" table:number-rows-spanned="2" table:style-name="ce9">
            <text:p>1,358</text:p>
          </table:table-cell>
          <table:table-cell office:value-type="float" office:value="18887" table:number-columns-spanned="1" table:number-rows-spanned="2" table:style-name="ce9">
            <text:p>18,887</text:p>
          </table:table-cell>
          <table:table-cell office:value-type="percentage" office:value="0.49669999999999997" table:number-columns-spanned="1" table:number-rows-spanned="2" table:style-name="ce10">
            <text:p>49.67%</text:p>
          </table:table-cell>
          <table:table-cell office:value-type="float" office:value="2520" table:number-columns-spanned="1" table:number-rows-spanned="2" table:style-name="ce9">
            <text:p>2,520</text:p>
          </table:table-cell>
          <table:table-cell office:value-type="float" office:value="47601929" table:number-columns-spanned="1" table:number-rows-spanned="2" table:style-name="ce9">
            <text:p>47,601,929</text:p>
          </table:table-cell>
          <table:table-cell office:value-type="float" office:value="35875844" table:number-columns-spanned="1" table:number-rows-spanned="2" table:style-name="ce9">
            <text:p>35,875,844</text:p>
          </table:table-cell>
          <table:table-cell office:value-type="float" office:value="89895793" table:number-columns-spanned="1" table:number-rows-spanned="2" table:style-name="ce9">
            <text:p>89,895,793</text:p>
          </table:table-cell>
          <table:table-cell office:value-type="float" office:value="224" table:number-columns-spanned="1" table:number-rows-spanned="2" table:style-name="ce8">
            <text:p>224</text:p>
          </table:table-cell>
          <table:table-cell office:value-type="float" office:value="347" table:number-columns-spanned="1" table:number-rows-spanned="2" table:style-name="ce8">
            <text:p>347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233" table:number-columns-spanned="1" table:number-rows-spanned="2" table:style-name="ce8">
            <text:p>233</text:p>
          </table:table-cell>
          <table:table-cell office:value-type="float" office:value="921" table:number-columns-spanned="1" table:number-rows-spanned="2" table:style-name="ce8">
            <text:p>921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8-15T00:00:00" table:style-name="ce4">
            <text:p>2017/8/15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2月至2017年2月(Data for 2017/2～2017/2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607" table:number-columns-spanned="1" table:number-rows-spanned="2" table:style-name="ce8">
            <text:p>607</text:p>
          </table:table-cell>
          <table:table-cell office:value-type="percentage" office:value="0.4612" table:number-columns-spanned="1" table:number-rows-spanned="2" table:style-name="ce10">
            <text:p>46.12%</text:p>
          </table:table-cell>
          <table:table-cell office:value-type="float" office:value="4528" table:number-columns-spanned="1" table:number-rows-spanned="2" table:style-name="ce9">
            <text:p>4,528</text:p>
          </table:table-cell>
          <table:table-cell office:value-type="float" office:value="2748467" table:number-columns-spanned="1" table:number-rows-spanned="2" table:style-name="ce9">
            <text:p>2,748,467</text:p>
          </table:table-cell>
          <table:table-cell office:value-type="float" office:value="2070741" table:number-columns-spanned="1" table:number-rows-spanned="2" table:style-name="ce9">
            <text:p>2,070,741</text:p>
          </table:table-cell>
          <table:table-cell office:value-type="float" office:value="7088429" table:number-columns-spanned="1" table:number-rows-spanned="2" table:style-name="ce9">
            <text:p>7,088,429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趣淘漫旅(原曾文.山芙蓉渡假大酒店)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3368" table:number-columns-spanned="1" table:number-rows-spanned="2" table:style-name="ce9">
            <text:p>3,368</text:p>
          </table:table-cell>
          <table:table-cell office:value-type="percentage" office:value="0.60750000000000004" table:number-columns-spanned="1" table:number-rows-spanned="2" table:style-name="ce10">
            <text:p>60.75%</text:p>
          </table:table-cell>
          <table:table-cell office:value-type="float" office:value="3444" table:number-columns-spanned="1" table:number-rows-spanned="2" table:style-name="ce9">
            <text:p>3,444</text:p>
          </table:table-cell>
          <table:table-cell office:value-type="float" office:value="11597790" table:number-columns-spanned="1" table:number-rows-spanned="2" table:style-name="ce9">
            <text:p>11,597,790</text:p>
          </table:table-cell>
          <table:table-cell office:value-type="float" office:value="3604300" table:number-columns-spanned="1" table:number-rows-spanned="2" table:style-name="ce9">
            <text:p>3,604,300</text:p>
          </table:table-cell>
          <table:table-cell office:value-type="float" office:value="17471163" table:number-columns-spanned="1" table:number-rows-spanned="2" table:style-name="ce9">
            <text:p>17,471,163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1895" table:number-columns-spanned="1" table:number-rows-spanned="2" table:style-name="ce9">
            <text:p>1,895</text:p>
          </table:table-cell>
          <table:table-cell office:value-type="percentage" office:value="0.63249999999999995" table:number-columns-spanned="1" table:number-rows-spanned="2" table:style-name="ce10">
            <text:p>63.25%</text:p>
          </table:table-cell>
          <table:table-cell office:value-type="float" office:value="1956" table:number-columns-spanned="1" table:number-rows-spanned="2" table:style-name="ce9">
            <text:p>1,956</text:p>
          </table:table-cell>
          <table:table-cell office:value-type="float" office:value="3706397" table:number-columns-spanned="1" table:number-rows-spanned="2" table:style-name="ce9">
            <text:p>3,706,397</text:p>
          </table:table-cell>
          <table:table-cell office:value-type="float" office:value="7439765" table:number-columns-spanned="1" table:number-rows-spanned="2" table:style-name="ce9">
            <text:p>7,439,765</text:p>
          </table:table-cell>
          <table:table-cell office:value-type="float" office:value="12134885" table:number-columns-spanned="1" table:number-rows-spanned="2" table:style-name="ce9">
            <text:p>12,134,885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4574" table:number-columns-spanned="1" table:number-rows-spanned="2" table:style-name="ce9">
            <text:p>4,574</text:p>
          </table:table-cell>
          <table:table-cell office:value-type="percentage" office:value="0.84640000000000004" table:number-columns-spanned="1" table:number-rows-spanned="2" table:style-name="ce10">
            <text:p>84.64%</text:p>
          </table:table-cell>
          <table:table-cell office:value-type="float" office:value="7169" table:number-columns-spanned="1" table:number-rows-spanned="2" table:style-name="ce9">
            <text:p>7,169</text:p>
          </table:table-cell>
          <table:table-cell office:value-type="float" office:value="32793090" table:number-columns-spanned="1" table:number-rows-spanned="2" table:style-name="ce9">
            <text:p>32,793,090</text:p>
          </table:table-cell>
          <table:table-cell office:value-type="float" office:value="22461348" table:number-columns-spanned="1" table:number-rows-spanned="2" table:style-name="ce9">
            <text:p>22,461,348</text:p>
          </table:table-cell>
          <table:table-cell office:value-type="float" office:value="63154023" table:number-columns-spanned="1" table:number-rows-spanned="2" table:style-name="ce9">
            <text:p>63,154,023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314" table:number-columns-spanned="1" table:number-rows-spanned="2" table:style-name="ce8">
            <text:p>3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005" table:number-columns-spanned="1" table:number-rows-spanned="2" table:style-name="ce9">
            <text:p>2,005</text:p>
          </table:table-cell>
          <table:table-cell office:value-type="percentage" office:value="0.74590000000000001" table:number-columns-spanned="1" table:number-rows-spanned="2" table:style-name="ce10">
            <text:p>74.59%</text:p>
          </table:table-cell>
          <table:table-cell office:value-type="float" office:value="10953" table:number-columns-spanned="1" table:number-rows-spanned="2" table:style-name="ce9">
            <text:p>10,953</text:p>
          </table:table-cell>
          <table:table-cell office:value-type="float" office:value="21959801" table:number-columns-spanned="1" table:number-rows-spanned="2" table:style-name="ce9">
            <text:p>21,959,801</text:p>
          </table:table-cell>
          <table:table-cell office:value-type="float" office:value="5788818" table:number-columns-spanned="1" table:number-rows-spanned="2" table:style-name="ce9">
            <text:p>5,788,818</text:p>
          </table:table-cell>
          <table:table-cell office:value-type="float" office:value="29715144" table:number-columns-spanned="1" table:number-rows-spanned="2" table:style-name="ce9">
            <text:p>29,715,144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265" table:number-columns-spanned="1" table:number-rows-spanned="2" table:style-name="ce8">
            <text:p>26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4929" table:number-columns-spanned="1" table:number-rows-spanned="2" table:style-name="ce9">
            <text:p>4,929</text:p>
          </table:table-cell>
          <table:table-cell office:value-type="percentage" office:value="0.83430000000000004" table:number-columns-spanned="1" table:number-rows-spanned="2" table:style-name="ce10">
            <text:p>83.43%</text:p>
          </table:table-cell>
          <table:table-cell office:value-type="float" office:value="8047" table:number-columns-spanned="1" table:number-rows-spanned="2" table:style-name="ce9">
            <text:p>8,047</text:p>
          </table:table-cell>
          <table:table-cell office:value-type="float" office:value="39666067" table:number-columns-spanned="1" table:number-rows-spanned="2" table:style-name="ce9">
            <text:p>39,666,067</text:p>
          </table:table-cell>
          <table:table-cell office:value-type="float" office:value="22445767" table:number-columns-spanned="1" table:number-rows-spanned="2" table:style-name="ce9">
            <text:p>22,445,767</text:p>
          </table:table-cell>
          <table:table-cell office:value-type="float" office:value="65282195" table:number-columns-spanned="1" table:number-rows-spanned="2" table:style-name="ce9">
            <text:p>65,282,195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30" table:number-columns-spanned="1" table:number-rows-spanned="2" table:style-name="ce8">
            <text:p>3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1086" table:number-columns-spanned="1" table:number-rows-spanned="2" table:style-name="ce9">
            <text:p>1,086</text:p>
          </table:table-cell>
          <table:table-cell office:value-type="percentage" office:value="0.42159999999999997" table:number-columns-spanned="1" table:number-rows-spanned="2" table:style-name="ce10">
            <text:p>42.16%</text:p>
          </table:table-cell>
          <table:table-cell office:value-type="float" office:value="10160" table:number-columns-spanned="1" table:number-rows-spanned="2" table:style-name="ce9">
            <text:p>10,160</text:p>
          </table:table-cell>
          <table:table-cell office:value-type="float" office:value="11034026" table:number-columns-spanned="1" table:number-rows-spanned="2" table:style-name="ce9">
            <text:p>11,034,026</text:p>
          </table:table-cell>
          <table:table-cell office:value-type="float" office:value="6677624" table:number-columns-spanned="1" table:number-rows-spanned="2" table:style-name="ce9">
            <text:p>6,677,624</text:p>
          </table:table-cell>
          <table:table-cell office:value-type="float" office:value="18960040" table:number-columns-spanned="1" table:number-rows-spanned="2" table:style-name="ce9">
            <text:p>18,960,04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6805" table:number-columns-spanned="1" table:number-rows-spanned="2" table:style-name="ce9">
            <text:p>6,805</text:p>
          </table:table-cell>
          <table:table-cell office:value-type="percentage" office:value="0.8649" table:number-columns-spanned="1" table:number-rows-spanned="2" table:style-name="ce10">
            <text:p>86.49%</text:p>
          </table:table-cell>
          <table:table-cell office:value-type="float" office:value="4284" table:number-columns-spanned="1" table:number-rows-spanned="2" table:style-name="ce9">
            <text:p>4,284</text:p>
          </table:table-cell>
          <table:table-cell office:value-type="float" office:value="29150964" table:number-columns-spanned="1" table:number-rows-spanned="2" table:style-name="ce9">
            <text:p>29,150,964</text:p>
          </table:table-cell>
          <table:table-cell office:value-type="float" office:value="10698125" table:number-columns-spanned="1" table:number-rows-spanned="2" table:style-name="ce9">
            <text:p>10,698,125</text:p>
          </table:table-cell>
          <table:table-cell office:value-type="float" office:value="42215496" table:number-columns-spanned="1" table:number-rows-spanned="2" table:style-name="ce9">
            <text:p>42,215,496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278" table:number-columns-spanned="1" table:number-rows-spanned="2" table:style-name="ce8">
            <text:p>2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8345" table:number-columns-spanned="1" table:number-rows-spanned="2" table:style-name="ce9">
            <text:p>8,345</text:p>
          </table:table-cell>
          <table:table-cell office:value-type="percentage" office:value="0.65069999999999995" table:number-columns-spanned="1" table:number-rows-spanned="2" table:style-name="ce10">
            <text:p>65.07%</text:p>
          </table:table-cell>
          <table:table-cell office:value-type="float" office:value="2975" table:number-columns-spanned="1" table:number-rows-spanned="2" table:style-name="ce9">
            <text:p>2,975</text:p>
          </table:table-cell>
          <table:table-cell office:value-type="float" office:value="24822261" table:number-columns-spanned="1" table:number-rows-spanned="2" table:style-name="ce9">
            <text:p>24,822,261</text:p>
          </table:table-cell>
          <table:table-cell office:value-type="float" office:value="9976383" table:number-columns-spanned="1" table:number-rows-spanned="2" table:style-name="ce9">
            <text:p>9,976,383</text:p>
          </table:table-cell>
          <table:table-cell office:value-type="float" office:value="36852512" table:number-columns-spanned="1" table:number-rows-spanned="2" table:style-name="ce9">
            <text:p>36,852,512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340" table:number-columns-spanned="1" table:number-rows-spanned="2" table:style-name="ce8">
            <text:p>34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556" table:number-columns-spanned="1" table:number-rows-spanned="2" table:style-name="ce8">
            <text:p>556</text:p>
          </table:table-cell>
          <table:table-cell office:value-type="percentage" office:value="0.17730000000000001" table:number-columns-spanned="1" table:number-rows-spanned="2" table:style-name="ce10">
            <text:p>17.73%</text:p>
          </table:table-cell>
          <table:table-cell office:value-type="float" office:value="3229" table:number-columns-spanned="1" table:number-rows-spanned="2" table:style-name="ce9">
            <text:p>3,229</text:p>
          </table:table-cell>
          <table:table-cell office:value-type="float" office:value="1795055" table:number-columns-spanned="1" table:number-rows-spanned="2" table:style-name="ce9">
            <text:p>1,795,055</text:p>
          </table:table-cell>
          <table:table-cell office:value-type="float" office:value="1517059" table:number-columns-spanned="1" table:number-rows-spanned="2" table:style-name="ce9">
            <text:p>1,517,059</text:p>
          </table:table-cell>
          <table:table-cell office:value-type="float" office:value="3348860" table:number-columns-spanned="1" table:number-rows-spanned="2" table:style-name="ce9">
            <text:p>3,348,86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3560" table:number-columns-spanned="1" table:number-rows-spanned="2" table:style-name="ce9">
            <text:p>3,560</text:p>
          </table:table-cell>
          <table:table-cell office:value-type="percentage" office:value="0.6986" table:number-columns-spanned="1" table:number-rows-spanned="2" table:style-name="ce10">
            <text:p>69.86%</text:p>
          </table:table-cell>
          <table:table-cell office:value-type="float" office:value="4245" table:number-columns-spanned="1" table:number-rows-spanned="2" table:style-name="ce9">
            <text:p>4,245</text:p>
          </table:table-cell>
          <table:table-cell office:value-type="float" office:value="15111935" table:number-columns-spanned="1" table:number-rows-spanned="2" table:style-name="ce9">
            <text:p>15,111,935</text:p>
          </table:table-cell>
          <table:table-cell office:value-type="float" office:value="8676015" table:number-columns-spanned="1" table:number-rows-spanned="2" table:style-name="ce9">
            <text:p>8,676,015</text:p>
          </table:table-cell>
          <table:table-cell office:value-type="float" office:value="27943175" table:number-columns-spanned="1" table:number-rows-spanned="2" table:style-name="ce9">
            <text:p>27,943,175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229" table:number-columns-spanned="1" table:number-rows-spanned="2" table:style-name="ce8">
            <text:p>2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2529" table:number-columns-spanned="1" table:number-rows-spanned="2" table:style-name="ce9">
            <text:p>2,529</text:p>
          </table:table-cell>
          <table:table-cell office:value-type="percentage" office:value="0.5645" table:number-columns-spanned="1" table:number-rows-spanned="2" table:style-name="ce10">
            <text:p>56.45%</text:p>
          </table:table-cell>
          <table:table-cell office:value-type="float" office:value="7518" table:number-columns-spanned="1" table:number-rows-spanned="2" table:style-name="ce9">
            <text:p>7,518</text:p>
          </table:table-cell>
          <table:table-cell office:value-type="float" office:value="19012059" table:number-columns-spanned="1" table:number-rows-spanned="2" table:style-name="ce9">
            <text:p>19,012,059</text:p>
          </table:table-cell>
          <table:table-cell office:value-type="float" office:value="5890178" table:number-columns-spanned="1" table:number-rows-spanned="2" table:style-name="ce9">
            <text:p>5,890,178</text:p>
          </table:table-cell>
          <table:table-cell office:value-type="float" office:value="27645412" table:number-columns-spanned="1" table:number-rows-spanned="2" table:style-name="ce9">
            <text:p>27,645,412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683" table:number-columns-spanned="1" table:number-rows-spanned="2" table:style-name="ce8">
            <text:p>683</text:p>
          </table:table-cell>
          <table:table-cell office:value-type="percentage" office:value="0.14019999999999999" table:number-columns-spanned="1" table:number-rows-spanned="2" table:style-name="ce10">
            <text:p>14.02%</text:p>
          </table:table-cell>
          <table:table-cell office:value-type="float" office:value="4207" table:number-columns-spanned="1" table:number-rows-spanned="2" table:style-name="ce9">
            <text:p>4,207</text:p>
          </table:table-cell>
          <table:table-cell office:value-type="float" office:value="2873648" table:number-columns-spanned="1" table:number-rows-spanned="2" table:style-name="ce9">
            <text:p>2,873,648</text:p>
          </table:table-cell>
          <table:table-cell office:value-type="float" office:value="1626438" table:number-columns-spanned="1" table:number-rows-spanned="2" table:style-name="ce9">
            <text:p>1,626,438</text:p>
          </table:table-cell>
          <table:table-cell office:value-type="float" office:value="5150774" table:number-columns-spanned="1" table:number-rows-spanned="2" table:style-name="ce9">
            <text:p>5,150,774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1803" table:number-columns-spanned="1" table:number-rows-spanned="2" table:style-name="ce9">
            <text:p>1,803</text:p>
          </table:table-cell>
          <table:table-cell office:value-type="percentage" office:value="0.3407" table:number-columns-spanned="1" table:number-rows-spanned="2" table:style-name="ce10">
            <text:p>34.07%</text:p>
          </table:table-cell>
          <table:table-cell office:value-type="float" office:value="1693" table:number-columns-spanned="1" table:number-rows-spanned="2" table:style-name="ce9">
            <text:p>1,693</text:p>
          </table:table-cell>
          <table:table-cell office:value-type="float" office:value="3052610" table:number-columns-spanned="1" table:number-rows-spanned="2" table:style-name="ce9">
            <text:p>3,052,610</text:p>
          </table:table-cell>
          <table:table-cell office:value-type="float" office:value="1154945" table:number-columns-spanned="1" table:number-rows-spanned="2" table:style-name="ce9">
            <text:p>1,154,945</text:p>
          </table:table-cell>
          <table:table-cell office:value-type="float" office:value="4799648" table:number-columns-spanned="1" table:number-rows-spanned="2" table:style-name="ce9">
            <text:p>4,799,648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435" table:number-columns-spanned="1" table:number-rows-spanned="2" table:style-name="ce8">
            <text:p>435</text:p>
          </table:table-cell>
          <table:table-cell office:value-type="percentage" office:value="0.44390000000000002" table:number-columns-spanned="1" table:number-rows-spanned="2" table:style-name="ce10">
            <text:p>44.39%</text:p>
          </table:table-cell>
          <table:table-cell office:value-type="float" office:value="5153" table:number-columns-spanned="1" table:number-rows-spanned="2" table:style-name="ce9">
            <text:p>5,153</text:p>
          </table:table-cell>
          <table:table-cell office:value-type="float" office:value="2241717" table:number-columns-spanned="1" table:number-rows-spanned="2" table:style-name="ce9">
            <text:p>2,241,7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41717" table:number-columns-spanned="1" table:number-rows-spanned="2" table:style-name="ce9">
            <text:p>2,241,717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418" table:number-columns-spanned="1" table:number-rows-spanned="2" table:style-name="ce8">
            <text:p>418</text:p>
          </table:table-cell>
          <table:table-cell office:value-type="percentage" office:value="0.15079999999999999" table:number-columns-spanned="1" table:number-rows-spanned="2" table:style-name="ce10">
            <text:p>15.08%</text:p>
          </table:table-cell>
          <table:table-cell office:value-type="float" office:value="1882" table:number-columns-spanned="1" table:number-rows-spanned="2" table:style-name="ce9">
            <text:p>1,882</text:p>
          </table:table-cell>
          <table:table-cell office:value-type="float" office:value="786479" table:number-columns-spanned="1" table:number-rows-spanned="2" table:style-name="ce9">
            <text:p>786,479</text:p>
          </table:table-cell>
          <table:table-cell office:value-type="float" office:value="1506447" table:number-columns-spanned="1" table:number-rows-spanned="2" table:style-name="ce9">
            <text:p>1,506,447</text:p>
          </table:table-cell>
          <table:table-cell office:value-type="float" office:value="2380348" table:number-columns-spanned="1" table:number-rows-spanned="2" table:style-name="ce9">
            <text:p>2,380,348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819" table:number-columns-spanned="1" table:number-rows-spanned="2" table:style-name="ce9">
            <text:p>1,819</text:p>
          </table:table-cell>
          <table:table-cell office:value-type="percentage" office:value="0.63690000000000002" table:number-columns-spanned="1" table:number-rows-spanned="2" table:style-name="ce10">
            <text:p>63.69%</text:p>
          </table:table-cell>
          <table:table-cell office:value-type="float" office:value="6017" table:number-columns-spanned="1" table:number-rows-spanned="2" table:style-name="ce9">
            <text:p>6,017</text:p>
          </table:table-cell>
          <table:table-cell office:value-type="float" office:value="10944855" table:number-columns-spanned="1" table:number-rows-spanned="2" table:style-name="ce9">
            <text:p>10,944,855</text:p>
          </table:table-cell>
          <table:table-cell office:value-type="float" office:value="6113909" table:number-columns-spanned="1" table:number-rows-spanned="2" table:style-name="ce9">
            <text:p>6,113,909</text:p>
          </table:table-cell>
          <table:table-cell office:value-type="float" office:value="17754317" table:number-columns-spanned="1" table:number-rows-spanned="2" table:style-name="ce9">
            <text:p>17,754,317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736" table:number-columns-spanned="1" table:number-rows-spanned="2" table:style-name="ce9">
            <text:p>2,736</text:p>
          </table:table-cell>
          <table:table-cell office:value-type="float" office:value="45417" table:number-columns-spanned="1" table:number-rows-spanned="2" table:style-name="ce9">
            <text:p>45,417</text:p>
          </table:table-cell>
          <table:table-cell office:value-type="percentage" office:value="0.59279999999999999" table:number-columns-spanned="1" table:number-rows-spanned="2" table:style-name="ce10">
            <text:p>59.28%</text:p>
          </table:table-cell>
          <table:table-cell office:value-type="float" office:value="5137" table:number-columns-spanned="1" table:number-rows-spanned="2" table:style-name="ce9">
            <text:p>5,137</text:p>
          </table:table-cell>
          <table:table-cell office:value-type="float" office:value="233297221" table:number-columns-spanned="1" table:number-rows-spanned="2" table:style-name="ce9">
            <text:p>233,297,221</text:p>
          </table:table-cell>
          <table:table-cell office:value-type="float" office:value="117647862" table:number-columns-spanned="1" table:number-rows-spanned="2" table:style-name="ce9">
            <text:p>117,647,862</text:p>
          </table:table-cell>
          <table:table-cell office:value-type="float" office:value="384138138" table:number-columns-spanned="1" table:number-rows-spanned="2" table:style-name="ce9">
            <text:p>384,138,138</text:p>
          </table:table-cell>
          <table:table-cell office:value-type="float" office:value="840" table:number-columns-spanned="1" table:number-rows-spanned="2" table:style-name="ce8">
            <text:p>840</text:p>
          </table:table-cell>
          <table:table-cell office:value-type="float" office:value="910" table:number-columns-spanned="1" table:number-rows-spanned="2" table:style-name="ce8">
            <text:p>910</text:p>
          </table:table-cell>
          <table:table-cell office:value-type="float" office:value="356" table:number-columns-spanned="1" table:number-rows-spanned="2" table:style-name="ce8">
            <text:p>356</text:p>
          </table:table-cell>
          <table:table-cell office:value-type="float" office:value="638" table:number-columns-spanned="1" table:number-rows-spanned="2" table:style-name="ce8">
            <text:p>638</text:p>
          </table:table-cell>
          <table:table-cell office:value-type="float" office:value="2744" table:number-columns-spanned="1" table:number-rows-spanned="2" table:style-name="ce9">
            <text:p>2,744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8-15T00:00:00" table:style-name="ce4">
            <text:p>2017/8/15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2月至2017年2月(Data for 2017/2～2017/2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363" table:number-columns-spanned="1" table:number-rows-spanned="2" table:style-name="ce8">
            <text:p>363</text:p>
          </table:table-cell>
          <table:table-cell office:value-type="float" office:value="6599" table:number-columns-spanned="1" table:number-rows-spanned="2" table:style-name="ce9">
            <text:p>6,599</text:p>
          </table:table-cell>
          <table:table-cell office:value-type="percentage" office:value="0.64929999999999999" table:number-columns-spanned="1" table:number-rows-spanned="2" table:style-name="ce10">
            <text:p>64.93%</text:p>
          </table:table-cell>
          <table:table-cell office:value-type="float" office:value="1743" table:number-columns-spanned="1" table:number-rows-spanned="2" table:style-name="ce9">
            <text:p>1,743</text:p>
          </table:table-cell>
          <table:table-cell office:value-type="float" office:value="11504561" table:number-columns-spanned="1" table:number-rows-spanned="2" table:style-name="ce9">
            <text:p>11,504,561</text:p>
          </table:table-cell>
          <table:table-cell office:value-type="float" office:value="3773758" table:number-columns-spanned="1" table:number-rows-spanned="2" table:style-name="ce9">
            <text:p>3,773,758</text:p>
          </table:table-cell>
          <table:table-cell office:value-type="float" office:value="16048875" table:number-columns-spanned="1" table:number-rows-spanned="2" table:style-name="ce9">
            <text:p>16,048,875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5677" table:number-columns-spanned="1" table:number-rows-spanned="2" table:style-name="ce9">
            <text:p>5,677</text:p>
          </table:table-cell>
          <table:table-cell office:value-type="percentage" office:value="0.81100000000000005" table:number-columns-spanned="1" table:number-rows-spanned="2" table:style-name="ce10">
            <text:p>81.10%</text:p>
          </table:table-cell>
          <table:table-cell office:value-type="float" office:value="2474" table:number-columns-spanned="1" table:number-rows-spanned="2" table:style-name="ce9">
            <text:p>2,474</text:p>
          </table:table-cell>
          <table:table-cell office:value-type="float" office:value="14047274" table:number-columns-spanned="1" table:number-rows-spanned="2" table:style-name="ce9">
            <text:p>14,047,274</text:p>
          </table:table-cell>
          <table:table-cell office:value-type="float" office:value="11211100" table:number-columns-spanned="1" table:number-rows-spanned="2" table:style-name="ce9">
            <text:p>11,211,100</text:p>
          </table:table-cell>
          <table:table-cell office:value-type="float" office:value="25807586" table:number-columns-spanned="1" table:number-rows-spanned="2" table:style-name="ce9">
            <text:p>25,807,586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南方莊園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2176" table:number-columns-spanned="1" table:number-rows-spanned="2" table:style-name="ce9">
            <text:p>2,176</text:p>
          </table:table-cell>
          <table:table-cell office:value-type="percentage" office:value="0.70009999999999994" table:number-columns-spanned="1" table:number-rows-spanned="2" table:style-name="ce10">
            <text:p>70.01%</text:p>
          </table:table-cell>
          <table:table-cell office:value-type="float" office:value="4258" table:number-columns-spanned="1" table:number-rows-spanned="2" table:style-name="ce9">
            <text:p>4,258</text:p>
          </table:table-cell>
          <table:table-cell office:value-type="float" office:value="9266449" table:number-columns-spanned="1" table:number-rows-spanned="2" table:style-name="ce9">
            <text:p>9,266,449</text:p>
          </table:table-cell>
          <table:table-cell office:value-type="float" office:value="9668576" table:number-columns-spanned="1" table:number-rows-spanned="2" table:style-name="ce9">
            <text:p>9,668,576</text:p>
          </table:table-cell>
          <table:table-cell office:value-type="float" office:value="24011588" table:number-columns-spanned="1" table:number-rows-spanned="2" table:style-name="ce9">
            <text:p>24,011,588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360" table:number-columns-spanned="1" table:number-rows-spanned="2" table:style-name="ce8">
            <text:p>360</text:p>
          </table:table-cell>
          <table:table-cell office:value-type="float" office:value="8932" table:number-columns-spanned="1" table:number-rows-spanned="2" table:style-name="ce9">
            <text:p>8,932</text:p>
          </table:table-cell>
          <table:table-cell office:value-type="percentage" office:value="0.8861" table:number-columns-spanned="1" table:number-rows-spanned="2" table:style-name="ce10">
            <text:p>88.61%</text:p>
          </table:table-cell>
          <table:table-cell office:value-type="float" office:value="2572" table:number-columns-spanned="1" table:number-rows-spanned="2" table:style-name="ce9">
            <text:p>2,572</text:p>
          </table:table-cell>
          <table:table-cell office:value-type="float" office:value="22969032" table:number-columns-spanned="1" table:number-rows-spanned="2" table:style-name="ce9">
            <text:p>22,969,032</text:p>
          </table:table-cell>
          <table:table-cell office:value-type="float" office:value="16898814" table:number-columns-spanned="1" table:number-rows-spanned="2" table:style-name="ce9">
            <text:p>16,898,814</text:p>
          </table:table-cell>
          <table:table-cell office:value-type="float" office:value="43202401" table:number-columns-spanned="1" table:number-rows-spanned="2" table:style-name="ce9">
            <text:p>43,202,401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83" table:number-columns-spanned="1" table:number-rows-spanned="2" table:style-name="ce8">
            <text:p>2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9513" table:number-columns-spanned="1" table:number-rows-spanned="2" table:style-name="ce9">
            <text:p>9,513</text:p>
          </table:table-cell>
          <table:table-cell office:value-type="percentage" office:value="0.88019999999999998" table:number-columns-spanned="1" table:number-rows-spanned="2" table:style-name="ce10">
            <text:p>88.02%</text:p>
          </table:table-cell>
          <table:table-cell office:value-type="float" office:value="3828" table:number-columns-spanned="1" table:number-rows-spanned="2" table:style-name="ce9">
            <text:p>3,828</text:p>
          </table:table-cell>
          <table:table-cell office:value-type="float" office:value="36419502" table:number-columns-spanned="1" table:number-rows-spanned="2" table:style-name="ce9">
            <text:p>36,419,502</text:p>
          </table:table-cell>
          <table:table-cell office:value-type="float" office:value="30480340" table:number-columns-spanned="1" table:number-rows-spanned="2" table:style-name="ce9">
            <text:p>30,480,340</text:p>
          </table:table-cell>
          <table:table-cell office:value-type="float" office:value="76223402" table:number-columns-spanned="1" table:number-rows-spanned="2" table:style-name="ce9">
            <text:p>76,223,402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385" table:number-columns-spanned="1" table:number-rows-spanned="2" table:style-name="ce8">
            <text:p>3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3675" table:number-columns-spanned="1" table:number-rows-spanned="2" table:style-name="ce9">
            <text:p>3,675</text:p>
          </table:table-cell>
          <table:table-cell office:value-type="percentage" office:value="0.63100000000000001" table:number-columns-spanned="1" table:number-rows-spanned="2" table:style-name="ce10">
            <text:p>63.10%</text:p>
          </table:table-cell>
          <table:table-cell office:value-type="float" office:value="3072" table:number-columns-spanned="1" table:number-rows-spanned="2" table:style-name="ce9">
            <text:p>3,072</text:p>
          </table:table-cell>
          <table:table-cell office:value-type="float" office:value="11290906" table:number-columns-spanned="1" table:number-rows-spanned="2" table:style-name="ce9">
            <text:p>11,290,906</text:p>
          </table:table-cell>
          <table:table-cell office:value-type="float" office:value="10264494" table:number-columns-spanned="1" table:number-rows-spanned="2" table:style-name="ce9">
            <text:p>10,264,494</text:p>
          </table:table-cell>
          <table:table-cell office:value-type="float" office:value="22572902" table:number-columns-spanned="1" table:number-rows-spanned="2" table:style-name="ce9">
            <text:p>22,572,902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5144" table:number-columns-spanned="1" table:number-rows-spanned="2" table:style-name="ce9">
            <text:p>5,144</text:p>
          </table:table-cell>
          <table:table-cell office:value-type="percentage" office:value="0.71479999999999999" table:number-columns-spanned="1" table:number-rows-spanned="2" table:style-name="ce10">
            <text:p>71.48%</text:p>
          </table:table-cell>
          <table:table-cell office:value-type="float" office:value="3218" table:number-columns-spanned="1" table:number-rows-spanned="2" table:style-name="ce9">
            <text:p>3,218</text:p>
          </table:table-cell>
          <table:table-cell office:value-type="float" office:value="16552258" table:number-columns-spanned="1" table:number-rows-spanned="2" table:style-name="ce9">
            <text:p>16,552,258</text:p>
          </table:table-cell>
          <table:table-cell office:value-type="float" office:value="28494438" table:number-columns-spanned="1" table:number-rows-spanned="2" table:style-name="ce9">
            <text:p>28,494,438</text:p>
          </table:table-cell>
          <table:table-cell office:value-type="float" office:value="55701950" table:number-columns-spanned="1" table:number-rows-spanned="2" table:style-name="ce9">
            <text:p>55,701,950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353" table:number-columns-spanned="1" table:number-rows-spanned="2" table:style-name="ce8">
            <text:p>3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5481" table:number-columns-spanned="1" table:number-rows-spanned="2" table:style-name="ce9">
            <text:p>5,481</text:p>
          </table:table-cell>
          <table:table-cell office:value-type="percentage" office:value="0.84740000000000004" table:number-columns-spanned="1" table:number-rows-spanned="2" table:style-name="ce10">
            <text:p>84.74%</text:p>
          </table:table-cell>
          <table:table-cell office:value-type="float" office:value="2301" table:number-columns-spanned="1" table:number-rows-spanned="2" table:style-name="ce9">
            <text:p>2,301</text:p>
          </table:table-cell>
          <table:table-cell office:value-type="float" office:value="12613337" table:number-columns-spanned="1" table:number-rows-spanned="2" table:style-name="ce9">
            <text:p>12,613,337</text:p>
          </table:table-cell>
          <table:table-cell office:value-type="float" office:value="9955417" table:number-columns-spanned="1" table:number-rows-spanned="2" table:style-name="ce9">
            <text:p>9,955,417</text:p>
          </table:table-cell>
          <table:table-cell office:value-type="float" office:value="24301732" table:number-columns-spanned="1" table:number-rows-spanned="2" table:style-name="ce9">
            <text:p>24,301,732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5639" table:number-columns-spanned="1" table:number-rows-spanned="2" table:style-name="ce9">
            <text:p>5,639</text:p>
          </table:table-cell>
          <table:table-cell office:value-type="percentage" office:value="0.78979999999999995" table:number-columns-spanned="1" table:number-rows-spanned="2" table:style-name="ce10">
            <text:p>78.98%</text:p>
          </table:table-cell>
          <table:table-cell office:value-type="float" office:value="2827" table:number-columns-spanned="1" table:number-rows-spanned="2" table:style-name="ce9">
            <text:p>2,827</text:p>
          </table:table-cell>
          <table:table-cell office:value-type="float" office:value="15939043" table:number-columns-spanned="1" table:number-rows-spanned="2" table:style-name="ce9">
            <text:p>15,939,043</text:p>
          </table:table-cell>
          <table:table-cell office:value-type="float" office:value="10237057" table:number-columns-spanned="1" table:number-rows-spanned="2" table:style-name="ce9">
            <text:p>10,237,057</text:p>
          </table:table-cell>
          <table:table-cell office:value-type="float" office:value="28298190" table:number-columns-spanned="1" table:number-rows-spanned="2" table:style-name="ce9">
            <text:p>28,298,190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27" table:number-columns-spanned="1" table:number-rows-spanned="2" table:style-name="ce8">
            <text:p>2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3524" table:number-columns-spanned="1" table:number-rows-spanned="2" table:style-name="ce9">
            <text:p>3,524</text:p>
          </table:table-cell>
          <table:table-cell office:value-type="percentage" office:value="0.6915" table:number-columns-spanned="1" table:number-rows-spanned="2" table:style-name="ce10">
            <text:p>69.15%</text:p>
          </table:table-cell>
          <table:table-cell office:value-type="float" office:value="2175" table:number-columns-spanned="1" table:number-rows-spanned="2" table:style-name="ce9">
            <text:p>2,175</text:p>
          </table:table-cell>
          <table:table-cell office:value-type="float" office:value="7664236" table:number-columns-spanned="1" table:number-rows-spanned="2" table:style-name="ce9">
            <text:p>7,664,236</text:p>
          </table:table-cell>
          <table:table-cell office:value-type="float" office:value="4490470" table:number-columns-spanned="1" table:number-rows-spanned="2" table:style-name="ce9">
            <text:p>4,490,470</text:p>
          </table:table-cell>
          <table:table-cell office:value-type="float" office:value="12558921" table:number-columns-spanned="1" table:number-rows-spanned="2" table:style-name="ce9">
            <text:p>12,558,921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2783" table:number-columns-spanned="1" table:number-rows-spanned="2" table:style-name="ce9">
            <text:p>2,783</text:p>
          </table:table-cell>
          <table:table-cell office:value-type="percentage" office:value="0.66710000000000003" table:number-columns-spanned="1" table:number-rows-spanned="2" table:style-name="ce10">
            <text:p>66.71%</text:p>
          </table:table-cell>
          <table:table-cell office:value-type="float" office:value="2482" table:number-columns-spanned="1" table:number-rows-spanned="2" table:style-name="ce9">
            <text:p>2,482</text:p>
          </table:table-cell>
          <table:table-cell office:value-type="float" office:value="6906504" table:number-columns-spanned="1" table:number-rows-spanned="2" table:style-name="ce9">
            <text:p>6,906,504</text:p>
          </table:table-cell>
          <table:table-cell office:value-type="float" office:value="2268879" table:number-columns-spanned="1" table:number-rows-spanned="2" table:style-name="ce9">
            <text:p>2,268,879</text:p>
          </table:table-cell>
          <table:table-cell office:value-type="float" office:value="9278728" table:number-columns-spanned="1" table:number-rows-spanned="2" table:style-name="ce9">
            <text:p>9,278,728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office:value-type="float" office:value="1057" table:number-columns-spanned="1" table:number-rows-spanned="2" table:style-name="ce9">
            <text:p>1,057</text:p>
          </table:table-cell>
          <table:table-cell office:value-type="percentage" office:value="9.8299999999999998E-2" table:number-columns-spanned="1" table:number-rows-spanned="2" table:style-name="ce10">
            <text:p>9.83%</text:p>
          </table:table-cell>
          <table:table-cell office:value-type="float" office:value="3828" table:number-columns-spanned="1" table:number-rows-spanned="2" table:style-name="ce9">
            <text:p>3,828</text:p>
          </table:table-cell>
          <table:table-cell office:value-type="float" office:value="4046611" table:number-columns-spanned="1" table:number-rows-spanned="2" table:style-name="ce9">
            <text:p>4,046,611</text:p>
          </table:table-cell>
          <table:table-cell office:value-type="float" office:value="4634523" table:number-columns-spanned="1" table:number-rows-spanned="2" table:style-name="ce9">
            <text:p>4,634,523</text:p>
          </table:table-cell>
          <table:table-cell office:value-type="float" office:value="9422654" table:number-columns-spanned="1" table:number-rows-spanned="2" table:style-name="ce9">
            <text:p>9,422,654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2903" table:number-columns-spanned="1" table:number-rows-spanned="2" table:style-name="ce9">
            <text:p>2,903</text:p>
          </table:table-cell>
          <table:table-cell office:value-type="percentage" office:value="0.54279999999999995" table:number-columns-spanned="1" table:number-rows-spanned="2" table:style-name="ce10">
            <text:p>54.28%</text:p>
          </table:table-cell>
          <table:table-cell office:value-type="float" office:value="2328" table:number-columns-spanned="1" table:number-rows-spanned="2" table:style-name="ce9">
            <text:p>2,328</text:p>
          </table:table-cell>
          <table:table-cell office:value-type="float" office:value="6756872" table:number-columns-spanned="1" table:number-rows-spanned="2" table:style-name="ce9">
            <text:p>6,756,872</text:p>
          </table:table-cell>
          <table:table-cell office:value-type="float" office:value="4220399" table:number-columns-spanned="1" table:number-rows-spanned="2" table:style-name="ce9">
            <text:p>4,220,399</text:p>
          </table:table-cell>
          <table:table-cell office:value-type="float" office:value="11265494" table:number-columns-spanned="1" table:number-rows-spanned="2" table:style-name="ce9">
            <text:p>11,265,494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327" table:number-columns-spanned="1" table:number-rows-spanned="2" table:style-name="ce9">
            <text:p>3,327</text:p>
          </table:table-cell>
          <table:table-cell office:value-type="float" office:value="63103" table:number-columns-spanned="1" table:number-rows-spanned="2" table:style-name="ce9">
            <text:p>63,103</text:p>
          </table:table-cell>
          <table:table-cell office:value-type="percentage" office:value="0.6774" table:number-columns-spanned="1" table:number-rows-spanned="2" table:style-name="ce10">
            <text:p>67.74%</text:p>
          </table:table-cell>
          <table:table-cell office:value-type="float" office:value="2789" table:number-columns-spanned="1" table:number-rows-spanned="2" table:style-name="ce9">
            <text:p>2,789</text:p>
          </table:table-cell>
          <table:table-cell office:value-type="float" office:value="175976585" table:number-columns-spanned="1" table:number-rows-spanned="2" table:style-name="ce9">
            <text:p>175,976,585</text:p>
          </table:table-cell>
          <table:table-cell office:value-type="float" office:value="146598265" table:number-columns-spanned="1" table:number-rows-spanned="2" table:style-name="ce9">
            <text:p>146,598,265</text:p>
          </table:table-cell>
          <table:table-cell office:value-type="float" office:value="358694423" table:number-columns-spanned="1" table:number-rows-spanned="2" table:style-name="ce9">
            <text:p>358,694,423</text:p>
          </table:table-cell>
          <table:table-cell office:value-type="float" office:value="737" table:number-columns-spanned="1" table:number-rows-spanned="2" table:style-name="ce8">
            <text:p>737</text:p>
          </table:table-cell>
          <table:table-cell office:value-type="float" office:value="1236" table:number-columns-spanned="1" table:number-rows-spanned="2" table:style-name="ce9">
            <text:p>1,236</text:p>
          </table:table-cell>
          <table:table-cell office:value-type="float" office:value="332" table:number-columns-spanned="1" table:number-rows-spanned="2" table:style-name="ce8">
            <text:p>332</text:p>
          </table:table-cell>
          <table:table-cell office:value-type="float" office:value="275" table:number-columns-spanned="1" table:number-rows-spanned="2" table:style-name="ce8">
            <text:p>275</text:p>
          </table:table-cell>
          <table:table-cell office:value-type="float" office:value="2580" table:number-columns-spanned="1" table:number-rows-spanned="2" table:style-name="ce9">
            <text:p>2,580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8-15T00:00:00" table:style-name="ce4">
            <text:p>2017/8/15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2月至2017年2月(Data for 2017/2～2017/2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1133" table:number-columns-spanned="1" table:number-rows-spanned="2" table:style-name="ce9">
            <text:p>1,133</text:p>
          </table:table-cell>
          <table:table-cell office:value-type="percentage" office:value="0.2044" table:number-columns-spanned="1" table:number-rows-spanned="2" table:style-name="ce10">
            <text:p>20.44%</text:p>
          </table:table-cell>
          <table:table-cell office:value-type="float" office:value="5631" table:number-columns-spanned="1" table:number-rows-spanned="2" table:style-name="ce9">
            <text:p>5,631</text:p>
          </table:table-cell>
          <table:table-cell office:value-type="float" office:value="6380321" table:number-columns-spanned="1" table:number-rows-spanned="2" table:style-name="ce9">
            <text:p>6,380,321</text:p>
          </table:table-cell>
          <table:table-cell office:value-type="float" office:value="10790061" table:number-columns-spanned="1" table:number-rows-spanned="2" table:style-name="ce9">
            <text:p>10,790,061</text:p>
          </table:table-cell>
          <table:table-cell office:value-type="float" office:value="18597867" table:number-columns-spanned="1" table:number-rows-spanned="2" table:style-name="ce9">
            <text:p>18,597,867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2209" table:number-columns-spanned="1" table:number-rows-spanned="2" table:style-name="ce9">
            <text:p>2,209</text:p>
          </table:table-cell>
          <table:table-cell office:value-type="percentage" office:value="0.83050000000000002" table:number-columns-spanned="1" table:number-rows-spanned="2" table:style-name="ce10">
            <text:p>83.05%</text:p>
          </table:table-cell>
          <table:table-cell office:value-type="float" office:value="4580" table:number-columns-spanned="1" table:number-rows-spanned="2" table:style-name="ce9">
            <text:p>4,580</text:p>
          </table:table-cell>
          <table:table-cell office:value-type="float" office:value="10117356" table:number-columns-spanned="1" table:number-rows-spanned="2" table:style-name="ce9">
            <text:p>10,117,356</text:p>
          </table:table-cell>
          <table:table-cell office:value-type="float" office:value="13614029" table:number-columns-spanned="1" table:number-rows-spanned="2" table:style-name="ce9">
            <text:p>13,614,029</text:p>
          </table:table-cell>
          <table:table-cell office:value-type="float" office:value="41713540" table:number-columns-spanned="1" table:number-rows-spanned="2" table:style-name="ce9">
            <text:p>41,713,540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1844" table:number-columns-spanned="1" table:number-rows-spanned="2" table:style-name="ce9">
            <text:p>1,844</text:p>
          </table:table-cell>
          <table:table-cell office:value-type="percentage" office:value="0.43330000000000002" table:number-columns-spanned="1" table:number-rows-spanned="2" table:style-name="ce10">
            <text:p>43.33%</text:p>
          </table:table-cell>
          <table:table-cell office:value-type="float" office:value="2242" table:number-columns-spanned="1" table:number-rows-spanned="2" table:style-name="ce9">
            <text:p>2,242</text:p>
          </table:table-cell>
          <table:table-cell office:value-type="float" office:value="4133663" table:number-columns-spanned="1" table:number-rows-spanned="2" table:style-name="ce9">
            <text:p>4,133,663</text:p>
          </table:table-cell>
          <table:table-cell office:value-type="float" office:value="7888423" table:number-columns-spanned="1" table:number-rows-spanned="2" table:style-name="ce9">
            <text:p>7,888,423</text:p>
          </table:table-cell>
          <table:table-cell office:value-type="float" office:value="13003864" table:number-columns-spanned="1" table:number-rows-spanned="2" table:style-name="ce9">
            <text:p>13,003,864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6204" table:number-columns-spanned="1" table:number-rows-spanned="2" table:style-name="ce9">
            <text:p>6,204</text:p>
          </table:table-cell>
          <table:table-cell office:value-type="percentage" office:value="0.70340000000000003" table:number-columns-spanned="1" table:number-rows-spanned="2" table:style-name="ce10">
            <text:p>70.34%</text:p>
          </table:table-cell>
          <table:table-cell office:value-type="float" office:value="3297" table:number-columns-spanned="1" table:number-rows-spanned="2" table:style-name="ce9">
            <text:p>3,297</text:p>
          </table:table-cell>
          <table:table-cell office:value-type="float" office:value="20456881" table:number-columns-spanned="1" table:number-rows-spanned="2" table:style-name="ce9">
            <text:p>20,456,881</text:p>
          </table:table-cell>
          <table:table-cell office:value-type="float" office:value="23176512" table:number-columns-spanned="1" table:number-rows-spanned="2" table:style-name="ce9">
            <text:p>23,176,512</text:p>
          </table:table-cell>
          <table:table-cell office:value-type="float" office:value="48937757" table:number-columns-spanned="1" table:number-rows-spanned="2" table:style-name="ce9">
            <text:p>48,937,757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2" table:number-columns-spanned="1" table:number-rows-spanned="2" table:style-name="ce8">
            <text:p>33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4467" table:number-columns-spanned="1" table:number-rows-spanned="2" table:style-name="ce9">
            <text:p>4,467</text:p>
          </table:table-cell>
          <table:table-cell office:value-type="percentage" office:value="0.80979999999999996" table:number-columns-spanned="1" table:number-rows-spanned="2" table:style-name="ce10">
            <text:p>80.98%</text:p>
          </table:table-cell>
          <table:table-cell office:value-type="float" office:value="2910" table:number-columns-spanned="1" table:number-rows-spanned="2" table:style-name="ce9">
            <text:p>2,910</text:p>
          </table:table-cell>
          <table:table-cell office:value-type="float" office:value="12999365" table:number-columns-spanned="1" table:number-rows-spanned="2" table:style-name="ce9">
            <text:p>12,999,365</text:p>
          </table:table-cell>
          <table:table-cell office:value-type="float" office:value="17036261" table:number-columns-spanned="1" table:number-rows-spanned="2" table:style-name="ce9">
            <text:p>17,036,261</text:p>
          </table:table-cell>
          <table:table-cell office:value-type="float" office:value="31140684" table:number-columns-spanned="1" table:number-rows-spanned="2" table:style-name="ce9">
            <text:p>31,140,684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335" table:number-columns-spanned="1" table:number-rows-spanned="2" table:style-name="ce8">
            <text:p>335</text:p>
          </table:table-cell>
          <table:table-cell office:value-type="float" office:value="6592" table:number-columns-spanned="1" table:number-rows-spanned="2" table:style-name="ce9">
            <text:p>6,592</text:p>
          </table:table-cell>
          <table:table-cell office:value-type="percentage" office:value="0.70279999999999998" table:number-columns-spanned="1" table:number-rows-spanned="2" table:style-name="ce10">
            <text:p>70.28%</text:p>
          </table:table-cell>
          <table:table-cell office:value-type="float" office:value="3788" table:number-columns-spanned="1" table:number-rows-spanned="2" table:style-name="ce9">
            <text:p>3,788</text:p>
          </table:table-cell>
          <table:table-cell office:value-type="float" office:value="24967950" table:number-columns-spanned="1" table:number-rows-spanned="2" table:style-name="ce9">
            <text:p>24,967,950</text:p>
          </table:table-cell>
          <table:table-cell office:value-type="float" office:value="20977209" table:number-columns-spanned="1" table:number-rows-spanned="2" table:style-name="ce9">
            <text:p>20,977,209</text:p>
          </table:table-cell>
          <table:table-cell office:value-type="float" office:value="51734199" table:number-columns-spanned="1" table:number-rows-spanned="2" table:style-name="ce9">
            <text:p>51,734,199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364" table:number-columns-spanned="1" table:number-rows-spanned="2" table:style-name="ce8">
            <text:p>36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656" table:number-columns-spanned="1" table:number-rows-spanned="2" table:style-name="ce8">
            <text:p>656</text:p>
          </table:table-cell>
          <table:table-cell office:value-type="float" office:value="11832" table:number-columns-spanned="1" table:number-rows-spanned="2" table:style-name="ce9">
            <text:p>11,832</text:p>
          </table:table-cell>
          <table:table-cell office:value-type="percentage" office:value="0.64419999999999999" table:number-columns-spanned="1" table:number-rows-spanned="2" table:style-name="ce10">
            <text:p>64.42%</text:p>
          </table:table-cell>
          <table:table-cell office:value-type="float" office:value="3277" table:number-columns-spanned="1" table:number-rows-spanned="2" table:style-name="ce9">
            <text:p>3,277</text:p>
          </table:table-cell>
          <table:table-cell office:value-type="float" office:value="38773464" table:number-columns-spanned="1" table:number-rows-spanned="2" table:style-name="ce9">
            <text:p>38,773,464</text:p>
          </table:table-cell>
          <table:table-cell office:value-type="float" office:value="23286720" table:number-columns-spanned="1" table:number-rows-spanned="2" table:style-name="ce9">
            <text:p>23,286,720</text:p>
          </table:table-cell>
          <table:table-cell office:value-type="float" office:value="66302631" table:number-columns-spanned="1" table:number-rows-spanned="2" table:style-name="ce9">
            <text:p>66,302,631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474" table:number-columns-spanned="1" table:number-rows-spanned="2" table:style-name="ce8">
            <text:p>47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3107" table:number-columns-spanned="1" table:number-rows-spanned="2" table:style-name="ce9">
            <text:p>3,107</text:p>
          </table:table-cell>
          <table:table-cell office:value-type="percentage" office:value="0.57489999999999997" table:number-columns-spanned="1" table:number-rows-spanned="2" table:style-name="ce10">
            <text:p>57.49%</text:p>
          </table:table-cell>
          <table:table-cell office:value-type="float" office:value="9268" table:number-columns-spanned="1" table:number-rows-spanned="2" table:style-name="ce9">
            <text:p>9,268</text:p>
          </table:table-cell>
          <table:table-cell office:value-type="float" office:value="28795618" table:number-columns-spanned="1" table:number-rows-spanned="2" table:style-name="ce9">
            <text:p>28,795,618</text:p>
          </table:table-cell>
          <table:table-cell office:value-type="float" office:value="22119370" table:number-columns-spanned="1" table:number-rows-spanned="2" table:style-name="ce9">
            <text:p>22,119,370</text:p>
          </table:table-cell>
          <table:table-cell office:value-type="float" office:value="56898031" table:number-columns-spanned="1" table:number-rows-spanned="2" table:style-name="ce9">
            <text:p>56,898,031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292" table:number-columns-spanned="1" table:number-rows-spanned="2" table:style-name="ce8">
            <text:p>29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4757" table:number-columns-spanned="1" table:number-rows-spanned="2" table:style-name="ce9">
            <text:p>4,757</text:p>
          </table:table-cell>
          <table:table-cell office:value-type="percentage" office:value="0.73550000000000004" table:number-columns-spanned="1" table:number-rows-spanned="2" table:style-name="ce10">
            <text:p>73.55%</text:p>
          </table:table-cell>
          <table:table-cell office:value-type="float" office:value="6683" table:number-columns-spanned="1" table:number-rows-spanned="2" table:style-name="ce9">
            <text:p>6,683</text:p>
          </table:table-cell>
          <table:table-cell office:value-type="float" office:value="31789719" table:number-columns-spanned="1" table:number-rows-spanned="2" table:style-name="ce9">
            <text:p>31,789,719</text:p>
          </table:table-cell>
          <table:table-cell office:value-type="float" office:value="16338900" table:number-columns-spanned="1" table:number-rows-spanned="2" table:style-name="ce9">
            <text:p>16,338,900</text:p>
          </table:table-cell>
          <table:table-cell office:value-type="float" office:value="58142223" table:number-columns-spanned="1" table:number-rows-spanned="2" table:style-name="ce9">
            <text:p>58,142,223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303" table:number-columns-spanned="1" table:number-rows-spanned="2" table:style-name="ce8">
            <text:p>30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percentage" office:value="7.9000000000000008E-3" table:number-columns-spanned="1" table:number-rows-spanned="2" table:style-name="ce10">
            <text:p>0.79%</text:p>
          </table:table-cell>
          <table:table-cell office:value-type="float" office:value="11089" table:number-columns-spanned="1" table:number-rows-spanned="2" table:style-name="ce9">
            <text:p>11,089</text:p>
          </table:table-cell>
          <table:table-cell office:value-type="float" office:value="232876" table:number-columns-spanned="1" table:number-rows-spanned="2" table:style-name="ce9">
            <text:p>232,876</text:p>
          </table:table-cell>
          <table:table-cell office:value-type="float" office:value="873147" table:number-columns-spanned="1" table:number-rows-spanned="2" table:style-name="ce9">
            <text:p>873,147</text:p>
          </table:table-cell>
          <table:table-cell office:value-type="float" office:value="1109689" table:number-columns-spanned="1" table:number-rows-spanned="2" table:style-name="ce9">
            <text:p>1,109,689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3246" table:number-columns-spanned="1" table:number-rows-spanned="2" table:style-name="ce9">
            <text:p>3,246</text:p>
          </table:table-cell>
          <table:table-cell office:value-type="percentage" office:value="0.42" table:number-columns-spanned="1" table:number-rows-spanned="2" table:style-name="ce10">
            <text:p>42.00%</text:p>
          </table:table-cell>
          <table:table-cell office:value-type="float" office:value="4024" table:number-columns-spanned="1" table:number-rows-spanned="2" table:style-name="ce9">
            <text:p>4,024</text:p>
          </table:table-cell>
          <table:table-cell office:value-type="float" office:value="13061904" table:number-columns-spanned="1" table:number-rows-spanned="2" table:style-name="ce9">
            <text:p>13,061,904</text:p>
          </table:table-cell>
          <table:table-cell office:value-type="float" office:value="9783296" table:number-columns-spanned="1" table:number-rows-spanned="2" table:style-name="ce9">
            <text:p>9,783,296</text:p>
          </table:table-cell>
          <table:table-cell office:value-type="float" office:value="28973008" table:number-columns-spanned="1" table:number-rows-spanned="2" table:style-name="ce9">
            <text:p>28,973,008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19" table:number-columns-spanned="1" table:number-rows-spanned="2" table:style-name="ce8">
            <text:p>2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915" table:number-columns-spanned="1" table:number-rows-spanned="2" table:style-name="ce8">
            <text:p>915</text:p>
          </table:table-cell>
          <table:table-cell office:value-type="percentage" office:value="9.8699999999999996E-2" table:number-columns-spanned="1" table:number-rows-spanned="2" table:style-name="ce10">
            <text:p>9.87%</text:p>
          </table:table-cell>
          <table:table-cell office:value-type="float" office:value="2761" table:number-columns-spanned="1" table:number-rows-spanned="2" table:style-name="ce9">
            <text:p>2,761</text:p>
          </table:table-cell>
          <table:table-cell office:value-type="float" office:value="2526180" table:number-columns-spanned="1" table:number-rows-spanned="2" table:style-name="ce9">
            <text:p>2,526,180</text:p>
          </table:table-cell>
          <table:table-cell office:value-type="float" office:value="5343676" table:number-columns-spanned="1" table:number-rows-spanned="2" table:style-name="ce9">
            <text:p>5,343,676</text:p>
          </table:table-cell>
          <table:table-cell office:value-type="float" office:value="8692738" table:number-columns-spanned="1" table:number-rows-spanned="2" table:style-name="ce9">
            <text:p>8,692,738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3" table:number-columns-spanned="1" table:number-rows-spanned="2" table:style-name="ce8">
            <text:p>23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3679" table:number-columns-spanned="1" table:number-rows-spanned="2" table:style-name="ce9">
            <text:p>3,679</text:p>
          </table:table-cell>
          <table:table-cell office:value-type="percentage" office:value="0.5363" table:number-columns-spanned="1" table:number-rows-spanned="2" table:style-name="ce10">
            <text:p>53.63%</text:p>
          </table:table-cell>
          <table:table-cell office:value-type="float" office:value="2570" table:number-columns-spanned="1" table:number-rows-spanned="2" table:style-name="ce9">
            <text:p>2,570</text:p>
          </table:table-cell>
          <table:table-cell office:value-type="float" office:value="9454585" table:number-columns-spanned="1" table:number-rows-spanned="2" table:style-name="ce9">
            <text:p>9,454,585</text:p>
          </table:table-cell>
          <table:table-cell office:value-type="float" office:value="11572155" table:number-columns-spanned="1" table:number-rows-spanned="2" table:style-name="ce9">
            <text:p>11,572,155</text:p>
          </table:table-cell>
          <table:table-cell office:value-type="float" office:value="21989558" table:number-columns-spanned="1" table:number-rows-spanned="2" table:style-name="ce9">
            <text:p>21,989,558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278" table:number-columns-spanned="1" table:number-rows-spanned="2" table:style-name="ce9">
            <text:p>1,278</text:p>
          </table:table-cell>
          <table:table-cell office:value-type="percentage" office:value="0.76070000000000004" table:number-columns-spanned="1" table:number-rows-spanned="2" table:style-name="ce10">
            <text:p>76.07%</text:p>
          </table:table-cell>
          <table:table-cell office:value-type="float" office:value="1719" table:number-columns-spanned="1" table:number-rows-spanned="2" table:style-name="ce9">
            <text:p>1,719</text:p>
          </table:table-cell>
          <table:table-cell office:value-type="float" office:value="2197086" table:number-columns-spanned="1" table:number-rows-spanned="2" table:style-name="ce9">
            <text:p>2,197,086</text:p>
          </table:table-cell>
          <table:table-cell office:value-type="float" office:value="10500" table:number-columns-spanned="1" table:number-rows-spanned="2" table:style-name="ce9">
            <text:p>10,500</text:p>
          </table:table-cell>
          <table:table-cell office:value-type="float" office:value="2207586" table:number-columns-spanned="1" table:number-rows-spanned="2" table:style-name="ce9">
            <text:p>2,207,58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朋喜來登飯店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1932" table:number-columns-spanned="1" table:number-rows-spanned="2" table:style-name="ce9">
            <text:p>1,932</text:p>
          </table:table-cell>
          <table:table-cell office:value-type="percentage" office:value="0.54759999999999998" table:number-columns-spanned="1" table:number-rows-spanned="2" table:style-name="ce10">
            <text:p>54.76%</text:p>
          </table:table-cell>
          <table:table-cell office:value-type="float" office:value="2730" table:number-columns-spanned="1" table:number-rows-spanned="2" table:style-name="ce9">
            <text:p>2,730</text:p>
          </table:table-cell>
          <table:table-cell office:value-type="float" office:value="5274156" table:number-columns-spanned="1" table:number-rows-spanned="2" table:style-name="ce9">
            <text:p>5,274,156</text:p>
          </table:table-cell>
          <table:table-cell office:value-type="float" office:value="3242895" table:number-columns-spanned="1" table:number-rows-spanned="2" table:style-name="ce9">
            <text:p>3,242,895</text:p>
          </table:table-cell>
          <table:table-cell office:value-type="float" office:value="9472030" table:number-columns-spanned="1" table:number-rows-spanned="2" table:style-name="ce9">
            <text:p>9,472,03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s By Sheraton Taipei,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410" table:number-columns-spanned="1" table:number-rows-spanned="2" table:style-name="ce8">
            <text:p>410</text:p>
          </table:table-cell>
          <table:table-cell office:value-type="percentage" office:value="0.2712" table:number-columns-spanned="1" table:number-rows-spanned="2" table:style-name="ce10">
            <text:p>27.12%</text:p>
          </table:table-cell>
          <table:table-cell office:value-type="float" office:value="3015" table:number-columns-spanned="1" table:number-rows-spanned="2" table:style-name="ce9">
            <text:p>3,015</text:p>
          </table:table-cell>
          <table:table-cell office:value-type="float" office:value="1236318" table:number-columns-spanned="1" table:number-rows-spanned="2" table:style-name="ce9">
            <text:p>1,236,318</text:p>
          </table:table-cell>
          <table:table-cell office:value-type="float" office:value="122999" table:number-columns-spanned="1" table:number-rows-spanned="2" table:style-name="ce9">
            <text:p>122,999</text:p>
          </table:table-cell>
          <table:table-cell office:value-type="float" office:value="1359317" table:number-columns-spanned="1" table:number-rows-spanned="2" table:style-name="ce9">
            <text:p>1,359,31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percentage" office:value="0.27310000000000001" table:number-columns-spanned="1" table:number-rows-spanned="2" table:style-name="ce10">
            <text:p>27.31%</text:p>
          </table:table-cell>
          <table:table-cell office:value-type="float" office:value="3027" table:number-columns-spanned="1" table:number-rows-spanned="2" table:style-name="ce9">
            <text:p>3,027</text:p>
          </table:table-cell>
          <table:table-cell office:value-type="float" office:value="787116" table:number-columns-spanned="1" table:number-rows-spanned="2" table:style-name="ce9">
            <text:p>787,116</text:p>
          </table:table-cell>
          <table:table-cell office:value-type="float" office:value="163046" table:number-columns-spanned="1" table:number-rows-spanned="2" table:style-name="ce9">
            <text:p>163,046</text:p>
          </table:table-cell>
          <table:table-cell office:value-type="float" office:value="950162" table:number-columns-spanned="1" table:number-rows-spanned="2" table:style-name="ce9">
            <text:p>950,16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percentage" office:value="5.45E-2" table:number-columns-spanned="1" table:number-rows-spanned="2" table:style-name="ce10">
            <text:p>5.45%</text:p>
          </table:table-cell>
          <table:table-cell office:value-type="float" office:value="1010" table:number-columns-spanned="1" table:number-rows-spanned="2" table:style-name="ce9">
            <text:p>1,010</text:p>
          </table:table-cell>
          <table:table-cell office:value-type="float" office:value="61600" table:number-columns-spanned="1" table:number-rows-spanned="2" table:style-name="ce9">
            <text:p>61,6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1600" table:number-columns-spanned="1" table:number-rows-spanned="2" table:style-name="ce9">
            <text:p>61,60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275" table:number-columns-spanned="1" table:number-rows-spanned="2" table:style-name="ce8">
            <text:p>275</text:p>
          </table:table-cell>
          <table:table-cell office:value-type="percentage" office:value="0.18190000000000001" table:number-columns-spanned="1" table:number-rows-spanned="2" table:style-name="ce10">
            <text:p>18.19%</text:p>
          </table:table-cell>
          <table:table-cell office:value-type="float" office:value="1709" table:number-columns-spanned="1" table:number-rows-spanned="2" table:style-name="ce9">
            <text:p>1,709</text:p>
          </table:table-cell>
          <table:table-cell office:value-type="float" office:value="469850" table:number-columns-spanned="1" table:number-rows-spanned="2" table:style-name="ce9">
            <text:p>469,85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05540" table:number-columns-spanned="1" table:number-rows-spanned="2" table:style-name="ce9">
            <text:p>505,54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2131" table:number-columns-spanned="1" table:number-rows-spanned="2" table:style-name="ce9">
            <text:p>2,131</text:p>
          </table:table-cell>
          <table:table-cell office:value-type="percentage" office:value="0.45569999999999999" table:number-columns-spanned="1" table:number-rows-spanned="2" table:style-name="ce10">
            <text:p>45.57%</text:p>
          </table:table-cell>
          <table:table-cell office:value-type="float" office:value="2196" table:number-columns-spanned="1" table:number-rows-spanned="2" table:style-name="ce9">
            <text:p>2,196</text:p>
          </table:table-cell>
          <table:table-cell office:value-type="float" office:value="4679116" table:number-columns-spanned="1" table:number-rows-spanned="2" table:style-name="ce9">
            <text:p>4,679,116</text:p>
          </table:table-cell>
          <table:table-cell office:value-type="float" office:value="429751" table:number-columns-spanned="1" table:number-rows-spanned="2" table:style-name="ce9">
            <text:p>429,751</text:p>
          </table:table-cell>
          <table:table-cell office:value-type="float" office:value="5342823" table:number-columns-spanned="1" table:number-rows-spanned="2" table:style-name="ce9">
            <text:p>5,342,823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469" table:number-columns-spanned="1" table:number-rows-spanned="2" table:style-name="ce9">
            <text:p>1,469</text:p>
          </table:table-cell>
          <table:table-cell office:value-type="percentage" office:value="0.50939999999999996" table:number-columns-spanned="1" table:number-rows-spanned="2" table:style-name="ce10">
            <text:p>50.94%</text:p>
          </table:table-cell>
          <table:table-cell office:value-type="float" office:value="3471" table:number-columns-spanned="1" table:number-rows-spanned="2" table:style-name="ce9">
            <text:p>3,471</text:p>
          </table:table-cell>
          <table:table-cell office:value-type="float" office:value="5099480" table:number-columns-spanned="1" table:number-rows-spanned="2" table:style-name="ce9">
            <text:p>5,099,480</text:p>
          </table:table-cell>
          <table:table-cell office:value-type="float" office:value="4638972" table:number-columns-spanned="1" table:number-rows-spanned="2" table:style-name="ce9">
            <text:p>4,638,972</text:p>
          </table:table-cell>
          <table:table-cell office:value-type="float" office:value="9868389" table:number-columns-spanned="1" table:number-rows-spanned="2" table:style-name="ce9">
            <text:p>9,868,389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東桂田喜來登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2748" table:number-columns-spanned="1" table:number-rows-spanned="2" table:style-name="ce9">
            <text:p>2,748</text:p>
          </table:table-cell>
          <table:table-cell office:value-type="percentage" office:value="0.33839999999999998" table:number-columns-spanned="1" table:number-rows-spanned="2" table:style-name="ce10">
            <text:p>33.84%</text:p>
          </table:table-cell>
          <table:table-cell office:value-type="float" office:value="3645" table:number-columns-spanned="1" table:number-rows-spanned="2" table:style-name="ce9">
            <text:p>3,645</text:p>
          </table:table-cell>
          <table:table-cell office:value-type="float" office:value="10016132" table:number-columns-spanned="1" table:number-rows-spanned="2" table:style-name="ce9">
            <text:p>10,016,132</text:p>
          </table:table-cell>
          <table:table-cell office:value-type="float" office:value="8709612" table:number-columns-spanned="1" table:number-rows-spanned="2" table:style-name="ce9">
            <text:p>8,709,612</text:p>
          </table:table-cell>
          <table:table-cell office:value-type="float" office:value="20456761" table:number-columns-spanned="1" table:number-rows-spanned="2" table:style-name="ce9">
            <text:p>20,456,761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percentage" office:value="7.9699999999999993E-2" table:number-columns-spanned="1" table:number-rows-spanned="2" table:style-name="ce10">
            <text:p>7.97%</text:p>
          </table:table-cell>
          <table:table-cell office:value-type="float" office:value="1094" table:number-columns-spanned="1" table:number-rows-spanned="2" table:style-name="ce9">
            <text:p>1,094</text:p>
          </table:table-cell>
          <table:table-cell office:value-type="float" office:value="190324" table:number-columns-spanned="1" table:number-rows-spanned="2" table:style-name="ce9">
            <text:p>190,324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office:value-type="float" office:value="192544" table:number-columns-spanned="1" table:number-rows-spanned="2" table:style-name="ce9">
            <text:p>192,544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2707" table:number-columns-spanned="1" table:number-rows-spanned="2" table:style-name="ce9">
            <text:p>2,707</text:p>
          </table:table-cell>
          <table:table-cell office:value-type="percentage" office:value="0.69059999999999999" table:number-columns-spanned="1" table:number-rows-spanned="2" table:style-name="ce10">
            <text:p>69.06%</text:p>
          </table:table-cell>
          <table:table-cell office:value-type="float" office:value="2575" table:number-columns-spanned="1" table:number-rows-spanned="2" table:style-name="ce9">
            <text:p>2,575</text:p>
          </table:table-cell>
          <table:table-cell office:value-type="float" office:value="6971073" table:number-columns-spanned="1" table:number-rows-spanned="2" table:style-name="ce9">
            <text:p>6,971,073</text:p>
          </table:table-cell>
          <table:table-cell office:value-type="float" office:value="4251783" table:number-columns-spanned="1" table:number-rows-spanned="2" table:style-name="ce9">
            <text:p>4,251,783</text:p>
          </table:table-cell>
          <table:table-cell office:value-type="float" office:value="13971508" table:number-columns-spanned="1" table:number-rows-spanned="2" table:style-name="ce9">
            <text:p>13,971,508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1714" table:number-columns-spanned="1" table:number-rows-spanned="2" table:style-name="ce9">
            <text:p>1,714</text:p>
          </table:table-cell>
          <table:table-cell office:value-type="percentage" office:value="0.5232" table:number-columns-spanned="1" table:number-rows-spanned="2" table:style-name="ce10">
            <text:p>52.32%</text:p>
          </table:table-cell>
          <table:table-cell office:value-type="float" office:value="2269" table:number-columns-spanned="1" table:number-rows-spanned="2" table:style-name="ce9">
            <text:p>2,269</text:p>
          </table:table-cell>
          <table:table-cell office:value-type="float" office:value="3888820" table:number-columns-spanned="1" table:number-rows-spanned="2" table:style-name="ce9">
            <text:p>3,888,820</text:p>
          </table:table-cell>
          <table:table-cell office:value-type="float" office:value="2298810" table:number-columns-spanned="1" table:number-rows-spanned="2" table:style-name="ce9">
            <text:p>2,298,810</text:p>
          </table:table-cell>
          <table:table-cell office:value-type="float" office:value="6306455" table:number-columns-spanned="1" table:number-rows-spanned="2" table:style-name="ce9">
            <text:p>6,306,455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600" table:number-columns-spanned="1" table:number-rows-spanned="2" table:style-name="ce8">
            <text:p>600</text:p>
          </table:table-cell>
          <table:table-cell office:value-type="percentage" office:value="0.45590000000000003" table:number-columns-spanned="1" table:number-rows-spanned="2" table:style-name="ce10">
            <text:p>45.59%</text:p>
          </table:table-cell>
          <table:table-cell office:value-type="float" office:value="1246" table:number-columns-spanned="1" table:number-rows-spanned="2" table:style-name="ce9">
            <text:p>1,246</text:p>
          </table:table-cell>
          <table:table-cell office:value-type="float" office:value="747374" table:number-columns-spanned="1" table:number-rows-spanned="2" table:style-name="ce9">
            <text:p>747,374</text:p>
          </table:table-cell>
          <table:table-cell office:value-type="float" office:value="100320" table:number-columns-spanned="1" table:number-rows-spanned="2" table:style-name="ce9">
            <text:p>100,320</text:p>
          </table:table-cell>
          <table:table-cell office:value-type="float" office:value="847784" table:number-columns-spanned="1" table:number-rows-spanned="2" table:style-name="ce9">
            <text:p>847,784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629" table:number-columns-spanned="1" table:number-rows-spanned="2" table:style-name="ce9">
            <text:p>4,629</text:p>
          </table:table-cell>
          <table:table-cell office:value-type="float" office:value="65765" table:number-columns-spanned="1" table:number-rows-spanned="2" table:style-name="ce9">
            <text:p>65,765</text:p>
          </table:table-cell>
          <table:table-cell office:value-type="percentage" office:value="0.50739999999999996" table:number-columns-spanned="1" table:number-rows-spanned="2" table:style-name="ce10">
            <text:p>50.74%</text:p>
          </table:table-cell>
          <table:table-cell office:value-type="float" office:value="3730" table:number-columns-spanned="1" table:number-rows-spanned="2" table:style-name="ce9">
            <text:p>3,730</text:p>
          </table:table-cell>
          <table:table-cell office:value-type="float" office:value="245308327" table:number-columns-spanned="1" table:number-rows-spanned="2" table:style-name="ce9">
            <text:p>245,308,327</text:p>
          </table:table-cell>
          <table:table-cell office:value-type="float" office:value="206768667" table:number-columns-spanned="1" table:number-rows-spanned="2" table:style-name="ce9">
            <text:p>206,768,667</text:p>
          </table:table-cell>
          <table:table-cell office:value-type="float" office:value="518778288" table:number-columns-spanned="1" table:number-rows-spanned="2" table:style-name="ce9">
            <text:p>518,778,288</text:p>
          </table:table-cell>
          <table:table-cell office:value-type="float" office:value="1179" table:number-columns-spanned="1" table:number-rows-spanned="2" table:style-name="ce9">
            <text:p>1,179</text:p>
          </table:table-cell>
          <table:table-cell office:value-type="float" office:value="1652" table:number-columns-spanned="1" table:number-rows-spanned="2" table:style-name="ce9">
            <text:p>1,652</text:p>
          </table:table-cell>
          <table:table-cell office:value-type="float" office:value="730" table:number-columns-spanned="1" table:number-rows-spanned="2" table:style-name="ce8">
            <text:p>730</text:p>
          </table:table-cell>
          <table:table-cell office:value-type="float" office:value="473" table:number-columns-spanned="1" table:number-rows-spanned="2" table:style-name="ce8">
            <text:p>473</text:p>
          </table:table-cell>
          <table:table-cell office:value-type="float" office:value="4034" table:number-columns-spanned="1" table:number-rows-spanned="2" table:style-name="ce9">
            <text:p>4,034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8-15T00:00:00" table:style-name="ce4">
            <text:p>2017/8/15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2月至2017年2月(Data for 2017/2～2017/2)</text:p>
          </table:table-cell>
          <table:table-cell table:number-columns-repeated="16380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176951" table:style-name="ce5">
            <text:p>176,951</text:p>
          </table:table-cell>
          <table:table-cell office:value-type="float" office:value="86985" table:style-name="ce5">
            <text:p>86,985</text:p>
          </table:table-cell>
          <table:table-cell office:value-type="float" office:value="263936" table:style-name="ce5">
            <text:p>263,936</text:p>
          </table:table-cell>
          <table:table-cell office:value-type="float" office:value="33860" table:style-name="ce5">
            <text:p>33,860</text:p>
          </table:table-cell>
          <table:table-cell office:value-type="float" office:value="46079" table:style-name="ce5">
            <text:p>46,079</text:p>
          </table:table-cell>
          <table:table-cell office:value-type="float" office:value="86425" table:style-name="ce5">
            <text:p>86,425</text:p>
          </table:table-cell>
          <table:table-cell office:value-type="float" office:value="16692" table:style-name="ce5">
            <text:p>16,692</text:p>
          </table:table-cell>
          <table:table-cell office:value-type="float" office:value="16765" table:style-name="ce5">
            <text:p>16,765</text:p>
          </table:table-cell>
          <table:table-cell office:value-type="float" office:value="8250" table:style-name="ce5">
            <text:p>8,250</text:p>
          </table:table-cell>
          <table:table-cell office:value-type="float" office:value="2837" table:style-name="ce5">
            <text:p>2,837</text:p>
          </table:table-cell>
          <table:table-cell office:value-type="float" office:value="10323" table:style-name="ce5">
            <text:p>10,323</text:p>
          </table:table-cell>
          <table:table-cell office:value-type="float" office:value="26718" table:style-name="ce5">
            <text:p>26,718</text:p>
          </table:table-cell>
          <table:table-cell office:value-type="float" office:value="10492" table:style-name="ce5">
            <text:p>10,492</text:p>
          </table:table-cell>
          <table:table-cell office:value-type="float" office:value="2156" table:style-name="ce5">
            <text:p>2,156</text:p>
          </table:table-cell>
          <table:table-cell office:value-type="float" office:value="2946" table:style-name="ce5">
            <text:p>2,946</text:p>
          </table:table-cell>
          <table:table-cell office:value-type="float" office:value="393" table:style-name="ce2">
            <text:p>393</text:p>
          </table:table-cell>
          <table:table-cell office:value-type="float" office:value="263936" table:style-name="ce5">
            <text:p>263,93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64070" table:style-name="ce5">
            <text:p>64,070</text:p>
          </table:table-cell>
          <table:table-cell office:value-type="float" office:value="22266" table:style-name="ce5">
            <text:p>22,266</text:p>
          </table:table-cell>
          <table:table-cell office:value-type="float" office:value="86336" table:style-name="ce5">
            <text:p>86,336</text:p>
          </table:table-cell>
          <table:table-cell office:value-type="float" office:value="13861" table:style-name="ce5">
            <text:p>13,861</text:p>
          </table:table-cell>
          <table:table-cell office:value-type="float" office:value="15894" table:style-name="ce5">
            <text:p>15,894</text:p>
          </table:table-cell>
          <table:table-cell office:value-type="float" office:value="27609" table:style-name="ce5">
            <text:p>27,609</text:p>
          </table:table-cell>
          <table:table-cell office:value-type="float" office:value="7263" table:style-name="ce5">
            <text:p>7,263</text:p>
          </table:table-cell>
          <table:table-cell office:value-type="float" office:value="8588" table:style-name="ce5">
            <text:p>8,588</text:p>
          </table:table-cell>
          <table:table-cell office:value-type="float" office:value="1866" table:style-name="ce5">
            <text:p>1,866</text:p>
          </table:table-cell>
          <table:table-cell office:value-type="float" office:value="751" table:style-name="ce2">
            <text:p>751</text:p>
          </table:table-cell>
          <table:table-cell office:value-type="float" office:value="2184" table:style-name="ce5">
            <text:p>2,184</text:p>
          </table:table-cell>
          <table:table-cell office:value-type="float" office:value="3434" table:style-name="ce5">
            <text:p>3,434</text:p>
          </table:table-cell>
          <table:table-cell office:value-type="float" office:value="2612" table:style-name="ce5">
            <text:p>2,612</text:p>
          </table:table-cell>
          <table:table-cell office:value-type="float" office:value="723" table:style-name="ce2">
            <text:p>723</text:p>
          </table:table-cell>
          <table:table-cell office:value-type="float" office:value="1472" table:style-name="ce5">
            <text:p>1,472</text:p>
          </table:table-cell>
          <table:table-cell office:value-type="float" office:value="79" table:style-name="ce2">
            <text:p>79</text:p>
          </table:table-cell>
          <table:table-cell office:value-type="float" office:value="86336" table:style-name="ce5">
            <text:p>86,33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41021" table:style-name="ce5">
            <text:p>241,021</text:p>
          </table:table-cell>
          <table:table-cell office:value-type="float" office:value="109251" table:style-name="ce5">
            <text:p>109,251</text:p>
          </table:table-cell>
          <table:table-cell office:value-type="float" office:value="350272" table:style-name="ce5">
            <text:p>350,272</text:p>
          </table:table-cell>
          <table:table-cell office:value-type="float" office:value="47721" table:style-name="ce5">
            <text:p>47,721</text:p>
          </table:table-cell>
          <table:table-cell office:value-type="float" office:value="61973" table:style-name="ce5">
            <text:p>61,973</text:p>
          </table:table-cell>
          <table:table-cell office:value-type="float" office:value="114034" table:style-name="ce5">
            <text:p>114,034</text:p>
          </table:table-cell>
          <table:table-cell office:value-type="float" office:value="23955" table:style-name="ce5">
            <text:p>23,955</text:p>
          </table:table-cell>
          <table:table-cell office:value-type="float" office:value="25353" table:style-name="ce5">
            <text:p>25,353</text:p>
          </table:table-cell>
          <table:table-cell office:value-type="float" office:value="10116" table:style-name="ce5">
            <text:p>10,116</text:p>
          </table:table-cell>
          <table:table-cell office:value-type="float" office:value="3588" table:style-name="ce5">
            <text:p>3,588</text:p>
          </table:table-cell>
          <table:table-cell office:value-type="float" office:value="12507" table:style-name="ce5">
            <text:p>12,507</text:p>
          </table:table-cell>
          <table:table-cell office:value-type="float" office:value="30152" table:style-name="ce5">
            <text:p>30,152</text:p>
          </table:table-cell>
          <table:table-cell office:value-type="float" office:value="13104" table:style-name="ce5">
            <text:p>13,104</text:p>
          </table:table-cell>
          <table:table-cell office:value-type="float" office:value="2879" table:style-name="ce5">
            <text:p>2,879</text:p>
          </table:table-cell>
          <table:table-cell office:value-type="float" office:value="4418" table:style-name="ce5">
            <text:p>4,418</text:p>
          </table:table-cell>
          <table:table-cell office:value-type="float" office:value="472" table:style-name="ce2">
            <text:p>472</text:p>
          </table:table-cell>
          <table:table-cell office:value-type="float" office:value="350272" table:style-name="ce5">
            <text:p>350,27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56719" table:style-name="ce5">
            <text:p>56,719</text:p>
          </table:table-cell>
          <table:table-cell office:value-type="float" office:value="34488" table:style-name="ce5">
            <text:p>34,488</text:p>
          </table:table-cell>
          <table:table-cell office:value-type="float" office:value="91207" table:style-name="ce5">
            <text:p>91,207</text:p>
          </table:table-cell>
          <table:table-cell office:value-type="float" office:value="44785" table:style-name="ce5">
            <text:p>44,785</text:p>
          </table:table-cell>
          <table:table-cell office:value-type="float" office:value="15218" table:style-name="ce5">
            <text:p>15,218</text:p>
          </table:table-cell>
          <table:table-cell office:value-type="float" office:value="16230" table:style-name="ce5">
            <text:p>16,230</text:p>
          </table:table-cell>
          <table:table-cell office:value-type="float" office:value="3787" table:style-name="ce5">
            <text:p>3,787</text:p>
          </table:table-cell>
          <table:table-cell office:value-type="float" office:value="1303" table:style-name="ce5">
            <text:p>1,303</text:p>
          </table:table-cell>
          <table:table-cell office:value-type="float" office:value="522" table:style-name="ce2">
            <text:p>522</text:p>
          </table:table-cell>
          <table:table-cell office:value-type="float" office:value="416" table:style-name="ce2">
            <text:p>416</text:p>
          </table:table-cell>
          <table:table-cell office:value-type="float" office:value="2095" table:style-name="ce5">
            <text:p>2,095</text:p>
          </table:table-cell>
          <table:table-cell office:value-type="float" office:value="1913" table:style-name="ce5">
            <text:p>1,913</text:p>
          </table:table-cell>
          <table:table-cell office:value-type="float" office:value="2044" table:style-name="ce5">
            <text:p>2,044</text:p>
          </table:table-cell>
          <table:table-cell office:value-type="float" office:value="382" table:style-name="ce2">
            <text:p>382</text:p>
          </table:table-cell>
          <table:table-cell office:value-type="float" office:value="1802" table:style-name="ce5">
            <text:p>1,802</text:p>
          </table:table-cell>
          <table:table-cell office:value-type="float" office:value="710" table:style-name="ce2">
            <text:p>710</text:p>
          </table:table-cell>
          <table:table-cell office:value-type="float" office:value="91207" table:style-name="ce5">
            <text:p>91,20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5146" table:style-name="ce5">
            <text:p>5,146</text:p>
          </table:table-cell>
          <table:table-cell office:value-type="float" office:value="1788" table:style-name="ce5">
            <text:p>1,788</text:p>
          </table:table-cell>
          <table:table-cell office:value-type="float" office:value="6934" table:style-name="ce5">
            <text:p>6,934</text:p>
          </table:table-cell>
          <table:table-cell office:value-type="float" office:value="5174" table:style-name="ce5">
            <text:p>5,174</text:p>
          </table:table-cell>
          <table:table-cell office:value-type="float" office:value="956" table:style-name="ce2">
            <text:p>956</text:p>
          </table:table-cell>
          <table:table-cell office:value-type="float" office:value="147" table:style-name="ce2">
            <text:p>147</text:p>
          </table:table-cell>
          <table:table-cell office:value-type="float" office:value="6" table:style-name="ce2">
            <text:p>6</text:p>
          </table:table-cell>
          <table:table-cell office:value-type="float" office:value="37" table:style-name="ce2">
            <text:p>37</text:p>
          </table:table-cell>
          <table:table-cell office:value-type="float" office:value="129" table:style-name="ce2">
            <text:p>129</text:p>
          </table:table-cell>
          <table:table-cell office:value-type="float" office:value="10" table:style-name="ce2">
            <text:p>10</text:p>
          </table:table-cell>
          <table:table-cell office:value-type="float" office:value="310" table:style-name="ce2">
            <text:p>310</text:p>
          </table:table-cell>
          <table:table-cell office:value-type="float" office:value="50" table:style-name="ce2">
            <text:p>50</text:p>
          </table:table-cell>
          <table:table-cell office:value-type="float" office:value="89" table:style-name="ce2">
            <text:p>89</text:p>
          </table:table-cell>
          <table:table-cell office:value-type="float" office:value="26" table:style-name="ce2">
            <text:p>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934" table:style-name="ce5">
            <text:p>6,93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61865" table:style-name="ce5">
            <text:p>61,865</text:p>
          </table:table-cell>
          <table:table-cell office:value-type="float" office:value="36276" table:style-name="ce5">
            <text:p>36,276</text:p>
          </table:table-cell>
          <table:table-cell office:value-type="float" office:value="98141" table:style-name="ce5">
            <text:p>98,141</text:p>
          </table:table-cell>
          <table:table-cell office:value-type="float" office:value="49959" table:style-name="ce5">
            <text:p>49,959</text:p>
          </table:table-cell>
          <table:table-cell office:value-type="float" office:value="16174" table:style-name="ce5">
            <text:p>16,174</text:p>
          </table:table-cell>
          <table:table-cell office:value-type="float" office:value="16377" table:style-name="ce5">
            <text:p>16,377</text:p>
          </table:table-cell>
          <table:table-cell office:value-type="float" office:value="3793" table:style-name="ce5">
            <text:p>3,793</text:p>
          </table:table-cell>
          <table:table-cell office:value-type="float" office:value="1340" table:style-name="ce5">
            <text:p>1,340</text:p>
          </table:table-cell>
          <table:table-cell office:value-type="float" office:value="651" table:style-name="ce2">
            <text:p>651</text:p>
          </table:table-cell>
          <table:table-cell office:value-type="float" office:value="426" table:style-name="ce2">
            <text:p>426</text:p>
          </table:table-cell>
          <table:table-cell office:value-type="float" office:value="2405" table:style-name="ce5">
            <text:p>2,405</text:p>
          </table:table-cell>
          <table:table-cell office:value-type="float" office:value="1963" table:style-name="ce5">
            <text:p>1,963</text:p>
          </table:table-cell>
          <table:table-cell office:value-type="float" office:value="2133" table:style-name="ce5">
            <text:p>2,133</text:p>
          </table:table-cell>
          <table:table-cell office:value-type="float" office:value="408" table:style-name="ce2">
            <text:p>408</text:p>
          </table:table-cell>
          <table:table-cell office:value-type="float" office:value="1802" table:style-name="ce5">
            <text:p>1,802</text:p>
          </table:table-cell>
          <table:table-cell office:value-type="float" office:value="710" table:style-name="ce2">
            <text:p>710</text:p>
          </table:table-cell>
          <table:table-cell office:value-type="float" office:value="98141" table:style-name="ce5">
            <text:p>98,14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23091" table:style-name="ce5">
            <text:p>23,091</text:p>
          </table:table-cell>
          <table:table-cell office:value-type="float" office:value="8384" table:style-name="ce5">
            <text:p>8,384</text:p>
          </table:table-cell>
          <table:table-cell office:value-type="float" office:value="31475" table:style-name="ce5">
            <text:p>31,475</text:p>
          </table:table-cell>
          <table:table-cell office:value-type="float" office:value="16788" table:style-name="ce5">
            <text:p>16,788</text:p>
          </table:table-cell>
          <table:table-cell office:value-type="float" office:value="2311" table:style-name="ce5">
            <text:p>2,311</text:p>
          </table:table-cell>
          <table:table-cell office:value-type="float" office:value="7218" table:style-name="ce5">
            <text:p>7,218</text:p>
          </table:table-cell>
          <table:table-cell office:value-type="float" office:value="709" table:style-name="ce2">
            <text:p>709</text:p>
          </table:table-cell>
          <table:table-cell office:value-type="float" office:value="398" table:style-name="ce2">
            <text:p>398</text:p>
          </table:table-cell>
          <table:table-cell office:value-type="float" office:value="185" table:style-name="ce2">
            <text:p>185</text:p>
          </table:table-cell>
          <table:table-cell office:value-type="float" office:value="235" table:style-name="ce2">
            <text:p>235</text:p>
          </table:table-cell>
          <table:table-cell office:value-type="float" office:value="635" table:style-name="ce2">
            <text:p>635</text:p>
          </table:table-cell>
          <table:table-cell office:value-type="float" office:value="1333" table:style-name="ce5">
            <text:p>1,333</text:p>
          </table:table-cell>
          <table:table-cell office:value-type="float" office:value="1020" table:style-name="ce5">
            <text:p>1,020</text:p>
          </table:table-cell>
          <table:table-cell office:value-type="float" office:value="211" table:style-name="ce2">
            <text:p>211</text:p>
          </table:table-cell>
          <table:table-cell office:value-type="float" office:value="432" table:style-name="ce2">
            <text:p>432</text:p>
          </table:table-cell>
          <table:table-cell office:value-type="float" office:value="0" table:style-name="ce2">
            <text:p>0</text:p>
          </table:table-cell>
          <table:table-cell office:value-type="float" office:value="31475" table:style-name="ce5">
            <text:p>31,47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7626" table:style-name="ce5">
            <text:p>7,626</text:p>
          </table:table-cell>
          <table:table-cell office:value-type="float" office:value="4454" table:style-name="ce5">
            <text:p>4,454</text:p>
          </table:table-cell>
          <table:table-cell office:value-type="float" office:value="12080" table:style-name="ce5">
            <text:p>12,080</text:p>
          </table:table-cell>
          <table:table-cell office:value-type="float" office:value="6310" table:style-name="ce5">
            <text:p>6,310</text:p>
          </table:table-cell>
          <table:table-cell office:value-type="float" office:value="3647" table:style-name="ce5">
            <text:p>3,647</text:p>
          </table:table-cell>
          <table:table-cell office:value-type="float" office:value="399" table:style-name="ce2">
            <text:p>399</text:p>
          </table:table-cell>
          <table:table-cell office:value-type="float" office:value="91" table:style-name="ce2">
            <text:p>91</text:p>
          </table:table-cell>
          <table:table-cell office:value-type="float" office:value="109" table:style-name="ce2">
            <text:p>109</text:p>
          </table:table-cell>
          <table:table-cell office:value-type="float" office:value="131" table:style-name="ce2">
            <text:p>131</text:p>
          </table:table-cell>
          <table:table-cell office:value-type="float" office:value="89" table:style-name="ce2">
            <text:p>89</text:p>
          </table:table-cell>
          <table:table-cell office:value-type="float" office:value="231" table:style-name="ce2">
            <text:p>231</text:p>
          </table:table-cell>
          <table:table-cell office:value-type="float" office:value="370" table:style-name="ce2">
            <text:p>370</text:p>
          </table:table-cell>
          <table:table-cell office:value-type="float" office:value="589" table:style-name="ce2">
            <text:p>589</text:p>
          </table:table-cell>
          <table:table-cell office:value-type="float" office:value="91" table:style-name="ce2">
            <text:p>91</text:p>
          </table:table-cell>
          <table:table-cell office:value-type="float" office:value="23" table:style-name="ce2">
            <text:p>23</text:p>
          </table:table-cell>
          <table:table-cell office:value-type="float" office:value="0" table:style-name="ce2">
            <text:p>0</text:p>
          </table:table-cell>
          <table:table-cell office:value-type="float" office:value="12080" table:style-name="ce5">
            <text:p>12,08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30717" table:style-name="ce5">
            <text:p>30,717</text:p>
          </table:table-cell>
          <table:table-cell office:value-type="float" office:value="12838" table:style-name="ce5">
            <text:p>12,838</text:p>
          </table:table-cell>
          <table:table-cell office:value-type="float" office:value="43555" table:style-name="ce5">
            <text:p>43,555</text:p>
          </table:table-cell>
          <table:table-cell office:value-type="float" office:value="23098" table:style-name="ce5">
            <text:p>23,098</text:p>
          </table:table-cell>
          <table:table-cell office:value-type="float" office:value="5958" table:style-name="ce5">
            <text:p>5,958</text:p>
          </table:table-cell>
          <table:table-cell office:value-type="float" office:value="7617" table:style-name="ce5">
            <text:p>7,617</text:p>
          </table:table-cell>
          <table:table-cell office:value-type="float" office:value="800" table:style-name="ce2">
            <text:p>800</text:p>
          </table:table-cell>
          <table:table-cell office:value-type="float" office:value="507" table:style-name="ce2">
            <text:p>507</text:p>
          </table:table-cell>
          <table:table-cell office:value-type="float" office:value="316" table:style-name="ce2">
            <text:p>316</text:p>
          </table:table-cell>
          <table:table-cell office:value-type="float" office:value="324" table:style-name="ce2">
            <text:p>324</text:p>
          </table:table-cell>
          <table:table-cell office:value-type="float" office:value="866" table:style-name="ce2">
            <text:p>866</text:p>
          </table:table-cell>
          <table:table-cell office:value-type="float" office:value="1703" table:style-name="ce5">
            <text:p>1,703</text:p>
          </table:table-cell>
          <table:table-cell office:value-type="float" office:value="1609" table:style-name="ce5">
            <text:p>1,609</text:p>
          </table:table-cell>
          <table:table-cell office:value-type="float" office:value="302" table:style-name="ce2">
            <text:p>302</text:p>
          </table:table-cell>
          <table:table-cell office:value-type="float" office:value="455" table:style-name="ce2">
            <text:p>455</text:p>
          </table:table-cell>
          <table:table-cell office:value-type="float" office:value="0" table:style-name="ce2">
            <text:p>0</text:p>
          </table:table-cell>
          <table:table-cell office:value-type="float" office:value="43555" table:style-name="ce5">
            <text:p>43,55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30357" table:style-name="ce5">
            <text:p>30,357</text:p>
          </table:table-cell>
          <table:table-cell office:value-type="float" office:value="16268" table:style-name="ce5">
            <text:p>16,268</text:p>
          </table:table-cell>
          <table:table-cell office:value-type="float" office:value="46625" table:style-name="ce5">
            <text:p>46,625</text:p>
          </table:table-cell>
          <table:table-cell office:value-type="float" office:value="36878" table:style-name="ce5">
            <text:p>36,878</text:p>
          </table:table-cell>
          <table:table-cell office:value-type="float" office:value="6870" table:style-name="ce5">
            <text:p>6,870</text:p>
          </table:table-cell>
          <table:table-cell office:value-type="float" office:value="1881" table:style-name="ce5">
            <text:p>1,881</text:p>
          </table:table-cell>
          <table:table-cell office:value-type="float" office:value="3" table:style-name="ce2">
            <text:p>3</text:p>
          </table:table-cell>
          <table:table-cell office:value-type="float" office:value="61" table:style-name="ce2">
            <text:p>61</text:p>
          </table:table-cell>
          <table:table-cell office:value-type="float" office:value="43" table:style-name="ce2">
            <text:p>43</text:p>
          </table:table-cell>
          <table:table-cell office:value-type="float" office:value="6" table:style-name="ce2">
            <text:p>6</text:p>
          </table:table-cell>
          <table:table-cell office:value-type="float" office:value="165" table:style-name="ce2">
            <text:p>165</text:p>
          </table:table-cell>
          <table:table-cell office:value-type="float" office:value="58" table:style-name="ce2">
            <text:p>58</text:p>
          </table:table-cell>
          <table:table-cell office:value-type="float" office:value="18" table:style-name="ce2">
            <text:p>18</text:p>
          </table:table-cell>
          <table:table-cell office:value-type="float" office:value="3" table:style-name="ce2">
            <text:p>3</text:p>
          </table:table-cell>
          <table:table-cell office:value-type="float" office:value="131" table:style-name="ce2">
            <text:p>131</text:p>
          </table:table-cell>
          <table:table-cell office:value-type="float" office:value="508" table:style-name="ce2">
            <text:p>508</text:p>
          </table:table-cell>
          <table:table-cell office:value-type="float" office:value="46625" table:style-name="ce5">
            <text:p>46,62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30357" table:style-name="ce5">
            <text:p>30,357</text:p>
          </table:table-cell>
          <table:table-cell office:value-type="float" office:value="16268" table:style-name="ce5">
            <text:p>16,268</text:p>
          </table:table-cell>
          <table:table-cell office:value-type="float" office:value="46625" table:style-name="ce5">
            <text:p>46,625</text:p>
          </table:table-cell>
          <table:table-cell office:value-type="float" office:value="36878" table:style-name="ce5">
            <text:p>36,878</text:p>
          </table:table-cell>
          <table:table-cell office:value-type="float" office:value="6870" table:style-name="ce5">
            <text:p>6,870</text:p>
          </table:table-cell>
          <table:table-cell office:value-type="float" office:value="1881" table:style-name="ce5">
            <text:p>1,881</text:p>
          </table:table-cell>
          <table:table-cell office:value-type="float" office:value="3" table:style-name="ce2">
            <text:p>3</text:p>
          </table:table-cell>
          <table:table-cell office:value-type="float" office:value="61" table:style-name="ce2">
            <text:p>61</text:p>
          </table:table-cell>
          <table:table-cell office:value-type="float" office:value="43" table:style-name="ce2">
            <text:p>43</text:p>
          </table:table-cell>
          <table:table-cell office:value-type="float" office:value="6" table:style-name="ce2">
            <text:p>6</text:p>
          </table:table-cell>
          <table:table-cell office:value-type="float" office:value="165" table:style-name="ce2">
            <text:p>165</text:p>
          </table:table-cell>
          <table:table-cell office:value-type="float" office:value="58" table:style-name="ce2">
            <text:p>58</text:p>
          </table:table-cell>
          <table:table-cell office:value-type="float" office:value="18" table:style-name="ce2">
            <text:p>18</text:p>
          </table:table-cell>
          <table:table-cell office:value-type="float" office:value="3" table:style-name="ce2">
            <text:p>3</text:p>
          </table:table-cell>
          <table:table-cell office:value-type="float" office:value="131" table:style-name="ce2">
            <text:p>131</text:p>
          </table:table-cell>
          <table:table-cell office:value-type="float" office:value="508" table:style-name="ce2">
            <text:p>508</text:p>
          </table:table-cell>
          <table:table-cell office:value-type="float" office:value="46625" table:style-name="ce5">
            <text:p>46,62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78819" table:style-name="ce5">
            <text:p>78,819</text:p>
          </table:table-cell>
          <table:table-cell office:value-type="float" office:value="26858" table:style-name="ce5">
            <text:p>26,858</text:p>
          </table:table-cell>
          <table:table-cell office:value-type="float" office:value="105677" table:style-name="ce5">
            <text:p>105,677</text:p>
          </table:table-cell>
          <table:table-cell office:value-type="float" office:value="90634" table:style-name="ce5">
            <text:p>90,634</text:p>
          </table:table-cell>
          <table:table-cell office:value-type="float" office:value="6508" table:style-name="ce5">
            <text:p>6,508</text:p>
          </table:table-cell>
          <table:table-cell office:value-type="float" office:value="2317" table:style-name="ce5">
            <text:p>2,317</text:p>
          </table:table-cell>
          <table:table-cell office:value-type="float" office:value="249" table:style-name="ce2">
            <text:p>249</text:p>
          </table:table-cell>
          <table:table-cell office:value-type="float" office:value="1584" table:style-name="ce5">
            <text:p>1,584</text:p>
          </table:table-cell>
          <table:table-cell office:value-type="float" office:value="219" table:style-name="ce2">
            <text:p>219</text:p>
          </table:table-cell>
          <table:table-cell office:value-type="float" office:value="137" table:style-name="ce2">
            <text:p>137</text:p>
          </table:table-cell>
          <table:table-cell office:value-type="float" office:value="1321" table:style-name="ce5">
            <text:p>1,321</text:p>
          </table:table-cell>
          <table:table-cell office:value-type="float" office:value="1210" table:style-name="ce5">
            <text:p>1,210</text:p>
          </table:table-cell>
          <table:table-cell office:value-type="float" office:value="829" table:style-name="ce2">
            <text:p>829</text:p>
          </table:table-cell>
          <table:table-cell office:value-type="float" office:value="110" table:style-name="ce2">
            <text:p>110</text:p>
          </table:table-cell>
          <table:table-cell office:value-type="float" office:value="542" table:style-name="ce2">
            <text:p>542</text:p>
          </table:table-cell>
          <table:table-cell office:value-type="float" office:value="17" table:style-name="ce2">
            <text:p>17</text:p>
          </table:table-cell>
          <table:table-cell office:value-type="float" office:value="105677" table:style-name="ce5">
            <text:p>105,67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9279" table:style-name="ce5">
            <text:p>9,279</text:p>
          </table:table-cell>
          <table:table-cell office:value-type="float" office:value="3211" table:style-name="ce5">
            <text:p>3,211</text:p>
          </table:table-cell>
          <table:table-cell office:value-type="float" office:value="12490" table:style-name="ce5">
            <text:p>12,490</text:p>
          </table:table-cell>
          <table:table-cell office:value-type="float" office:value="11005" table:style-name="ce5">
            <text:p>11,005</text:p>
          </table:table-cell>
          <table:table-cell office:value-type="float" office:value="742" table:style-name="ce2">
            <text:p>742</text:p>
          </table:table-cell>
          <table:table-cell office:value-type="float" office:value="173" table:style-name="ce2">
            <text:p>17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73" table:style-name="ce2">
            <text:p>373</text:p>
          </table:table-cell>
          <table:table-cell office:value-type="float" office:value="30" table:style-name="ce2">
            <text:p>30</text:p>
          </table:table-cell>
          <table:table-cell office:value-type="float" office:value="24" table:style-name="ce2">
            <text:p>24</text:p>
          </table:table-cell>
          <table:table-cell office:value-type="float" office:value="3" table:style-name="ce2">
            <text:p>3</text:p>
          </table:table-cell>
          <table:table-cell office:value-type="float" office:value="140" table:style-name="ce2">
            <text:p>140</text:p>
          </table:table-cell>
          <table:table-cell office:value-type="float" office:value="0" table:style-name="ce2">
            <text:p>0</text:p>
          </table:table-cell>
          <table:table-cell office:value-type="float" office:value="12490" table:style-name="ce5">
            <text:p>12,49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88098" table:style-name="ce5">
            <text:p>88,098</text:p>
          </table:table-cell>
          <table:table-cell office:value-type="float" office:value="30069" table:style-name="ce5">
            <text:p>30,069</text:p>
          </table:table-cell>
          <table:table-cell office:value-type="float" office:value="118167" table:style-name="ce5">
            <text:p>118,167</text:p>
          </table:table-cell>
          <table:table-cell office:value-type="float" office:value="101639" table:style-name="ce5">
            <text:p>101,639</text:p>
          </table:table-cell>
          <table:table-cell office:value-type="float" office:value="7250" table:style-name="ce5">
            <text:p>7,250</text:p>
          </table:table-cell>
          <table:table-cell office:value-type="float" office:value="2490" table:style-name="ce5">
            <text:p>2,490</text:p>
          </table:table-cell>
          <table:table-cell office:value-type="float" office:value="249" table:style-name="ce2">
            <text:p>249</text:p>
          </table:table-cell>
          <table:table-cell office:value-type="float" office:value="1584" table:style-name="ce5">
            <text:p>1,584</text:p>
          </table:table-cell>
          <table:table-cell office:value-type="float" office:value="219" table:style-name="ce2">
            <text:p>219</text:p>
          </table:table-cell>
          <table:table-cell office:value-type="float" office:value="137" table:style-name="ce2">
            <text:p>137</text:p>
          </table:table-cell>
          <table:table-cell office:value-type="float" office:value="1694" table:style-name="ce5">
            <text:p>1,694</text:p>
          </table:table-cell>
          <table:table-cell office:value-type="float" office:value="1240" table:style-name="ce5">
            <text:p>1,240</text:p>
          </table:table-cell>
          <table:table-cell office:value-type="float" office:value="853" table:style-name="ce2">
            <text:p>853</text:p>
          </table:table-cell>
          <table:table-cell office:value-type="float" office:value="113" table:style-name="ce2">
            <text:p>113</text:p>
          </table:table-cell>
          <table:table-cell office:value-type="float" office:value="682" table:style-name="ce2">
            <text:p>682</text:p>
          </table:table-cell>
          <table:table-cell office:value-type="float" office:value="17" table:style-name="ce2">
            <text:p>17</text:p>
          </table:table-cell>
          <table:table-cell office:value-type="float" office:value="118167" table:style-name="ce5">
            <text:p>118,16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41062" table:style-name="ce5">
            <text:p>41,062</text:p>
          </table:table-cell>
          <table:table-cell office:value-type="float" office:value="17437" table:style-name="ce5">
            <text:p>17,437</text:p>
          </table:table-cell>
          <table:table-cell office:value-type="float" office:value="58499" table:style-name="ce5">
            <text:p>58,499</text:p>
          </table:table-cell>
          <table:table-cell office:value-type="float" office:value="19925" table:style-name="ce5">
            <text:p>19,925</text:p>
          </table:table-cell>
          <table:table-cell office:value-type="float" office:value="4099" table:style-name="ce5">
            <text:p>4,099</text:p>
          </table:table-cell>
          <table:table-cell office:value-type="float" office:value="3772" table:style-name="ce5">
            <text:p>3,772</text:p>
          </table:table-cell>
          <table:table-cell office:value-type="float" office:value="8772" table:style-name="ce5">
            <text:p>8,772</text:p>
          </table:table-cell>
          <table:table-cell office:value-type="float" office:value="396" table:style-name="ce2">
            <text:p>396</text:p>
          </table:table-cell>
          <table:table-cell office:value-type="float" office:value="703" table:style-name="ce2">
            <text:p>703</text:p>
          </table:table-cell>
          <table:table-cell office:value-type="float" office:value="284" table:style-name="ce2">
            <text:p>284</text:p>
          </table:table-cell>
          <table:table-cell office:value-type="float" office:value="4463" table:style-name="ce5">
            <text:p>4,463</text:p>
          </table:table-cell>
          <table:table-cell office:value-type="float" office:value="7220" table:style-name="ce5">
            <text:p>7,220</text:p>
          </table:table-cell>
          <table:table-cell office:value-type="float" office:value="2735" table:style-name="ce5">
            <text:p>2,735</text:p>
          </table:table-cell>
          <table:table-cell office:value-type="float" office:value="284" table:style-name="ce2">
            <text:p>284</text:p>
          </table:table-cell>
          <table:table-cell office:value-type="float" office:value="5746" table:style-name="ce5">
            <text:p>5,746</text:p>
          </table:table-cell>
          <table:table-cell office:value-type="float" office:value="100" table:style-name="ce2">
            <text:p>100</text:p>
          </table:table-cell>
          <table:table-cell office:value-type="float" office:value="58499" table:style-name="ce5">
            <text:p>58,49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19865" table:style-name="ce5">
            <text:p>19,865</text:p>
          </table:table-cell>
          <table:table-cell office:value-type="float" office:value="13065" table:style-name="ce5">
            <text:p>13,065</text:p>
          </table:table-cell>
          <table:table-cell office:value-type="float" office:value="32930" table:style-name="ce5">
            <text:p>32,930</text:p>
          </table:table-cell>
          <table:table-cell office:value-type="float" office:value="11229" table:style-name="ce5">
            <text:p>11,229</text:p>
          </table:table-cell>
          <table:table-cell office:value-type="float" office:value="3578" table:style-name="ce5">
            <text:p>3,578</text:p>
          </table:table-cell>
          <table:table-cell office:value-type="float" office:value="2249" table:style-name="ce5">
            <text:p>2,249</text:p>
          </table:table-cell>
          <table:table-cell office:value-type="float" office:value="5677" table:style-name="ce5">
            <text:p>5,677</text:p>
          </table:table-cell>
          <table:table-cell office:value-type="float" office:value="1230" table:style-name="ce5">
            <text:p>1,230</text:p>
          </table:table-cell>
          <table:table-cell office:value-type="float" office:value="565" table:style-name="ce2">
            <text:p>565</text:p>
          </table:table-cell>
          <table:table-cell office:value-type="float" office:value="277" table:style-name="ce2">
            <text:p>277</text:p>
          </table:table-cell>
          <table:table-cell office:value-type="float" office:value="1361" table:style-name="ce5">
            <text:p>1,361</text:p>
          </table:table-cell>
          <table:table-cell office:value-type="float" office:value="1444" table:style-name="ce5">
            <text:p>1,444</text:p>
          </table:table-cell>
          <table:table-cell office:value-type="float" office:value="933" table:style-name="ce2">
            <text:p>933</text:p>
          </table:table-cell>
          <table:table-cell office:value-type="float" office:value="123" table:style-name="ce2">
            <text:p>123</text:p>
          </table:table-cell>
          <table:table-cell office:value-type="float" office:value="4264" table:style-name="ce5">
            <text:p>4,264</text:p>
          </table:table-cell>
          <table:table-cell office:value-type="float" office:value="0" table:style-name="ce2">
            <text:p>0</text:p>
          </table:table-cell>
          <table:table-cell office:value-type="float" office:value="32930" table:style-name="ce5">
            <text:p>32,93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60927" table:style-name="ce5">
            <text:p>60,927</text:p>
          </table:table-cell>
          <table:table-cell office:value-type="float" office:value="30502" table:style-name="ce5">
            <text:p>30,502</text:p>
          </table:table-cell>
          <table:table-cell office:value-type="float" office:value="91429" table:style-name="ce5">
            <text:p>91,429</text:p>
          </table:table-cell>
          <table:table-cell office:value-type="float" office:value="31154" table:style-name="ce5">
            <text:p>31,154</text:p>
          </table:table-cell>
          <table:table-cell office:value-type="float" office:value="7677" table:style-name="ce5">
            <text:p>7,677</text:p>
          </table:table-cell>
          <table:table-cell office:value-type="float" office:value="6021" table:style-name="ce5">
            <text:p>6,021</text:p>
          </table:table-cell>
          <table:table-cell office:value-type="float" office:value="14449" table:style-name="ce5">
            <text:p>14,449</text:p>
          </table:table-cell>
          <table:table-cell office:value-type="float" office:value="1626" table:style-name="ce5">
            <text:p>1,626</text:p>
          </table:table-cell>
          <table:table-cell office:value-type="float" office:value="1268" table:style-name="ce5">
            <text:p>1,268</text:p>
          </table:table-cell>
          <table:table-cell office:value-type="float" office:value="561" table:style-name="ce2">
            <text:p>561</text:p>
          </table:table-cell>
          <table:table-cell office:value-type="float" office:value="5824" table:style-name="ce5">
            <text:p>5,824</text:p>
          </table:table-cell>
          <table:table-cell office:value-type="float" office:value="8664" table:style-name="ce5">
            <text:p>8,664</text:p>
          </table:table-cell>
          <table:table-cell office:value-type="float" office:value="3668" table:style-name="ce5">
            <text:p>3,668</text:p>
          </table:table-cell>
          <table:table-cell office:value-type="float" office:value="407" table:style-name="ce2">
            <text:p>407</text:p>
          </table:table-cell>
          <table:table-cell office:value-type="float" office:value="10010" table:style-name="ce5">
            <text:p>10,010</text:p>
          </table:table-cell>
          <table:table-cell office:value-type="float" office:value="100" table:style-name="ce2">
            <text:p>100</text:p>
          </table:table-cell>
          <table:table-cell office:value-type="float" office:value="91429" table:style-name="ce5">
            <text:p>91,42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84009" table:style-name="ce5">
            <text:p>84,009</text:p>
          </table:table-cell>
          <table:table-cell office:value-type="float" office:value="30438" table:style-name="ce5">
            <text:p>30,438</text:p>
          </table:table-cell>
          <table:table-cell office:value-type="float" office:value="114447" table:style-name="ce5">
            <text:p>114,447</text:p>
          </table:table-cell>
          <table:table-cell office:value-type="float" office:value="95846" table:style-name="ce5">
            <text:p>95,846</text:p>
          </table:table-cell>
          <table:table-cell office:value-type="float" office:value="4547" table:style-name="ce5">
            <text:p>4,547</text:p>
          </table:table-cell>
          <table:table-cell office:value-type="float" office:value="4825" table:style-name="ce5">
            <text:p>4,825</text:p>
          </table:table-cell>
          <table:table-cell office:value-type="float" office:value="1800" table:style-name="ce5">
            <text:p>1,800</text:p>
          </table:table-cell>
          <table:table-cell office:value-type="float" office:value="1474" table:style-name="ce5">
            <text:p>1,474</text:p>
          </table:table-cell>
          <table:table-cell office:value-type="float" office:value="252" table:style-name="ce2">
            <text:p>252</text:p>
          </table:table-cell>
          <table:table-cell office:value-type="float" office:value="117" table:style-name="ce2">
            <text:p>117</text:p>
          </table:table-cell>
          <table:table-cell office:value-type="float" office:value="1618" table:style-name="ce5">
            <text:p>1,618</text:p>
          </table:table-cell>
          <table:table-cell office:value-type="float" office:value="2199" table:style-name="ce5">
            <text:p>2,199</text:p>
          </table:table-cell>
          <table:table-cell office:value-type="float" office:value="1077" table:style-name="ce5">
            <text:p>1,077</text:p>
          </table:table-cell>
          <table:table-cell office:value-type="float" office:value="175" table:style-name="ce2">
            <text:p>175</text:p>
          </table:table-cell>
          <table:table-cell office:value-type="float" office:value="517" table:style-name="ce2">
            <text:p>517</text:p>
          </table:table-cell>
          <table:table-cell office:value-type="float" office:value="0" table:style-name="ce2">
            <text:p>0</text:p>
          </table:table-cell>
          <table:table-cell office:value-type="float" office:value="114447" table:style-name="ce5">
            <text:p>114,44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18925" table:style-name="ce5">
            <text:p>18,925</text:p>
          </table:table-cell>
          <table:table-cell office:value-type="float" office:value="9988" table:style-name="ce5">
            <text:p>9,988</text:p>
          </table:table-cell>
          <table:table-cell office:value-type="float" office:value="28913" table:style-name="ce5">
            <text:p>28,913</text:p>
          </table:table-cell>
          <table:table-cell office:value-type="float" office:value="20574" table:style-name="ce5">
            <text:p>20,574</text:p>
          </table:table-cell>
          <table:table-cell office:value-type="float" office:value="2917" table:style-name="ce5">
            <text:p>2,917</text:p>
          </table:table-cell>
          <table:table-cell office:value-type="float" office:value="526" table:style-name="ce2">
            <text:p>526</text:p>
          </table:table-cell>
          <table:table-cell office:value-type="float" office:value="1152" table:style-name="ce5">
            <text:p>1,152</text:p>
          </table:table-cell>
          <table:table-cell office:value-type="float" office:value="283" table:style-name="ce2">
            <text:p>283</text:p>
          </table:table-cell>
          <table:table-cell office:value-type="float" office:value="128" table:style-name="ce2">
            <text:p>128</text:p>
          </table:table-cell>
          <table:table-cell office:value-type="float" office:value="125" table:style-name="ce2">
            <text:p>125</text:p>
          </table:table-cell>
          <table:table-cell office:value-type="float" office:value="1231" table:style-name="ce5">
            <text:p>1,231</text:p>
          </table:table-cell>
          <table:table-cell office:value-type="float" office:value="639" table:style-name="ce2">
            <text:p>639</text:p>
          </table:table-cell>
          <table:table-cell office:value-type="float" office:value="256" table:style-name="ce2">
            <text:p>256</text:p>
          </table:table-cell>
          <table:table-cell office:value-type="float" office:value="62" table:style-name="ce2">
            <text:p>62</text:p>
          </table:table-cell>
          <table:table-cell office:value-type="float" office:value="974" table:style-name="ce2">
            <text:p>974</text:p>
          </table:table-cell>
          <table:table-cell office:value-type="float" office:value="46" table:style-name="ce2">
            <text:p>46</text:p>
          </table:table-cell>
          <table:table-cell office:value-type="float" office:value="28913" table:style-name="ce5">
            <text:p>28,91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102934" table:style-name="ce5">
            <text:p>102,934</text:p>
          </table:table-cell>
          <table:table-cell office:value-type="float" office:value="40426" table:style-name="ce5">
            <text:p>40,426</text:p>
          </table:table-cell>
          <table:table-cell office:value-type="float" office:value="143360" table:style-name="ce5">
            <text:p>143,360</text:p>
          </table:table-cell>
          <table:table-cell office:value-type="float" office:value="116420" table:style-name="ce5">
            <text:p>116,420</text:p>
          </table:table-cell>
          <table:table-cell office:value-type="float" office:value="7464" table:style-name="ce5">
            <text:p>7,464</text:p>
          </table:table-cell>
          <table:table-cell office:value-type="float" office:value="5351" table:style-name="ce5">
            <text:p>5,351</text:p>
          </table:table-cell>
          <table:table-cell office:value-type="float" office:value="2952" table:style-name="ce5">
            <text:p>2,952</text:p>
          </table:table-cell>
          <table:table-cell office:value-type="float" office:value="1757" table:style-name="ce5">
            <text:p>1,757</text:p>
          </table:table-cell>
          <table:table-cell office:value-type="float" office:value="380" table:style-name="ce2">
            <text:p>380</text:p>
          </table:table-cell>
          <table:table-cell office:value-type="float" office:value="242" table:style-name="ce2">
            <text:p>242</text:p>
          </table:table-cell>
          <table:table-cell office:value-type="float" office:value="2849" table:style-name="ce5">
            <text:p>2,849</text:p>
          </table:table-cell>
          <table:table-cell office:value-type="float" office:value="2838" table:style-name="ce5">
            <text:p>2,838</text:p>
          </table:table-cell>
          <table:table-cell office:value-type="float" office:value="1333" table:style-name="ce5">
            <text:p>1,333</text:p>
          </table:table-cell>
          <table:table-cell office:value-type="float" office:value="237" table:style-name="ce2">
            <text:p>237</text:p>
          </table:table-cell>
          <table:table-cell office:value-type="float" office:value="1491" table:style-name="ce5">
            <text:p>1,491</text:p>
          </table:table-cell>
          <table:table-cell office:value-type="float" office:value="46" table:style-name="ce2">
            <text:p>46</text:p>
          </table:table-cell>
          <table:table-cell office:value-type="float" office:value="143360" table:style-name="ce5">
            <text:p>143,360</text:p>
          </table:table-cell>
          <table:table-cell table:number-columns-repeated="16365"/>
        </table:table-row>
        <table:table-row table:style-name="ro1">
          <table:table-cell table:style-name="ce7"/>
          <table:table-cell office:value-type="string" table:style-name="ce7">
            <text:p>總計 Total</text:p>
          </table:table-cell>
          <table:table-cell office:value-type="float" office:value="615919" table:style-name="ce5">
            <text:p>615,919</text:p>
          </table:table-cell>
          <table:table-cell office:value-type="float" office:value="275630" table:style-name="ce5">
            <text:p>275,630</text:p>
          </table:table-cell>
          <table:table-cell office:value-type="float" office:value="891549" table:style-name="ce5">
            <text:p>891,549</text:p>
          </table:table-cell>
          <table:table-cell office:value-type="float" office:value="406869" table:style-name="ce5">
            <text:p>406,869</text:p>
          </table:table-cell>
          <table:table-cell office:value-type="float" office:value="113366" table:style-name="ce5">
            <text:p>113,366</text:p>
          </table:table-cell>
          <table:table-cell office:value-type="float" office:value="153771" table:style-name="ce5">
            <text:p>153,771</text:p>
          </table:table-cell>
          <table:table-cell office:value-type="float" office:value="46201" table:style-name="ce5">
            <text:p>46,201</text:p>
          </table:table-cell>
          <table:table-cell office:value-type="float" office:value="32228" table:style-name="ce5">
            <text:p>32,228</text:p>
          </table:table-cell>
          <table:table-cell office:value-type="float" office:value="12993" table:style-name="ce5">
            <text:p>12,993</text:p>
          </table:table-cell>
          <table:table-cell office:value-type="float" office:value="5284" table:style-name="ce5">
            <text:p>5,284</text:p>
          </table:table-cell>
          <table:table-cell office:value-type="float" office:value="26310" table:style-name="ce5">
            <text:p>26,310</text:p>
          </table:table-cell>
          <table:table-cell office:value-type="float" office:value="46618" table:style-name="ce5">
            <text:p>46,618</text:p>
          </table:table-cell>
          <table:table-cell office:value-type="float" office:value="22718" table:style-name="ce5">
            <text:p>22,718</text:p>
          </table:table-cell>
          <table:table-cell office:value-type="float" office:value="4349" table:style-name="ce5">
            <text:p>4,349</text:p>
          </table:table-cell>
          <table:table-cell office:value-type="float" office:value="18989" table:style-name="ce5">
            <text:p>18,989</text:p>
          </table:table-cell>
          <table:table-cell office:value-type="float" office:value="1853" table:style-name="ce5">
            <text:p>1,853</text:p>
          </table:table-cell>
          <table:table-cell office:value-type="float" office:value="891549" table:style-name="ce5">
            <text:p>891,549</text:p>
          </table:table-cell>
          <table:table-cell table:number-columns-repeated="16365"/>
        </table:table-row>
        <table:table-row table:style-name="ro2">
          <table:table-cell table:number-columns-repeated="16384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491008" table:style-name="ce5">
            <text:p>491,008</text:p>
          </table:table-cell>
          <table:table-cell office:value-type="float" office:value="220858" table:style-name="ce5">
            <text:p>220,858</text:p>
          </table:table-cell>
          <table:table-cell office:value-type="float" office:value="711866" table:style-name="ce5">
            <text:p>711,866</text:p>
          </table:table-cell>
          <table:table-cell office:value-type="float" office:value="338716" table:style-name="ce5">
            <text:p>338,716</text:p>
          </table:table-cell>
          <table:table-cell office:value-type="float" office:value="85632" table:style-name="ce5">
            <text:p>85,632</text:p>
          </table:table-cell>
          <table:table-cell office:value-type="float" office:value="122668" table:style-name="ce5">
            <text:p>122,668</text:p>
          </table:table-cell>
          <table:table-cell office:value-type="float" office:value="32012" table:style-name="ce5">
            <text:p>32,012</text:p>
          </table:table-cell>
          <table:table-cell office:value-type="float" office:value="21981" table:style-name="ce5">
            <text:p>21,981</text:p>
          </table:table-cell>
          <table:table-cell office:value-type="float" office:value="10174" table:style-name="ce5">
            <text:p>10,174</text:p>
          </table:table-cell>
          <table:table-cell office:value-type="float" office:value="4032" table:style-name="ce5">
            <text:p>4,032</text:p>
          </table:table-cell>
          <table:table-cell office:value-type="float" office:value="20620" table:style-name="ce5">
            <text:p>20,620</text:p>
          </table:table-cell>
          <table:table-cell office:value-type="float" office:value="40651" table:style-name="ce5">
            <text:p>40,651</text:p>
          </table:table-cell>
          <table:table-cell office:value-type="float" office:value="18215" table:style-name="ce5">
            <text:p>18,215</text:p>
          </table:table-cell>
          <table:table-cell office:value-type="float" office:value="3321" table:style-name="ce5">
            <text:p>3,321</text:p>
          </table:table-cell>
          <table:table-cell office:value-type="float" office:value="12116" table:style-name="ce5">
            <text:p>12,116</text:p>
          </table:table-cell>
          <table:table-cell office:value-type="float" office:value="1728" table:style-name="ce5">
            <text:p>1,728</text:p>
          </table:table-cell>
          <table:table-cell office:value-type="float" office:value="711866" table:style-name="ce5">
            <text:p>711,866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124911" table:style-name="ce5">
            <text:p>124,911</text:p>
          </table:table-cell>
          <table:table-cell office:value-type="float" office:value="54772" table:style-name="ce5">
            <text:p>54,772</text:p>
          </table:table-cell>
          <table:table-cell office:value-type="float" office:value="179683" table:style-name="ce5">
            <text:p>179,683</text:p>
          </table:table-cell>
          <table:table-cell office:value-type="float" office:value="68153" table:style-name="ce5">
            <text:p>68,153</text:p>
          </table:table-cell>
          <table:table-cell office:value-type="float" office:value="27734" table:style-name="ce5">
            <text:p>27,734</text:p>
          </table:table-cell>
          <table:table-cell office:value-type="float" office:value="31103" table:style-name="ce5">
            <text:p>31,103</text:p>
          </table:table-cell>
          <table:table-cell office:value-type="float" office:value="14189" table:style-name="ce5">
            <text:p>14,189</text:p>
          </table:table-cell>
          <table:table-cell office:value-type="float" office:value="10247" table:style-name="ce5">
            <text:p>10,247</text:p>
          </table:table-cell>
          <table:table-cell office:value-type="float" office:value="2819" table:style-name="ce5">
            <text:p>2,819</text:p>
          </table:table-cell>
          <table:table-cell office:value-type="float" office:value="1252" table:style-name="ce5">
            <text:p>1,252</text:p>
          </table:table-cell>
          <table:table-cell office:value-type="float" office:value="5690" table:style-name="ce5">
            <text:p>5,690</text:p>
          </table:table-cell>
          <table:table-cell office:value-type="float" office:value="5967" table:style-name="ce5">
            <text:p>5,967</text:p>
          </table:table-cell>
          <table:table-cell office:value-type="float" office:value="4503" table:style-name="ce5">
            <text:p>4,503</text:p>
          </table:table-cell>
          <table:table-cell office:value-type="float" office:value="1028" table:style-name="ce5">
            <text:p>1,028</text:p>
          </table:table-cell>
          <table:table-cell office:value-type="float" office:value="6873" table:style-name="ce5">
            <text:p>6,873</text:p>
          </table:table-cell>
          <table:table-cell office:value-type="float" office:value="125" table:style-name="ce2">
            <text:p>125</text:p>
          </table:table-cell>
          <table:table-cell office:value-type="float" office:value="179683" table:style-name="ce5">
            <text:p>179,68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615919" table:style-name="ce5">
            <text:p>615,919</text:p>
          </table:table-cell>
          <table:table-cell office:value-type="float" office:value="275630" table:style-name="ce5">
            <text:p>275,630</text:p>
          </table:table-cell>
          <table:table-cell office:value-type="float" office:value="891549" table:style-name="ce5">
            <text:p>891,549</text:p>
          </table:table-cell>
          <table:table-cell office:value-type="float" office:value="406869" table:style-name="ce5">
            <text:p>406,869</text:p>
          </table:table-cell>
          <table:table-cell office:value-type="float" office:value="113366" table:style-name="ce5">
            <text:p>113,366</text:p>
          </table:table-cell>
          <table:table-cell office:value-type="float" office:value="153771" table:style-name="ce5">
            <text:p>153,771</text:p>
          </table:table-cell>
          <table:table-cell office:value-type="float" office:value="46201" table:style-name="ce5">
            <text:p>46,201</text:p>
          </table:table-cell>
          <table:table-cell office:value-type="float" office:value="32228" table:style-name="ce5">
            <text:p>32,228</text:p>
          </table:table-cell>
          <table:table-cell office:value-type="float" office:value="12993" table:style-name="ce5">
            <text:p>12,993</text:p>
          </table:table-cell>
          <table:table-cell office:value-type="float" office:value="5284" table:style-name="ce5">
            <text:p>5,284</text:p>
          </table:table-cell>
          <table:table-cell office:value-type="float" office:value="26310" table:style-name="ce5">
            <text:p>26,310</text:p>
          </table:table-cell>
          <table:table-cell office:value-type="float" office:value="46618" table:style-name="ce5">
            <text:p>46,618</text:p>
          </table:table-cell>
          <table:table-cell office:value-type="float" office:value="22718" table:style-name="ce5">
            <text:p>22,718</text:p>
          </table:table-cell>
          <table:table-cell office:value-type="float" office:value="4349" table:style-name="ce5">
            <text:p>4,349</text:p>
          </table:table-cell>
          <table:table-cell office:value-type="float" office:value="18989" table:style-name="ce5">
            <text:p>18,989</text:p>
          </table:table-cell>
          <table:table-cell office:value-type="float" office:value="1853" table:style-name="ce5">
            <text:p>1,853</text:p>
          </table:table-cell>
          <table:table-cell office:value-type="float" office:value="891549" table:style-name="ce5">
            <text:p>891,549</text:p>
          </table:table-cell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8-15T00:00:00" table:style-name="ce4">
            <text:p>2017/8/15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2月至2017年2月(Data for 2017/2～2017/2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10338" table:number-columns-spanned="1" table:number-rows-spanned="2" table:style-name="ce9">
            <text:p>10,338</text:p>
          </table:table-cell>
          <table:table-cell office:value-type="float" office:value="6776" table:number-columns-spanned="1" table:number-rows-spanned="2" table:style-name="ce9">
            <text:p>6,776</text:p>
          </table:table-cell>
          <table:table-cell office:value-type="float" office:value="17114" table:number-columns-spanned="1" table:number-rows-spanned="2" table:style-name="ce9">
            <text:p>17,114</text:p>
          </table:table-cell>
          <table:table-cell office:value-type="float" office:value="2180" table:number-columns-spanned="1" table:number-rows-spanned="2" table:style-name="ce9">
            <text:p>2,180</text:p>
          </table:table-cell>
          <table:table-cell office:value-type="float" office:value="7125" table:number-columns-spanned="1" table:number-rows-spanned="2" table:style-name="ce9">
            <text:p>7,125</text:p>
          </table:table-cell>
          <table:table-cell office:value-type="float" office:value="5322" table:number-columns-spanned="1" table:number-rows-spanned="2" table:style-name="ce9">
            <text:p>5,322</text:p>
          </table:table-cell>
          <table:table-cell office:value-type="float" office:value="1262" table:number-columns-spanned="1" table:number-rows-spanned="2" table:style-name="ce9">
            <text:p>1,262</text:p>
          </table:table-cell>
          <table:table-cell office:value-type="float" office:value="239" table:number-columns-spanned="1" table:number-rows-spanned="2" table:style-name="ce8">
            <text:p>239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437" table:number-columns-spanned="1" table:number-rows-spanned="2" table:style-name="ce8">
            <text:p>437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114" table:number-columns-spanned="1" table:number-rows-spanned="2" table:style-name="ce9">
            <text:p>17,11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8999" table:number-columns-spanned="1" table:number-rows-spanned="2" table:style-name="ce9">
            <text:p>8,999</text:p>
          </table:table-cell>
          <table:table-cell office:value-type="float" office:value="5462" table:number-columns-spanned="1" table:number-rows-spanned="2" table:style-name="ce9">
            <text:p>5,462</text:p>
          </table:table-cell>
          <table:table-cell office:value-type="float" office:value="14461" table:number-columns-spanned="1" table:number-rows-spanned="2" table:style-name="ce9">
            <text:p>14,461</text:p>
          </table:table-cell>
          <table:table-cell office:value-type="float" office:value="854" table:number-columns-spanned="1" table:number-rows-spanned="2" table:style-name="ce8">
            <text:p>854</text:p>
          </table:table-cell>
          <table:table-cell office:value-type="float" office:value="772" table:number-columns-spanned="1" table:number-rows-spanned="2" table:style-name="ce8">
            <text:p>772</text:p>
          </table:table-cell>
          <table:table-cell office:value-type="float" office:value="11342" table:number-columns-spanned="1" table:number-rows-spanned="2" table:style-name="ce9">
            <text:p>11,342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234" table:number-columns-spanned="1" table:number-rows-spanned="2" table:style-name="ce8">
            <text:p>234</text:p>
          </table:table-cell>
          <table:table-cell office:value-type="float" office:value="393" table:number-columns-spanned="1" table:number-rows-spanned="2" table:style-name="ce8">
            <text:p>393</text:p>
          </table:table-cell>
          <table:table-cell office:value-type="float" office:value="14461" table:number-columns-spanned="1" table:number-rows-spanned="2" table:style-name="ce9">
            <text:p>14,4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6467" table:number-columns-spanned="1" table:number-rows-spanned="2" table:style-name="ce9">
            <text:p>6,467</text:p>
          </table:table-cell>
          <table:table-cell office:value-type="float" office:value="4307" table:number-columns-spanned="1" table:number-rows-spanned="2" table:style-name="ce9">
            <text:p>4,307</text:p>
          </table:table-cell>
          <table:table-cell office:value-type="float" office:value="10774" table:number-columns-spanned="1" table:number-rows-spanned="2" table:style-name="ce9">
            <text:p>10,774</text:p>
          </table:table-cell>
          <table:table-cell office:value-type="float" office:value="640" table:number-columns-spanned="1" table:number-rows-spanned="2" table:style-name="ce8">
            <text:p>640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4520" table:number-columns-spanned="1" table:number-rows-spanned="2" table:style-name="ce9">
            <text:p>4,520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2678" table:number-columns-spanned="1" table:number-rows-spanned="2" table:style-name="ce9">
            <text:p>2,678</text:p>
          </table:table-cell>
          <table:table-cell office:value-type="float" office:value="1721" table:number-columns-spanned="1" table:number-rows-spanned="2" table:style-name="ce9">
            <text:p>1,721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37" table:number-columns-spanned="1" table:number-rows-spanned="2" table:style-name="ce8">
            <text:p>2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774" table:number-columns-spanned="1" table:number-rows-spanned="2" table:style-name="ce9">
            <text:p>10,77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1970" table:number-columns-spanned="1" table:number-rows-spanned="2" table:style-name="ce9">
            <text:p>1,970</text:p>
          </table:table-cell>
          <table:table-cell office:value-type="float" office:value="1312" table:number-columns-spanned="1" table:number-rows-spanned="2" table:style-name="ce9">
            <text:p>1,312</text:p>
          </table:table-cell>
          <table:table-cell office:value-type="float" office:value="3282" table:number-columns-spanned="1" table:number-rows-spanned="2" table:style-name="ce9">
            <text:p>3,282</text:p>
          </table:table-cell>
          <table:table-cell office:value-type="float" office:value="256" table:number-columns-spanned="1" table:number-rows-spanned="2" table:style-name="ce8">
            <text:p>256</text:p>
          </table:table-cell>
          <table:table-cell office:value-type="float" office:value="376" table:number-columns-spanned="1" table:number-rows-spanned="2" table:style-name="ce8">
            <text:p>376</text:p>
          </table:table-cell>
          <table:table-cell office:value-type="float" office:value="2345" table:number-columns-spanned="1" table:number-rows-spanned="2" table:style-name="ce9">
            <text:p>2,345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82" table:number-columns-spanned="1" table:number-rows-spanned="2" table:style-name="ce9">
            <text:p>3,28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loria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547" table:number-columns-spanned="1" table:number-rows-spanned="2" table:style-name="ce8">
            <text:p>547</text:p>
          </table:table-cell>
          <table:table-cell office:value-type="float" office:value="1274" table:number-columns-spanned="1" table:number-rows-spanned="2" table:style-name="ce9">
            <text:p>1,274</text:p>
          </table:table-cell>
          <table:table-cell office:value-type="float" office:value="1821" table:number-columns-spanned="1" table:number-rows-spanned="2" table:style-name="ce9">
            <text:p>1,821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697" table:number-columns-spanned="1" table:number-rows-spanned="2" table:style-name="ce9">
            <text:p>1,697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21" table:number-columns-spanned="1" table:number-rows-spanned="2" table:style-name="ce9">
            <text:p>1,8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3172" table:number-columns-spanned="1" table:number-rows-spanned="2" table:style-name="ce9">
            <text:p>3,172</text:p>
          </table:table-cell>
          <table:table-cell office:value-type="float" office:value="6938" table:number-columns-spanned="1" table:number-rows-spanned="2" table:style-name="ce9">
            <text:p>6,938</text:p>
          </table:table-cell>
          <table:table-cell office:value-type="float" office:value="10110" table:number-columns-spanned="1" table:number-rows-spanned="2" table:style-name="ce9">
            <text:p>10,110</text:p>
          </table:table-cell>
          <table:table-cell office:value-type="float" office:value="437" table:number-columns-spanned="1" table:number-rows-spanned="2" table:style-name="ce8">
            <text:p>437</text:p>
          </table:table-cell>
          <table:table-cell office:value-type="float" office:value="4636" table:number-columns-spanned="1" table:number-rows-spanned="2" table:style-name="ce9">
            <text:p>4,636</text:p>
          </table:table-cell>
          <table:table-cell office:value-type="float" office:value="1464" table:number-columns-spanned="1" table:number-rows-spanned="2" table:style-name="ce9">
            <text:p>1,464</text:p>
          </table:table-cell>
          <table:table-cell office:value-type="float" office:value="2027" table:number-columns-spanned="1" table:number-rows-spanned="2" table:style-name="ce9">
            <text:p>2,027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573" table:number-columns-spanned="1" table:number-rows-spanned="2" table:style-name="ce8">
            <text:p>573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438" table:number-columns-spanned="1" table:number-rows-spanned="2" table:style-name="ce8">
            <text:p>438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110" table:number-columns-spanned="1" table:number-rows-spanned="2" table:style-name="ce9">
            <text:p>10,11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20117" table:number-columns-spanned="1" table:number-rows-spanned="2" table:style-name="ce9">
            <text:p>20,117</text:p>
          </table:table-cell>
          <table:table-cell office:value-type="float" office:value="1385" table:number-columns-spanned="1" table:number-rows-spanned="2" table:style-name="ce9">
            <text:p>1,385</text:p>
          </table:table-cell>
          <table:table-cell office:value-type="float" office:value="21502" table:number-columns-spanned="1" table:number-rows-spanned="2" table:style-name="ce9">
            <text:p>21,502</text:p>
          </table:table-cell>
          <table:table-cell office:value-type="float" office:value="2424" table:number-columns-spanned="1" table:number-rows-spanned="2" table:style-name="ce9">
            <text:p>2,424</text:p>
          </table:table-cell>
          <table:table-cell office:value-type="float" office:value="2289" table:number-columns-spanned="1" table:number-rows-spanned="2" table:style-name="ce9">
            <text:p>2,289</text:p>
          </table:table-cell>
          <table:table-cell office:value-type="float" office:value="10070" table:number-columns-spanned="1" table:number-rows-spanned="2" table:style-name="ce9">
            <text:p>10,070</text:p>
          </table:table-cell>
          <table:table-cell office:value-type="float" office:value="1782" table:number-columns-spanned="1" table:number-rows-spanned="2" table:style-name="ce9">
            <text:p>1,782</text:p>
          </table:table-cell>
          <table:table-cell office:value-type="float" office:value="2711" table:number-columns-spanned="1" table:number-rows-spanned="2" table:style-name="ce9">
            <text:p>2,711</text:p>
          </table:table-cell>
          <table:table-cell office:value-type="float" office:value="714" table:number-columns-spanned="1" table:number-rows-spanned="2" table:style-name="ce8">
            <text:p>714</text:p>
          </table:table-cell>
          <table:table-cell office:value-type="float" office:value="242" table:number-columns-spanned="1" table:number-rows-spanned="2" table:style-name="ce8">
            <text:p>242</text:p>
          </table:table-cell>
          <table:table-cell office:value-type="float" office:value="363" table:number-columns-spanned="1" table:number-rows-spanned="2" table:style-name="ce8">
            <text:p>363</text:p>
          </table:table-cell>
          <table:table-cell office:value-type="float" office:value="490" table:number-columns-spanned="1" table:number-rows-spanned="2" table:style-name="ce8">
            <text:p>490</text:p>
          </table:table-cell>
          <table:table-cell office:value-type="float" office:value="289" table:number-columns-spanned="1" table:number-rows-spanned="2" table:style-name="ce8">
            <text:p>289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502" table:number-columns-spanned="1" table:number-rows-spanned="2" table:style-name="ce9">
            <text:p>21,50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1351" table:number-columns-spanned="1" table:number-rows-spanned="2" table:style-name="ce9">
            <text:p>1,351</text:p>
          </table:table-cell>
          <table:table-cell office:value-type="float" office:value="4061" table:number-columns-spanned="1" table:number-rows-spanned="2" table:style-name="ce9">
            <text:p>4,061</text:p>
          </table:table-cell>
          <table:table-cell office:value-type="float" office:value="5412" table:number-columns-spanned="1" table:number-rows-spanned="2" table:style-name="ce9">
            <text:p>5,412</text:p>
          </table:table-cell>
          <table:table-cell office:value-type="float" office:value="468" table:number-columns-spanned="1" table:number-rows-spanned="2" table:style-name="ce8">
            <text:p>468</text:p>
          </table:table-cell>
          <table:table-cell office:value-type="float" office:value="457" table:number-columns-spanned="1" table:number-rows-spanned="2" table:style-name="ce8">
            <text:p>457</text:p>
          </table:table-cell>
          <table:table-cell office:value-type="float" office:value="3464" table:number-columns-spanned="1" table:number-rows-spanned="2" table:style-name="ce9">
            <text:p>3,464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412" table:number-columns-spanned="1" table:number-rows-spanned="2" table:style-name="ce9">
            <text:p>5,41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11740" table:number-columns-spanned="1" table:number-rows-spanned="2" table:style-name="ce9">
            <text:p>11,740</text:p>
          </table:table-cell>
          <table:table-cell office:value-type="float" office:value="528" table:number-columns-spanned="1" table:number-rows-spanned="2" table:style-name="ce8">
            <text:p>528</text:p>
          </table:table-cell>
          <table:table-cell office:value-type="float" office:value="12268" table:number-columns-spanned="1" table:number-rows-spanned="2" table:style-name="ce9">
            <text:p>12,268</text:p>
          </table:table-cell>
          <table:table-cell office:value-type="float" office:value="2279" table:number-columns-spanned="1" table:number-rows-spanned="2" table:style-name="ce9">
            <text:p>2,279</text:p>
          </table:table-cell>
          <table:table-cell office:value-type="float" office:value="4848" table:number-columns-spanned="1" table:number-rows-spanned="2" table:style-name="ce9">
            <text:p>4,848</text:p>
          </table:table-cell>
          <table:table-cell office:value-type="float" office:value="2116" table:number-columns-spanned="1" table:number-rows-spanned="2" table:style-name="ce9">
            <text:p>2,1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83" table:number-columns-spanned="1" table:number-rows-spanned="2" table:style-name="ce9">
            <text:p>1,783</text:p>
          </table:table-cell>
          <table:table-cell office:value-type="float" office:value="722" table:number-columns-spanned="1" table:number-rows-spanned="2" table:style-name="ce8">
            <text:p>722</text:p>
          </table:table-cell>
          <table:table-cell office:value-type="float" office:value="330" table:number-columns-spanned="1" table:number-rows-spanned="2" table:style-name="ce8">
            <text:p>330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268" table:number-columns-spanned="1" table:number-rows-spanned="2" table:style-name="ce9">
            <text:p>12,2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2392" table:number-columns-spanned="1" table:number-rows-spanned="2" table:style-name="ce9">
            <text:p>2,392</text:p>
          </table:table-cell>
          <table:table-cell office:value-type="float" office:value="2233" table:number-columns-spanned="1" table:number-rows-spanned="2" table:style-name="ce9">
            <text:p>2,233</text:p>
          </table:table-cell>
          <table:table-cell office:value-type="float" office:value="4625" table:number-columns-spanned="1" table:number-rows-spanned="2" table:style-name="ce9">
            <text:p>4,625</text:p>
          </table:table-cell>
          <table:table-cell office:value-type="float" office:value="761" table:number-columns-spanned="1" table:number-rows-spanned="2" table:style-name="ce8">
            <text:p>761</text:p>
          </table:table-cell>
          <table:table-cell office:value-type="float" office:value="589" table:number-columns-spanned="1" table:number-rows-spanned="2" table:style-name="ce8">
            <text:p>589</text:p>
          </table:table-cell>
          <table:table-cell office:value-type="float" office:value="1363" table:number-columns-spanned="1" table:number-rows-spanned="2" table:style-name="ce9">
            <text:p>1,363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5" table:number-columns-spanned="1" table:number-rows-spanned="2" table:style-name="ce8">
            <text:p>275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101" table:number-columns-spanned="1" table:number-rows-spanned="2" table:style-name="ce9">
            <text:p>1,10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25" table:number-columns-spanned="1" table:number-rows-spanned="2" table:style-name="ce9">
            <text:p>4,62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2034" table:number-columns-spanned="1" table:number-rows-spanned="2" table:style-name="ce9">
            <text:p>2,034</text:p>
          </table:table-cell>
          <table:table-cell office:value-type="float" office:value="9521" table:number-columns-spanned="1" table:number-rows-spanned="2" table:style-name="ce9">
            <text:p>9,521</text:p>
          </table:table-cell>
          <table:table-cell office:value-type="float" office:value="11555" table:number-columns-spanned="1" table:number-rows-spanned="2" table:style-name="ce9">
            <text:p>11,555</text:p>
          </table:table-cell>
          <table:table-cell office:value-type="float" office:value="558" table:number-columns-spanned="1" table:number-rows-spanned="2" table:style-name="ce8">
            <text:p>558</text:p>
          </table:table-cell>
          <table:table-cell office:value-type="float" office:value="1484" table:number-columns-spanned="1" table:number-rows-spanned="2" table:style-name="ce9">
            <text:p>1,484</text:p>
          </table:table-cell>
          <table:table-cell office:value-type="float" office:value="8233" table:number-columns-spanned="1" table:number-rows-spanned="2" table:style-name="ce9">
            <text:p>8,233</text:p>
          </table:table-cell>
          <table:table-cell office:value-type="float" office:value="344" table:number-columns-spanned="1" table:number-rows-spanned="2" table:style-name="ce8">
            <text:p>344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555" table:number-columns-spanned="1" table:number-rows-spanned="2" table:style-name="ce9">
            <text:p>11,5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6275" table:number-columns-spanned="1" table:number-rows-spanned="2" table:style-name="ce9">
            <text:p>6,275</text:p>
          </table:table-cell>
          <table:table-cell office:value-type="float" office:value="428" table:number-columns-spanned="1" table:number-rows-spanned="2" table:style-name="ce8">
            <text:p>428</text:p>
          </table:table-cell>
          <table:table-cell office:value-type="float" office:value="6703" table:number-columns-spanned="1" table:number-rows-spanned="2" table:style-name="ce9">
            <text:p>6,703</text:p>
          </table:table-cell>
          <table:table-cell office:value-type="float" office:value="1597" table:number-columns-spanned="1" table:number-rows-spanned="2" table:style-name="ce9">
            <text:p>1,597</text:p>
          </table:table-cell>
          <table:table-cell office:value-type="float" office:value="428" table:number-columns-spanned="1" table:number-rows-spanned="2" table:style-name="ce8">
            <text:p>428</text:p>
          </table:table-cell>
          <table:table-cell office:value-type="float" office:value="2723" table:number-columns-spanned="1" table:number-rows-spanned="2" table:style-name="ce9">
            <text:p>2,723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400" table:number-columns-spanned="1" table:number-rows-spanned="2" table:style-name="ce8">
            <text:p>400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249" table:number-columns-spanned="1" table:number-rows-spanned="2" table:style-name="ce8">
            <text:p>249</text:p>
          </table:table-cell>
          <table:table-cell office:value-type="float" office:value="455" table:number-columns-spanned="1" table:number-rows-spanned="2" table:style-name="ce8">
            <text:p>455</text:p>
          </table:table-cell>
          <table:table-cell office:value-type="float" office:value="391" table:number-columns-spanned="1" table:number-rows-spanned="2" table:style-name="ce8">
            <text:p>391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03" table:number-columns-spanned="1" table:number-rows-spanned="2" table:style-name="ce9">
            <text:p>6,70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4749" table:number-columns-spanned="1" table:number-rows-spanned="2" table:style-name="ce9">
            <text:p>4,749</text:p>
          </table:table-cell>
          <table:table-cell office:value-type="float" office:value="3079" table:number-columns-spanned="1" table:number-rows-spanned="2" table:style-name="ce9">
            <text:p>3,079</text:p>
          </table:table-cell>
          <table:table-cell office:value-type="float" office:value="7828" table:number-columns-spanned="1" table:number-rows-spanned="2" table:style-name="ce9">
            <text:p>7,828</text:p>
          </table:table-cell>
          <table:table-cell office:value-type="float" office:value="3049" table:number-columns-spanned="1" table:number-rows-spanned="2" table:style-name="ce9">
            <text:p>3,049</text:p>
          </table:table-cell>
          <table:table-cell office:value-type="float" office:value="1400" table:number-columns-spanned="1" table:number-rows-spanned="2" table:style-name="ce9">
            <text:p>1,400</text:p>
          </table:table-cell>
          <table:table-cell office:value-type="float" office:value="708" table:number-columns-spanned="1" table:number-rows-spanned="2" table:style-name="ce8">
            <text:p>708</text:p>
          </table:table-cell>
          <table:table-cell office:value-type="float" office:value="414" table:number-columns-spanned="1" table:number-rows-spanned="2" table:style-name="ce8">
            <text:p>414</text:p>
          </table:table-cell>
          <table:table-cell office:value-type="float" office:value="783" table:number-columns-spanned="1" table:number-rows-spanned="2" table:style-name="ce8">
            <text:p>783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302" table:number-columns-spanned="1" table:number-rows-spanned="2" table:style-name="ce8">
            <text:p>302</text:p>
          </table:table-cell>
          <table:table-cell office:value-type="float" office:value="516" table:number-columns-spanned="1" table:number-rows-spanned="2" table:style-name="ce8">
            <text:p>516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828" table:number-columns-spanned="1" table:number-rows-spanned="2" table:style-name="ce9">
            <text:p>7,82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7472" table:number-columns-spanned="1" table:number-rows-spanned="2" table:style-name="ce9">
            <text:p>7,472</text:p>
          </table:table-cell>
          <table:table-cell office:value-type="float" office:value="11610" table:number-columns-spanned="1" table:number-rows-spanned="2" table:style-name="ce9">
            <text:p>11,610</text:p>
          </table:table-cell>
          <table:table-cell office:value-type="float" office:value="19082" table:number-columns-spanned="1" table:number-rows-spanned="2" table:style-name="ce9">
            <text:p>19,082</text:p>
          </table:table-cell>
          <table:table-cell office:value-type="float" office:value="1577" table:number-columns-spanned="1" table:number-rows-spanned="2" table:style-name="ce9">
            <text:p>1,577</text:p>
          </table:table-cell>
          <table:table-cell office:value-type="float" office:value="3273" table:number-columns-spanned="1" table:number-rows-spanned="2" table:style-name="ce9">
            <text:p>3,273</text:p>
          </table:table-cell>
          <table:table-cell office:value-type="float" office:value="5088" table:number-columns-spanned="1" table:number-rows-spanned="2" table:style-name="ce9">
            <text:p>5,088</text:p>
          </table:table-cell>
          <table:table-cell office:value-type="float" office:value="425" table:number-columns-spanned="1" table:number-rows-spanned="2" table:style-name="ce8">
            <text:p>425</text:p>
          </table:table-cell>
          <table:table-cell office:value-type="float" office:value="1592" table:number-columns-spanned="1" table:number-rows-spanned="2" table:style-name="ce9">
            <text:p>1,592</text:p>
          </table:table-cell>
          <table:table-cell office:value-type="float" office:value="1455" table:number-columns-spanned="1" table:number-rows-spanned="2" table:style-name="ce9">
            <text:p>1,455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1893" table:number-columns-spanned="1" table:number-rows-spanned="2" table:style-name="ce9">
            <text:p>1,893</text:p>
          </table:table-cell>
          <table:table-cell office:value-type="float" office:value="2340" table:number-columns-spanned="1" table:number-rows-spanned="2" table:style-name="ce9">
            <text:p>2,340</text:p>
          </table:table-cell>
          <table:table-cell office:value-type="float" office:value="773" table:number-columns-spanned="1" table:number-rows-spanned="2" table:style-name="ce8">
            <text:p>773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082" table:number-columns-spanned="1" table:number-rows-spanned="2" table:style-name="ce9">
            <text:p>19,08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3346" table:number-columns-spanned="1" table:number-rows-spanned="2" table:style-name="ce9">
            <text:p>3,346</text:p>
          </table:table-cell>
          <table:table-cell office:value-type="float" office:value="533" table:number-columns-spanned="1" table:number-rows-spanned="2" table:style-name="ce8">
            <text:p>533</text:p>
          </table:table-cell>
          <table:table-cell office:value-type="float" office:value="3879" table:number-columns-spanned="1" table:number-rows-spanned="2" table:style-name="ce9">
            <text:p>3,879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3156" table:number-columns-spanned="1" table:number-rows-spanned="2" table:style-name="ce9">
            <text:p>3,15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79" table:number-columns-spanned="1" table:number-rows-spanned="2" table:style-name="ce9">
            <text:p>3,87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11736" table:number-columns-spanned="1" table:number-rows-spanned="2" table:style-name="ce9">
            <text:p>11,736</text:p>
          </table:table-cell>
          <table:table-cell office:value-type="float" office:value="2657" table:number-columns-spanned="1" table:number-rows-spanned="2" table:style-name="ce9">
            <text:p>2,657</text:p>
          </table:table-cell>
          <table:table-cell office:value-type="float" office:value="14393" table:number-columns-spanned="1" table:number-rows-spanned="2" table:style-name="ce9">
            <text:p>14,393</text:p>
          </table:table-cell>
          <table:table-cell office:value-type="float" office:value="2470" table:number-columns-spanned="1" table:number-rows-spanned="2" table:style-name="ce9">
            <text:p>2,470</text:p>
          </table:table-cell>
          <table:table-cell office:value-type="float" office:value="2172" table:number-columns-spanned="1" table:number-rows-spanned="2" table:style-name="ce9">
            <text:p>2,172</text:p>
          </table:table-cell>
          <table:table-cell office:value-type="float" office:value="3505" table:number-columns-spanned="1" table:number-rows-spanned="2" table:style-name="ce9">
            <text:p>3,505</text:p>
          </table:table-cell>
          <table:table-cell office:value-type="float" office:value="1102" table:number-columns-spanned="1" table:number-rows-spanned="2" table:style-name="ce9">
            <text:p>1,102</text:p>
          </table:table-cell>
          <table:table-cell office:value-type="float" office:value="434" table:number-columns-spanned="1" table:number-rows-spanned="2" table:style-name="ce8">
            <text:p>434</text:p>
          </table:table-cell>
          <table:table-cell office:value-type="float" office:value="325" table:number-columns-spanned="1" table:number-rows-spanned="2" table:style-name="ce8">
            <text:p>325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736" table:number-columns-spanned="1" table:number-rows-spanned="2" table:style-name="ce8">
            <text:p>736</text:p>
          </table:table-cell>
          <table:table-cell office:value-type="float" office:value="1940" table:number-columns-spanned="1" table:number-rows-spanned="2" table:style-name="ce9">
            <text:p>1,940</text:p>
          </table:table-cell>
          <table:table-cell office:value-type="float" office:value="1253" table:number-columns-spanned="1" table:number-rows-spanned="2" table:style-name="ce9">
            <text:p>1,253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393" table:number-columns-spanned="1" table:number-rows-spanned="2" table:style-name="ce9">
            <text:p>14,39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15712" table:number-columns-spanned="1" table:number-rows-spanned="2" table:style-name="ce9">
            <text:p>15,712</text:p>
          </table:table-cell>
          <table:table-cell office:value-type="float" office:value="6394" table:number-columns-spanned="1" table:number-rows-spanned="2" table:style-name="ce9">
            <text:p>6,394</text:p>
          </table:table-cell>
          <table:table-cell office:value-type="float" office:value="22106" table:number-columns-spanned="1" table:number-rows-spanned="2" table:style-name="ce9">
            <text:p>22,106</text:p>
          </table:table-cell>
          <table:table-cell office:value-type="float" office:value="2073" table:number-columns-spanned="1" table:number-rows-spanned="2" table:style-name="ce9">
            <text:p>2,073</text:p>
          </table:table-cell>
          <table:table-cell office:value-type="float" office:value="3371" table:number-columns-spanned="1" table:number-rows-spanned="2" table:style-name="ce9">
            <text:p>3,371</text:p>
          </table:table-cell>
          <table:table-cell office:value-type="float" office:value="1539" table:number-columns-spanned="1" table:number-rows-spanned="2" table:style-name="ce9">
            <text:p>1,539</text:p>
          </table:table-cell>
          <table:table-cell office:value-type="float" office:value="4194" table:number-columns-spanned="1" table:number-rows-spanned="2" table:style-name="ce9">
            <text:p>4,194</text:p>
          </table:table-cell>
          <table:table-cell office:value-type="float" office:value="1463" table:number-columns-spanned="1" table:number-rows-spanned="2" table:style-name="ce9">
            <text:p>1,463</text:p>
          </table:table-cell>
          <table:table-cell office:value-type="float" office:value="771" table:number-columns-spanned="1" table:number-rows-spanned="2" table:style-name="ce8">
            <text:p>771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office:value-type="float" office:value="1113" table:number-columns-spanned="1" table:number-rows-spanned="2" table:style-name="ce9">
            <text:p>1,113</text:p>
          </table:table-cell>
          <table:table-cell office:value-type="float" office:value="5981" table:number-columns-spanned="1" table:number-rows-spanned="2" table:style-name="ce9">
            <text:p>5,981</text:p>
          </table:table-cell>
          <table:table-cell office:value-type="float" office:value="993" table:number-columns-spanned="1" table:number-rows-spanned="2" table:style-name="ce8">
            <text:p>993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106" table:number-columns-spanned="1" table:number-rows-spanned="2" table:style-name="ce9">
            <text:p>22,10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14625" table:number-columns-spanned="1" table:number-rows-spanned="2" table:style-name="ce9">
            <text:p>14,625</text:p>
          </table:table-cell>
          <table:table-cell office:value-type="float" office:value="2655" table:number-columns-spanned="1" table:number-rows-spanned="2" table:style-name="ce9">
            <text:p>2,655</text:p>
          </table:table-cell>
          <table:table-cell office:value-type="float" office:value="17280" table:number-columns-spanned="1" table:number-rows-spanned="2" table:style-name="ce9">
            <text:p>17,280</text:p>
          </table:table-cell>
          <table:table-cell office:value-type="float" office:value="3056" table:number-columns-spanned="1" table:number-rows-spanned="2" table:style-name="ce9">
            <text:p>3,056</text:p>
          </table:table-cell>
          <table:table-cell office:value-type="float" office:value="1216" table:number-columns-spanned="1" table:number-rows-spanned="2" table:style-name="ce9">
            <text:p>1,216</text:p>
          </table:table-cell>
          <table:table-cell office:value-type="float" office:value="8370" table:number-columns-spanned="1" table:number-rows-spanned="2" table:style-name="ce9">
            <text:p>8,370</text:p>
          </table:table-cell>
          <table:table-cell office:value-type="float" office:value="837" table:number-columns-spanned="1" table:number-rows-spanned="2" table:style-name="ce8">
            <text:p>837</text:p>
          </table:table-cell>
          <table:table-cell office:value-type="float" office:value="934" table:number-columns-spanned="1" table:number-rows-spanned="2" table:style-name="ce8">
            <text:p>934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368" table:number-columns-spanned="1" table:number-rows-spanned="2" table:style-name="ce8">
            <text:p>368</text:p>
          </table:table-cell>
          <table:table-cell office:value-type="float" office:value="379" table:number-columns-spanned="1" table:number-rows-spanned="2" table:style-name="ce8">
            <text:p>379</text:p>
          </table:table-cell>
          <table:table-cell office:value-type="float" office:value="851" table:number-columns-spanned="1" table:number-rows-spanned="2" table:style-name="ce8">
            <text:p>851</text:p>
          </table:table-cell>
          <table:table-cell office:value-type="float" office:value="725" table:number-columns-spanned="1" table:number-rows-spanned="2" table:style-name="ce8">
            <text:p>725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280" table:number-columns-spanned="1" table:number-rows-spanned="2" table:style-name="ce9">
            <text:p>17,28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7016" table:number-columns-spanned="1" table:number-rows-spanned="2" table:style-name="ce9">
            <text:p>7,016</text:p>
          </table:table-cell>
          <table:table-cell office:value-type="float" office:value="2454" table:number-columns-spanned="1" table:number-rows-spanned="2" table:style-name="ce9">
            <text:p>2,454</text:p>
          </table:table-cell>
          <table:table-cell office:value-type="float" office:value="9470" table:number-columns-spanned="1" table:number-rows-spanned="2" table:style-name="ce9">
            <text:p>9,470</text:p>
          </table:table-cell>
          <table:table-cell office:value-type="float" office:value="1396" table:number-columns-spanned="1" table:number-rows-spanned="2" table:style-name="ce9">
            <text:p>1,396</text:p>
          </table:table-cell>
          <table:table-cell office:value-type="float" office:value="1035" table:number-columns-spanned="1" table:number-rows-spanned="2" table:style-name="ce9">
            <text:p>1,035</text:p>
          </table:table-cell>
          <table:table-cell office:value-type="float" office:value="3433" table:number-columns-spanned="1" table:number-rows-spanned="2" table:style-name="ce9">
            <text:p>3,433</text:p>
          </table:table-cell>
          <table:table-cell office:value-type="float" office:value="233" table:number-columns-spanned="1" table:number-rows-spanned="2" table:style-name="ce8">
            <text:p>233</text:p>
          </table:table-cell>
          <table:table-cell office:value-type="float" office:value="1068" table:number-columns-spanned="1" table:number-rows-spanned="2" table:style-name="ce9">
            <text:p>1,068</text:p>
          </table:table-cell>
          <table:table-cell office:value-type="float" office:value="341" table:number-columns-spanned="1" table:number-rows-spanned="2" table:style-name="ce8">
            <text:p>341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944" table:number-columns-spanned="1" table:number-rows-spanned="2" table:style-name="ce8">
            <text:p>944</text:p>
          </table:table-cell>
          <table:table-cell office:value-type="float" office:value="440" table:number-columns-spanned="1" table:number-rows-spanned="2" table:style-name="ce8">
            <text:p>440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470" table:number-columns-spanned="1" table:number-rows-spanned="2" table:style-name="ce9">
            <text:p>9,47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4155" table:number-columns-spanned="1" table:number-rows-spanned="2" table:style-name="ce9">
            <text:p>4,155</text:p>
          </table:table-cell>
          <table:table-cell office:value-type="float" office:value="2278" table:number-columns-spanned="1" table:number-rows-spanned="2" table:style-name="ce9">
            <text:p>2,278</text:p>
          </table:table-cell>
          <table:table-cell office:value-type="float" office:value="6433" table:number-columns-spanned="1" table:number-rows-spanned="2" table:style-name="ce9">
            <text:p>6,433</text:p>
          </table:table-cell>
          <table:table-cell office:value-type="float" office:value="1078" table:number-columns-spanned="1" table:number-rows-spanned="2" table:style-name="ce9">
            <text:p>1,078</text:p>
          </table:table-cell>
          <table:table-cell office:value-type="float" office:value="879" table:number-columns-spanned="1" table:number-rows-spanned="2" table:style-name="ce8">
            <text:p>879</text:p>
          </table:table-cell>
          <table:table-cell office:value-type="float" office:value="357" table:number-columns-spanned="1" table:number-rows-spanned="2" table:style-name="ce8">
            <text:p>357</text:p>
          </table:table-cell>
          <table:table-cell office:value-type="float" office:value="511" table:number-columns-spanned="1" table:number-rows-spanned="2" table:style-name="ce8">
            <text:p>511</text:p>
          </table:table-cell>
          <table:table-cell office:value-type="float" office:value="508" table:number-columns-spanned="1" table:number-rows-spanned="2" table:style-name="ce8">
            <text:p>508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293" table:number-columns-spanned="1" table:number-rows-spanned="2" table:style-name="ce8">
            <text:p>293</text:p>
          </table:table-cell>
          <table:table-cell office:value-type="float" office:value="1958" table:number-columns-spanned="1" table:number-rows-spanned="2" table:style-name="ce9">
            <text:p>1,958</text:p>
          </table:table-cell>
          <table:table-cell office:value-type="float" office:value="413" table:number-columns-spanned="1" table:number-rows-spanned="2" table:style-name="ce8">
            <text:p>413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433" table:number-columns-spanned="1" table:number-rows-spanned="2" table:style-name="ce9">
            <text:p>6,43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1743" table:number-columns-spanned="1" table:number-rows-spanned="2" table:style-name="ce9">
            <text:p>1,743</text:p>
          </table:table-cell>
          <table:table-cell office:value-type="float" office:value="849" table:number-columns-spanned="1" table:number-rows-spanned="2" table:style-name="ce8">
            <text:p>849</text:p>
          </table:table-cell>
          <table:table-cell office:value-type="float" office:value="2592" table:number-columns-spanned="1" table:number-rows-spanned="2" table:style-name="ce9">
            <text:p>2,592</text:p>
          </table:table-cell>
          <table:table-cell office:value-type="float" office:value="879" table:number-columns-spanned="1" table:number-rows-spanned="2" table:style-name="ce8">
            <text:p>879</text:p>
          </table:table-cell>
          <table:table-cell office:value-type="float" office:value="440" table:number-columns-spanned="1" table:number-rows-spanned="2" table:style-name="ce8">
            <text:p>440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536" table:number-columns-spanned="1" table:number-rows-spanned="2" table:style-name="ce8">
            <text:p>536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92" table:number-columns-spanned="1" table:number-rows-spanned="2" table:style-name="ce9">
            <text:p>2,59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6817" table:number-columns-spanned="1" table:number-rows-spanned="2" table:style-name="ce9">
            <text:p>6,817</text:p>
          </table:table-cell>
          <table:table-cell office:value-type="float" office:value="2921" table:number-columns-spanned="1" table:number-rows-spanned="2" table:style-name="ce9">
            <text:p>2,921</text:p>
          </table:table-cell>
          <table:table-cell office:value-type="float" office:value="9738" table:number-columns-spanned="1" table:number-rows-spanned="2" table:style-name="ce9">
            <text:p>9,738</text:p>
          </table:table-cell>
          <table:table-cell office:value-type="float" office:value="1401" table:number-columns-spanned="1" table:number-rows-spanned="2" table:style-name="ce9">
            <text:p>1,401</text:p>
          </table:table-cell>
          <table:table-cell office:value-type="float" office:value="1460" table:number-columns-spanned="1" table:number-rows-spanned="2" table:style-name="ce9">
            <text:p>1,460</text:p>
          </table:table-cell>
          <table:table-cell office:value-type="float" office:value="921" table:number-columns-spanned="1" table:number-rows-spanned="2" table:style-name="ce8">
            <text:p>921</text:p>
          </table:table-cell>
          <table:table-cell office:value-type="float" office:value="839" table:number-columns-spanned="1" table:number-rows-spanned="2" table:style-name="ce8">
            <text:p>839</text:p>
          </table:table-cell>
          <table:table-cell office:value-type="float" office:value="1622" table:number-columns-spanned="1" table:number-rows-spanned="2" table:style-name="ce9">
            <text:p>1,622</text:p>
          </table:table-cell>
          <table:table-cell office:value-type="float" office:value="865" table:number-columns-spanned="1" table:number-rows-spanned="2" table:style-name="ce8">
            <text:p>865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327" table:number-columns-spanned="1" table:number-rows-spanned="2" table:style-name="ce8">
            <text:p>327</text:p>
          </table:table-cell>
          <table:table-cell office:value-type="float" office:value="1360" table:number-columns-spanned="1" table:number-rows-spanned="2" table:style-name="ce9">
            <text:p>1,360</text:p>
          </table:table-cell>
          <table:table-cell office:value-type="float" office:value="628" table:number-columns-spanned="1" table:number-rows-spanned="2" table:style-name="ce8">
            <text:p>628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738" table:number-columns-spanned="1" table:number-rows-spanned="2" table:style-name="ce9">
            <text:p>9,73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6445" table:number-columns-spanned="1" table:number-rows-spanned="2" table:style-name="ce9">
            <text:p>6,445</text:p>
          </table:table-cell>
          <table:table-cell office:value-type="float" office:value="1145" table:number-columns-spanned="1" table:number-rows-spanned="2" table:style-name="ce9">
            <text:p>1,145</text:p>
          </table:table-cell>
          <table:table-cell office:value-type="float" office:value="7590" table:number-columns-spanned="1" table:number-rows-spanned="2" table:style-name="ce9">
            <text:p>7,590</text:p>
          </table:table-cell>
          <table:table-cell office:value-type="float" office:value="481" table:number-columns-spanned="1" table:number-rows-spanned="2" table:style-name="ce8">
            <text:p>481</text:p>
          </table:table-cell>
          <table:table-cell office:value-type="float" office:value="2637" table:number-columns-spanned="1" table:number-rows-spanned="2" table:style-name="ce9">
            <text:p>2,637</text:p>
          </table:table-cell>
          <table:table-cell office:value-type="float" office:value="941" table:number-columns-spanned="1" table:number-rows-spanned="2" table:style-name="ce8">
            <text:p>941</text:p>
          </table:table-cell>
          <table:table-cell office:value-type="float" office:value="404" table:number-columns-spanned="1" table:number-rows-spanned="2" table:style-name="ce8">
            <text:p>404</text:p>
          </table:table-cell>
          <table:table-cell office:value-type="float" office:value="612" table:number-columns-spanned="1" table:number-rows-spanned="2" table:style-name="ce8">
            <text:p>612</text:p>
          </table:table-cell>
          <table:table-cell office:value-type="float" office:value="552" table:number-columns-spanned="1" table:number-rows-spanned="2" table:style-name="ce8">
            <text:p>552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182" table:number-columns-spanned="1" table:number-rows-spanned="2" table:style-name="ce9">
            <text:p>1,182</text:p>
          </table:table-cell>
          <table:table-cell office:value-type="float" office:value="350" table:number-columns-spanned="1" table:number-rows-spanned="2" table:style-name="ce8">
            <text:p>350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590" table:number-columns-spanned="1" table:number-rows-spanned="2" table:style-name="ce9">
            <text:p>7,59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4262" table:number-columns-spanned="1" table:number-rows-spanned="2" table:style-name="ce9">
            <text:p>4,262</text:p>
          </table:table-cell>
          <table:table-cell office:value-type="float" office:value="3638" table:number-columns-spanned="1" table:number-rows-spanned="2" table:style-name="ce9">
            <text:p>3,638</text:p>
          </table:table-cell>
          <table:table-cell office:value-type="float" office:value="7900" table:number-columns-spanned="1" table:number-rows-spanned="2" table:style-name="ce9">
            <text:p>7,900</text:p>
          </table:table-cell>
          <table:table-cell office:value-type="float" office:value="1725" table:number-columns-spanned="1" table:number-rows-spanned="2" table:style-name="ce9">
            <text:p>1,725</text:p>
          </table:table-cell>
          <table:table-cell office:value-type="float" office:value="1127" table:number-columns-spanned="1" table:number-rows-spanned="2" table:style-name="ce9">
            <text:p>1,127</text:p>
          </table:table-cell>
          <table:table-cell office:value-type="float" office:value="3181" table:number-columns-spanned="1" table:number-rows-spanned="2" table:style-name="ce9">
            <text:p>3,181</text:p>
          </table:table-cell>
          <table:table-cell office:value-type="float" office:value="421" table:number-columns-spanned="1" table:number-rows-spanned="2" table:style-name="ce8">
            <text:p>421</text:p>
          </table:table-cell>
          <table:table-cell office:value-type="float" office:value="273" table:number-columns-spanned="1" table:number-rows-spanned="2" table:style-name="ce8">
            <text:p>273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421" table:number-columns-spanned="1" table:number-rows-spanned="2" table:style-name="ce8">
            <text:p>421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900" table:number-columns-spanned="1" table:number-rows-spanned="2" table:style-name="ce9">
            <text:p>7,90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4195" table:number-columns-spanned="1" table:number-rows-spanned="2" table:style-name="ce9">
            <text:p>4,195</text:p>
          </table:table-cell>
          <table:table-cell office:value-type="float" office:value="683" table:number-columns-spanned="1" table:number-rows-spanned="2" table:style-name="ce8">
            <text:p>683</text:p>
          </table:table-cell>
          <table:table-cell office:value-type="float" office:value="4878" table:number-columns-spanned="1" table:number-rows-spanned="2" table:style-name="ce9">
            <text:p>4,878</text:p>
          </table:table-cell>
          <table:table-cell office:value-type="float" office:value="957" table:number-columns-spanned="1" table:number-rows-spanned="2" table:style-name="ce8">
            <text:p>957</text:p>
          </table:table-cell>
          <table:table-cell office:value-type="float" office:value="1265" table:number-columns-spanned="1" table:number-rows-spanned="2" table:style-name="ce9">
            <text:p>1,265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771" table:number-columns-spanned="1" table:number-rows-spanned="2" table:style-name="ce8">
            <text:p>771</text:p>
          </table:table-cell>
          <table:table-cell office:value-type="float" office:value="332" table:number-columns-spanned="1" table:number-rows-spanned="2" table:style-name="ce8">
            <text:p>332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765" table:number-columns-spanned="1" table:number-rows-spanned="2" table:style-name="ce8">
            <text:p>765</text:p>
          </table:table-cell>
          <table:table-cell office:value-type="float" office:value="229" table:number-columns-spanned="1" table:number-rows-spanned="2" table:style-name="ce8">
            <text:p>229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878" table:number-columns-spanned="1" table:number-rows-spanned="2" table:style-name="ce9">
            <text:p>4,87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9276" table:number-columns-spanned="1" table:number-rows-spanned="2" table:style-name="ce9">
            <text:p>9,276</text:p>
          </table:table-cell>
          <table:table-cell office:value-type="float" office:value="1864" table:number-columns-spanned="1" table:number-rows-spanned="2" table:style-name="ce9">
            <text:p>1,864</text:p>
          </table:table-cell>
          <table:table-cell office:value-type="float" office:value="11140" table:number-columns-spanned="1" table:number-rows-spanned="2" table:style-name="ce9">
            <text:p>11,140</text:p>
          </table:table-cell>
          <table:table-cell office:value-type="float" office:value="966" table:number-columns-spanned="1" table:number-rows-spanned="2" table:style-name="ce8">
            <text:p>966</text:p>
          </table:table-cell>
          <table:table-cell office:value-type="float" office:value="2324" table:number-columns-spanned="1" table:number-rows-spanned="2" table:style-name="ce9">
            <text:p>2,324</text:p>
          </table:table-cell>
          <table:table-cell office:value-type="float" office:value="338" table:number-columns-spanned="1" table:number-rows-spanned="2" table:style-name="ce8">
            <text:p>338</text:p>
          </table:table-cell>
          <table:table-cell office:value-type="float" office:value="508" table:number-columns-spanned="1" table:number-rows-spanned="2" table:style-name="ce8">
            <text:p>508</text:p>
          </table:table-cell>
          <table:table-cell office:value-type="float" office:value="1886" table:number-columns-spanned="1" table:number-rows-spanned="2" table:style-name="ce9">
            <text:p>1,886</text:p>
          </table:table-cell>
          <table:table-cell office:value-type="float" office:value="753" table:number-columns-spanned="1" table:number-rows-spanned="2" table:style-name="ce8">
            <text:p>753</text:p>
          </table:table-cell>
          <table:table-cell office:value-type="float" office:value="219" table:number-columns-spanned="1" table:number-rows-spanned="2" table:style-name="ce8">
            <text:p>219</text:p>
          </table:table-cell>
          <table:table-cell office:value-type="float" office:value="389" table:number-columns-spanned="1" table:number-rows-spanned="2" table:style-name="ce8">
            <text:p>389</text:p>
          </table:table-cell>
          <table:table-cell office:value-type="float" office:value="2822" table:number-columns-spanned="1" table:number-rows-spanned="2" table:style-name="ce9">
            <text:p>2,822</text:p>
          </table:table-cell>
          <table:table-cell office:value-type="float" office:value="519" table:number-columns-spanned="1" table:number-rows-spanned="2" table:style-name="ce8">
            <text:p>519</text:p>
          </table:table-cell>
          <table:table-cell office:value-type="float" office:value="227" table:number-columns-spanned="1" table:number-rows-spanned="2" table:style-name="ce8">
            <text:p>227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140" table:number-columns-spanned="1" table:number-rows-spanned="2" table:style-name="ce9">
            <text:p>11,14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447" table:number-columns-spanned="1" table:number-rows-spanned="2" table:style-name="ce8">
            <text:p>447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office:value-type="float" office:value="639" table:number-columns-spanned="1" table:number-rows-spanned="2" table:style-name="ce8">
            <text:p>639</text:p>
          </table:table-cell>
          <table:table-cell office:value-type="float" office:value="240" table:number-columns-spanned="1" table:number-rows-spanned="2" table:style-name="ce8">
            <text:p>24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73" table:number-columns-spanned="1" table:number-rows-spanned="2" table:style-name="ce8">
            <text:p>27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39" table:number-columns-spanned="1" table:number-rows-spanned="2" table:style-name="ce8">
            <text:p>63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418" table:number-columns-spanned="1" table:number-rows-spanned="2" table:style-name="ce8">
            <text:p>418</text:p>
          </table:table-cell>
          <table:table-cell office:value-type="float" office:value="6708" table:number-columns-spanned="1" table:number-rows-spanned="2" table:style-name="ce9">
            <text:p>6,708</text:p>
          </table:table-cell>
          <table:table-cell office:value-type="float" office:value="7126" table:number-columns-spanned="1" table:number-rows-spanned="2" table:style-name="ce9">
            <text:p>7,126</text:p>
          </table:table-cell>
          <table:table-cell office:value-type="float" office:value="347" table:number-columns-spanned="1" table:number-rows-spanned="2" table:style-name="ce8">
            <text:p>347</text:p>
          </table:table-cell>
          <table:table-cell office:value-type="float" office:value="2399" table:number-columns-spanned="1" table:number-rows-spanned="2" table:style-name="ce9">
            <text:p>2,399</text:p>
          </table:table-cell>
          <table:table-cell office:value-type="float" office:value="2727" table:number-columns-spanned="1" table:number-rows-spanned="2" table:style-name="ce9">
            <text:p>2,727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339" table:number-columns-spanned="1" table:number-rows-spanned="2" table:style-name="ce8">
            <text:p>339</text:p>
          </table:table-cell>
          <table:table-cell office:value-type="float" office:value="274" table:number-columns-spanned="1" table:number-rows-spanned="2" table:style-name="ce8">
            <text:p>274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12" table:number-columns-spanned="1" table:number-rows-spanned="2" table:style-name="ce8">
            <text:p>4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126" table:number-columns-spanned="1" table:number-rows-spanned="2" table:style-name="ce9">
            <text:p>7,12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5832" table:number-columns-spanned="1" table:number-rows-spanned="2" table:style-name="ce9">
            <text:p>5,832</text:p>
          </table:table-cell>
          <table:table-cell office:value-type="float" office:value="1763" table:number-columns-spanned="1" table:number-rows-spanned="2" table:style-name="ce9">
            <text:p>1,763</text:p>
          </table:table-cell>
          <table:table-cell office:value-type="float" office:value="7595" table:number-columns-spanned="1" table:number-rows-spanned="2" table:style-name="ce9">
            <text:p>7,595</text:p>
          </table:table-cell>
          <table:table-cell office:value-type="float" office:value="1005" table:number-columns-spanned="1" table:number-rows-spanned="2" table:style-name="ce9">
            <text:p>1,005</text:p>
          </table:table-cell>
          <table:table-cell office:value-type="float" office:value="968" table:number-columns-spanned="1" table:number-rows-spanned="2" table:style-name="ce8">
            <text:p>968</text:p>
          </table:table-cell>
          <table:table-cell office:value-type="float" office:value="4903" table:number-columns-spanned="1" table:number-rows-spanned="2" table:style-name="ce9">
            <text:p>4,903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68" table:number-columns-spanned="1" table:number-rows-spanned="2" table:style-name="ce8">
            <text:p>16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595" table:number-columns-spanned="1" table:number-rows-spanned="2" table:style-name="ce9">
            <text:p>7,59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帝后大飯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1096" table:number-columns-spanned="1" table:number-rows-spanned="2" table:style-name="ce9">
            <text:p>1,096</text:p>
          </table:table-cell>
          <table:table-cell office:value-type="float" office:value="1256" table:number-columns-spanned="1" table:number-rows-spanned="2" table:style-name="ce9">
            <text:p>1,256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752" table:number-columns-spanned="1" table:number-rows-spanned="2" table:style-name="ce8">
            <text:p>752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256" table:number-columns-spanned="1" table:number-rows-spanned="2" table:style-name="ce9">
            <text:p>1,25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mpres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583" table:number-columns-spanned="1" table:number-rows-spanned="2" table:style-name="ce8">
            <text:p>583</text:p>
          </table:table-cell>
          <table:table-cell office:value-type="float" office:value="4673" table:number-columns-spanned="1" table:number-rows-spanned="2" table:style-name="ce9">
            <text:p>4,673</text:p>
          </table:table-cell>
          <table:table-cell office:value-type="float" office:value="5256" table:number-columns-spanned="1" table:number-rows-spanned="2" table:style-name="ce9">
            <text:p>5,256</text:p>
          </table:table-cell>
          <table:table-cell office:value-type="float" office:value="571" table:number-columns-spanned="1" table:number-rows-spanned="2" table:style-name="ce8">
            <text:p>571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3446" table:number-columns-spanned="1" table:number-rows-spanned="2" table:style-name="ce9">
            <text:p>3,44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985" table:number-columns-spanned="1" table:number-rows-spanned="2" table:style-name="ce8">
            <text:p>985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5256" table:number-columns-spanned="1" table:number-rows-spanned="2" table:style-name="ce9">
            <text:p>5,25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1614" table:number-columns-spanned="1" table:number-rows-spanned="2" table:style-name="ce9">
            <text:p>1,614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1736" table:number-columns-spanned="1" table:number-rows-spanned="2" table:style-name="ce9">
            <text:p>1,736</text:p>
          </table:table-cell>
          <table:table-cell office:value-type="float" office:value="1028" table:number-columns-spanned="1" table:number-rows-spanned="2" table:style-name="ce9">
            <text:p>1,028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36" table:number-columns-spanned="1" table:number-rows-spanned="2" table:style-name="ce9">
            <text:p>1,73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885" table:number-columns-spanned="1" table:number-rows-spanned="2" table:style-name="ce8">
            <text:p>885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1042" table:number-columns-spanned="1" table:number-rows-spanned="2" table:style-name="ce9">
            <text:p>1,042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office:value-type="float" office:value="474" table:number-columns-spanned="1" table:number-rows-spanned="2" table:style-name="ce8">
            <text:p>474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42" table:number-columns-spanned="1" table:number-rows-spanned="2" table:style-name="ce9">
            <text:p>1,04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2809" table:number-columns-spanned="1" table:number-rows-spanned="2" table:style-name="ce9">
            <text:p>2,80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09" table:number-columns-spanned="1" table:number-rows-spanned="2" table:style-name="ce9">
            <text:p>2,809</text:p>
          </table:table-cell>
          <table:table-cell office:value-type="float" office:value="327" table:number-columns-spanned="1" table:number-rows-spanned="2" table:style-name="ce8">
            <text:p>327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1297" table:number-columns-spanned="1" table:number-rows-spanned="2" table:style-name="ce9">
            <text:p>1,297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296" table:number-columns-spanned="1" table:number-rows-spanned="2" table:style-name="ce8">
            <text:p>296</text:p>
          </table:table-cell>
          <table:table-cell office:value-type="float" office:value="238" table:number-columns-spanned="1" table:number-rows-spanned="2" table:style-name="ce8">
            <text:p>238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09" table:number-columns-spanned="1" table:number-rows-spanned="2" table:style-name="ce9">
            <text:p>2,80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628" table:number-columns-spanned="1" table:number-rows-spanned="2" table:style-name="ce8">
            <text:p>628</text:p>
          </table:table-cell>
          <table:table-cell office:value-type="float" office:value="1632" table:number-columns-spanned="1" table:number-rows-spanned="2" table:style-name="ce9">
            <text:p>1,632</text:p>
          </table:table-cell>
          <table:table-cell office:value-type="float" office:value="2260" table:number-columns-spanned="1" table:number-rows-spanned="2" table:style-name="ce9">
            <text:p>2,260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1707" table:number-columns-spanned="1" table:number-rows-spanned="2" table:style-name="ce9">
            <text:p>1,70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260" table:number-columns-spanned="1" table:number-rows-spanned="2" table:style-name="ce9">
            <text:p>2,26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11688" table:number-columns-spanned="1" table:number-rows-spanned="2" table:style-name="ce9">
            <text:p>11,688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11945" table:number-columns-spanned="1" table:number-rows-spanned="2" table:style-name="ce9">
            <text:p>11,945</text:p>
          </table:table-cell>
          <table:table-cell office:value-type="float" office:value="719" table:number-columns-spanned="1" table:number-rows-spanned="2" table:style-name="ce8">
            <text:p>719</text:p>
          </table:table-cell>
          <table:table-cell office:value-type="float" office:value="1313" table:number-columns-spanned="1" table:number-rows-spanned="2" table:style-name="ce9">
            <text:p>1,313</text:p>
          </table:table-cell>
          <table:table-cell office:value-type="float" office:value="3899" table:number-columns-spanned="1" table:number-rows-spanned="2" table:style-name="ce9">
            <text:p>3,899</text:p>
          </table:table-cell>
          <table:table-cell office:value-type="float" office:value="3426" table:number-columns-spanned="1" table:number-rows-spanned="2" table:style-name="ce9">
            <text:p>3,426</text:p>
          </table:table-cell>
          <table:table-cell office:value-type="float" office:value="1170" table:number-columns-spanned="1" table:number-rows-spanned="2" table:style-name="ce9">
            <text:p>1,170</text:p>
          </table:table-cell>
          <table:table-cell office:value-type="float" office:value="541" table:number-columns-spanned="1" table:number-rows-spanned="2" table:style-name="ce8">
            <text:p>541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348" table:number-columns-spanned="1" table:number-rows-spanned="2" table:style-name="ce8">
            <text:p>348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945" table:number-columns-spanned="1" table:number-rows-spanned="2" table:style-name="ce9">
            <text:p>11,94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502" table:number-columns-spanned="1" table:number-rows-spanned="2" table:style-name="ce9">
            <text:p>1,502</text:p>
          </table:table-cell>
          <table:table-cell office:value-type="float" office:value="870" table:number-columns-spanned="1" table:number-rows-spanned="2" table:style-name="ce8">
            <text:p>870</text:p>
          </table:table-cell>
          <table:table-cell office:value-type="float" office:value="2372" table:number-columns-spanned="1" table:number-rows-spanned="2" table:style-name="ce9">
            <text:p>2,372</text:p>
          </table:table-cell>
          <table:table-cell office:value-type="float" office:value="875" table:number-columns-spanned="1" table:number-rows-spanned="2" table:style-name="ce8">
            <text:p>875</text:p>
          </table:table-cell>
          <table:table-cell office:value-type="float" office:value="656" table:number-columns-spanned="1" table:number-rows-spanned="2" table:style-name="ce8">
            <text:p>656</text:p>
          </table:table-cell>
          <table:table-cell office:value-type="float" office:value="354" table:number-columns-spanned="1" table:number-rows-spanned="2" table:style-name="ce8">
            <text:p>354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72" table:number-columns-spanned="1" table:number-rows-spanned="2" table:style-name="ce9">
            <text:p>2,3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4058" table:number-columns-spanned="1" table:number-rows-spanned="2" table:style-name="ce9">
            <text:p>4,05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58" table:number-columns-spanned="1" table:number-rows-spanned="2" table:style-name="ce9">
            <text:p>4,058</text:p>
          </table:table-cell>
          <table:table-cell office:value-type="float" office:value="475" table:number-columns-spanned="1" table:number-rows-spanned="2" table:style-name="ce8">
            <text:p>475</text:p>
          </table:table-cell>
          <table:table-cell office:value-type="float" office:value="773" table:number-columns-spanned="1" table:number-rows-spanned="2" table:style-name="ce8">
            <text:p>773</text:p>
          </table:table-cell>
          <table:table-cell office:value-type="float" office:value="1721" table:number-columns-spanned="1" table:number-rows-spanned="2" table:style-name="ce9">
            <text:p>1,721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342" table:number-columns-spanned="1" table:number-rows-spanned="2" table:style-name="ce8">
            <text:p>3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58" table:number-columns-spanned="1" table:number-rows-spanned="2" table:style-name="ce9">
            <text:p>4,05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10654" table:number-columns-spanned="1" table:number-rows-spanned="2" table:style-name="ce9">
            <text:p>10,654</text:p>
          </table:table-cell>
          <table:table-cell office:value-type="float" office:value="1365" table:number-columns-spanned="1" table:number-rows-spanned="2" table:style-name="ce9">
            <text:p>1,365</text:p>
          </table:table-cell>
          <table:table-cell office:value-type="float" office:value="12019" table:number-columns-spanned="1" table:number-rows-spanned="2" table:style-name="ce9">
            <text:p>12,019</text:p>
          </table:table-cell>
          <table:table-cell office:value-type="float" office:value="1723" table:number-columns-spanned="1" table:number-rows-spanned="2" table:style-name="ce9">
            <text:p>1,723</text:p>
          </table:table-cell>
          <table:table-cell office:value-type="float" office:value="1544" table:number-columns-spanned="1" table:number-rows-spanned="2" table:style-name="ce9">
            <text:p>1,544</text:p>
          </table:table-cell>
          <table:table-cell office:value-type="float" office:value="3175" table:number-columns-spanned="1" table:number-rows-spanned="2" table:style-name="ce9">
            <text:p>3,175</text:p>
          </table:table-cell>
          <table:table-cell office:value-type="float" office:value="858" table:number-columns-spanned="1" table:number-rows-spanned="2" table:style-name="ce8">
            <text:p>858</text:p>
          </table:table-cell>
          <table:table-cell office:value-type="float" office:value="2415" table:number-columns-spanned="1" table:number-rows-spanned="2" table:style-name="ce9">
            <text:p>2,415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690" table:number-columns-spanned="1" table:number-rows-spanned="2" table:style-name="ce8">
            <text:p>690</text:p>
          </table:table-cell>
          <table:table-cell office:value-type="float" office:value="505" table:number-columns-spanned="1" table:number-rows-spanned="2" table:style-name="ce8">
            <text:p>505</text:p>
          </table:table-cell>
          <table:table-cell office:value-type="float" office:value="476" table:number-columns-spanned="1" table:number-rows-spanned="2" table:style-name="ce8">
            <text:p>476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019" table:number-columns-spanned="1" table:number-rows-spanned="2" table:style-name="ce9">
            <text:p>12,01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9811" table:number-columns-spanned="1" table:number-rows-spanned="2" table:style-name="ce9">
            <text:p>9,811</text:p>
          </table:table-cell>
          <table:table-cell office:value-type="float" office:value="1347" table:number-columns-spanned="1" table:number-rows-spanned="2" table:style-name="ce9">
            <text:p>1,347</text:p>
          </table:table-cell>
          <table:table-cell office:value-type="float" office:value="11158" table:number-columns-spanned="1" table:number-rows-spanned="2" table:style-name="ce9">
            <text:p>11,158</text:p>
          </table:table-cell>
          <table:table-cell office:value-type="float" office:value="1077" table:number-columns-spanned="1" table:number-rows-spanned="2" table:style-name="ce9">
            <text:p>1,077</text:p>
          </table:table-cell>
          <table:table-cell office:value-type="float" office:value="3066" table:number-columns-spanned="1" table:number-rows-spanned="2" table:style-name="ce9">
            <text:p>3,066</text:p>
          </table:table-cell>
          <table:table-cell office:value-type="float" office:value="2590" table:number-columns-spanned="1" table:number-rows-spanned="2" table:style-name="ce9">
            <text:p>2,590</text:p>
          </table:table-cell>
          <table:table-cell office:value-type="float" office:value="1819" table:number-columns-spanned="1" table:number-rows-spanned="2" table:style-name="ce9">
            <text:p>1,819</text:p>
          </table:table-cell>
          <table:table-cell office:value-type="float" office:value="758" table:number-columns-spanned="1" table:number-rows-spanned="2" table:style-name="ce8">
            <text:p>758</text:p>
          </table:table-cell>
          <table:table-cell office:value-type="float" office:value="238" table:number-columns-spanned="1" table:number-rows-spanned="2" table:style-name="ce8">
            <text:p>238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283" table:number-columns-spanned="1" table:number-rows-spanned="2" table:style-name="ce8">
            <text:p>283</text:p>
          </table:table-cell>
          <table:table-cell office:value-type="float" office:value="718" table:number-columns-spanned="1" table:number-rows-spanned="2" table:style-name="ce8">
            <text:p>718</text:p>
          </table:table-cell>
          <table:table-cell office:value-type="float" office:value="261" table:number-columns-spanned="1" table:number-rows-spanned="2" table:style-name="ce8">
            <text:p>261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158" table:number-columns-spanned="1" table:number-rows-spanned="2" table:style-name="ce9">
            <text:p>11,15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3114" table:number-columns-spanned="1" table:number-rows-spanned="2" table:style-name="ce9">
            <text:p>3,114</text:p>
          </table:table-cell>
          <table:table-cell office:value-type="float" office:value="464" table:number-columns-spanned="1" table:number-rows-spanned="2" table:style-name="ce8">
            <text:p>464</text:p>
          </table:table-cell>
          <table:table-cell office:value-type="float" office:value="3578" table:number-columns-spanned="1" table:number-rows-spanned="2" table:style-name="ce9">
            <text:p>3,578</text:p>
          </table:table-cell>
          <table:table-cell office:value-type="float" office:value="1788" table:number-columns-spanned="1" table:number-rows-spanned="2" table:style-name="ce9">
            <text:p>1,788</text:p>
          </table:table-cell>
          <table:table-cell office:value-type="float" office:value="788" table:number-columns-spanned="1" table:number-rows-spanned="2" table:style-name="ce8">
            <text:p>788</text:p>
          </table:table-cell>
          <table:table-cell office:value-type="float" office:value="361" table:number-columns-spanned="1" table:number-rows-spanned="2" table:style-name="ce8">
            <text:p>361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430" table:number-columns-spanned="1" table:number-rows-spanned="2" table:style-name="ce8">
            <text:p>4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578" table:number-columns-spanned="1" table:number-rows-spanned="2" table:style-name="ce9">
            <text:p>3,57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2794" table:number-columns-spanned="1" table:number-rows-spanned="2" table:style-name="ce9">
            <text:p>2,794</text:p>
          </table:table-cell>
          <table:table-cell office:value-type="float" office:value="366" table:number-columns-spanned="1" table:number-rows-spanned="2" table:style-name="ce8">
            <text:p>366</text:p>
          </table:table-cell>
          <table:table-cell office:value-type="float" office:value="3160" table:number-columns-spanned="1" table:number-rows-spanned="2" table:style-name="ce9">
            <text:p>3,160</text:p>
          </table:table-cell>
          <table:table-cell office:value-type="float" office:value="1563" table:number-columns-spanned="1" table:number-rows-spanned="2" table:style-name="ce9">
            <text:p>1,563</text:p>
          </table:table-cell>
          <table:table-cell office:value-type="float" office:value="537" table:number-columns-spanned="1" table:number-rows-spanned="2" table:style-name="ce8">
            <text:p>537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538" table:number-columns-spanned="1" table:number-rows-spanned="2" table:style-name="ce8">
            <text:p>53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60" table:number-columns-spanned="1" table:number-rows-spanned="2" table:style-name="ce9">
            <text:p>3,16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View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7073" table:number-columns-spanned="1" table:number-rows-spanned="2" table:style-name="ce9">
            <text:p>7,073</text:p>
          </table:table-cell>
          <table:table-cell office:value-type="float" office:value="1254" table:number-columns-spanned="1" table:number-rows-spanned="2" table:style-name="ce9">
            <text:p>1,254</text:p>
          </table:table-cell>
          <table:table-cell office:value-type="float" office:value="8327" table:number-columns-spanned="1" table:number-rows-spanned="2" table:style-name="ce9">
            <text:p>8,327</text:p>
          </table:table-cell>
          <table:table-cell office:value-type="float" office:value="1560" table:number-columns-spanned="1" table:number-rows-spanned="2" table:style-name="ce9">
            <text:p>1,560</text:p>
          </table:table-cell>
          <table:table-cell office:value-type="float" office:value="2788" table:number-columns-spanned="1" table:number-rows-spanned="2" table:style-name="ce9">
            <text:p>2,788</text:p>
          </table:table-cell>
          <table:table-cell office:value-type="float" office:value="237" table:number-columns-spanned="1" table:number-rows-spanned="2" table:style-name="ce8">
            <text:p>237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1312" table:number-columns-spanned="1" table:number-rows-spanned="2" table:style-name="ce9">
            <text:p>1,312</text:p>
          </table:table-cell>
          <table:table-cell office:value-type="float" office:value="463" table:number-columns-spanned="1" table:number-rows-spanned="2" table:style-name="ce8">
            <text:p>463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259" table:number-columns-spanned="1" table:number-rows-spanned="2" table:style-name="ce8">
            <text:p>259</text:p>
          </table:table-cell>
          <table:table-cell office:value-type="float" office:value="562" table:number-columns-spanned="1" table:number-rows-spanned="2" table:style-name="ce8">
            <text:p>562</text:p>
          </table:table-cell>
          <table:table-cell office:value-type="float" office:value="629" table:number-columns-spanned="1" table:number-rows-spanned="2" table:style-name="ce8">
            <text:p>629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327" table:number-columns-spanned="1" table:number-rows-spanned="2" table:style-name="ce9">
            <text:p>8,3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41021" table:number-columns-spanned="1" table:number-rows-spanned="2" table:style-name="ce9">
            <text:p>241,021</text:p>
          </table:table-cell>
          <table:table-cell office:value-type="float" office:value="109251" table:number-columns-spanned="1" table:number-rows-spanned="2" table:style-name="ce9">
            <text:p>109,251</text:p>
          </table:table-cell>
          <table:table-cell office:value-type="float" office:value="350272" table:number-columns-spanned="1" table:number-rows-spanned="2" table:style-name="ce9">
            <text:p>350,272</text:p>
          </table:table-cell>
          <table:table-cell office:value-type="float" office:value="47721" table:number-columns-spanned="1" table:number-rows-spanned="2" table:style-name="ce9">
            <text:p>47,721</text:p>
          </table:table-cell>
          <table:table-cell office:value-type="float" office:value="61973" table:number-columns-spanned="1" table:number-rows-spanned="2" table:style-name="ce9">
            <text:p>61,973</text:p>
          </table:table-cell>
          <table:table-cell office:value-type="float" office:value="114034" table:number-columns-spanned="1" table:number-rows-spanned="2" table:style-name="ce9">
            <text:p>114,034</text:p>
          </table:table-cell>
          <table:table-cell office:value-type="float" office:value="23955" table:number-columns-spanned="1" table:number-rows-spanned="2" table:style-name="ce9">
            <text:p>23,955</text:p>
          </table:table-cell>
          <table:table-cell office:value-type="float" office:value="25353" table:number-columns-spanned="1" table:number-rows-spanned="2" table:style-name="ce9">
            <text:p>25,353</text:p>
          </table:table-cell>
          <table:table-cell office:value-type="float" office:value="10116" table:number-columns-spanned="1" table:number-rows-spanned="2" table:style-name="ce9">
            <text:p>10,116</text:p>
          </table:table-cell>
          <table:table-cell office:value-type="float" office:value="3588" table:number-columns-spanned="1" table:number-rows-spanned="2" table:style-name="ce9">
            <text:p>3,588</text:p>
          </table:table-cell>
          <table:table-cell office:value-type="float" office:value="12507" table:number-columns-spanned="1" table:number-rows-spanned="2" table:style-name="ce9">
            <text:p>12,507</text:p>
          </table:table-cell>
          <table:table-cell office:value-type="float" office:value="30152" table:number-columns-spanned="1" table:number-rows-spanned="2" table:style-name="ce9">
            <text:p>30,152</text:p>
          </table:table-cell>
          <table:table-cell office:value-type="float" office:value="13104" table:number-columns-spanned="1" table:number-rows-spanned="2" table:style-name="ce9">
            <text:p>13,104</text:p>
          </table:table-cell>
          <table:table-cell office:value-type="float" office:value="2879" table:number-columns-spanned="1" table:number-rows-spanned="2" table:style-name="ce9">
            <text:p>2,879</text:p>
          </table:table-cell>
          <table:table-cell office:value-type="float" office:value="4418" table:number-columns-spanned="1" table:number-rows-spanned="2" table:style-name="ce9">
            <text:p>4,418</text:p>
          </table:table-cell>
          <table:table-cell office:value-type="float" office:value="472" table:number-columns-spanned="1" table:number-rows-spanned="2" table:style-name="ce8">
            <text:p>472</text:p>
          </table:table-cell>
          <table:table-cell office:value-type="float" office:value="350272" table:number-columns-spanned="1" table:number-rows-spanned="2" table:style-name="ce9">
            <text:p>350,272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8-15T00:00:00" table:style-name="ce4">
            <text:p>2017/8/15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2月至2017年2月(Data for 2017/2～2017/2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4523" table:number-columns-spanned="1" table:number-rows-spanned="2" table:style-name="ce9">
            <text:p>4,523</text:p>
          </table:table-cell>
          <table:table-cell office:value-type="float" office:value="1968" table:number-columns-spanned="1" table:number-rows-spanned="2" table:style-name="ce9">
            <text:p>1,968</text:p>
          </table:table-cell>
          <table:table-cell office:value-type="float" office:value="6491" table:number-columns-spanned="1" table:number-rows-spanned="2" table:style-name="ce9">
            <text:p>6,491</text:p>
          </table:table-cell>
          <table:table-cell office:value-type="float" office:value="4466" table:number-columns-spanned="1" table:number-rows-spanned="2" table:style-name="ce9">
            <text:p>4,466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1293" table:number-columns-spanned="1" table:number-rows-spanned="2" table:style-name="ce9">
            <text:p>1,293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491" table:number-columns-spanned="1" table:number-rows-spanned="2" table:style-name="ce9">
            <text:p>6,49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1780" table:number-columns-spanned="1" table:number-rows-spanned="2" table:style-name="ce9">
            <text:p>1,780</text:p>
          </table:table-cell>
          <table:table-cell office:value-type="float" office:value="5846" table:number-columns-spanned="1" table:number-rows-spanned="2" table:style-name="ce9">
            <text:p>5,846</text:p>
          </table:table-cell>
          <table:table-cell office:value-type="float" office:value="7626" table:number-columns-spanned="1" table:number-rows-spanned="2" table:style-name="ce9">
            <text:p>7,626</text:p>
          </table:table-cell>
          <table:table-cell office:value-type="float" office:value="2233" table:number-columns-spanned="1" table:number-rows-spanned="2" table:style-name="ce9">
            <text:p>2,233</text:p>
          </table:table-cell>
          <table:table-cell office:value-type="float" office:value="2091" table:number-columns-spanned="1" table:number-rows-spanned="2" table:style-name="ce9">
            <text:p>2,091</text:p>
          </table:table-cell>
          <table:table-cell office:value-type="float" office:value="1663" table:number-columns-spanned="1" table:number-rows-spanned="2" table:style-name="ce9">
            <text:p>1,663</text:p>
          </table:table-cell>
          <table:table-cell office:value-type="float" office:value="845" table:number-columns-spanned="1" table:number-rows-spanned="2" table:style-name="ce8">
            <text:p>845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26" table:number-columns-spanned="1" table:number-rows-spanned="2" table:style-name="ce9">
            <text:p>7,62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8414" table:number-columns-spanned="1" table:number-rows-spanned="2" table:style-name="ce9">
            <text:p>8,414</text:p>
          </table:table-cell>
          <table:table-cell office:value-type="float" office:value="6790" table:number-columns-spanned="1" table:number-rows-spanned="2" table:style-name="ce9">
            <text:p>6,790</text:p>
          </table:table-cell>
          <table:table-cell office:value-type="float" office:value="15204" table:number-columns-spanned="1" table:number-rows-spanned="2" table:style-name="ce9">
            <text:p>15,204</text:p>
          </table:table-cell>
          <table:table-cell office:value-type="float" office:value="7764" table:number-columns-spanned="1" table:number-rows-spanned="2" table:style-name="ce9">
            <text:p>7,764</text:p>
          </table:table-cell>
          <table:table-cell office:value-type="float" office:value="3611" table:number-columns-spanned="1" table:number-rows-spanned="2" table:style-name="ce9">
            <text:p>3,611</text:p>
          </table:table-cell>
          <table:table-cell office:value-type="float" office:value="2531" table:number-columns-spanned="1" table:number-rows-spanned="2" table:style-name="ce9">
            <text:p>2,531</text:p>
          </table:table-cell>
          <table:table-cell office:value-type="float" office:value="479" table:number-columns-spanned="1" table:number-rows-spanned="2" table:style-name="ce8">
            <text:p>479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287" table:number-columns-spanned="1" table:number-rows-spanned="2" table:style-name="ce8">
            <text:p>28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204" table:number-columns-spanned="1" table:number-rows-spanned="2" table:style-name="ce9">
            <text:p>15,20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12978" table:number-columns-spanned="1" table:number-rows-spanned="2" table:style-name="ce9">
            <text:p>12,978</text:p>
          </table:table-cell>
          <table:table-cell office:value-type="float" office:value="2934" table:number-columns-spanned="1" table:number-rows-spanned="2" table:style-name="ce9">
            <text:p>2,934</text:p>
          </table:table-cell>
          <table:table-cell office:value-type="float" office:value="15912" table:number-columns-spanned="1" table:number-rows-spanned="2" table:style-name="ce9">
            <text:p>15,912</text:p>
          </table:table-cell>
          <table:table-cell office:value-type="float" office:value="7736" table:number-columns-spanned="1" table:number-rows-spanned="2" table:style-name="ce9">
            <text:p>7,736</text:p>
          </table:table-cell>
          <table:table-cell office:value-type="float" office:value="1695" table:number-columns-spanned="1" table:number-rows-spanned="2" table:style-name="ce9">
            <text:p>1,695</text:p>
          </table:table-cell>
          <table:table-cell office:value-type="float" office:value="2106" table:number-columns-spanned="1" table:number-rows-spanned="2" table:style-name="ce9">
            <text:p>2,10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3" table:number-columns-spanned="1" table:number-rows-spanned="2" table:style-name="ce8">
            <text:p>473</text:p>
          </table:table-cell>
          <table:table-cell office:value-type="float" office:value="876" table:number-columns-spanned="1" table:number-rows-spanned="2" table:style-name="ce8">
            <text:p>876</text:p>
          </table:table-cell>
          <table:table-cell office:value-type="float" office:value="912" table:number-columns-spanned="1" table:number-rows-spanned="2" table:style-name="ce8">
            <text:p>912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office:value-type="float" office:value="1184" table:number-columns-spanned="1" table:number-rows-spanned="2" table:style-name="ce9">
            <text:p>1,184</text:p>
          </table:table-cell>
          <table:table-cell office:value-type="float" office:value="710" table:number-columns-spanned="1" table:number-rows-spanned="2" table:style-name="ce8">
            <text:p>710</text:p>
          </table:table-cell>
          <table:table-cell office:value-type="float" office:value="15912" table:number-columns-spanned="1" table:number-rows-spanned="2" table:style-name="ce9">
            <text:p>15,91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8493" table:number-columns-spanned="1" table:number-rows-spanned="2" table:style-name="ce9">
            <text:p>8,493</text:p>
          </table:table-cell>
          <table:table-cell office:value-type="float" office:value="2720" table:number-columns-spanned="1" table:number-rows-spanned="2" table:style-name="ce9">
            <text:p>2,720</text:p>
          </table:table-cell>
          <table:table-cell office:value-type="float" office:value="11213" table:number-columns-spanned="1" table:number-rows-spanned="2" table:style-name="ce9">
            <text:p>11,213</text:p>
          </table:table-cell>
          <table:table-cell office:value-type="float" office:value="3691" table:number-columns-spanned="1" table:number-rows-spanned="2" table:style-name="ce9">
            <text:p>3,691</text:p>
          </table:table-cell>
          <table:table-cell office:value-type="float" office:value="1121" table:number-columns-spanned="1" table:number-rows-spanned="2" table:style-name="ce9">
            <text:p>1,121</text:p>
          </table:table-cell>
          <table:table-cell office:value-type="float" office:value="5060" table:number-columns-spanned="1" table:number-rows-spanned="2" table:style-name="ce9">
            <text:p>5,060</text:p>
          </table:table-cell>
          <table:table-cell office:value-type="float" office:value="329" table:number-columns-spanned="1" table:number-rows-spanned="2" table:style-name="ce8">
            <text:p>329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213" table:number-columns-spanned="1" table:number-rows-spanned="2" table:style-name="ce9">
            <text:p>11,21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7437" table:number-columns-spanned="1" table:number-rows-spanned="2" table:style-name="ce9">
            <text:p>7,437</text:p>
          </table:table-cell>
          <table:table-cell office:value-type="float" office:value="7790" table:number-columns-spanned="1" table:number-rows-spanned="2" table:style-name="ce9">
            <text:p>7,790</text:p>
          </table:table-cell>
          <table:table-cell office:value-type="float" office:value="15227" table:number-columns-spanned="1" table:number-rows-spanned="2" table:style-name="ce9">
            <text:p>15,227</text:p>
          </table:table-cell>
          <table:table-cell office:value-type="float" office:value="8329" table:number-columns-spanned="1" table:number-rows-spanned="2" table:style-name="ce9">
            <text:p>8,329</text:p>
          </table:table-cell>
          <table:table-cell office:value-type="float" office:value="2894" table:number-columns-spanned="1" table:number-rows-spanned="2" table:style-name="ce9">
            <text:p>2,894</text:p>
          </table:table-cell>
          <table:table-cell office:value-type="float" office:value="1118" table:number-columns-spanned="1" table:number-rows-spanned="2" table:style-name="ce9">
            <text:p>1,118</text:p>
          </table:table-cell>
          <table:table-cell office:value-type="float" office:value="1353" table:number-columns-spanned="1" table:number-rows-spanned="2" table:style-name="ce9">
            <text:p>1,353</text:p>
          </table:table-cell>
          <table:table-cell office:value-type="float" office:value="340" table:number-columns-spanned="1" table:number-rows-spanned="2" table:style-name="ce8">
            <text:p>340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227" table:number-columns-spanned="1" table:number-rows-spanned="2" table:style-name="ce9">
            <text:p>15,2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7101" table:number-columns-spanned="1" table:number-rows-spanned="2" table:style-name="ce9">
            <text:p>7,101</text:p>
          </table:table-cell>
          <table:table-cell office:value-type="float" office:value="4245" table:number-columns-spanned="1" table:number-rows-spanned="2" table:style-name="ce9">
            <text:p>4,245</text:p>
          </table:table-cell>
          <table:table-cell office:value-type="float" office:value="11346" table:number-columns-spanned="1" table:number-rows-spanned="2" table:style-name="ce9">
            <text:p>11,346</text:p>
          </table:table-cell>
          <table:table-cell office:value-type="float" office:value="6531" table:number-columns-spanned="1" table:number-rows-spanned="2" table:style-name="ce9">
            <text:p>6,531</text:p>
          </table:table-cell>
          <table:table-cell office:value-type="float" office:value="1876" table:number-columns-spanned="1" table:number-rows-spanned="2" table:style-name="ce9">
            <text:p>1,876</text:p>
          </table:table-cell>
          <table:table-cell office:value-type="float" office:value="1608" table:number-columns-spanned="1" table:number-rows-spanned="2" table:style-name="ce9">
            <text:p>1,608</text:p>
          </table:table-cell>
          <table:table-cell office:value-type="float" office:value="305" table:number-columns-spanned="1" table:number-rows-spanned="2" table:style-name="ce8">
            <text:p>305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437" table:number-columns-spanned="1" table:number-rows-spanned="2" table:style-name="ce8">
            <text:p>437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346" table:number-columns-spanned="1" table:number-rows-spanned="2" table:style-name="ce9">
            <text:p>11,34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5993" table:number-columns-spanned="1" table:number-rows-spanned="2" table:style-name="ce9">
            <text:p>5,993</text:p>
          </table:table-cell>
          <table:table-cell office:value-type="float" office:value="2195" table:number-columns-spanned="1" table:number-rows-spanned="2" table:style-name="ce9">
            <text:p>2,195</text:p>
          </table:table-cell>
          <table:table-cell office:value-type="float" office:value="8188" table:number-columns-spanned="1" table:number-rows-spanned="2" table:style-name="ce9">
            <text:p>8,188</text:p>
          </table:table-cell>
          <table:table-cell office:value-type="float" office:value="4035" table:number-columns-spanned="1" table:number-rows-spanned="2" table:style-name="ce9">
            <text:p>4,035</text:p>
          </table:table-cell>
          <table:table-cell office:value-type="float" office:value="1759" table:number-columns-spanned="1" table:number-rows-spanned="2" table:style-name="ce9">
            <text:p>1,759</text:p>
          </table:table-cell>
          <table:table-cell office:value-type="float" office:value="851" table:number-columns-spanned="1" table:number-rows-spanned="2" table:style-name="ce8">
            <text:p>851</text:p>
          </table:table-cell>
          <table:table-cell office:value-type="float" office:value="403" table:number-columns-spanned="1" table:number-rows-spanned="2" table:style-name="ce8">
            <text:p>403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403" table:number-columns-spanned="1" table:number-rows-spanned="2" table:style-name="ce8">
            <text:p>403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188" table:number-columns-spanned="1" table:number-rows-spanned="2" table:style-name="ce9">
            <text:p>8,18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5146" table:number-columns-spanned="1" table:number-rows-spanned="2" table:style-name="ce9">
            <text:p>5,146</text:p>
          </table:table-cell>
          <table:table-cell office:value-type="float" office:value="1788" table:number-columns-spanned="1" table:number-rows-spanned="2" table:style-name="ce9">
            <text:p>1,788</text:p>
          </table:table-cell>
          <table:table-cell office:value-type="float" office:value="6934" table:number-columns-spanned="1" table:number-rows-spanned="2" table:style-name="ce9">
            <text:p>6,934</text:p>
          </table:table-cell>
          <table:table-cell office:value-type="float" office:value="5174" table:number-columns-spanned="1" table:number-rows-spanned="2" table:style-name="ce9">
            <text:p>5,174</text:p>
          </table:table-cell>
          <table:table-cell office:value-type="float" office:value="956" table:number-columns-spanned="1" table:number-rows-spanned="2" table:style-name="ce8">
            <text:p>956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310" table:number-columns-spanned="1" table:number-rows-spanned="2" table:style-name="ce8">
            <text:p>310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934" table:number-columns-spanned="1" table:number-rows-spanned="2" table:style-name="ce9">
            <text:p>6,93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61865" table:number-columns-spanned="1" table:number-rows-spanned="2" table:style-name="ce9">
            <text:p>61,865</text:p>
          </table:table-cell>
          <table:table-cell office:value-type="float" office:value="36276" table:number-columns-spanned="1" table:number-rows-spanned="2" table:style-name="ce9">
            <text:p>36,276</text:p>
          </table:table-cell>
          <table:table-cell office:value-type="float" office:value="98141" table:number-columns-spanned="1" table:number-rows-spanned="2" table:style-name="ce9">
            <text:p>98,141</text:p>
          </table:table-cell>
          <table:table-cell office:value-type="float" office:value="49959" table:number-columns-spanned="1" table:number-rows-spanned="2" table:style-name="ce9">
            <text:p>49,959</text:p>
          </table:table-cell>
          <table:table-cell office:value-type="float" office:value="16174" table:number-columns-spanned="1" table:number-rows-spanned="2" table:style-name="ce9">
            <text:p>16,174</text:p>
          </table:table-cell>
          <table:table-cell office:value-type="float" office:value="16377" table:number-columns-spanned="1" table:number-rows-spanned="2" table:style-name="ce9">
            <text:p>16,377</text:p>
          </table:table-cell>
          <table:table-cell office:value-type="float" office:value="3793" table:number-columns-spanned="1" table:number-rows-spanned="2" table:style-name="ce9">
            <text:p>3,793</text:p>
          </table:table-cell>
          <table:table-cell office:value-type="float" office:value="1340" table:number-columns-spanned="1" table:number-rows-spanned="2" table:style-name="ce9">
            <text:p>1,340</text:p>
          </table:table-cell>
          <table:table-cell office:value-type="float" office:value="651" table:number-columns-spanned="1" table:number-rows-spanned="2" table:style-name="ce8">
            <text:p>651</text:p>
          </table:table-cell>
          <table:table-cell office:value-type="float" office:value="426" table:number-columns-spanned="1" table:number-rows-spanned="2" table:style-name="ce8">
            <text:p>426</text:p>
          </table:table-cell>
          <table:table-cell office:value-type="float" office:value="2405" table:number-columns-spanned="1" table:number-rows-spanned="2" table:style-name="ce9">
            <text:p>2,405</text:p>
          </table:table-cell>
          <table:table-cell office:value-type="float" office:value="1963" table:number-columns-spanned="1" table:number-rows-spanned="2" table:style-name="ce9">
            <text:p>1,963</text:p>
          </table:table-cell>
          <table:table-cell office:value-type="float" office:value="2133" table:number-columns-spanned="1" table:number-rows-spanned="2" table:style-name="ce9">
            <text:p>2,133</text:p>
          </table:table-cell>
          <table:table-cell office:value-type="float" office:value="408" table:number-columns-spanned="1" table:number-rows-spanned="2" table:style-name="ce8">
            <text:p>408</text:p>
          </table:table-cell>
          <table:table-cell office:value-type="float" office:value="1802" table:number-columns-spanned="1" table:number-rows-spanned="2" table:style-name="ce9">
            <text:p>1,802</text:p>
          </table:table-cell>
          <table:table-cell office:value-type="float" office:value="710" table:number-columns-spanned="1" table:number-rows-spanned="2" table:style-name="ce8">
            <text:p>710</text:p>
          </table:table-cell>
          <table:table-cell office:value-type="float" office:value="98141" table:number-columns-spanned="1" table:number-rows-spanned="2" table:style-name="ce9">
            <text:p>98,141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8-15T00:00:00" table:style-name="ce4">
            <text:p>2017/8/15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2月至2017年2月(Data for 2017/2～2017/2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4237" table:number-columns-spanned="1" table:number-rows-spanned="2" table:style-name="ce9">
            <text:p>4,237</text:p>
          </table:table-cell>
          <table:table-cell office:value-type="float" office:value="1364" table:number-columns-spanned="1" table:number-rows-spanned="2" table:style-name="ce9">
            <text:p>1,364</text:p>
          </table:table-cell>
          <table:table-cell office:value-type="float" office:value="5601" table:number-columns-spanned="1" table:number-rows-spanned="2" table:style-name="ce9">
            <text:p>5,601</text:p>
          </table:table-cell>
          <table:table-cell office:value-type="float" office:value="1592" table:number-columns-spanned="1" table:number-rows-spanned="2" table:style-name="ce9">
            <text:p>1,592</text:p>
          </table:table-cell>
          <table:table-cell office:value-type="float" office:value="461" table:number-columns-spanned="1" table:number-rows-spanned="2" table:style-name="ce8">
            <text:p>461</text:p>
          </table:table-cell>
          <table:table-cell office:value-type="float" office:value="2850" table:number-columns-spanned="1" table:number-rows-spanned="2" table:style-name="ce9">
            <text:p>2,850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369" table:number-columns-spanned="1" table:number-rows-spanned="2" table:style-name="ce8">
            <text:p>369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01" table:number-columns-spanned="1" table:number-rows-spanned="2" table:style-name="ce9">
            <text:p>5,60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1245" table:number-columns-spanned="1" table:number-rows-spanned="2" table:style-name="ce9">
            <text:p>1,245</text:p>
          </table:table-cell>
          <table:table-cell office:value-type="float" office:value="2695" table:number-columns-spanned="1" table:number-rows-spanned="2" table:style-name="ce9">
            <text:p>2,695</text:p>
          </table:table-cell>
          <table:table-cell office:value-type="float" office:value="3940" table:number-columns-spanned="1" table:number-rows-spanned="2" table:style-name="ce9">
            <text:p>3,940</text:p>
          </table:table-cell>
          <table:table-cell office:value-type="float" office:value="2096" table:number-columns-spanned="1" table:number-rows-spanned="2" table:style-name="ce9">
            <text:p>2,096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1382" table:number-columns-spanned="1" table:number-rows-spanned="2" table:style-name="ce9">
            <text:p>1,38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940" table:number-columns-spanned="1" table:number-rows-spanned="2" table:style-name="ce9">
            <text:p>3,94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5215" table:number-columns-spanned="1" table:number-rows-spanned="2" table:style-name="ce9">
            <text:p>5,215</text:p>
          </table:table-cell>
          <table:table-cell office:value-type="float" office:value="1974" table:number-columns-spanned="1" table:number-rows-spanned="2" table:style-name="ce9">
            <text:p>1,974</text:p>
          </table:table-cell>
          <table:table-cell office:value-type="float" office:value="7189" table:number-columns-spanned="1" table:number-rows-spanned="2" table:style-name="ce9">
            <text:p>7,189</text:p>
          </table:table-cell>
          <table:table-cell office:value-type="float" office:value="3983" table:number-columns-spanned="1" table:number-rows-spanned="2" table:style-name="ce9">
            <text:p>3,983</text:p>
          </table:table-cell>
          <table:table-cell office:value-type="float" office:value="557" table:number-columns-spanned="1" table:number-rows-spanned="2" table:style-name="ce8">
            <text:p>557</text:p>
          </table:table-cell>
          <table:table-cell office:value-type="float" office:value="948" table:number-columns-spanned="1" table:number-rows-spanned="2" table:style-name="ce8">
            <text:p>948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403" table:number-columns-spanned="1" table:number-rows-spanned="2" table:style-name="ce8">
            <text:p>403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371" table:number-columns-spanned="1" table:number-rows-spanned="2" table:style-name="ce8">
            <text:p>3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189" table:number-columns-spanned="1" table:number-rows-spanned="2" table:style-name="ce9">
            <text:p>7,18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4835" table:number-columns-spanned="1" table:number-rows-spanned="2" table:style-name="ce9">
            <text:p>4,835</text:p>
          </table:table-cell>
          <table:table-cell office:value-type="float" office:value="1045" table:number-columns-spanned="1" table:number-rows-spanned="2" table:style-name="ce9">
            <text:p>1,045</text:p>
          </table:table-cell>
          <table:table-cell office:value-type="float" office:value="5880" table:number-columns-spanned="1" table:number-rows-spanned="2" table:style-name="ce9">
            <text:p>5,880</text:p>
          </table:table-cell>
          <table:table-cell office:value-type="float" office:value="3796" table:number-columns-spanned="1" table:number-rows-spanned="2" table:style-name="ce9">
            <text:p>3,796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office:value-type="float" office:value="1235" table:number-columns-spanned="1" table:number-rows-spanned="2" table:style-name="ce9">
            <text:p>1,235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2" table:number-columns-spanned="1" table:number-rows-spanned="2" table:style-name="ce8">
            <text:p>272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880" table:number-columns-spanned="1" table:number-rows-spanned="2" table:style-name="ce9">
            <text:p>5,88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7559" table:number-columns-spanned="1" table:number-rows-spanned="2" table:style-name="ce9">
            <text:p>7,559</text:p>
          </table:table-cell>
          <table:table-cell office:value-type="float" office:value="1306" table:number-columns-spanned="1" table:number-rows-spanned="2" table:style-name="ce9">
            <text:p>1,306</text:p>
          </table:table-cell>
          <table:table-cell office:value-type="float" office:value="8865" table:number-columns-spanned="1" table:number-rows-spanned="2" table:style-name="ce9">
            <text:p>8,865</text:p>
          </table:table-cell>
          <table:table-cell office:value-type="float" office:value="5321" table:number-columns-spanned="1" table:number-rows-spanned="2" table:style-name="ce9">
            <text:p>5,321</text:p>
          </table:table-cell>
          <table:table-cell office:value-type="float" office:value="893" table:number-columns-spanned="1" table:number-rows-spanned="2" table:style-name="ce8">
            <text:p>893</text:p>
          </table:table-cell>
          <table:table-cell office:value-type="float" office:value="803" table:number-columns-spanned="1" table:number-rows-spanned="2" table:style-name="ce8">
            <text:p>803</text:p>
          </table:table-cell>
          <table:table-cell office:value-type="float" office:value="305" table:number-columns-spanned="1" table:number-rows-spanned="2" table:style-name="ce8">
            <text:p>305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365" table:number-columns-spanned="1" table:number-rows-spanned="2" table:style-name="ce8">
            <text:p>365</text:p>
          </table:table-cell>
          <table:table-cell office:value-type="float" office:value="294" table:number-columns-spanned="1" table:number-rows-spanned="2" table:style-name="ce8">
            <text:p>294</text:p>
          </table:table-cell>
          <table:table-cell office:value-type="float" office:value="407" table:number-columns-spanned="1" table:number-rows-spanned="2" table:style-name="ce8">
            <text:p>407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865" table:number-columns-spanned="1" table:number-rows-spanned="2" table:style-name="ce9">
            <text:p>8,86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4595" table:number-columns-spanned="1" table:number-rows-spanned="2" table:style-name="ce9">
            <text:p>4,595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4663" table:number-columns-spanned="1" table:number-rows-spanned="2" table:style-name="ce9">
            <text:p>4,663</text:p>
          </table:table-cell>
          <table:table-cell office:value-type="float" office:value="2944" table:number-columns-spanned="1" table:number-rows-spanned="2" table:style-name="ce9">
            <text:p>2,944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213" table:number-columns-spanned="1" table:number-rows-spanned="2" table:style-name="ce8">
            <text:p>213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280" table:number-columns-spanned="1" table:number-rows-spanned="2" table:style-name="ce8">
            <text:p>280</text:p>
          </table:table-cell>
          <table:table-cell office:value-type="float" office:value="429" table:number-columns-spanned="1" table:number-rows-spanned="2" table:style-name="ce8">
            <text:p>429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63" table:number-columns-spanned="1" table:number-rows-spanned="2" table:style-name="ce9">
            <text:p>4,66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3031" table:number-columns-spanned="1" table:number-rows-spanned="2" table:style-name="ce9">
            <text:p>3,031</text:p>
          </table:table-cell>
          <table:table-cell office:value-type="float" office:value="4386" table:number-columns-spanned="1" table:number-rows-spanned="2" table:style-name="ce9">
            <text:p>4,386</text:p>
          </table:table-cell>
          <table:table-cell office:value-type="float" office:value="7417" table:number-columns-spanned="1" table:number-rows-spanned="2" table:style-name="ce9">
            <text:p>7,417</text:p>
          </table:table-cell>
          <table:table-cell office:value-type="float" office:value="3366" table:number-columns-spanned="1" table:number-rows-spanned="2" table:style-name="ce9">
            <text:p>3,366</text:p>
          </table:table-cell>
          <table:table-cell office:value-type="float" office:value="3431" table:number-columns-spanned="1" table:number-rows-spanned="2" table:style-name="ce9">
            <text:p>3,431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417" table:number-columns-spanned="1" table:number-rows-spanned="2" table:style-name="ce9">
            <text:p>7,41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0717" table:number-columns-spanned="1" table:number-rows-spanned="2" table:style-name="ce9">
            <text:p>30,717</text:p>
          </table:table-cell>
          <table:table-cell office:value-type="float" office:value="12838" table:number-columns-spanned="1" table:number-rows-spanned="2" table:style-name="ce9">
            <text:p>12,838</text:p>
          </table:table-cell>
          <table:table-cell office:value-type="float" office:value="43555" table:number-columns-spanned="1" table:number-rows-spanned="2" table:style-name="ce9">
            <text:p>43,555</text:p>
          </table:table-cell>
          <table:table-cell office:value-type="float" office:value="23098" table:number-columns-spanned="1" table:number-rows-spanned="2" table:style-name="ce9">
            <text:p>23,098</text:p>
          </table:table-cell>
          <table:table-cell office:value-type="float" office:value="5958" table:number-columns-spanned="1" table:number-rows-spanned="2" table:style-name="ce9">
            <text:p>5,958</text:p>
          </table:table-cell>
          <table:table-cell office:value-type="float" office:value="7617" table:number-columns-spanned="1" table:number-rows-spanned="2" table:style-name="ce9">
            <text:p>7,617</text:p>
          </table:table-cell>
          <table:table-cell office:value-type="float" office:value="800" table:number-columns-spanned="1" table:number-rows-spanned="2" table:style-name="ce8">
            <text:p>800</text:p>
          </table:table-cell>
          <table:table-cell office:value-type="float" office:value="507" table:number-columns-spanned="1" table:number-rows-spanned="2" table:style-name="ce8">
            <text:p>507</text:p>
          </table:table-cell>
          <table:table-cell office:value-type="float" office:value="316" table:number-columns-spanned="1" table:number-rows-spanned="2" table:style-name="ce8">
            <text:p>316</text:p>
          </table:table-cell>
          <table:table-cell office:value-type="float" office:value="324" table:number-columns-spanned="1" table:number-rows-spanned="2" table:style-name="ce8">
            <text:p>324</text:p>
          </table:table-cell>
          <table:table-cell office:value-type="float" office:value="866" table:number-columns-spanned="1" table:number-rows-spanned="2" table:style-name="ce8">
            <text:p>866</text:p>
          </table:table-cell>
          <table:table-cell office:value-type="float" office:value="1703" table:number-columns-spanned="1" table:number-rows-spanned="2" table:style-name="ce9">
            <text:p>1,703</text:p>
          </table:table-cell>
          <table:table-cell office:value-type="float" office:value="1609" table:number-columns-spanned="1" table:number-rows-spanned="2" table:style-name="ce9">
            <text:p>1,609</text:p>
          </table:table-cell>
          <table:table-cell office:value-type="float" office:value="302" table:number-columns-spanned="1" table:number-rows-spanned="2" table:style-name="ce8">
            <text:p>302</text:p>
          </table:table-cell>
          <table:table-cell office:value-type="float" office:value="455" table:number-columns-spanned="1" table:number-rows-spanned="2" table:style-name="ce8">
            <text:p>45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555" table:number-columns-spanned="1" table:number-rows-spanned="2" table:style-name="ce9">
            <text:p>43,555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8-15T00:00:00" table:style-name="ce4">
            <text:p>2017/8/15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2月至2017年2月(Data for 2017/2～2017/2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2195" table:number-columns-spanned="1" table:number-rows-spanned="2" table:style-name="ce9">
            <text:p>2,195</text:p>
          </table:table-cell>
          <table:table-cell office:value-type="float" office:value="1656" table:number-columns-spanned="1" table:number-rows-spanned="2" table:style-name="ce9">
            <text:p>1,656</text:p>
          </table:table-cell>
          <table:table-cell office:value-type="float" office:value="3851" table:number-columns-spanned="1" table:number-rows-spanned="2" table:style-name="ce9">
            <text:p>3,851</text:p>
          </table:table-cell>
          <table:table-cell office:value-type="float" office:value="2426" table:number-columns-spanned="1" table:number-rows-spanned="2" table:style-name="ce9">
            <text:p>2,426</text:p>
          </table:table-cell>
          <table:table-cell office:value-type="float" office:value="1306" table:number-columns-spanned="1" table:number-rows-spanned="2" table:style-name="ce9">
            <text:p>1,306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851" table:number-columns-spanned="1" table:number-rows-spanned="2" table:style-name="ce9">
            <text:p>3,85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統帥大飯店</text:p>
          </table:table-cell>
          <table:table-cell office:value-type="float" office:value="4889" table:number-columns-spanned="1" table:number-rows-spanned="2" table:style-name="ce9">
            <text:p>4,889</text:p>
          </table:table-cell>
          <table:table-cell office:value-type="float" office:value="1589" table:number-columns-spanned="1" table:number-rows-spanned="2" table:style-name="ce9">
            <text:p>1,589</text:p>
          </table:table-cell>
          <table:table-cell office:value-type="float" office:value="6478" table:number-columns-spanned="1" table:number-rows-spanned="2" table:style-name="ce9">
            <text:p>6,478</text:p>
          </table:table-cell>
          <table:table-cell office:value-type="float" office:value="4966" table:number-columns-spanned="1" table:number-rows-spanned="2" table:style-name="ce9">
            <text:p>4,966</text:p>
          </table:table-cell>
          <table:table-cell office:value-type="float" office:value="344" table:number-columns-spanned="1" table:number-rows-spanned="2" table:style-name="ce8">
            <text:p>344</text:p>
          </table:table-cell>
          <table:table-cell office:value-type="float" office:value="931" table:number-columns-spanned="1" table:number-rows-spanned="2" table:style-name="ce8">
            <text:p>9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7" table:number-columns-spanned="1" table:number-rows-spanned="2" table:style-name="ce8">
            <text:p>237</text:p>
          </table:table-cell>
          <table:table-cell office:value-type="float" office:value="6478" table:number-columns-spanned="1" table:number-rows-spanned="2" table:style-name="ce9">
            <text:p>6,47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arsh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5945" table:number-columns-spanned="1" table:number-rows-spanned="2" table:style-name="ce9">
            <text:p>5,945</text:p>
          </table:table-cell>
          <table:table-cell office:value-type="float" office:value="2708" table:number-columns-spanned="1" table:number-rows-spanned="2" table:style-name="ce9">
            <text:p>2,708</text:p>
          </table:table-cell>
          <table:table-cell office:value-type="float" office:value="8653" table:number-columns-spanned="1" table:number-rows-spanned="2" table:style-name="ce9">
            <text:p>8,653</text:p>
          </table:table-cell>
          <table:table-cell office:value-type="float" office:value="8001" table:number-columns-spanned="1" table:number-rows-spanned="2" table:style-name="ce9">
            <text:p>8,001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653" table:number-columns-spanned="1" table:number-rows-spanned="2" table:style-name="ce9">
            <text:p>8,65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6177" table:number-columns-spanned="1" table:number-rows-spanned="2" table:style-name="ce9">
            <text:p>6,177</text:p>
          </table:table-cell>
          <table:table-cell office:value-type="float" office:value="6974" table:number-columns-spanned="1" table:number-rows-spanned="2" table:style-name="ce9">
            <text:p>6,974</text:p>
          </table:table-cell>
          <table:table-cell office:value-type="float" office:value="13151" table:number-columns-spanned="1" table:number-rows-spanned="2" table:style-name="ce9">
            <text:p>13,151</text:p>
          </table:table-cell>
          <table:table-cell office:value-type="float" office:value="7844" table:number-columns-spanned="1" table:number-rows-spanned="2" table:style-name="ce9">
            <text:p>7,844</text:p>
          </table:table-cell>
          <table:table-cell office:value-type="float" office:value="4313" table:number-columns-spanned="1" table:number-rows-spanned="2" table:style-name="ce9">
            <text:p>4,313</text:p>
          </table:table-cell>
          <table:table-cell office:value-type="float" office:value="617" table:number-columns-spanned="1" table:number-rows-spanned="2" table:style-name="ce8">
            <text:p>6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13151" table:number-columns-spanned="1" table:number-rows-spanned="2" table:style-name="ce9">
            <text:p>13,15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11151" table:number-columns-spanned="1" table:number-rows-spanned="2" table:style-name="ce9">
            <text:p>11,151</text:p>
          </table:table-cell>
          <table:table-cell office:value-type="float" office:value="3341" table:number-columns-spanned="1" table:number-rows-spanned="2" table:style-name="ce9">
            <text:p>3,341</text:p>
          </table:table-cell>
          <table:table-cell office:value-type="float" office:value="14492" table:number-columns-spanned="1" table:number-rows-spanned="2" table:style-name="ce9">
            <text:p>14,492</text:p>
          </table:table-cell>
          <table:table-cell office:value-type="float" office:value="13641" table:number-columns-spanned="1" table:number-rows-spanned="2" table:style-name="ce9">
            <text:p>13,641</text:p>
          </table:table-cell>
          <table:table-cell office:value-type="float" office:value="657" table:number-columns-spanned="1" table:number-rows-spanned="2" table:style-name="ce8">
            <text:p>65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492" table:number-columns-spanned="1" table:number-rows-spanned="2" table:style-name="ce9">
            <text:p>14,49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0357" table:number-columns-spanned="1" table:number-rows-spanned="2" table:style-name="ce9">
            <text:p>30,357</text:p>
          </table:table-cell>
          <table:table-cell office:value-type="float" office:value="16268" table:number-columns-spanned="1" table:number-rows-spanned="2" table:style-name="ce9">
            <text:p>16,268</text:p>
          </table:table-cell>
          <table:table-cell office:value-type="float" office:value="46625" table:number-columns-spanned="1" table:number-rows-spanned="2" table:style-name="ce9">
            <text:p>46,625</text:p>
          </table:table-cell>
          <table:table-cell office:value-type="float" office:value="36878" table:number-columns-spanned="1" table:number-rows-spanned="2" table:style-name="ce9">
            <text:p>36,878</text:p>
          </table:table-cell>
          <table:table-cell office:value-type="float" office:value="6870" table:number-columns-spanned="1" table:number-rows-spanned="2" table:style-name="ce9">
            <text:p>6,870</text:p>
          </table:table-cell>
          <table:table-cell office:value-type="float" office:value="1881" table:number-columns-spanned="1" table:number-rows-spanned="2" table:style-name="ce9">
            <text:p>1,88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508" table:number-columns-spanned="1" table:number-rows-spanned="2" table:style-name="ce8">
            <text:p>508</text:p>
          </table:table-cell>
          <table:table-cell office:value-type="float" office:value="46625" table:number-columns-spanned="1" table:number-rows-spanned="2" table:style-name="ce9">
            <text:p>46,625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8-15T00:00:00" table:style-name="ce4">
            <text:p>2017/8/15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2月至2017年2月(Data for 2017/2～2017/2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1008" table:number-columns-spanned="1" table:number-rows-spanned="2" table:style-name="ce9">
            <text:p>1,008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1121" table:number-columns-spanned="1" table:number-rows-spanned="2" table:style-name="ce9">
            <text:p>1,121</text:p>
          </table:table-cell>
          <table:table-cell office:value-type="float" office:value="618" table:number-columns-spanned="1" table:number-rows-spanned="2" table:style-name="ce8">
            <text:p>618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2" table:number-columns-spanned="1" table:number-rows-spanned="2" table:style-name="ce8">
            <text:p>322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121" table:number-columns-spanned="1" table:number-rows-spanned="2" table:style-name="ce9">
            <text:p>1,1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趣淘漫旅(原曾文.山芙蓉渡假大酒店)</text:p>
          </table:table-cell>
          <table:table-cell office:value-type="float" office:value="10429" table:number-columns-spanned="1" table:number-rows-spanned="2" table:style-name="ce9">
            <text:p>10,429</text:p>
          </table:table-cell>
          <table:table-cell office:value-type="float" office:value="2152" table:number-columns-spanned="1" table:number-rows-spanned="2" table:style-name="ce9">
            <text:p>2,152</text:p>
          </table:table-cell>
          <table:table-cell office:value-type="float" office:value="12581" table:number-columns-spanned="1" table:number-rows-spanned="2" table:style-name="ce9">
            <text:p>12,581</text:p>
          </table:table-cell>
          <table:table-cell office:value-type="float" office:value="12575" table:number-columns-spanned="1" table:number-rows-spanned="2" table:style-name="ce9">
            <text:p>12,57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581" table:number-columns-spanned="1" table:number-rows-spanned="2" table:style-name="ce9">
            <text:p>12,58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762" table:number-columns-spanned="1" table:number-rows-spanned="2" table:style-name="ce8">
            <text:p>762</text:p>
          </table:table-cell>
          <table:table-cell office:value-type="float" office:value="3069" table:number-columns-spanned="1" table:number-rows-spanned="2" table:style-name="ce9">
            <text:p>3,069</text:p>
          </table:table-cell>
          <table:table-cell office:value-type="float" office:value="3831" table:number-columns-spanned="1" table:number-rows-spanned="2" table:style-name="ce9">
            <text:p>3,831</text:p>
          </table:table-cell>
          <table:table-cell office:value-type="float" office:value="1171" table:number-columns-spanned="1" table:number-rows-spanned="2" table:style-name="ce9">
            <text:p>1,171</text:p>
          </table:table-cell>
          <table:table-cell office:value-type="float" office:value="1490" table:number-columns-spanned="1" table:number-rows-spanned="2" table:style-name="ce9">
            <text:p>1,490</text:p>
          </table:table-cell>
          <table:table-cell office:value-type="float" office:value="1064" table:number-columns-spanned="1" table:number-rows-spanned="2" table:style-name="ce9">
            <text:p>1,06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31" table:number-columns-spanned="1" table:number-rows-spanned="2" table:style-name="ce9">
            <text:p>3,83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9769" table:number-columns-spanned="1" table:number-rows-spanned="2" table:style-name="ce9">
            <text:p>9,769</text:p>
          </table:table-cell>
          <table:table-cell office:value-type="float" office:value="2193" table:number-columns-spanned="1" table:number-rows-spanned="2" table:style-name="ce9">
            <text:p>2,193</text:p>
          </table:table-cell>
          <table:table-cell office:value-type="float" office:value="11962" table:number-columns-spanned="1" table:number-rows-spanned="2" table:style-name="ce9">
            <text:p>11,962</text:p>
          </table:table-cell>
          <table:table-cell office:value-type="float" office:value="10511" table:number-columns-spanned="1" table:number-rows-spanned="2" table:style-name="ce9">
            <text:p>10,511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588" table:number-columns-spanned="1" table:number-rows-spanned="2" table:style-name="ce8">
            <text:p>588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962" table:number-columns-spanned="1" table:number-rows-spanned="2" table:style-name="ce9">
            <text:p>11,96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3765" table:number-columns-spanned="1" table:number-rows-spanned="2" table:style-name="ce9">
            <text:p>3,765</text:p>
          </table:table-cell>
          <table:table-cell office:value-type="float" office:value="403" table:number-columns-spanned="1" table:number-rows-spanned="2" table:style-name="ce8">
            <text:p>403</text:p>
          </table:table-cell>
          <table:table-cell office:value-type="float" office:value="4168" table:number-columns-spanned="1" table:number-rows-spanned="2" table:style-name="ce9">
            <text:p>4,168</text:p>
          </table:table-cell>
          <table:table-cell office:value-type="float" office:value="3329" table:number-columns-spanned="1" table:number-rows-spanned="2" table:style-name="ce9">
            <text:p>3,329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237" table:number-columns-spanned="1" table:number-rows-spanned="2" table:style-name="ce8">
            <text:p>2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168" table:number-columns-spanned="1" table:number-rows-spanned="2" table:style-name="ce9">
            <text:p>4,1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6766" table:number-columns-spanned="1" table:number-rows-spanned="2" table:style-name="ce9">
            <text:p>6,766</text:p>
          </table:table-cell>
          <table:table-cell office:value-type="float" office:value="6002" table:number-columns-spanned="1" table:number-rows-spanned="2" table:style-name="ce9">
            <text:p>6,002</text:p>
          </table:table-cell>
          <table:table-cell office:value-type="float" office:value="12768" table:number-columns-spanned="1" table:number-rows-spanned="2" table:style-name="ce9">
            <text:p>12,768</text:p>
          </table:table-cell>
          <table:table-cell office:value-type="float" office:value="10581" table:number-columns-spanned="1" table:number-rows-spanned="2" table:style-name="ce9">
            <text:p>10,581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office:value-type="float" office:value="392" table:number-columns-spanned="1" table:number-rows-spanned="2" table:style-name="ce8">
            <text:p>39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07" table:number-columns-spanned="1" table:number-rows-spanned="2" table:style-name="ce8">
            <text:p>50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603" table:number-columns-spanned="1" table:number-rows-spanned="2" table:style-name="ce8">
            <text:p>603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768" table:number-columns-spanned="1" table:number-rows-spanned="2" table:style-name="ce9">
            <text:p>12,7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2478" table:number-columns-spanned="1" table:number-rows-spanned="2" table:style-name="ce9">
            <text:p>2,478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2773" table:number-columns-spanned="1" table:number-rows-spanned="2" table:style-name="ce9">
            <text:p>2,773</text:p>
          </table:table-cell>
          <table:table-cell office:value-type="float" office:value="2593" table:number-columns-spanned="1" table:number-rows-spanned="2" table:style-name="ce9">
            <text:p>2,593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73" table:number-columns-spanned="1" table:number-rows-spanned="2" table:style-name="ce9">
            <text:p>2,77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14162" table:number-columns-spanned="1" table:number-rows-spanned="2" table:style-name="ce9">
            <text:p>14,162</text:p>
          </table:table-cell>
          <table:table-cell office:value-type="float" office:value="4611" table:number-columns-spanned="1" table:number-rows-spanned="2" table:style-name="ce9">
            <text:p>4,611</text:p>
          </table:table-cell>
          <table:table-cell office:value-type="float" office:value="18773" table:number-columns-spanned="1" table:number-rows-spanned="2" table:style-name="ce9">
            <text:p>18,773</text:p>
          </table:table-cell>
          <table:table-cell office:value-type="float" office:value="16299" table:number-columns-spanned="1" table:number-rows-spanned="2" table:style-name="ce9">
            <text:p>16,299</text:p>
          </table:table-cell>
          <table:table-cell office:value-type="float" office:value="1936" table:number-columns-spanned="1" table:number-rows-spanned="2" table:style-name="ce9">
            <text:p>1,936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773" table:number-columns-spanned="1" table:number-rows-spanned="2" table:style-name="ce9">
            <text:p>18,77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14936" table:number-columns-spanned="1" table:number-rows-spanned="2" table:style-name="ce9">
            <text:p>14,936</text:p>
          </table:table-cell>
          <table:table-cell office:value-type="float" office:value="5511" table:number-columns-spanned="1" table:number-rows-spanned="2" table:style-name="ce9">
            <text:p>5,511</text:p>
          </table:table-cell>
          <table:table-cell office:value-type="float" office:value="20447" table:number-columns-spanned="1" table:number-rows-spanned="2" table:style-name="ce9">
            <text:p>20,447</text:p>
          </table:table-cell>
          <table:table-cell office:value-type="float" office:value="17436" table:number-columns-spanned="1" table:number-rows-spanned="2" table:style-name="ce9">
            <text:p>17,436</text:p>
          </table:table-cell>
          <table:table-cell office:value-type="float" office:value="1931" table:number-columns-spanned="1" table:number-rows-spanned="2" table:style-name="ce9">
            <text:p>1,931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46" table:number-columns-spanned="1" table:number-rows-spanned="2" table:style-name="ce8">
            <text:p>346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447" table:number-columns-spanned="1" table:number-rows-spanned="2" table:style-name="ce9">
            <text:p>20,44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951" table:number-columns-spanned="1" table:number-rows-spanned="2" table:style-name="ce8">
            <text:p>951</text:p>
          </table:table-cell>
          <table:table-cell office:value-type="float" office:value="465" table:number-columns-spanned="1" table:number-rows-spanned="2" table:style-name="ce8">
            <text:p>465</text:p>
          </table:table-cell>
          <table:table-cell office:value-type="float" office:value="1416" table:number-columns-spanned="1" table:number-rows-spanned="2" table:style-name="ce9">
            <text:p>1,416</text:p>
          </table:table-cell>
          <table:table-cell office:value-type="float" office:value="1410" table:number-columns-spanned="1" table:number-rows-spanned="2" table:style-name="ce9">
            <text:p>1,41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16" table:number-columns-spanned="1" table:number-rows-spanned="2" table:style-name="ce9">
            <text:p>1,41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7611" table:number-columns-spanned="1" table:number-rows-spanned="2" table:style-name="ce9">
            <text:p>7,611</text:p>
          </table:table-cell>
          <table:table-cell office:value-type="float" office:value="952" table:number-columns-spanned="1" table:number-rows-spanned="2" table:style-name="ce8">
            <text:p>952</text:p>
          </table:table-cell>
          <table:table-cell office:value-type="float" office:value="8563" table:number-columns-spanned="1" table:number-rows-spanned="2" table:style-name="ce9">
            <text:p>8,563</text:p>
          </table:table-cell>
          <table:table-cell office:value-type="float" office:value="7861" table:number-columns-spanned="1" table:number-rows-spanned="2" table:style-name="ce9">
            <text:p>7,861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563" table:number-columns-spanned="1" table:number-rows-spanned="2" table:style-name="ce9">
            <text:p>8,56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6182" table:number-columns-spanned="1" table:number-rows-spanned="2" table:style-name="ce9">
            <text:p>6,182</text:p>
          </table:table-cell>
          <table:table-cell office:value-type="float" office:value="1092" table:number-columns-spanned="1" table:number-rows-spanned="2" table:style-name="ce9">
            <text:p>1,092</text:p>
          </table:table-cell>
          <table:table-cell office:value-type="float" office:value="7274" table:number-columns-spanned="1" table:number-rows-spanned="2" table:style-name="ce9">
            <text:p>7,274</text:p>
          </table:table-cell>
          <table:table-cell office:value-type="float" office:value="6250" table:number-columns-spanned="1" table:number-rows-spanned="2" table:style-name="ce9">
            <text:p>6,250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74" table:number-columns-spanned="1" table:number-rows-spanned="2" table:style-name="ce9">
            <text:p>7,27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1368" table:number-columns-spanned="1" table:number-rows-spanned="2" table:style-name="ce9">
            <text:p>1,368</text:p>
          </table:table-cell>
          <table:table-cell office:value-type="float" office:value="280" table:number-columns-spanned="1" table:number-rows-spanned="2" table:style-name="ce8">
            <text:p>280</text:p>
          </table:table-cell>
          <table:table-cell office:value-type="float" office:value="1648" table:number-columns-spanned="1" table:number-rows-spanned="2" table:style-name="ce9">
            <text:p>1,648</text:p>
          </table:table-cell>
          <table:table-cell office:value-type="float" office:value="1415" table:number-columns-spanned="1" table:number-rows-spanned="2" table:style-name="ce9">
            <text:p>1,415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48" table:number-columns-spanned="1" table:number-rows-spanned="2" table:style-name="ce9">
            <text:p>1,64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3826" table:number-columns-spanned="1" table:number-rows-spanned="2" table:style-name="ce9">
            <text:p>3,826</text:p>
          </table:table-cell>
          <table:table-cell office:value-type="float" office:value="773" table:number-columns-spanned="1" table:number-rows-spanned="2" table:style-name="ce8">
            <text:p>773</text:p>
          </table:table-cell>
          <table:table-cell office:value-type="float" office:value="4599" table:number-columns-spanned="1" table:number-rows-spanned="2" table:style-name="ce9">
            <text:p>4,599</text:p>
          </table:table-cell>
          <table:table-cell office:value-type="float" office:value="4599" table:number-columns-spanned="1" table:number-rows-spanned="2" table:style-name="ce9">
            <text:p>4,59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599" table:number-columns-spanned="1" table:number-rows-spanned="2" table:style-name="ce9">
            <text:p>4,59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636" table:number-columns-spanned="1" table:number-rows-spanned="2" table:style-name="ce8">
            <text:p>636</text:p>
          </table:table-cell>
          <table:table-cell office:value-type="float" office:value="272" table:number-columns-spanned="1" table:number-rows-spanned="2" table:style-name="ce8">
            <text:p>272</text:p>
          </table:table-cell>
          <table:table-cell office:value-type="float" office:value="908" table:number-columns-spanned="1" table:number-rows-spanned="2" table:style-name="ce8">
            <text:p>908</text:p>
          </table:table-cell>
          <table:table-cell office:value-type="float" office:value="769" table:number-columns-spanned="1" table:number-rows-spanned="2" table:style-name="ce8">
            <text:p>769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08" table:number-columns-spanned="1" table:number-rows-spanned="2" table:style-name="ce8">
            <text:p>90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345" table:number-columns-spanned="1" table:number-rows-spanned="2" table:style-name="ce8">
            <text:p>345</text:p>
          </table:table-cell>
          <table:table-cell office:value-type="float" office:value="556" table:number-columns-spanned="1" table:number-rows-spanned="2" table:style-name="ce8">
            <text:p>556</text:p>
          </table:table-cell>
          <table:table-cell office:value-type="float" office:value="901" table:number-columns-spanned="1" table:number-rows-spanned="2" table:style-name="ce8">
            <text:p>901</text:p>
          </table:table-cell>
          <table:table-cell office:value-type="float" office:value="470" table:number-columns-spanned="1" table:number-rows-spanned="2" table:style-name="ce8">
            <text:p>470</text:p>
          </table:table-cell>
          <table:table-cell office:value-type="float" office:value="431" table:number-columns-spanned="1" table:number-rows-spanned="2" table:style-name="ce8">
            <text:p>4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01" table:number-columns-spanned="1" table:number-rows-spanned="2" table:style-name="ce8">
            <text:p>90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3104" table:number-columns-spanned="1" table:number-rows-spanned="2" table:style-name="ce9">
            <text:p>3,104</text:p>
          </table:table-cell>
          <table:table-cell office:value-type="float" office:value="1330" table:number-columns-spanned="1" table:number-rows-spanned="2" table:style-name="ce9">
            <text:p>1,330</text:p>
          </table:table-cell>
          <table:table-cell office:value-type="float" office:value="4434" table:number-columns-spanned="1" table:number-rows-spanned="2" table:style-name="ce9">
            <text:p>4,434</text:p>
          </table:table-cell>
          <table:table-cell office:value-type="float" office:value="3752" table:number-columns-spanned="1" table:number-rows-spanned="2" table:style-name="ce9">
            <text:p>3,752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34" table:number-columns-spanned="1" table:number-rows-spanned="2" table:style-name="ce9">
            <text:p>4,43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88098" table:number-columns-spanned="1" table:number-rows-spanned="2" table:style-name="ce9">
            <text:p>88,098</text:p>
          </table:table-cell>
          <table:table-cell office:value-type="float" office:value="30069" table:number-columns-spanned="1" table:number-rows-spanned="2" table:style-name="ce9">
            <text:p>30,069</text:p>
          </table:table-cell>
          <table:table-cell office:value-type="float" office:value="118167" table:number-columns-spanned="1" table:number-rows-spanned="2" table:style-name="ce9">
            <text:p>118,167</text:p>
          </table:table-cell>
          <table:table-cell office:value-type="float" office:value="101639" table:number-columns-spanned="1" table:number-rows-spanned="2" table:style-name="ce9">
            <text:p>101,639</text:p>
          </table:table-cell>
          <table:table-cell office:value-type="float" office:value="7250" table:number-columns-spanned="1" table:number-rows-spanned="2" table:style-name="ce9">
            <text:p>7,250</text:p>
          </table:table-cell>
          <table:table-cell office:value-type="float" office:value="2490" table:number-columns-spanned="1" table:number-rows-spanned="2" table:style-name="ce9">
            <text:p>2,490</text:p>
          </table:table-cell>
          <table:table-cell office:value-type="float" office:value="249" table:number-columns-spanned="1" table:number-rows-spanned="2" table:style-name="ce8">
            <text:p>249</text:p>
          </table:table-cell>
          <table:table-cell office:value-type="float" office:value="1584" table:number-columns-spanned="1" table:number-rows-spanned="2" table:style-name="ce9">
            <text:p>1,584</text:p>
          </table:table-cell>
          <table:table-cell office:value-type="float" office:value="219" table:number-columns-spanned="1" table:number-rows-spanned="2" table:style-name="ce8">
            <text:p>219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1694" table:number-columns-spanned="1" table:number-rows-spanned="2" table:style-name="ce9">
            <text:p>1,694</text:p>
          </table:table-cell>
          <table:table-cell office:value-type="float" office:value="1240" table:number-columns-spanned="1" table:number-rows-spanned="2" table:style-name="ce9">
            <text:p>1,240</text:p>
          </table:table-cell>
          <table:table-cell office:value-type="float" office:value="853" table:number-columns-spanned="1" table:number-rows-spanned="2" table:style-name="ce8">
            <text:p>853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682" table:number-columns-spanned="1" table:number-rows-spanned="2" table:style-name="ce8">
            <text:p>682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18167" table:number-columns-spanned="1" table:number-rows-spanned="2" table:style-name="ce9">
            <text:p>118,167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8-15T00:00:00" table:style-name="ce4">
            <text:p>2017/8/15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2月至2017年2月(Data for 2017/2～2017/2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783" table:number-columns-spanned="1" table:number-rows-spanned="2" table:style-name="ce8">
            <text:p>783</text:p>
          </table:table-cell>
          <table:table-cell office:value-type="float" office:value="7297" table:number-columns-spanned="1" table:number-rows-spanned="2" table:style-name="ce9">
            <text:p>7,297</text:p>
          </table:table-cell>
          <table:table-cell office:value-type="float" office:value="8080" table:number-columns-spanned="1" table:number-rows-spanned="2" table:style-name="ce9">
            <text:p>8,080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1748" table:number-columns-spanned="1" table:number-rows-spanned="2" table:style-name="ce9">
            <text:p>1,748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3003" table:number-columns-spanned="1" table:number-rows-spanned="2" table:style-name="ce9">
            <text:p>3,00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2736" table:number-columns-spanned="1" table:number-rows-spanned="2" table:style-name="ce9">
            <text:p>2,73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8080" table:number-columns-spanned="1" table:number-rows-spanned="2" table:style-name="ce9">
            <text:p>8,08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3433" table:number-columns-spanned="1" table:number-rows-spanned="2" table:style-name="ce9">
            <text:p>3,433</text:p>
          </table:table-cell>
          <table:table-cell office:value-type="float" office:value="5287" table:number-columns-spanned="1" table:number-rows-spanned="2" table:style-name="ce9">
            <text:p>5,287</text:p>
          </table:table-cell>
          <table:table-cell office:value-type="float" office:value="8720" table:number-columns-spanned="1" table:number-rows-spanned="2" table:style-name="ce9">
            <text:p>8,720</text:p>
          </table:table-cell>
          <table:table-cell office:value-type="float" office:value="356" table:number-columns-spanned="1" table:number-rows-spanned="2" table:style-name="ce8">
            <text:p>356</text:p>
          </table:table-cell>
          <table:table-cell office:value-type="float" office:value="629" table:number-columns-spanned="1" table:number-rows-spanned="2" table:style-name="ce8">
            <text:p>629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4708" table:number-columns-spanned="1" table:number-rows-spanned="2" table:style-name="ce9">
            <text:p>4,70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294" table:number-columns-spanned="1" table:number-rows-spanned="2" table:style-name="ce8">
            <text:p>294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191" table:number-columns-spanned="1" table:number-rows-spanned="2" table:style-name="ce9">
            <text:p>2,191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8720" table:number-columns-spanned="1" table:number-rows-spanned="2" table:style-name="ce9">
            <text:p>8,7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南方莊園</text:p>
          </table:table-cell>
          <table:table-cell office:value-type="float" office:value="4312" table:number-columns-spanned="1" table:number-rows-spanned="2" table:style-name="ce9">
            <text:p>4,312</text:p>
          </table:table-cell>
          <table:table-cell office:value-type="float" office:value="1653" table:number-columns-spanned="1" table:number-rows-spanned="2" table:style-name="ce9">
            <text:p>1,653</text:p>
          </table:table-cell>
          <table:table-cell office:value-type="float" office:value="5965" table:number-columns-spanned="1" table:number-rows-spanned="2" table:style-name="ce9">
            <text:p>5,965</text:p>
          </table:table-cell>
          <table:table-cell office:value-type="float" office:value="5317" table:number-columns-spanned="1" table:number-rows-spanned="2" table:style-name="ce9">
            <text:p>5,317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92" table:number-columns-spanned="1" table:number-rows-spanned="2" table:style-name="ce8">
            <text:p>492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5965" table:number-columns-spanned="1" table:number-rows-spanned="2" table:style-name="ce9">
            <text:p>5,96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10926" table:number-columns-spanned="1" table:number-rows-spanned="2" table:style-name="ce9">
            <text:p>10,926</text:p>
          </table:table-cell>
          <table:table-cell office:value-type="float" office:value="1321" table:number-columns-spanned="1" table:number-rows-spanned="2" table:style-name="ce9">
            <text:p>1,321</text:p>
          </table:table-cell>
          <table:table-cell office:value-type="float" office:value="12247" table:number-columns-spanned="1" table:number-rows-spanned="2" table:style-name="ce9">
            <text:p>12,247</text:p>
          </table:table-cell>
          <table:table-cell office:value-type="float" office:value="4205" table:number-columns-spanned="1" table:number-rows-spanned="2" table:style-name="ce9">
            <text:p>4,205</text:p>
          </table:table-cell>
          <table:table-cell office:value-type="float" office:value="327" table:number-columns-spanned="1" table:number-rows-spanned="2" table:style-name="ce8">
            <text:p>327</text:p>
          </table:table-cell>
          <table:table-cell office:value-type="float" office:value="2077" table:number-columns-spanned="1" table:number-rows-spanned="2" table:style-name="ce9">
            <text:p>2,077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3080" table:number-columns-spanned="1" table:number-rows-spanned="2" table:style-name="ce9">
            <text:p>3,080</text:p>
          </table:table-cell>
          <table:table-cell office:value-type="float" office:value="1269" table:number-columns-spanned="1" table:number-rows-spanned="2" table:style-name="ce9">
            <text:p>1,269</text:p>
          </table:table-cell>
          <table:table-cell office:value-type="float" office:value="836" table:number-columns-spanned="1" table:number-rows-spanned="2" table:style-name="ce8">
            <text:p>836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247" table:number-columns-spanned="1" table:number-rows-spanned="2" table:style-name="ce9">
            <text:p>12,24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10652" table:number-columns-spanned="1" table:number-rows-spanned="2" table:style-name="ce9">
            <text:p>10,652</text:p>
          </table:table-cell>
          <table:table-cell office:value-type="float" office:value="865" table:number-columns-spanned="1" table:number-rows-spanned="2" table:style-name="ce8">
            <text:p>865</text:p>
          </table:table-cell>
          <table:table-cell office:value-type="float" office:value="11517" table:number-columns-spanned="1" table:number-rows-spanned="2" table:style-name="ce9">
            <text:p>11,517</text:p>
          </table:table-cell>
          <table:table-cell office:value-type="float" office:value="4324" table:number-columns-spanned="1" table:number-rows-spanned="2" table:style-name="ce9">
            <text:p>4,324</text:p>
          </table:table-cell>
          <table:table-cell office:value-type="float" office:value="535" table:number-columns-spanned="1" table:number-rows-spanned="2" table:style-name="ce8">
            <text:p>535</text:p>
          </table:table-cell>
          <table:table-cell office:value-type="float" office:value="354" table:number-columns-spanned="1" table:number-rows-spanned="2" table:style-name="ce8">
            <text:p>354</text:p>
          </table:table-cell>
          <table:table-cell office:value-type="float" office:value="388" table:number-columns-spanned="1" table:number-rows-spanned="2" table:style-name="ce8">
            <text:p>388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437" table:number-columns-spanned="1" table:number-rows-spanned="2" table:style-name="ce8">
            <text:p>437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748" table:number-columns-spanned="1" table:number-rows-spanned="2" table:style-name="ce8">
            <text:p>748</text:p>
          </table:table-cell>
          <table:table-cell office:value-type="float" office:value="3931" table:number-columns-spanned="1" table:number-rows-spanned="2" table:style-name="ce9">
            <text:p>3,931</text:p>
          </table:table-cell>
          <table:table-cell office:value-type="float" office:value="508" table:number-columns-spanned="1" table:number-rows-spanned="2" table:style-name="ce8">
            <text:p>508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517" table:number-columns-spanned="1" table:number-rows-spanned="2" table:style-name="ce9">
            <text:p>11,51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4640" table:number-columns-spanned="1" table:number-rows-spanned="2" table:style-name="ce9">
            <text:p>4,640</text:p>
          </table:table-cell>
          <table:table-cell office:value-type="float" office:value="561" table:number-columns-spanned="1" table:number-rows-spanned="2" table:style-name="ce8">
            <text:p>561</text:p>
          </table:table-cell>
          <table:table-cell office:value-type="float" office:value="5201" table:number-columns-spanned="1" table:number-rows-spanned="2" table:style-name="ce9">
            <text:p>5,201</text:p>
          </table:table-cell>
          <table:table-cell office:value-type="float" office:value="2494" table:number-columns-spanned="1" table:number-rows-spanned="2" table:style-name="ce9">
            <text:p>2,494</text:p>
          </table:table-cell>
          <table:table-cell office:value-type="float" office:value="447" table:number-columns-spanned="1" table:number-rows-spanned="2" table:style-name="ce8">
            <text:p>447</text:p>
          </table:table-cell>
          <table:table-cell office:value-type="float" office:value="487" table:number-columns-spanned="1" table:number-rows-spanned="2" table:style-name="ce8">
            <text:p>487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729" table:number-columns-spanned="1" table:number-rows-spanned="2" table:style-name="ce8">
            <text:p>729</text:p>
          </table:table-cell>
          <table:table-cell office:value-type="float" office:value="305" table:number-columns-spanned="1" table:number-rows-spanned="2" table:style-name="ce8">
            <text:p>305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201" table:number-columns-spanned="1" table:number-rows-spanned="2" table:style-name="ce9">
            <text:p>5,20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6316" table:number-columns-spanned="1" table:number-rows-spanned="2" table:style-name="ce9">
            <text:p>6,316</text:p>
          </table:table-cell>
          <table:table-cell office:value-type="float" office:value="453" table:number-columns-spanned="1" table:number-rows-spanned="2" table:style-name="ce8">
            <text:p>453</text:p>
          </table:table-cell>
          <table:table-cell office:value-type="float" office:value="6769" table:number-columns-spanned="1" table:number-rows-spanned="2" table:style-name="ce9">
            <text:p>6,769</text:p>
          </table:table-cell>
          <table:table-cell office:value-type="float" office:value="3033" table:number-columns-spanned="1" table:number-rows-spanned="2" table:style-name="ce9">
            <text:p>3,033</text:p>
          </table:table-cell>
          <table:table-cell office:value-type="float" office:value="395" table:number-columns-spanned="1" table:number-rows-spanned="2" table:style-name="ce8">
            <text:p>395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387" table:number-columns-spanned="1" table:number-rows-spanned="2" table:style-name="ce8">
            <text:p>387</text:p>
          </table:table-cell>
          <table:table-cell office:value-type="float" office:value="953" table:number-columns-spanned="1" table:number-rows-spanned="2" table:style-name="ce8">
            <text:p>953</text:p>
          </table:table-cell>
          <table:table-cell office:value-type="float" office:value="855" table:number-columns-spanned="1" table:number-rows-spanned="2" table:style-name="ce8">
            <text:p>855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69" table:number-columns-spanned="1" table:number-rows-spanned="2" table:style-name="ce9">
            <text:p>6,76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1360" table:number-columns-spanned="1" table:number-rows-spanned="2" table:style-name="ce9">
            <text:p>1,360</text:p>
          </table:table-cell>
          <table:table-cell office:value-type="float" office:value="4265" table:number-columns-spanned="1" table:number-rows-spanned="2" table:style-name="ce9">
            <text:p>4,265</text:p>
          </table:table-cell>
          <table:table-cell office:value-type="float" office:value="5625" table:number-columns-spanned="1" table:number-rows-spanned="2" table:style-name="ce9">
            <text:p>5,625</text:p>
          </table:table-cell>
          <table:table-cell office:value-type="float" office:value="308" table:number-columns-spanned="1" table:number-rows-spanned="2" table:style-name="ce8">
            <text:p>308</text:p>
          </table:table-cell>
          <table:table-cell office:value-type="float" office:value="487" table:number-columns-spanned="1" table:number-rows-spanned="2" table:style-name="ce8">
            <text:p>487</text:p>
          </table:table-cell>
          <table:table-cell office:value-type="float" office:value="887" table:number-columns-spanned="1" table:number-rows-spanned="2" table:style-name="ce8">
            <text:p>887</text:p>
          </table:table-cell>
          <table:table-cell office:value-type="float" office:value="2301" table:number-columns-spanned="1" table:number-rows-spanned="2" table:style-name="ce9">
            <text:p>2,301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889" table:number-columns-spanned="1" table:number-rows-spanned="2" table:style-name="ce8">
            <text:p>889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25" table:number-columns-spanned="1" table:number-rows-spanned="2" table:style-name="ce9">
            <text:p>5,62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6130" table:number-columns-spanned="1" table:number-rows-spanned="2" table:style-name="ce9">
            <text:p>6,130</text:p>
          </table:table-cell>
          <table:table-cell office:value-type="float" office:value="3534" table:number-columns-spanned="1" table:number-rows-spanned="2" table:style-name="ce9">
            <text:p>3,534</text:p>
          </table:table-cell>
          <table:table-cell office:value-type="float" office:value="9664" table:number-columns-spanned="1" table:number-rows-spanned="2" table:style-name="ce9">
            <text:p>9,664</text:p>
          </table:table-cell>
          <table:table-cell office:value-type="float" office:value="2852" table:number-columns-spanned="1" table:number-rows-spanned="2" table:style-name="ce9">
            <text:p>2,852</text:p>
          </table:table-cell>
          <table:table-cell office:value-type="float" office:value="793" table:number-columns-spanned="1" table:number-rows-spanned="2" table:style-name="ce8">
            <text:p>793</text:p>
          </table:table-cell>
          <table:table-cell office:value-type="float" office:value="342" table:number-columns-spanned="1" table:number-rows-spanned="2" table:style-name="ce8">
            <text:p>342</text:p>
          </table:table-cell>
          <table:table-cell office:value-type="float" office:value="619" table:number-columns-spanned="1" table:number-rows-spanned="2" table:style-name="ce8">
            <text:p>619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436" table:number-columns-spanned="1" table:number-rows-spanned="2" table:style-name="ce8">
            <text:p>436</text:p>
          </table:table-cell>
          <table:table-cell office:value-type="float" office:value="502" table:number-columns-spanned="1" table:number-rows-spanned="2" table:style-name="ce8">
            <text:p>502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3378" table:number-columns-spanned="1" table:number-rows-spanned="2" table:style-name="ce9">
            <text:p>3,37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664" table:number-columns-spanned="1" table:number-rows-spanned="2" table:style-name="ce9">
            <text:p>9,66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3281" table:number-columns-spanned="1" table:number-rows-spanned="2" table:style-name="ce9">
            <text:p>3,281</text:p>
          </table:table-cell>
          <table:table-cell office:value-type="float" office:value="1622" table:number-columns-spanned="1" table:number-rows-spanned="2" table:style-name="ce9">
            <text:p>1,622</text:p>
          </table:table-cell>
          <table:table-cell office:value-type="float" office:value="4903" table:number-columns-spanned="1" table:number-rows-spanned="2" table:style-name="ce9">
            <text:p>4,903</text:p>
          </table:table-cell>
          <table:table-cell office:value-type="float" office:value="1113" table:number-columns-spanned="1" table:number-rows-spanned="2" table:style-name="ce9">
            <text:p>1,113</text:p>
          </table:table-cell>
          <table:table-cell office:value-type="float" office:value="1071" table:number-columns-spanned="1" table:number-rows-spanned="2" table:style-name="ce9">
            <text:p>1,071</text:p>
          </table:table-cell>
          <table:table-cell office:value-type="float" office:value="233" table:number-columns-spanned="1" table:number-rows-spanned="2" table:style-name="ce8">
            <text:p>233</text:p>
          </table:table-cell>
          <table:table-cell office:value-type="float" office:value="796" table:number-columns-spanned="1" table:number-rows-spanned="2" table:style-name="ce8">
            <text:p>796</text:p>
          </table:table-cell>
          <table:table-cell office:value-type="float" office:value="857" table:number-columns-spanned="1" table:number-rows-spanned="2" table:style-name="ce8">
            <text:p>857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339" table:number-columns-spanned="1" table:number-rows-spanned="2" table:style-name="ce8">
            <text:p>3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903" table:number-columns-spanned="1" table:number-rows-spanned="2" table:style-name="ce9">
            <text:p>4,90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2536" table:number-columns-spanned="1" table:number-rows-spanned="2" table:style-name="ce9">
            <text:p>2,536</text:p>
          </table:table-cell>
          <table:table-cell office:value-type="float" office:value="1496" table:number-columns-spanned="1" table:number-rows-spanned="2" table:style-name="ce9">
            <text:p>1,496</text:p>
          </table:table-cell>
          <table:table-cell office:value-type="float" office:value="4032" table:number-columns-spanned="1" table:number-rows-spanned="2" table:style-name="ce9">
            <text:p>4,032</text:p>
          </table:table-cell>
          <table:table-cell office:value-type="float" office:value="964" table:number-columns-spanned="1" table:number-rows-spanned="2" table:style-name="ce8">
            <text:p>964</text:p>
          </table:table-cell>
          <table:table-cell office:value-type="float" office:value="217" table:number-columns-spanned="1" table:number-rows-spanned="2" table:style-name="ce8">
            <text:p>217</text:p>
          </table:table-cell>
          <table:table-cell office:value-type="float" office:value="658" table:number-columns-spanned="1" table:number-rows-spanned="2" table:style-name="ce8">
            <text:p>658</text:p>
          </table:table-cell>
          <table:table-cell office:value-type="float" office:value="1279" table:number-columns-spanned="1" table:number-rows-spanned="2" table:style-name="ce9">
            <text:p>1,279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63" table:number-columns-spanned="1" table:number-rows-spanned="2" table:style-name="ce8">
            <text:p>26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32" table:number-columns-spanned="1" table:number-rows-spanned="2" table:style-name="ce9">
            <text:p>4,03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1183" table:number-columns-spanned="1" table:number-rows-spanned="2" table:style-name="ce9">
            <text:p>1,183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1279" table:number-columns-spanned="1" table:number-rows-spanned="2" table:style-name="ce9">
            <text:p>1,279</text:p>
          </table:table-cell>
          <table:table-cell office:value-type="float" office:value="480" table:number-columns-spanned="1" table:number-rows-spanned="2" table:style-name="ce8">
            <text:p>480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437" table:number-columns-spanned="1" table:number-rows-spanned="2" table:style-name="ce8">
            <text:p>437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79" table:number-columns-spanned="1" table:number-rows-spanned="2" table:style-name="ce9">
            <text:p>1,27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5375" table:number-columns-spanned="1" table:number-rows-spanned="2" table:style-name="ce9">
            <text:p>5,375</text:p>
          </table:table-cell>
          <table:table-cell office:value-type="float" office:value="2052" table:number-columns-spanned="1" table:number-rows-spanned="2" table:style-name="ce9">
            <text:p>2,052</text:p>
          </table:table-cell>
          <table:table-cell office:value-type="float" office:value="7427" table:number-columns-spanned="1" table:number-rows-spanned="2" table:style-name="ce9">
            <text:p>7,427</text:p>
          </table:table-cell>
          <table:table-cell office:value-type="float" office:value="5512" table:number-columns-spanned="1" table:number-rows-spanned="2" table:style-name="ce9">
            <text:p>5,512</text:p>
          </table:table-cell>
          <table:table-cell office:value-type="float" office:value="951" table:number-columns-spanned="1" table:number-rows-spanned="2" table:style-name="ce8">
            <text:p>951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639" table:number-columns-spanned="1" table:number-rows-spanned="2" table:style-name="ce8">
            <text:p>639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427" table:number-columns-spanned="1" table:number-rows-spanned="2" table:style-name="ce9">
            <text:p>7,4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60927" table:number-columns-spanned="1" table:number-rows-spanned="2" table:style-name="ce9">
            <text:p>60,927</text:p>
          </table:table-cell>
          <table:table-cell office:value-type="float" office:value="30502" table:number-columns-spanned="1" table:number-rows-spanned="2" table:style-name="ce9">
            <text:p>30,502</text:p>
          </table:table-cell>
          <table:table-cell office:value-type="float" office:value="91429" table:number-columns-spanned="1" table:number-rows-spanned="2" table:style-name="ce9">
            <text:p>91,429</text:p>
          </table:table-cell>
          <table:table-cell office:value-type="float" office:value="31154" table:number-columns-spanned="1" table:number-rows-spanned="2" table:style-name="ce9">
            <text:p>31,154</text:p>
          </table:table-cell>
          <table:table-cell office:value-type="float" office:value="7677" table:number-columns-spanned="1" table:number-rows-spanned="2" table:style-name="ce9">
            <text:p>7,677</text:p>
          </table:table-cell>
          <table:table-cell office:value-type="float" office:value="6021" table:number-columns-spanned="1" table:number-rows-spanned="2" table:style-name="ce9">
            <text:p>6,021</text:p>
          </table:table-cell>
          <table:table-cell office:value-type="float" office:value="14449" table:number-columns-spanned="1" table:number-rows-spanned="2" table:style-name="ce9">
            <text:p>14,449</text:p>
          </table:table-cell>
          <table:table-cell office:value-type="float" office:value="1626" table:number-columns-spanned="1" table:number-rows-spanned="2" table:style-name="ce9">
            <text:p>1,626</text:p>
          </table:table-cell>
          <table:table-cell office:value-type="float" office:value="1268" table:number-columns-spanned="1" table:number-rows-spanned="2" table:style-name="ce9">
            <text:p>1,268</text:p>
          </table:table-cell>
          <table:table-cell office:value-type="float" office:value="561" table:number-columns-spanned="1" table:number-rows-spanned="2" table:style-name="ce8">
            <text:p>561</text:p>
          </table:table-cell>
          <table:table-cell office:value-type="float" office:value="5824" table:number-columns-spanned="1" table:number-rows-spanned="2" table:style-name="ce9">
            <text:p>5,824</text:p>
          </table:table-cell>
          <table:table-cell office:value-type="float" office:value="8664" table:number-columns-spanned="1" table:number-rows-spanned="2" table:style-name="ce9">
            <text:p>8,664</text:p>
          </table:table-cell>
          <table:table-cell office:value-type="float" office:value="3668" table:number-columns-spanned="1" table:number-rows-spanned="2" table:style-name="ce9">
            <text:p>3,668</text:p>
          </table:table-cell>
          <table:table-cell office:value-type="float" office:value="407" table:number-columns-spanned="1" table:number-rows-spanned="2" table:style-name="ce8">
            <text:p>407</text:p>
          </table:table-cell>
          <table:table-cell office:value-type="float" office:value="10010" table:number-columns-spanned="1" table:number-rows-spanned="2" table:style-name="ce9">
            <text:p>10,010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91429" table:number-columns-spanned="1" table:number-rows-spanned="2" table:style-name="ce9">
            <text:p>91,429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8-15T00:00:00" table:style-name="ce4">
            <text:p>2017/8/15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2月至2017年2月(Data for 2017/2～2017/2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1930" table:number-columns-spanned="1" table:number-rows-spanned="2" table:style-name="ce9">
            <text:p>1,930</text:p>
          </table:table-cell>
          <table:table-cell office:value-type="float" office:value="796" table:number-columns-spanned="1" table:number-rows-spanned="2" table:style-name="ce8">
            <text:p>796</text:p>
          </table:table-cell>
          <table:table-cell office:value-type="float" office:value="2726" table:number-columns-spanned="1" table:number-rows-spanned="2" table:style-name="ce9">
            <text:p>2,726</text:p>
          </table:table-cell>
          <table:table-cell office:value-type="float" office:value="2472" table:number-columns-spanned="1" table:number-rows-spanned="2" table:style-name="ce9">
            <text:p>2,472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26" table:number-columns-spanned="1" table:number-rows-spanned="2" table:style-name="ce9">
            <text:p>2,72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1988" table:number-columns-spanned="1" table:number-rows-spanned="2" table:style-name="ce9">
            <text:p>1,988</text:p>
          </table:table-cell>
          <table:table-cell office:value-type="float" office:value="4639" table:number-columns-spanned="1" table:number-rows-spanned="2" table:style-name="ce9">
            <text:p>4,639</text:p>
          </table:table-cell>
          <table:table-cell office:value-type="float" office:value="6627" table:number-columns-spanned="1" table:number-rows-spanned="2" table:style-name="ce9">
            <text:p>6,627</text:p>
          </table:table-cell>
          <table:table-cell office:value-type="float" office:value="6604" table:number-columns-spanned="1" table:number-rows-spanned="2" table:style-name="ce9">
            <text:p>6,604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627" table:number-columns-spanned="1" table:number-rows-spanned="2" table:style-name="ce9">
            <text:p>6,6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3019" table:number-columns-spanned="1" table:number-rows-spanned="2" table:style-name="ce9">
            <text:p>3,019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3194" table:number-columns-spanned="1" table:number-rows-spanned="2" table:style-name="ce9">
            <text:p>3,194</text:p>
          </table:table-cell>
          <table:table-cell office:value-type="float" office:value="1615" table:number-columns-spanned="1" table:number-rows-spanned="2" table:style-name="ce9">
            <text:p>1,615</text:p>
          </table:table-cell>
          <table:table-cell office:value-type="float" office:value="304" table:number-columns-spanned="1" table:number-rows-spanned="2" table:style-name="ce8">
            <text:p>304</text:p>
          </table:table-cell>
          <table:table-cell office:value-type="float" office:value="939" table:number-columns-spanned="1" table:number-rows-spanned="2" table:style-name="ce8">
            <text:p>9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94" table:number-columns-spanned="1" table:number-rows-spanned="2" table:style-name="ce9">
            <text:p>3,19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9570" table:number-columns-spanned="1" table:number-rows-spanned="2" table:style-name="ce9">
            <text:p>9,570</text:p>
          </table:table-cell>
          <table:table-cell office:value-type="float" office:value="2527" table:number-columns-spanned="1" table:number-rows-spanned="2" table:style-name="ce9">
            <text:p>2,527</text:p>
          </table:table-cell>
          <table:table-cell office:value-type="float" office:value="12097" table:number-columns-spanned="1" table:number-rows-spanned="2" table:style-name="ce9">
            <text:p>12,097</text:p>
          </table:table-cell>
          <table:table-cell office:value-type="float" office:value="8630" table:number-columns-spanned="1" table:number-rows-spanned="2" table:style-name="ce9">
            <text:p>8,630</text:p>
          </table:table-cell>
          <table:table-cell office:value-type="float" office:value="335" table:number-columns-spanned="1" table:number-rows-spanned="2" table:style-name="ce8">
            <text:p>335</text:p>
          </table:table-cell>
          <table:table-cell office:value-type="float" office:value="1644" table:number-columns-spanned="1" table:number-rows-spanned="2" table:style-name="ce9">
            <text:p>1,644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597" table:number-columns-spanned="1" table:number-rows-spanned="2" table:style-name="ce8">
            <text:p>597</text:p>
          </table:table-cell>
          <table:table-cell office:value-type="float" office:value="340" table:number-columns-spanned="1" table:number-rows-spanned="2" table:style-name="ce8">
            <text:p>340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097" table:number-columns-spanned="1" table:number-rows-spanned="2" table:style-name="ce9">
            <text:p>12,09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8560" table:number-columns-spanned="1" table:number-rows-spanned="2" table:style-name="ce9">
            <text:p>8,560</text:p>
          </table:table-cell>
          <table:table-cell office:value-type="float" office:value="922" table:number-columns-spanned="1" table:number-rows-spanned="2" table:style-name="ce8">
            <text:p>922</text:p>
          </table:table-cell>
          <table:table-cell office:value-type="float" office:value="9482" table:number-columns-spanned="1" table:number-rows-spanned="2" table:style-name="ce9">
            <text:p>9,482</text:p>
          </table:table-cell>
          <table:table-cell office:value-type="float" office:value="7891" table:number-columns-spanned="1" table:number-rows-spanned="2" table:style-name="ce9">
            <text:p>7,891</text:p>
          </table:table-cell>
          <table:table-cell office:value-type="float" office:value="410" table:number-columns-spanned="1" table:number-rows-spanned="2" table:style-name="ce8">
            <text:p>410</text:p>
          </table:table-cell>
          <table:table-cell office:value-type="float" office:value="539" table:number-columns-spanned="1" table:number-rows-spanned="2" table:style-name="ce8">
            <text:p>5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1" table:number-columns-spanned="1" table:number-rows-spanned="2" table:style-name="ce8">
            <text:p>321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482" table:number-columns-spanned="1" table:number-rows-spanned="2" table:style-name="ce9">
            <text:p>9,48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11109" table:number-columns-spanned="1" table:number-rows-spanned="2" table:style-name="ce9">
            <text:p>11,109</text:p>
          </table:table-cell>
          <table:table-cell office:value-type="float" office:value="1211" table:number-columns-spanned="1" table:number-rows-spanned="2" table:style-name="ce9">
            <text:p>1,211</text:p>
          </table:table-cell>
          <table:table-cell office:value-type="float" office:value="12320" table:number-columns-spanned="1" table:number-rows-spanned="2" table:style-name="ce9">
            <text:p>12,320</text:p>
          </table:table-cell>
          <table:table-cell office:value-type="float" office:value="8511" table:number-columns-spanned="1" table:number-rows-spanned="2" table:style-name="ce9">
            <text:p>8,511</text:p>
          </table:table-cell>
          <table:table-cell office:value-type="float" office:value="1096" table:number-columns-spanned="1" table:number-rows-spanned="2" table:style-name="ce9">
            <text:p>1,096</text:p>
          </table:table-cell>
          <table:table-cell office:value-type="float" office:value="634" table:number-columns-spanned="1" table:number-rows-spanned="2" table:style-name="ce8">
            <text:p>6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89" table:number-columns-spanned="1" table:number-rows-spanned="2" table:style-name="ce8">
            <text:p>589</text:p>
          </table:table-cell>
          <table:table-cell office:value-type="float" office:value="925" table:number-columns-spanned="1" table:number-rows-spanned="2" table:style-name="ce8">
            <text:p>925</text:p>
          </table:table-cell>
          <table:table-cell office:value-type="float" office:value="426" table:number-columns-spanned="1" table:number-rows-spanned="2" table:style-name="ce8">
            <text:p>426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320" table:number-columns-spanned="1" table:number-rows-spanned="2" table:style-name="ce9">
            <text:p>12,3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13354" table:number-columns-spanned="1" table:number-rows-spanned="2" table:style-name="ce9">
            <text:p>13,354</text:p>
          </table:table-cell>
          <table:table-cell office:value-type="float" office:value="10860" table:number-columns-spanned="1" table:number-rows-spanned="2" table:style-name="ce9">
            <text:p>10,860</text:p>
          </table:table-cell>
          <table:table-cell office:value-type="float" office:value="24214" table:number-columns-spanned="1" table:number-rows-spanned="2" table:style-name="ce9">
            <text:p>24,214</text:p>
          </table:table-cell>
          <table:table-cell office:value-type="float" office:value="21258" table:number-columns-spanned="1" table:number-rows-spanned="2" table:style-name="ce9">
            <text:p>21,258</text:p>
          </table:table-cell>
          <table:table-cell office:value-type="float" office:value="501" table:number-columns-spanned="1" table:number-rows-spanned="2" table:style-name="ce8">
            <text:p>501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689" table:number-columns-spanned="1" table:number-rows-spanned="2" table:style-name="ce9">
            <text:p>1,689</text:p>
          </table:table-cell>
          <table:table-cell office:value-type="float" office:value="424" table:number-columns-spanned="1" table:number-rows-spanned="2" table:style-name="ce8">
            <text:p>424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214" table:number-columns-spanned="1" table:number-rows-spanned="2" table:style-name="ce9">
            <text:p>24,21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0846" table:number-columns-spanned="1" table:number-rows-spanned="2" table:style-name="ce9">
            <text:p>10,846</text:p>
          </table:table-cell>
          <table:table-cell office:value-type="float" office:value="379" table:number-columns-spanned="1" table:number-rows-spanned="2" table:style-name="ce8">
            <text:p>379</text:p>
          </table:table-cell>
          <table:table-cell office:value-type="float" office:value="11225" table:number-columns-spanned="1" table:number-rows-spanned="2" table:style-name="ce9">
            <text:p>11,225</text:p>
          </table:table-cell>
          <table:table-cell office:value-type="float" office:value="10460" table:number-columns-spanned="1" table:number-rows-spanned="2" table:style-name="ce9">
            <text:p>10,460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02" table:number-columns-spanned="1" table:number-rows-spanned="2" table:style-name="ce8">
            <text:p>502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225" table:number-columns-spanned="1" table:number-rows-spanned="2" table:style-name="ce9">
            <text:p>11,22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10229" table:number-columns-spanned="1" table:number-rows-spanned="2" table:style-name="ce9">
            <text:p>10,229</text:p>
          </table:table-cell>
          <table:table-cell office:value-type="float" office:value="2133" table:number-columns-spanned="1" table:number-rows-spanned="2" table:style-name="ce9">
            <text:p>2,133</text:p>
          </table:table-cell>
          <table:table-cell office:value-type="float" office:value="12362" table:number-columns-spanned="1" table:number-rows-spanned="2" table:style-name="ce9">
            <text:p>12,362</text:p>
          </table:table-cell>
          <table:table-cell office:value-type="float" office:value="11604" table:number-columns-spanned="1" table:number-rows-spanned="2" table:style-name="ce9">
            <text:p>11,604</text:p>
          </table:table-cell>
          <table:table-cell office:value-type="float" office:value="237" table:number-columns-spanned="1" table:number-rows-spanned="2" table:style-name="ce8">
            <text:p>237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328" table:number-columns-spanned="1" table:number-rows-spanned="2" table:style-name="ce8">
            <text:p>328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362" table:number-columns-spanned="1" table:number-rows-spanned="2" table:style-name="ce9">
            <text:p>12,36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6693" table:number-columns-spanned="1" table:number-rows-spanned="2" table:style-name="ce9">
            <text:p>6,693</text:p>
          </table:table-cell>
          <table:table-cell office:value-type="float" office:value="2779" table:number-columns-spanned="1" table:number-rows-spanned="2" table:style-name="ce9">
            <text:p>2,779</text:p>
          </table:table-cell>
          <table:table-cell office:value-type="float" office:value="9472" table:number-columns-spanned="1" table:number-rows-spanned="2" table:style-name="ce9">
            <text:p>9,472</text:p>
          </table:table-cell>
          <table:table-cell office:value-type="float" office:value="8963" table:number-columns-spanned="1" table:number-rows-spanned="2" table:style-name="ce9">
            <text:p>8,963</text:p>
          </table:table-cell>
          <table:table-cell office:value-type="float" office:value="301" table:number-columns-spanned="1" table:number-rows-spanned="2" table:style-name="ce8">
            <text:p>30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472" table:number-columns-spanned="1" table:number-rows-spanned="2" table:style-name="ce9">
            <text:p>9,4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2228" table:number-columns-spanned="1" table:number-rows-spanned="2" table:style-name="ce9">
            <text:p>2,228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2385" table:number-columns-spanned="1" table:number-rows-spanned="2" table:style-name="ce9">
            <text:p>2,385</text:p>
          </table:table-cell>
          <table:table-cell office:value-type="float" office:value="2303" table:number-columns-spanned="1" table:number-rows-spanned="2" table:style-name="ce9">
            <text:p>2,30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85" table:number-columns-spanned="1" table:number-rows-spanned="2" table:style-name="ce9">
            <text:p>2,38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4439" table:number-columns-spanned="1" table:number-rows-spanned="2" table:style-name="ce9">
            <text:p>4,439</text:p>
          </table:table-cell>
          <table:table-cell office:value-type="float" office:value="3860" table:number-columns-spanned="1" table:number-rows-spanned="2" table:style-name="ce9">
            <text:p>3,860</text:p>
          </table:table-cell>
          <table:table-cell office:value-type="float" office:value="8299" table:number-columns-spanned="1" table:number-rows-spanned="2" table:style-name="ce9">
            <text:p>8,299</text:p>
          </table:table-cell>
          <table:table-cell office:value-type="float" office:value="5491" table:number-columns-spanned="1" table:number-rows-spanned="2" table:style-name="ce9">
            <text:p>5,491</text:p>
          </table:table-cell>
          <table:table-cell office:value-type="float" office:value="1173" table:number-columns-spanned="1" table:number-rows-spanned="2" table:style-name="ce9">
            <text:p>1,173</text:p>
          </table:table-cell>
          <table:table-cell office:value-type="float" office:value="945" table:number-columns-spanned="1" table:number-rows-spanned="2" table:style-name="ce8">
            <text:p>945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299" table:number-columns-spanned="1" table:number-rows-spanned="2" table:style-name="ce9">
            <text:p>8,29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1278" table:number-columns-spanned="1" table:number-rows-spanned="2" table:style-name="ce9">
            <text:p>1,27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78" table:number-columns-spanned="1" table:number-rows-spanned="2" table:style-name="ce9">
            <text:p>1,278</text:p>
          </table:table-cell>
          <table:table-cell office:value-type="float" office:value="1195" table:number-columns-spanned="1" table:number-rows-spanned="2" table:style-name="ce9">
            <text:p>1,195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278" table:number-columns-spanned="1" table:number-rows-spanned="2" table:style-name="ce9">
            <text:p>1,27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朋喜來登飯店</text:p>
          </table:table-cell>
          <table:table-cell office:value-type="float" office:value="2556" table:number-columns-spanned="1" table:number-rows-spanned="2" table:style-name="ce9">
            <text:p>2,556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604" table:number-columns-spanned="1" table:number-rows-spanned="2" table:style-name="ce9">
            <text:p>2,604</text:p>
          </table:table-cell>
          <table:table-cell office:value-type="float" office:value="906" table:number-columns-spanned="1" table:number-rows-spanned="2" table:style-name="ce8">
            <text:p>906</text:p>
          </table:table-cell>
          <table:table-cell office:value-type="float" office:value="327" table:number-columns-spanned="1" table:number-rows-spanned="2" table:style-name="ce8">
            <text:p>327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532" table:number-columns-spanned="1" table:number-rows-spanned="2" table:style-name="ce8">
            <text:p>532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04" table:number-columns-spanned="1" table:number-rows-spanned="2" table:style-name="ce9">
            <text:p>2,60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s By Sheraton Taipei,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418" table:number-columns-spanned="1" table:number-rows-spanned="2" table:style-name="ce8">
            <text:p>418</text:p>
          </table:table-cell>
          <table:table-cell office:value-type="float" office:value="320" table:number-columns-spanned="1" table:number-rows-spanned="2" table:style-name="ce8">
            <text:p>320</text:p>
          </table:table-cell>
          <table:table-cell office:value-type="float" office:value="738" table:number-columns-spanned="1" table:number-rows-spanned="2" table:style-name="ce8">
            <text:p>738</text:p>
          </table:table-cell>
          <table:table-cell office:value-type="float" office:value="477" table:number-columns-spanned="1" table:number-rows-spanned="2" table:style-name="ce8">
            <text:p>477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38" table:number-columns-spanned="1" table:number-rows-spanned="2" table:style-name="ce8">
            <text:p>73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340" table:number-columns-spanned="1" table:number-rows-spanned="2" table:style-name="ce8">
            <text:p>340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468" table:number-columns-spanned="1" table:number-rows-spanned="2" table:style-name="ce8">
            <text:p>468</text:p>
          </table:table-cell>
          <table:table-cell office:value-type="float" office:value="377" table:number-columns-spanned="1" table:number-rows-spanned="2" table:style-name="ce8">
            <text:p>377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68" table:number-columns-spanned="1" table:number-rows-spanned="2" table:style-name="ce8">
            <text:p>4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1474" table:number-columns-spanned="1" table:number-rows-spanned="2" table:style-name="ce9">
            <text:p>1,474</text:p>
          </table:table-cell>
          <table:table-cell office:value-type="float" office:value="3106" table:number-columns-spanned="1" table:number-rows-spanned="2" table:style-name="ce9">
            <text:p>3,106</text:p>
          </table:table-cell>
          <table:table-cell office:value-type="float" office:value="4580" table:number-columns-spanned="1" table:number-rows-spanned="2" table:style-name="ce9">
            <text:p>4,580</text:p>
          </table:table-cell>
          <table:table-cell office:value-type="float" office:value="2610" table:number-columns-spanned="1" table:number-rows-spanned="2" table:style-name="ce9">
            <text:p>2,610</text:p>
          </table:table-cell>
          <table:table-cell office:value-type="float" office:value="1210" table:number-columns-spanned="1" table:number-rows-spanned="2" table:style-name="ce9">
            <text:p>1,21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47" table:number-columns-spanned="1" table:number-rows-spanned="2" table:style-name="ce8">
            <text:p>74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4580" table:number-columns-spanned="1" table:number-rows-spanned="2" table:style-name="ce9">
            <text:p>4,58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1205" table:number-columns-spanned="1" table:number-rows-spanned="2" table:style-name="ce9">
            <text:p>1,205</text:p>
          </table:table-cell>
          <table:table-cell office:value-type="float" office:value="264" table:number-columns-spanned="1" table:number-rows-spanned="2" table:style-name="ce8">
            <text:p>264</text:p>
          </table:table-cell>
          <table:table-cell office:value-type="float" office:value="1469" table:number-columns-spanned="1" table:number-rows-spanned="2" table:style-name="ce9">
            <text:p>1,469</text:p>
          </table:table-cell>
          <table:table-cell office:value-type="float" office:value="1298" table:number-columns-spanned="1" table:number-rows-spanned="2" table:style-name="ce9">
            <text:p>1,298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69" table:number-columns-spanned="1" table:number-rows-spanned="2" table:style-name="ce9">
            <text:p>1,46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東桂田喜來登</text:p>
          </table:table-cell>
          <table:table-cell office:value-type="float" office:value="4658" table:number-columns-spanned="1" table:number-rows-spanned="2" table:style-name="ce9">
            <text:p>4,658</text:p>
          </table:table-cell>
          <table:table-cell office:value-type="float" office:value="2164" table:number-columns-spanned="1" table:number-rows-spanned="2" table:style-name="ce9">
            <text:p>2,164</text:p>
          </table:table-cell>
          <table:table-cell office:value-type="float" office:value="6822" table:number-columns-spanned="1" table:number-rows-spanned="2" table:style-name="ce9">
            <text:p>6,822</text:p>
          </table:table-cell>
          <table:table-cell office:value-type="float" office:value="6573" table:number-columns-spanned="1" table:number-rows-spanned="2" table:style-name="ce9">
            <text:p>6,573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822" table:number-columns-spanned="1" table:number-rows-spanned="2" table:style-name="ce9">
            <text:p>6,82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4361" table:number-columns-spanned="1" table:number-rows-spanned="2" table:style-name="ce9">
            <text:p>4,361</text:p>
          </table:table-cell>
          <table:table-cell office:value-type="float" office:value="1557" table:number-columns-spanned="1" table:number-rows-spanned="2" table:style-name="ce9">
            <text:p>1,557</text:p>
          </table:table-cell>
          <table:table-cell office:value-type="float" office:value="5918" table:number-columns-spanned="1" table:number-rows-spanned="2" table:style-name="ce9">
            <text:p>5,918</text:p>
          </table:table-cell>
          <table:table-cell office:value-type="float" office:value="5119" table:number-columns-spanned="1" table:number-rows-spanned="2" table:style-name="ce9">
            <text:p>5,119</text:p>
          </table:table-cell>
          <table:table-cell office:value-type="float" office:value="389" table:number-columns-spanned="1" table:number-rows-spanned="2" table:style-name="ce8">
            <text:p>389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0" table:number-columns-spanned="1" table:number-rows-spanned="2" table:style-name="ce8">
            <text:p>300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5918" table:number-columns-spanned="1" table:number-rows-spanned="2" table:style-name="ce9">
            <text:p>5,91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2050" table:number-columns-spanned="1" table:number-rows-spanned="2" table:style-name="ce9">
            <text:p>2,050</text:p>
          </table:table-cell>
          <table:table-cell office:value-type="float" office:value="1245" table:number-columns-spanned="1" table:number-rows-spanned="2" table:style-name="ce9">
            <text:p>1,245</text:p>
          </table:table-cell>
          <table:table-cell office:value-type="float" office:value="3295" table:number-columns-spanned="1" table:number-rows-spanned="2" table:style-name="ce9">
            <text:p>3,295</text:p>
          </table:table-cell>
          <table:table-cell office:value-type="float" office:value="774" table:number-columns-spanned="1" table:number-rows-spanned="2" table:style-name="ce8">
            <text:p>774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office:value-type="float" office:value="265" table:number-columns-spanned="1" table:number-rows-spanned="2" table:style-name="ce8">
            <text:p>265</text:p>
          </table:table-cell>
          <table:table-cell office:value-type="float" office:value="1046" table:number-columns-spanned="1" table:number-rows-spanned="2" table:style-name="ce9">
            <text:p>1,04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942" table:number-columns-spanned="1" table:number-rows-spanned="2" table:style-name="ce8">
            <text:p>9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95" table:number-columns-spanned="1" table:number-rows-spanned="2" table:style-name="ce9">
            <text:p>3,29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office:value-type="float" office:value="1033" table:number-columns-spanned="1" table:number-rows-spanned="2" table:style-name="ce9">
            <text:p>1,033</text:p>
          </table:table-cell>
          <table:table-cell office:value-type="float" office:value="1254" table:number-columns-spanned="1" table:number-rows-spanned="2" table:style-name="ce9">
            <text:p>1,254</text:p>
          </table:table-cell>
          <table:table-cell office:value-type="float" office:value="760" table:number-columns-spanned="1" table:number-rows-spanned="2" table:style-name="ce8">
            <text:p>760</text:p>
          </table:table-cell>
          <table:table-cell office:value-type="float" office:value="432" table:number-columns-spanned="1" table:number-rows-spanned="2" table:style-name="ce8">
            <text:p>4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54" table:number-columns-spanned="1" table:number-rows-spanned="2" table:style-name="ce9">
            <text:p>1,25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02934" table:number-columns-spanned="1" table:number-rows-spanned="2" table:style-name="ce9">
            <text:p>102,934</text:p>
          </table:table-cell>
          <table:table-cell office:value-type="float" office:value="40426" table:number-columns-spanned="1" table:number-rows-spanned="2" table:style-name="ce9">
            <text:p>40,426</text:p>
          </table:table-cell>
          <table:table-cell office:value-type="float" office:value="143360" table:number-columns-spanned="1" table:number-rows-spanned="2" table:style-name="ce9">
            <text:p>143,360</text:p>
          </table:table-cell>
          <table:table-cell office:value-type="float" office:value="116420" table:number-columns-spanned="1" table:number-rows-spanned="2" table:style-name="ce9">
            <text:p>116,420</text:p>
          </table:table-cell>
          <table:table-cell office:value-type="float" office:value="7464" table:number-columns-spanned="1" table:number-rows-spanned="2" table:style-name="ce9">
            <text:p>7,464</text:p>
          </table:table-cell>
          <table:table-cell office:value-type="float" office:value="5351" table:number-columns-spanned="1" table:number-rows-spanned="2" table:style-name="ce9">
            <text:p>5,351</text:p>
          </table:table-cell>
          <table:table-cell office:value-type="float" office:value="2952" table:number-columns-spanned="1" table:number-rows-spanned="2" table:style-name="ce9">
            <text:p>2,952</text:p>
          </table:table-cell>
          <table:table-cell office:value-type="float" office:value="1757" table:number-columns-spanned="1" table:number-rows-spanned="2" table:style-name="ce9">
            <text:p>1,757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242" table:number-columns-spanned="1" table:number-rows-spanned="2" table:style-name="ce8">
            <text:p>242</text:p>
          </table:table-cell>
          <table:table-cell office:value-type="float" office:value="2849" table:number-columns-spanned="1" table:number-rows-spanned="2" table:style-name="ce9">
            <text:p>2,849</text:p>
          </table:table-cell>
          <table:table-cell office:value-type="float" office:value="2838" table:number-columns-spanned="1" table:number-rows-spanned="2" table:style-name="ce9">
            <text:p>2,838</text:p>
          </table:table-cell>
          <table:table-cell office:value-type="float" office:value="1333" table:number-columns-spanned="1" table:number-rows-spanned="2" table:style-name="ce9">
            <text:p>1,333</text:p>
          </table:table-cell>
          <table:table-cell office:value-type="float" office:value="237" table:number-columns-spanned="1" table:number-rows-spanned="2" table:style-name="ce8">
            <text:p>237</text:p>
          </table:table-cell>
          <table:table-cell office:value-type="float" office:value="1491" table:number-columns-spanned="1" table:number-rows-spanned="2" table:style-name="ce9">
            <text:p>1,491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43360" table:number-columns-spanned="1" table:number-rows-spanned="2" table:style-name="ce9">
            <text:p>143,360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number-rows-repeated="104790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4</meta:generator>
    <meta:initial-creator>Microsoft Office User</meta:initial-creator>
    <dc:creator>Microsoft Office User</dc:creator>
    <meta:creation-date>2020-08-28T08:50:53Z</meta:creation-date>
    <dc:date>2020-08-28T08:53:05Z</dc:date>
  </office:meta>
</office:document-meta>
</file>